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meta.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style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48/meta.xml" manifest:media-type="text/xml"/>
  <manifest:file-entry manifest:full-path="Object 148/styles.xml" manifest:media-type="text/xml"/>
  <manifest:file-entry manifest:full-path="Object 148/Pictures/100000000000020000000200B7DA4DD4BAECD386.jpg" manifest:media-type="image/jpeg"/>
  <manifest:file-entry manifest:full-path="Object 148/Pictures/1000000000000200000002009F9CDFF76A1A9DB9.jpg" manifest:media-type="image/jpeg"/>
  <manifest:file-entry manifest:full-path="Object 148/Pictures/100000000000020100000201678B62A927532A48.jpg" manifest:media-type="image/jpeg"/>
  <manifest:file-entry manifest:full-path="Object 148/Pictures/100000000000010000000100B55D49D5B2628022.jpg" manifest:media-type="image/jpeg"/>
  <manifest:file-entry manifest:full-path="Object 148/Pictures/1000000000000200000001E5D476B6150A8C3071.jpg" manifest:media-type="image/jpeg"/>
  <manifest:file-entry manifest:full-path="Object 148/Pictures/100000000000020000000200F7A7B31A25AC4E04.jpg" manifest:media-type="image/jpeg"/>
  <manifest:file-entry manifest:full-path="Object 148/Pictures/10000000000002000000020087D81C5E2AE7A0B1.jpg" manifest:media-type="image/jpeg"/>
  <manifest:file-entry manifest:full-path="Object 148/Pictures/1000000000000200000002005B17109F1254B590.jpg" manifest:media-type="image/jpeg"/>
  <manifest:file-entry manifest:full-path="Object 148/Pictures/100000000000020000000200C3C2EBE14183F3F8.jpg" manifest:media-type="image/jpeg"/>
  <manifest:file-entry manifest:full-path="Object 148/Pictures/100000000000000800000008E3FC4C3B246DAE08.png" manifest:media-type="image/png"/>
  <manifest:file-entry manifest:full-path="Object 148/content.xml" manifest:media-type="text/xml"/>
  <manifest:file-entry manifest:full-path="Object 148/" manifest:media-type="application/vnd.oasis.opendocument.chart"/>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3/meta.xml" manifest:media-type="text/xml"/>
  <manifest:file-entry manifest:full-path="Object 113/styles.xml" manifest:media-type="text/xml"/>
  <manifest:file-entry manifest:full-path="Object 113/Pictures/100000000000020000000200B7DA4DD4BAECD386.jpg" manifest:media-type="image/jpeg"/>
  <manifest:file-entry manifest:full-path="Object 113/Pictures/1000000000000200000002009F9CDFF76A1A9DB9.jpg" manifest:media-type="image/jpeg"/>
  <manifest:file-entry manifest:full-path="Object 113/Pictures/100000000000020100000201678B62A927532A48.jpg" manifest:media-type="image/jpeg"/>
  <manifest:file-entry manifest:full-path="Object 113/Pictures/100000000000010000000100B55D49D5B2628022.jpg" manifest:media-type="image/jpeg"/>
  <manifest:file-entry manifest:full-path="Object 113/Pictures/1000000000000200000001E5D476B6150A8C3071.jpg" manifest:media-type="image/jpeg"/>
  <manifest:file-entry manifest:full-path="Object 113/Pictures/100000000000020000000200F7A7B31A25AC4E04.jpg" manifest:media-type="image/jpeg"/>
  <manifest:file-entry manifest:full-path="Object 113/Pictures/10000000000002000000020087D81C5E2AE7A0B1.jpg" manifest:media-type="image/jpeg"/>
  <manifest:file-entry manifest:full-path="Object 113/Pictures/1000000000000200000002005B17109F1254B590.jpg" manifest:media-type="image/jpeg"/>
  <manifest:file-entry manifest:full-path="Object 113/Pictures/100000000000020000000200C3C2EBE14183F3F8.jpg" manifest:media-type="image/jpeg"/>
  <manifest:file-entry manifest:full-path="Object 113/Pictures/100000000000000800000008E3FC4C3B246DAE08.png" manifest:media-type="image/png"/>
  <manifest:file-entry manifest:full-path="Object 113/content.xml" manifest:media-type="text/xml"/>
  <manifest:file-entry manifest:full-path="Object 113/" manifest:media-type="application/vnd.oasis.opendocument.chart"/>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content.xml" manifest:media-type="text/xml"/>
  <manifest:file-entry manifest:full-path="ObjectReplacements/Object 7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 225/meta.xml" manifest:media-type="text/xml"/>
  <manifest:file-entry manifest:full-path="Object 225/styles.xml" manifest:media-type="text/xml"/>
  <manifest:file-entry manifest:full-path="Object 225/Pictures/100000000000020000000200B7DA4DD4BAECD386.jpg" manifest:media-type="image/jpeg"/>
  <manifest:file-entry manifest:full-path="Object 225/Pictures/1000000000000200000002009F9CDFF76A1A9DB9.jpg" manifest:media-type="image/jpeg"/>
  <manifest:file-entry manifest:full-path="Object 225/Pictures/100000000000020100000201678B62A927532A48.jpg" manifest:media-type="image/jpeg"/>
  <manifest:file-entry manifest:full-path="Object 225/Pictures/100000000000010000000100B55D49D5B2628022.jpg" manifest:media-type="image/jpeg"/>
  <manifest:file-entry manifest:full-path="Object 225/Pictures/1000000000000200000001E5D476B6150A8C3071.jpg" manifest:media-type="image/jpeg"/>
  <manifest:file-entry manifest:full-path="Object 225/Pictures/100000000000020000000200F7A7B31A25AC4E04.jpg" manifest:media-type="image/jpeg"/>
  <manifest:file-entry manifest:full-path="Object 225/Pictures/10000000000002000000020087D81C5E2AE7A0B1.jpg" manifest:media-type="image/jpeg"/>
  <manifest:file-entry manifest:full-path="Object 225/Pictures/1000000000000200000002005B17109F1254B590.jpg" manifest:media-type="image/jpeg"/>
  <manifest:file-entry manifest:full-path="Object 225/Pictures/100000000000020000000200C3C2EBE14183F3F8.jpg" manifest:media-type="image/jpeg"/>
  <manifest:file-entry manifest:full-path="Object 225/Pictures/100000000000000800000008E3FC4C3B246DAE08.png" manifest:media-type="image/png"/>
  <manifest:file-entry manifest:full-path="Object 225/content.xml" manifest:media-type="text/xml"/>
  <manifest:file-entry manifest:full-path="Object 225/" manifest:media-type="application/vnd.oasis.opendocument.chart"/>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settings.xml" manifest:media-type="text/xml"/>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imathoptions.rdf" manifest:media-type="application/rdf+xml"/>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manifest.rdf" manifest:media-type="application/rdf+xml"/>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adornments="Standard"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Open Sans, Liberation Sans, Arial" svg:font-family="'Open Sans, Liberation Sans, Arial'" style:font-adornments="Обычный" style:font-family-generic="swiss"/>
    <style:font-face style:name="Open Sans, Liberation Sans, Sans" svg:font-family="'Open Sans, Liberation Sans, Sans'" style:font-adornments="Обычный" style:font-family-generic="swiss"/>
    <style:font-face style:name="OpenSymbol" svg:font-family="OpenSymbol" style:font-charset="x-symbol"/>
    <style:font-face style:name="OpenSymbol1" svg:font-family="OpenSymbol"/>
    <style:font-face style:name="Segoe UI" svg:font-family="'Segoe UI'" style:font-adornments="Обычный"/>
    <style:font-face style:name="StarSymbol" svg:font-family="StarSymbol" style:font-charset="x-symbol"/>
    <style:font-face style:name="Times New Roman" svg:font-family="'Times New Roman'" style:font-adornments="Standard" style:font-family-generic="roman" style:font-pitch="variable"/>
  </office:font-face-decls>
  <office:automatic-styles>
    <style:style style:name="Tabelle4" style:family="table">
      <style:table-properties style:width="16.999cm" table:align="margins" style:writing-mode="page"/>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Таблица4" style:family="table">
      <style:table-properties style:width="17.999cm" fo:margin-left="0cm" table:align="left" style:may-break-between-rows="false" style:writing-mode="page"/>
    </style:style>
    <style:style style:name="Таблица4.A" style:family="table-column">
      <style:table-column-properties style:column-width="13.192cm"/>
    </style:style>
    <style:style style:name="Таблица4.B" style:family="table-column">
      <style:table-column-properties style:column-width="3.288cm"/>
    </style:style>
    <style:style style:name="Таблица4.C" style:family="table-column">
      <style:table-column-properties style:column-width="1.519cm"/>
    </style:style>
    <style:style style:name="Таблица4.1" style:family="table-row">
      <style:table-row-properties style:min-row-height="0.699cm"/>
    </style:style>
    <style:style style:name="Таблица4.A1" style:family="table-cell">
      <style:table-cell-properties style:vertical-align="bottom" fo:background-color="#b2b2b2" fo:padding="0.097cm" fo:border-left="0.05pt solid #000000" fo:border-right="none" fo:border-top="0.05pt solid #000000" fo:border-bottom="0.05pt solid #000000">
        <style:background-image/>
      </style:table-cell-properties>
    </style:style>
    <style:style style:name="Таблица4.C1" style:family="table-cell">
      <style:table-cell-properties style:vertical-align="bottom" fo:background-color="#b2b2b2" fo:padding="0.097cm" fo:border="0.05pt solid #000000">
        <style:background-image/>
      </style:table-cell-properties>
    </style:style>
    <style:style style:name="Таблица4.A2" style:family="table-cell">
      <style:table-cell-properties style:vertical-align="bottom" fo:padding="0.097cm" fo:border-left="0.05pt solid #000000" fo:border-right="none" fo:border-top="none" fo:border-bottom="0.05pt solid #000000"/>
    </style:style>
    <style:style style:name="Таблица4.B2" style:family="table-cell">
      <style:table-cell-properties style:vertical-align="bottom" fo:padding="0.097cm" fo:border-left="0.05pt solid #000000" fo:border-right="none" fo:border-top="none" fo:border-bottom="0.05pt solid #000000"/>
    </style:style>
    <style:style style:name="Таблица4.C2" style:family="table-cell">
      <style:table-cell-properties style:vertical-align="bottom" fo:padding="0.097cm" fo:border-left="0.05pt solid #000000" fo:border-right="0.05pt solid #000000" fo:border-top="none" fo:border-bottom="0.05pt solid #000000"/>
    </style:style>
    <style:style style:name="Таблица4.A3" style:family="table-cell">
      <style:table-cell-properties style:vertical-align="bottom" fo:padding="0.097cm" fo:border-left="0.05pt solid #000000" fo:border-right="none" fo:border-top="none" fo:border-bottom="0.05pt solid #000000"/>
    </style:style>
    <style:style style:name="Таблица4.B3" style:family="table-cell">
      <style:table-cell-properties style:vertical-align="bottom" fo:padding="0.097cm" fo:border-left="0.05pt solid #000000" fo:border-right="none" fo:border-top="none" fo:border-bottom="0.05pt solid #000000"/>
    </style:style>
    <style:style style:name="Таблица4.C3" style:family="table-cell">
      <style:table-cell-properties style:vertical-align="bottom" fo:padding="0.097cm" fo:border-left="0.05pt solid #000000" fo:border-right="0.05pt solid #000000" fo:border-top="none" fo:border-bottom="0.05pt solid #000000"/>
    </style:style>
    <style:style style:name="Таблица4.A4" style:family="table-cell">
      <style:table-cell-properties style:vertical-align="bottom" fo:padding="0.097cm" fo:border-left="0.05pt solid #000000" fo:border-right="none" fo:border-top="none" fo:border-bottom="0.05pt solid #000000"/>
    </style:style>
    <style:style style:name="Таблица4.B4" style:family="table-cell">
      <style:table-cell-properties style:vertical-align="bottom" fo:padding="0.097cm" fo:border-left="0.05pt solid #000000" fo:border-right="none" fo:border-top="none" fo:border-bottom="0.05pt solid #000000"/>
    </style:style>
    <style:style style:name="Таблица4.C4" style:family="table-cell">
      <style:table-cell-properties style:vertical-align="bottom" fo:padding="0.097cm" fo:border-left="0.05pt solid #000000" fo:border-right="0.05pt solid #000000" fo:border-top="none" fo:border-bottom="0.05pt solid #000000"/>
    </style:style>
    <style:style style:name="Таблица4.A5" style:family="table-cell">
      <style:table-cell-properties style:vertical-align="bottom" fo:padding="0.097cm" fo:border-left="0.05pt solid #000000" fo:border-right="none" fo:border-top="none" fo:border-bottom="0.05pt solid #000000"/>
    </style:style>
    <style:style style:name="Таблица4.B5" style:family="table-cell">
      <style:table-cell-properties style:vertical-align="bottom" fo:padding="0.097cm" fo:border-left="0.05pt solid #000000" fo:border-right="none" fo:border-top="none" fo:border-bottom="0.05pt solid #000000"/>
    </style:style>
    <style:style style:name="Таблица4.C5" style:family="table-cell">
      <style:table-cell-properties style:vertical-align="bottom" fo:padding="0.097cm" fo:border-left="0.05pt solid #000000" fo:border-right="0.05pt solid #000000" fo:border-top="none" fo:border-bottom="0.05pt solid #000000"/>
    </style:style>
    <style:style style:name="Таблица4.A6" style:family="table-cell">
      <style:table-cell-properties style:vertical-align="bottom" fo:padding="0.097cm" fo:border-left="0.05pt solid #000000" fo:border-right="none" fo:border-top="none" fo:border-bottom="0.05pt solid #000000"/>
    </style:style>
    <style:style style:name="Таблица4.B6" style:family="table-cell">
      <style:table-cell-properties style:vertical-align="bottom" fo:padding="0.097cm" fo:border-left="0.05pt solid #000000" fo:border-right="none" fo:border-top="none" fo:border-bottom="0.05pt solid #000000"/>
    </style:style>
    <style:style style:name="Таблица4.C6" style:family="table-cell">
      <style:table-cell-properties style:vertical-align="bottom" fo:padding="0.097cm" fo:border-left="0.05pt solid #000000" fo:border-right="0.05pt solid #000000" fo:border-top="none" fo:border-bottom="0.05pt solid #000000"/>
    </style:style>
    <style:style style:name="Таблица4.A7" style:family="table-cell">
      <style:table-cell-properties style:vertical-align="bottom" fo:padding="0.097cm" fo:border-left="0.05pt solid #000000" fo:border-right="none" fo:border-top="none" fo:border-bottom="0.05pt solid #000000"/>
    </style:style>
    <style:style style:name="Таблица4.B7" style:family="table-cell">
      <style:table-cell-properties style:vertical-align="bottom" fo:padding="0.097cm" fo:border-left="0.05pt solid #000000" fo:border-right="none" fo:border-top="none" fo:border-bottom="0.05pt solid #000000"/>
    </style:style>
    <style:style style:name="Таблица4.C7" style:family="table-cell">
      <style:table-cell-properties style:vertical-align="bottom" fo:padding="0.097cm" fo:border-left="0.05pt solid #000000" fo:border-right="0.05pt solid #000000" fo:border-top="none" fo:border-bottom="0.05pt solid #000000"/>
    </style:style>
    <style:style style:name="Таблица4.A8" style:family="table-cell">
      <style:table-cell-properties style:vertical-align="bottom" fo:padding="0.097cm" fo:border-left="0.05pt solid #000000" fo:border-right="none" fo:border-top="none" fo:border-bottom="0.05pt solid #000000"/>
    </style:style>
    <style:style style:name="Таблица4.B8" style:family="table-cell">
      <style:table-cell-properties style:vertical-align="bottom" fo:padding="0.097cm" fo:border-left="0.05pt solid #000000" fo:border-right="none" fo:border-top="none" fo:border-bottom="0.05pt solid #000000"/>
    </style:style>
    <style:style style:name="Таблица4.C8" style:family="table-cell">
      <style:table-cell-properties style:vertical-align="bottom" fo:padding="0.097cm" fo:border-left="0.05pt solid #000000" fo:border-right="0.05pt solid #000000" fo:border-top="none" fo:border-bottom="0.05pt solid #000000"/>
    </style:style>
    <style:style style:name="P1" style:family="paragraph" style:parent-style-name="First_20_line_20_indent">
      <style:text-properties officeooo:paragraph-rsid="0246f84c"/>
    </style:style>
    <style:style style:name="P2" style:family="paragraph" style:parent-style-name="First_20_line_20_indent">
      <style:text-properties officeooo:paragraph-rsid="0271f825"/>
    </style:style>
    <style:style style:name="P3" style:family="paragraph" style:parent-style-name="First_20_line_20_indent">
      <style:text-properties officeooo:paragraph-rsid="02949302"/>
    </style:style>
    <style:style style:name="P4" style:family="paragraph" style:parent-style-name="First_20_line_20_indent">
      <style:text-properties officeooo:paragraph-rsid="02c145bc"/>
    </style:style>
    <style:style style:name="P5" style:family="paragraph" style:parent-style-name="First_20_line_20_indent">
      <style:text-properties officeooo:paragraph-rsid="03352f9a"/>
    </style:style>
    <style:style style:name="P6" style:family="paragraph" style:parent-style-name="First_20_line_20_indent">
      <style:text-properties officeooo:paragraph-rsid="019ef478"/>
    </style:style>
    <style:style style:name="P7" style:family="paragraph" style:parent-style-name="First_20_line_20_indent">
      <style:text-properties officeooo:paragraph-rsid="01d9b84c"/>
    </style:style>
    <style:style style:name="P8" style:family="paragraph" style:parent-style-name="First_20_line_20_indent">
      <style:text-properties officeooo:rsid="01c8e735" officeooo:paragraph-rsid="01deedfd"/>
    </style:style>
    <style:style style:name="P9" style:family="paragraph" style:parent-style-name="First_20_line_20_indent">
      <style:text-properties officeooo:rsid="01c8e735" officeooo:paragraph-rsid="01e147ed"/>
    </style:style>
    <style:style style:name="P10" style:family="paragraph" style:parent-style-name="First_20_line_20_indent">
      <style:text-properties officeooo:rsid="01c8e735" officeooo:paragraph-rsid="02153cca"/>
    </style:style>
    <style:style style:name="P11" style:family="paragraph" style:parent-style-name="First_20_line_20_indent">
      <style:text-properties officeooo:paragraph-rsid="0200b908"/>
    </style:style>
    <style:style style:name="P12" style:family="paragraph" style:parent-style-name="First_20_line_20_indent">
      <style:text-properties officeooo:paragraph-rsid="0200dc4c"/>
    </style:style>
    <style:style style:name="P13" style:family="paragraph" style:parent-style-name="First_20_line_20_indent">
      <style:text-properties officeooo:paragraph-rsid="020e6ae6"/>
    </style:style>
    <style:style style:name="P14" style:family="paragraph" style:parent-style-name="First_20_line_20_indent">
      <style:text-properties officeooo:paragraph-rsid="0217d0b3"/>
    </style:style>
    <style:style style:name="P15" style:family="paragraph" style:parent-style-name="First_20_line_20_indent">
      <style:text-properties officeooo:rsid="0263b94c" officeooo:paragraph-rsid="028b3f1d"/>
    </style:style>
    <style:style style:name="P16" style:family="paragraph" style:parent-style-name="First_20_line_20_indent">
      <style:text-properties officeooo:paragraph-rsid="02fd9883"/>
    </style:style>
    <style:style style:name="P17" style:family="paragraph" style:parent-style-name="First_20_line_20_indent">
      <style:text-properties officeooo:paragraph-rsid="0342141c"/>
    </style:style>
    <style:style style:name="P18" style:family="paragraph" style:parent-style-name="First_20_line_20_indent">
      <style:text-properties officeooo:rsid="034d258f" officeooo:paragraph-rsid="0352bd0a"/>
    </style:style>
    <style:style style:name="P19" style:family="paragraph" style:parent-style-name="First_20_line_20_indent">
      <style:text-properties officeooo:paragraph-rsid="036f1912"/>
    </style:style>
    <style:style style:name="P20" style:family="paragraph" style:parent-style-name="First_20_line_20_indent">
      <style:text-properties officeooo:paragraph-rsid="0374e300"/>
    </style:style>
    <style:style style:name="P21" style:family="paragraph" style:parent-style-name="First_20_line_20_indent">
      <style:text-properties officeooo:paragraph-rsid="037ad2f2"/>
    </style:style>
    <style:style style:name="P22" style:family="paragraph" style:parent-style-name="First_20_line_20_indent">
      <style:text-properties officeooo:paragraph-rsid="01deedfd"/>
    </style:style>
    <style:style style:name="P23" style:family="paragraph" style:parent-style-name="First_20_line_20_indent">
      <style:text-properties officeooo:rsid="02852c55" officeooo:paragraph-rsid="0271f825"/>
    </style:style>
    <style:style style:name="P24" style:family="paragraph" style:parent-style-name="Footnote">
      <style:text-properties fo:language="en" fo:country="US" officeooo:rsid="002af7c0" officeooo:paragraph-rsid="002af7c0"/>
    </style:style>
    <style:style style:name="P25" style:family="paragraph" style:parent-style-name="Footnote">
      <style:text-properties officeooo:rsid="0093766c" officeooo:paragraph-rsid="0093766c"/>
    </style:style>
    <style:style style:name="P26" style:family="paragraph" style:parent-style-name="Footnote">
      <style:text-properties officeooo:rsid="00dfd472" officeooo:paragraph-rsid="00dfd472"/>
    </style:style>
    <style:style style:name="P27" style:family="paragraph" style:parent-style-name="Footnote">
      <style:text-properties officeooo:rsid="013c4daf" officeooo:paragraph-rsid="013c4daf"/>
    </style:style>
    <style:style style:name="P28" style:family="paragraph" style:parent-style-name="Footnote" style:master-page-name="">
      <style:paragraph-properties style:page-number="auto"/>
      <style:text-properties officeooo:paragraph-rsid="00ad394e"/>
    </style:style>
    <style:style style:name="P29" style:family="paragraph" style:parent-style-name="Illustration">
      <style:text-properties officeooo:paragraph-rsid="0358b080"/>
    </style:style>
    <style:style style:name="P30" style:family="paragraph" style:parent-style-name="Text_20_body">
      <style:text-properties officeooo:rsid="038250b2" officeooo:paragraph-rsid="038250b2"/>
    </style:style>
    <style:style style:name="P31" style:family="paragraph" style:parent-style-name="Text_20_body">
      <style:text-properties officeooo:rsid="0390c34d" officeooo:paragraph-rsid="0390c34d"/>
    </style:style>
    <style:style style:name="P32" style:family="paragraph" style:parent-style-name="Text_20_body">
      <style:text-properties officeooo:paragraph-rsid="0393ce62"/>
    </style:style>
    <style:style style:name="P33" style:family="paragraph" style:parent-style-name="Text_20_body">
      <style:text-properties officeooo:paragraph-rsid="03a11f44"/>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3">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Footnote">
      <style:text-properties officeooo:rsid="03c6d826" officeooo:paragraph-rsid="03c6d826"/>
    </style:style>
    <style:style style:name="P38" style:family="paragraph" style:parent-style-name="First_20_line_20_indent" style:list-style-name="L1">
      <style:text-properties officeooo:paragraph-rsid="02949302"/>
    </style:style>
    <style:style style:name="P39" style:family="paragraph" style:parent-style-name="First_20_line_20_indent" style:list-style-name="L1">
      <style:text-properties officeooo:rsid="0246f84c" officeooo:paragraph-rsid="0246f84c"/>
    </style:style>
    <style:style style:name="P40" style:family="paragraph" style:parent-style-name="First_20_line_20_indent" style:list-style-name="L2"/>
    <style:style style:name="P41" style:family="paragraph" style:parent-style-name="First_20_line_20_indent" style:list-style-name="L2">
      <style:text-properties officeooo:paragraph-rsid="0241a3a2"/>
    </style:style>
    <style:style style:name="P42" style:family="paragraph" style:parent-style-name="First_20_line_20_indent" style:list-style-name="L3">
      <style:text-properties officeooo:paragraph-rsid="027e3c32"/>
    </style:style>
    <style:style style:name="P43" style:family="paragraph" style:parent-style-name="First_20_line_20_indent" style:list-style-name="L3">
      <style:text-properties officeooo:rsid="027318f2" officeooo:paragraph-rsid="0283c62b"/>
    </style:style>
    <style:style style:name="P44" style:family="paragraph" style:parent-style-name="First_20_line_20_indent" style:list-style-name="L3">
      <style:text-properties officeooo:rsid="02763116" officeooo:paragraph-rsid="0283c62b"/>
    </style:style>
    <style:style style:name="P45" style:family="paragraph" style:parent-style-name="First_20_line_20_indent" style:list-style-name="L3">
      <style:text-properties officeooo:rsid="02783dac" officeooo:paragraph-rsid="0283c62b"/>
    </style:style>
    <style:style style:name="P46" style:family="paragraph" style:parent-style-name="First_20_line_20_indent" style:list-style-name="L4">
      <style:text-properties officeooo:paragraph-rsid="03770b36"/>
    </style:style>
    <style:style style:name="P47" style:family="paragraph" style:parent-style-name="First_20_line_20_indent" style:list-style-name="L4">
      <style:text-properties officeooo:paragraph-rsid="038e3351"/>
    </style:style>
    <style:style style:name="P48" style:family="paragraph" style:parent-style-name="First_20_line_20_indent" style:list-style-name="L4">
      <style:text-properties officeooo:paragraph-rsid="02871540"/>
    </style:style>
    <style:style style:name="P49" style:family="paragraph" style:parent-style-name="First_20_line_20_indent" style:list-style-name="L5"/>
    <style:style style:name="P50" style:family="paragraph" style:parent-style-name="First_20_line_20_indent" style:list-style-name="L5">
      <style:text-properties officeooo:paragraph-rsid="0199ad3d"/>
    </style:style>
    <style:style style:name="P51" style:family="paragraph" style:parent-style-name="First_20_line_20_indent" style:list-style-name="L6"/>
    <style:style style:name="P52" style:family="paragraph" style:parent-style-name="First_20_line_20_indent" style:list-style-name="L6">
      <style:text-properties officeooo:paragraph-rsid="03ae173d"/>
    </style:style>
    <style:style style:name="P53" style:family="paragraph" style:parent-style-name="First_20_line_20_indent" style:list-style-name="L6">
      <style:text-properties officeooo:paragraph-rsid="03af0fc1"/>
    </style:style>
    <style:style style:name="P54" style:family="paragraph" style:parent-style-name="First_20_line_20_indent" style:list-style-name="L8"/>
    <style:style style:name="P55" style:family="paragraph" style:parent-style-name="First_20_line_20_indent" style:list-style-name="L8">
      <style:text-properties officeooo:paragraph-rsid="02c67225"/>
    </style:style>
    <style:style style:name="P56" style:family="paragraph" style:parent-style-name="First_20_line_20_indent" style:list-style-name="L13"/>
    <style:style style:name="P57" style:family="paragraph" style:parent-style-name="First_20_line_20_indent" style:list-style-name="L14"/>
    <style:style style:name="P58" style:family="paragraph" style:parent-style-name="First_20_line_20_indent" style:list-style-name="L15"/>
    <style:style style:name="P59" style:family="paragraph" style:parent-style-name="First_20_line_20_indent" style:list-style-name="L15">
      <style:text-properties officeooo:paragraph-rsid="02e5de81"/>
    </style:style>
    <style:style style:name="P60" style:family="paragraph" style:parent-style-name="First_20_line_20_indent" style:list-style-name="L17"/>
    <style:style style:name="P61" style:family="paragraph" style:parent-style-name="First_20_line_20_indent" style:list-style-name="L18"/>
    <style:style style:name="P62" style:family="paragraph" style:parent-style-name="First_20_line_20_indent" style:list-style-name="L18">
      <style:text-properties officeooo:paragraph-rsid="02ef47fb"/>
    </style:style>
    <style:style style:name="P63" style:family="paragraph" style:parent-style-name="First_20_line_20_indent" style:list-style-name="L19"/>
    <style:style style:name="P64" style:family="paragraph" style:parent-style-name="First_20_line_20_indent" style:list-style-name="L19">
      <style:text-properties officeooo:paragraph-rsid="0300e4dd"/>
    </style:style>
    <style:style style:name="P65" style:family="paragraph" style:parent-style-name="First_20_line_20_indent" style:list-style-name="L19">
      <style:text-properties officeooo:paragraph-rsid="0302a867"/>
    </style:style>
    <style:style style:name="P66" style:family="paragraph" style:parent-style-name="First_20_line_20_indent" style:list-style-name="L20"/>
    <style:style style:name="P67" style:family="paragraph" style:parent-style-name="First_20_line_20_indent" style:list-style-name="L24"/>
    <style:style style:name="P68" style:family="paragraph" style:parent-style-name="First_20_line_20_indent" style:list-style-name="L26"/>
    <style:style style:name="P69" style:family="paragraph" style:parent-style-name="First_20_line_20_indent" style:list-style-name="L28"/>
    <style:style style:name="P70" style:family="paragraph" style:parent-style-name="First_20_line_20_indent" style:list-style-name="L29"/>
    <style:style style:name="P71" style:family="paragraph" style:parent-style-name="First_20_line_20_indent" style:list-style-name="L30"/>
    <style:style style:name="P72" style:family="paragraph" style:parent-style-name="Heading_20_1">
      <style:paragraph-properties fo:break-before="page"/>
    </style:style>
    <style:style style:name="P73" style:family="paragraph" style:parent-style-name="Heading_20_2">
      <style:text-properties officeooo:rsid="0374e300" officeooo:paragraph-rsid="0374e300"/>
    </style:style>
    <style:style style:name="P74" style:family="paragraph" style:parent-style-name="Heading_20_2">
      <style:text-properties officeooo:paragraph-rsid="01f50167"/>
    </style:style>
    <style:style style:name="P75" style:family="paragraph" style:parent-style-name="Heading_20_2">
      <style:text-properties officeooo:paragraph-rsid="01ed621a"/>
    </style:style>
    <style:style style:name="P76" style:family="paragraph" style:parent-style-name="Heading_20_2">
      <style:text-properties officeooo:rsid="038250b2" officeooo:paragraph-rsid="038250b2"/>
    </style:style>
    <style:style style:name="P77" style:family="paragraph" style:parent-style-name="Heading_20_2">
      <style:text-properties officeooo:rsid="0390c34d" officeooo:paragraph-rsid="0390c34d"/>
    </style:style>
    <style:style style:name="P78" style:family="paragraph" style:parent-style-name="Standard" style:list-style-name="L7"/>
    <style:style style:name="P79" style:family="paragraph" style:parent-style-name="Standard" style:list-style-name="L9"/>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2"/>
    <style:style style:name="P83" style:family="paragraph" style:parent-style-name="Standard" style:list-style-name="L16"/>
    <style:style style:name="P84" style:family="paragraph" style:parent-style-name="Standard" style:list-style-name="L21"/>
    <style:style style:name="P85" style:family="paragraph" style:parent-style-name="Standard" style:list-style-name="L22"/>
    <style:style style:name="P86" style:family="paragraph" style:parent-style-name="Standard" style:list-style-name="L23"/>
    <style:style style:name="P87" style:family="paragraph" style:parent-style-name="Standard" style:list-style-name="L24"/>
    <style:style style:name="P88" style:family="paragraph" style:parent-style-name="Standard" style:list-style-name="L27"/>
    <style:style style:name="P89" style:family="paragraph" style:parent-style-name="Text_20_body" style:list-style-name="L5">
      <style:text-properties officeooo:paragraph-rsid="0199ad3d"/>
    </style:style>
    <style:style style:name="P90" style:family="paragraph" style:parent-style-name="Text_20_body" style:list-style-name="L25"/>
    <style:style style:name="P91" style:family="paragraph" style:parent-style-name="Text_20_body" style:list-style-name="L25">
      <style:text-properties officeooo:paragraph-rsid="03a6e803"/>
    </style:style>
    <style:style style:name="P92" style:family="paragraph" style:parent-style-name="Text_20_body" style:list-style-name="L25">
      <style:text-properties officeooo:paragraph-rsid="03a19150"/>
    </style:style>
    <style:style style:name="P93" style:family="paragraph" style:parent-style-name="Text_20_body" style:list-style-name="L25">
      <style:text-properties officeooo:rsid="03a11f44" officeooo:paragraph-rsid="03a11f44"/>
    </style:style>
    <style:style style:name="P94" style:family="paragraph" style:parent-style-name="Text_20_body" style:list-style-name="L25">
      <style:text-properties officeooo:rsid="03a19150" officeooo:paragraph-rsid="03a19150"/>
    </style:style>
    <style:style style:name="T1" style:family="text">
      <style:text-properties officeooo:rsid="0241a3a2"/>
    </style:style>
    <style:style style:name="T2" style:family="text">
      <style:text-properties fo:language="en" fo:country="US"/>
    </style:style>
    <style:style style:name="T3" style:family="text">
      <style:text-properties fo:language="en" fo:country="US" officeooo:rsid="01cc7852"/>
    </style:style>
    <style:style style:name="T4" style:family="text">
      <style:text-properties fo:language="en" fo:country="US" officeooo:rsid="01c51024"/>
    </style:style>
    <style:style style:name="T5" style:family="text">
      <style:text-properties fo:language="en" fo:country="US" officeooo:rsid="01cabc54"/>
    </style:style>
    <style:style style:name="T6" style:family="text">
      <style:text-properties fo:language="en" fo:country="US" officeooo:rsid="01cc13e3"/>
    </style:style>
    <style:style style:name="T7" style:family="text">
      <style:text-properties fo:language="en" fo:country="US" officeooo:rsid="01d46661"/>
    </style:style>
    <style:style style:name="T8" style:family="text">
      <style:text-properties fo:language="en" fo:country="US" officeooo:rsid="01d5dd70"/>
    </style:style>
    <style:style style:name="T9" style:family="text">
      <style:text-properties fo:language="en" fo:country="US" officeooo:rsid="01d7747e"/>
    </style:style>
    <style:style style:name="T10" style:family="text">
      <style:text-properties fo:language="en" fo:country="US" officeooo:rsid="01d794fd"/>
    </style:style>
    <style:style style:name="T11" style:family="text">
      <style:text-properties fo:language="en" fo:country="US" officeooo:rsid="01d8299a"/>
    </style:style>
    <style:style style:name="T12" style:family="text">
      <style:text-properties fo:language="en" fo:country="US" officeooo:rsid="01d92447"/>
    </style:style>
    <style:style style:name="T13" style:family="text">
      <style:text-properties fo:language="en" fo:country="US" officeooo:rsid="01d9b84c"/>
    </style:style>
    <style:style style:name="T14" style:family="text">
      <style:text-properties fo:language="en" fo:country="US" officeooo:rsid="01dc56eb"/>
    </style:style>
    <style:style style:name="T15" style:family="text">
      <style:text-properties fo:language="en" fo:country="US" officeooo:rsid="01c8e735"/>
    </style:style>
    <style:style style:name="T16" style:family="text">
      <style:text-properties fo:language="en" fo:country="US" officeooo:rsid="01dd9ff9"/>
    </style:style>
    <style:style style:name="T17" style:family="text">
      <style:text-properties fo:language="en" fo:country="US" officeooo:rsid="01de51d3"/>
    </style:style>
    <style:style style:name="T18" style:family="text">
      <style:text-properties fo:language="en" fo:country="US" officeooo:rsid="01deedfd"/>
    </style:style>
    <style:style style:name="T19" style:family="text">
      <style:text-properties fo:language="en" fo:country="US" officeooo:rsid="01e147ed"/>
    </style:style>
    <style:style style:name="T20" style:family="text">
      <style:text-properties fo:language="en" fo:country="US" officeooo:rsid="01e52fd1"/>
    </style:style>
    <style:style style:name="T21" style:family="text">
      <style:text-properties fo:language="en" fo:country="US" officeooo:rsid="01ed621a"/>
    </style:style>
    <style:style style:name="T22" style:family="text">
      <style:text-properties fo:language="en" fo:country="US" officeooo:rsid="01ee86ca"/>
    </style:style>
    <style:style style:name="T23" style:family="text">
      <style:text-properties fo:language="en" fo:country="US" officeooo:rsid="01eb99fe"/>
    </style:style>
    <style:style style:name="T24" style:family="text">
      <style:text-properties fo:language="en" fo:country="US" officeooo:rsid="01ef4824"/>
    </style:style>
    <style:style style:name="T25" style:family="text">
      <style:text-properties fo:language="en" fo:country="US" officeooo:rsid="01f02f76"/>
    </style:style>
    <style:style style:name="T26" style:family="text">
      <style:text-properties fo:language="en" fo:country="US" officeooo:rsid="01f9c396"/>
    </style:style>
    <style:style style:name="T27" style:family="text">
      <style:text-properties fo:language="en" fo:country="US" officeooo:rsid="01fa4be5"/>
    </style:style>
    <style:style style:name="T28" style:family="text">
      <style:text-properties fo:language="en" fo:country="US" officeooo:rsid="01fbbe67"/>
    </style:style>
    <style:style style:name="T29" style:family="text">
      <style:text-properties fo:language="en" fo:country="US" officeooo:rsid="01fcf891"/>
    </style:style>
    <style:style style:name="T30" style:family="text">
      <style:text-properties fo:language="en" fo:country="US" officeooo:rsid="02054d1c"/>
    </style:style>
    <style:style style:name="T31" style:family="text">
      <style:text-properties fo:language="en" fo:country="US" officeooo:rsid="0200dc4c"/>
    </style:style>
    <style:style style:name="T32" style:family="text">
      <style:text-properties fo:language="en" fo:country="US" officeooo:rsid="0202478b"/>
    </style:style>
    <style:style style:name="T33" style:family="text">
      <style:text-properties fo:language="en" fo:country="US" officeooo:rsid="02063c83"/>
    </style:style>
    <style:style style:name="T34" style:family="text">
      <style:text-properties fo:language="en" fo:country="US" officeooo:rsid="02074ab8"/>
    </style:style>
    <style:style style:name="T35" style:family="text">
      <style:text-properties fo:language="en" fo:country="US" officeooo:rsid="020a9669"/>
    </style:style>
    <style:style style:name="T36" style:family="text">
      <style:text-properties fo:language="en" fo:country="US" officeooo:rsid="020e6ae6"/>
    </style:style>
    <style:style style:name="T37" style:family="text">
      <style:text-properties fo:language="en" fo:country="US" officeooo:rsid="0210d407"/>
    </style:style>
    <style:style style:name="T38" style:family="text">
      <style:text-properties fo:language="en" fo:country="US" officeooo:rsid="021195d8"/>
    </style:style>
    <style:style style:name="T39" style:family="text">
      <style:text-properties fo:language="en" fo:country="US" officeooo:rsid="02153cca"/>
    </style:style>
    <style:style style:name="T40" style:family="text">
      <style:text-properties fo:language="en" fo:country="US" officeooo:rsid="0217d0b3"/>
    </style:style>
    <style:style style:name="T41" style:family="text">
      <style:text-properties fo:language="en" fo:country="US" officeooo:rsid="02185d14"/>
    </style:style>
    <style:style style:name="T42" style:family="text">
      <style:text-properties fo:language="en" fo:country="US" officeooo:rsid="021a46bb"/>
    </style:style>
    <style:style style:name="T43" style:family="text">
      <style:text-properties fo:language="en" fo:country="US" officeooo:rsid="02423d3d"/>
    </style:style>
    <style:style style:name="T44" style:family="text">
      <style:text-properties fo:language="en" fo:country="US" officeooo:rsid="0243b73a"/>
    </style:style>
    <style:style style:name="T45" style:family="text">
      <style:text-properties fo:language="en" fo:country="US" officeooo:rsid="024594c0"/>
    </style:style>
    <style:style style:name="T46" style:family="text">
      <style:text-properties fo:language="en" fo:country="US" officeooo:rsid="0246f84c"/>
    </style:style>
    <style:style style:name="T47" style:family="text">
      <style:text-properties fo:language="en" fo:country="US" officeooo:rsid="0248f42b"/>
    </style:style>
    <style:style style:name="T48" style:family="text">
      <style:text-properties fo:language="en" fo:country="US" officeooo:rsid="0271f825"/>
    </style:style>
    <style:style style:name="T49" style:family="text">
      <style:text-properties fo:language="en" fo:country="US" officeooo:rsid="0288a768"/>
    </style:style>
    <style:style style:name="T50" style:family="text">
      <style:text-properties fo:language="en" fo:country="US" officeooo:rsid="02949302"/>
    </style:style>
    <style:style style:name="T51" style:family="text">
      <style:text-properties fo:language="en" fo:country="US" officeooo:rsid="02c30dfb"/>
    </style:style>
    <style:style style:name="T52" style:family="text">
      <style:text-properties fo:language="en" fo:country="US" officeooo:rsid="02c44947"/>
    </style:style>
    <style:style style:name="T53" style:family="text">
      <style:text-properties fo:language="en" fo:country="US" officeooo:rsid="0374e300"/>
    </style:style>
    <style:style style:name="T54" style:family="text">
      <style:text-properties fo:language="en" fo:country="US" officeooo:rsid="03762505"/>
    </style:style>
    <style:style style:name="T55" style:family="text">
      <style:text-properties fo:language="en" fo:country="US" officeooo:rsid="037953a2"/>
    </style:style>
    <style:style style:name="T56" style:family="text">
      <style:text-properties fo:language="en" fo:country="US" officeooo:rsid="037ad2f2"/>
    </style:style>
    <style:style style:name="T57" style:family="text">
      <style:text-properties officeooo:rsid="02c30dfb"/>
    </style:style>
    <style:style style:name="T58" style:family="text">
      <style:text-properties officeooo:rsid="035ce52d"/>
    </style:style>
    <style:style style:name="T59" style:family="text">
      <style:text-properties style:font-name="Open Sans, Liberation Sans, Arial" fo:font-size="10.5pt" officeooo:rsid="03a2b3a8" style:font-size-asian="10.5pt"/>
    </style:style>
    <style:style style:name="T60" style:family="text">
      <style:text-properties style:font-name="Open Sans, Liberation Sans, Arial" fo:font-size="10.5pt" officeooo:rsid="03a6e803" style:font-size-asian="10.5pt"/>
    </style:style>
    <style:style style:name="T61" style:family="text">
      <style:text-properties style:font-name="Open Sans, Liberation Sans, Arial" fo:font-size="10.5pt" officeooo:rsid="03a19150" style:font-size-asian="10.5pt"/>
    </style:style>
    <style:style style:name="T62" style:family="text">
      <style:text-properties officeooo:rsid="0366b5f9"/>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style>
    <style:style style:name="T65" style:family="text">
      <style:text-properties officeooo:rsid="01ad8bc2"/>
    </style:style>
    <style:style style:name="T66" style:family="text">
      <style:text-properties officeooo:rsid="007e9d3f"/>
    </style:style>
    <style:style style:name="T67" style:family="text">
      <style:text-properties officeooo:rsid="007fb355"/>
    </style:style>
    <style:style style:name="T68" style:family="text">
      <style:text-properties officeooo:rsid="008f0ddc"/>
    </style:style>
    <style:style style:name="T69" style:family="text">
      <style:text-properties officeooo:rsid="0093766c"/>
    </style:style>
    <style:style style:name="T70" style:family="text">
      <style:text-properties officeooo:rsid="0095e101"/>
    </style:style>
    <style:style style:name="T71" style:family="text">
      <style:text-properties fo:language="ru" fo:country="RU" officeooo:rsid="00b6aad9"/>
    </style:style>
    <style:style style:name="T72" style:family="text">
      <style:text-properties officeooo:rsid="00b6aad9"/>
    </style:style>
    <style:style style:name="T73" style:family="text">
      <style:text-properties fo:font-size="9pt" style:font-size-asian="9pt" style:font-size-complex="9pt"/>
    </style:style>
    <style:style style:name="T74" style:family="text">
      <style:text-properties officeooo:rsid="0137b4d6"/>
    </style:style>
    <style:style style:name="T75" style:family="text">
      <style:text-properties officeooo:rsid="015e7fe5"/>
    </style:style>
    <style:style style:name="T76" style:family="text">
      <style:text-properties officeooo:rsid="019466c0"/>
    </style:style>
    <style:style style:name="T77" style:family="text">
      <style:text-properties style:font-name="Open Sans, Liberation Sans, Sans" fo:font-size="10.5pt" fo:language="en" fo:country="US" officeooo:rsid="01cc7852" style:font-size-asian="10.5pt"/>
    </style:style>
    <style:style style:name="T78" style:family="text">
      <style:text-properties officeooo:rsid="01d5dd70"/>
    </style:style>
    <style:style style:name="T79" style:family="text">
      <style:text-properties officeooo:rsid="01d8299a"/>
    </style:style>
    <style:style style:name="T80" style:family="text">
      <style:text-properties officeooo:rsid="02411fbc"/>
    </style:style>
    <style:style style:name="T81" style:family="text">
      <style:text-properties officeooo:rsid="024220cc"/>
    </style:style>
    <style:style style:name="T82" style:family="text">
      <style:text-properties officeooo:rsid="0248f42b"/>
    </style:style>
    <style:style style:name="T83" style:family="text">
      <style:text-properties officeooo:rsid="024904ee"/>
    </style:style>
    <style:style style:name="T84" style:family="text">
      <style:text-properties officeooo:rsid="024fdbe4"/>
    </style:style>
    <style:style style:name="T85" style:family="text">
      <style:text-properties officeooo:rsid="0252085b"/>
    </style:style>
    <style:style style:name="T86" style:family="text">
      <style:text-properties officeooo:rsid="0259669b"/>
    </style:style>
    <style:style style:name="T87" style:family="text">
      <style:text-properties officeooo:rsid="02621d45"/>
    </style:style>
    <style:style style:name="T88" style:family="text">
      <style:text-properties officeooo:rsid="0264459b"/>
    </style:style>
    <style:style style:name="T89" style:family="text">
      <style:text-properties officeooo:rsid="0265a2c5"/>
    </style:style>
    <style:style style:name="T90" style:family="text">
      <style:text-properties officeooo:rsid="026903b2"/>
    </style:style>
    <style:style style:name="T91" style:family="text">
      <style:text-properties officeooo:rsid="027156fa"/>
    </style:style>
    <style:style style:name="T92" style:family="text">
      <style:text-properties officeooo:rsid="027318f2"/>
    </style:style>
    <style:style style:name="T93" style:family="text">
      <style:text-properties officeooo:rsid="02744822"/>
    </style:style>
    <style:style style:name="T94" style:family="text">
      <style:text-properties officeooo:rsid="0277fe37"/>
    </style:style>
    <style:style style:name="T95" style:family="text">
      <style:text-properties officeooo:rsid="02785b46"/>
    </style:style>
    <style:style style:name="T96" style:family="text">
      <style:text-properties officeooo:rsid="027c8b8e"/>
    </style:style>
    <style:style style:name="T97" style:family="text">
      <style:text-properties officeooo:rsid="0289b573"/>
    </style:style>
    <style:style style:name="T98" style:family="text">
      <style:text-properties officeooo:rsid="028e3ba9"/>
    </style:style>
    <style:style style:name="T99" style:family="text">
      <style:text-properties officeooo:rsid="028f3c27"/>
    </style:style>
    <style:style style:name="T100" style:family="text">
      <style:text-properties officeooo:rsid="0293c13e"/>
    </style:style>
    <style:style style:name="T101" style:family="text">
      <style:text-properties officeooo:rsid="02949302"/>
    </style:style>
    <style:style style:name="T102" style:family="text">
      <style:text-properties officeooo:rsid="02954c46"/>
    </style:style>
    <style:style style:name="T103" style:family="text">
      <style:text-properties officeooo:rsid="02c44947"/>
    </style:style>
    <style:style style:name="T104" style:family="text">
      <style:text-properties officeooo:rsid="02d09fec"/>
    </style:style>
    <style:style style:name="T105" style:family="text">
      <style:text-properties officeooo:rsid="02e71f0c"/>
    </style:style>
    <style:style style:name="T106" style:family="text">
      <style:text-properties officeooo:rsid="02e8c69a"/>
    </style:style>
    <style:style style:name="T107" style:family="text">
      <style:text-properties officeooo:rsid="02ef47fb"/>
    </style:style>
    <style:style style:name="T108" style:family="text">
      <style:text-properties officeooo:rsid="0300e4dd"/>
    </style:style>
    <style:style style:name="T109" style:family="text">
      <style:text-properties officeooo:rsid="03372372"/>
    </style:style>
    <style:style style:name="T110" style:family="text">
      <style:text-properties officeooo:rsid="0340deef"/>
    </style:style>
    <style:style style:name="T111" style:family="text">
      <style:text-properties officeooo:rsid="03487520"/>
    </style:style>
    <style:style style:name="T112" style:family="text">
      <style:text-properties officeooo:rsid="0349984e"/>
    </style:style>
    <style:style style:name="T113" style:family="text">
      <style:text-properties officeooo:rsid="034ebe97"/>
    </style:style>
    <style:style style:name="T114" style:family="text">
      <style:text-properties officeooo:rsid="0352bd0a"/>
    </style:style>
    <style:style style:name="T115" style:family="text">
      <style:text-properties officeooo:rsid="035fed49"/>
    </style:style>
    <style:style style:name="T116" style:family="text">
      <style:text-properties officeooo:rsid="03665f9b"/>
    </style:style>
    <style:style style:name="T117" style:family="text">
      <style:text-properties officeooo:rsid="03669a70"/>
    </style:style>
    <style:style style:name="T118" style:family="text">
      <style:text-properties officeooo:rsid="03770b36"/>
    </style:style>
    <style:style style:name="T119" style:family="text">
      <style:text-properties fo:font-weight="normal" style:font-weight-asian="normal" style:font-weight-complex="normal"/>
    </style:style>
    <style:style style:name="T120" style:family="text">
      <style:text-properties fo:font-weight="normal" officeooo:rsid="03770b36" style:font-weight-asian="normal" style:font-weight-complex="normal"/>
    </style:style>
    <style:style style:name="T121" style:family="text">
      <style:text-properties officeooo:rsid="037953a2"/>
    </style:style>
    <style:style style:name="T122" style:family="text">
      <style:text-properties officeooo:rsid="037ad2f2"/>
    </style:style>
    <style:style style:name="T123" style:family="text">
      <style:text-properties officeooo:rsid="037c5b4c"/>
    </style:style>
    <style:style style:name="T124" style:family="text">
      <style:text-properties officeooo:rsid="037ec562"/>
    </style:style>
    <style:style style:name="T125" style:family="text">
      <style:text-properties officeooo:rsid="0380b18c"/>
    </style:style>
    <style:style style:name="T126" style:family="text">
      <style:text-properties officeooo:rsid="0383bc5e"/>
    </style:style>
    <style:style style:name="T127" style:family="text">
      <style:text-properties officeooo:rsid="038e3351"/>
    </style:style>
    <style:style style:name="T128" style:family="text">
      <style:text-properties officeooo:rsid="0397c782"/>
    </style:style>
    <style:style style:name="T129" style:family="text">
      <style:text-properties officeooo:rsid="03a19150"/>
    </style:style>
    <style:style style:name="T130" style:family="text">
      <style:text-properties officeooo:rsid="03a2b3a8"/>
    </style:style>
    <style:style style:name="T131" style:family="text">
      <style:text-properties officeooo:rsid="03a6e803"/>
    </style:style>
    <style:style style:name="T132" style:family="text">
      <style:text-properties officeooo:rsid="03ae173d"/>
    </style:style>
    <style:style style:name="T133" style:family="text">
      <style:text-properties officeooo:rsid="03af0fc1"/>
    </style:style>
    <style:style style:name="T134" style:family="text">
      <style:text-properties officeooo:rsid="03b3fd79"/>
    </style:style>
    <style:style style:name="T135" style:family="text">
      <style:text-properties officeooo:rsid="03ba4d19"/>
    </style:style>
    <style:style style:name="T136" style:family="text">
      <style:text-properties style:font-name="Times New Roman" fo:font-size="12pt" officeooo:rsid="03ba4d19" style:font-size-asian="10.5pt"/>
    </style:style>
    <style:style style:name="T137" style:family="text">
      <style:text-properties officeooo:rsid="03bc22b9"/>
    </style:style>
    <style:style style:name="T138" style:family="text">
      <style:text-properties officeooo:rsid="03bf38f7"/>
    </style:style>
    <style:style style:name="T139" style:family="text">
      <style:text-properties officeooo:rsid="03c6d826"/>
    </style:style>
    <style:style style:name="T140" style:family="text">
      <style:text-properties officeooo:rsid="03cc7dc4"/>
    </style:style>
    <style:style style:name="T141" style:family="text"/>
    <style:style style:name="fr1" style:family="graphic" style:parent-style-name="Formula">
      <style:graphic-properties fo:margin-left="0cm" fo:margin-right="0cm" style:vertical-pos="middle" style:vertical-rel="text" style:horizontal-pos="from-left" style:horizontal-rel="paragraph-content" fo:background-color="transparent" draw:fill="none" draw:fill-color="#ffffff" draw:ole-draw-aspect="1"/>
    </style:style>
    <style:style style:name="fr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transparent" draw:fill="none" draw:fill-color="#ffffff" draw:ole-draw-aspect="1"/>
    </style:style>
    <style:style style:name="fr3" style:family="graphic" style:parent-style-name="Formula">
      <style:graphic-properties fo:margin-left="0cm" fo:margin-right="0cm" style:vertical-pos="middle" style:vertical-rel="text" style:horizontal-pos="from-left" style:horizontal-rel="paragraph-content" draw:ole-draw-aspect="1"/>
    </style:style>
    <style:style style:name="fr4" style:family="graphic" style:parent-style-name="Formula">
      <style:graphic-properties fo:margin-left="0cm" fo:margin-right="0cm" style:vertical-pos="from-top" style:horizontal-pos="from-left" style:horizontal-rel="paragraph-content" fo:background-color="transparent" draw:fill="none" draw:fill-color="#ffffff" draw:ole-draw-aspect="1"/>
    </style:style>
    <style:style style:name="fr5" style:family="graphic" style:parent-style-name="Formula">
      <style:graphic-properties fo:margin-left="0cm" fo:margin-right="0cm" style:vertical-pos="from-top" style:horizontal-pos="from-left" style:horizontal-rel="paragraph-content" fo:background-color="transparent" draw:fill="none" draw:fill-color="#ffffff" fo:padding="0.049cm" fo:border="none"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transparent" draw:fill="none" draw:fill-color="#ffffff"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transparent" draw:fill="none" draw:fill-color="#ffffff" fo:padding="0.049cm" fo:border="none" style:shadow="none" draw:shadow-opacity="100%" draw:ole-draw-aspect="1"/>
    </style:style>
    <style:style style:name="fr8" style:family="graphic" style:parent-style-name="OLE">
      <style:graphic-properties fo:margin-left="0cm" fo:margin-right="0cm" style:vertical-pos="top" style:vertical-rel="baseline" draw:ole-draw-aspect="1"/>
    </style:style>
    <style:style style:name="fr9" style:family="graphic" style:parent-style-name="OLE">
      <style:graphic-properties fo:margin-left="0cm" fo:margin-right="0cm" fo:margin-top="0cm" fo:margin-bottom="0cm" style:run-through="foreground" style:wrap="dynamic" style:number-wrapped-paragraphs="no-limit" style:wrap-contour="false" style:vertical-pos="from-top" style:horizontal-pos="from-left" style:horizontal-rel="paragraph" fo:padding="0cm" fo:border="none" style:shadow="none" draw:shadow-opacity="100%" loext:rel-width-rel="paragraph" draw:ole-draw-aspect="1"/>
    </style:style>
    <style:style style:name="fr10" style:family="graphic" style:parent-style-name="OLE">
      <style:graphic-properties fo:margin-left="0cm" fo:margin-right="0cm" style:vertical-pos="from-top" style:horizontal-pos="from-left" style:horizontal-rel="paragraph" draw:ole-draw-aspect="1"/>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fo:margin-left="0cm" fo:margin-right="0cm" style:vertical-pos="middle" style:vertical-rel="text" style:horizontal-pos="from-left" style:horizontal-rel="paragraph-content" fo:background-color="transparent" draw:fill="none" draw:fill-color="#ffffff" dra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ur of iMath functionality</text:p>
      <text:p text:style-name="Subtitle">© 20<text:span text:style-name="T137">20</text:span> Jan Rheinländer, <text:span text:style-name="T80">Vladislav Kosolapov</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63551_4024249278" text:style-name="Index_20_Link" text:visited-style-name="Index_20_Link"><text:s/>1. Getting started</text:a><text:tab/>2</text:p>
          <text:p text:style-name="P36"><text:a xlink:type="simple" xlink:href="#__RefHeading___Toc63553_4024249278" text:style-name="Index_20_Link" text:visited-style-name="Index_20_Link"><text:s/>1.1. Numeric evaluation of equations</text:a><text:tab/>2</text:p>
          <text:p text:style-name="P36"><text:a xlink:type="simple" xlink:href="#__RefHeading___Toc7370_443496290" text:style-name="Index_20_Link" text:visited-style-name="Index_20_Link"><text:s/>1.2. Other ways of creating an iFormula</text:a><text:tab/>3</text:p>
          <text:p text:style-name="P36"><text:a xlink:type="simple" xlink:href="#__RefHeading___Toc63555_4024249278" text:style-name="Index_20_Link" text:visited-style-name="Index_20_Link"><text:s/>1.3. Formatting</text:a><text:tab/>3</text:p>
          <text:p text:style-name="P36"><text:a xlink:type="simple" xlink:href="#__RefHeading___Toc63557_4024249278" text:style-name="Index_20_Link" text:visited-style-name="Index_20_Link"><text:s/>1.4. Accessing other equations</text:a><text:tab/>4</text:p>
          <text:p text:style-name="P36"><text:a xlink:type="simple" xlink:href="#__RefHeading___Toc4455_1618827922" text:style-name="Index_20_Link" text:visited-style-name="Index_20_Link"><text:s/>1.5. Constants</text:a><text:tab/>5</text:p>
          <text:p text:style-name="P36"><text:a xlink:type="simple" xlink:href="#__RefHeading___Toc7423_443496290" text:style-name="Index_20_Link" text:visited-style-name="Index_20_Link"><text:s/>1.6. Making a fresh start</text:a><text:tab/>6</text:p>
          <text:p text:style-name="P34"><text:a xlink:type="simple" xlink:href="#__RefHeading__4308_217044533" text:style-name="Index_20_Link" text:visited-style-name="Index_20_Link"><text:s/>2. Working with physical quantities</text:a><text:tab/>6</text:p>
          <text:p text:style-name="P34"><text:a xlink:type="simple" xlink:href="#__RefHeading__4310_217044533" text:style-name="Index_20_Link" text:visited-style-name="Index_20_Link"><text:s/>3. User defined functions</text:a><text:tab/>7</text:p>
          <text:p text:style-name="P34"><text:a xlink:type="simple" xlink:href="#__RefHeading__4312_217044533" text:style-name="Index_20_Link" text:visited-style-name="Index_20_Link"><text:s/>4. Asking for values of variables</text:a><text:tab/>8</text:p>
          <text:p text:style-name="P34"><text:a xlink:type="simple" xlink:href="#__RefHeading__4314_217044533" text:style-name="Index_20_Link" text:visited-style-name="Index_20_Link"><text:s/>5. Symbolic computations</text:a><text:tab/>9</text:p>
          <text:p text:style-name="P36"><text:a xlink:type="simple" xlink:href="#__RefHeading__2155_1754824900" text:style-name="Index_20_Link" text:visited-style-name="Index_20_Link"><text:s/>5.1. Example: Solving a quadratic equation</text:a><text:tab/>9</text:p>
          <text:p text:style-name="P36"><text:a xlink:type="simple" xlink:href="#__RefHeading__2157_1754824900" text:style-name="Index_20_Link" text:visited-style-name="Index_20_Link"><text:s/>5.2. Example: Finding the extrema of a function</text:a><text:tab/>11</text:p>
          <text:p text:style-name="P36"><text:a xlink:type="simple" xlink:href="#__RefHeading__2159_1754824900" text:style-name="Index_20_Link" text:visited-style-name="Index_20_Link"><text:s/>5.3. Library of substitutions</text:a><text:tab/>12</text:p>
          <text:p text:style-name="P36"><text:a xlink:type="simple" xlink:href="#__RefHeading__2161_1754824900" text:style-name="Index_20_Link" text:visited-style-name="Index_20_Link"><text:s/>5.4. Analysis</text:a><text:tab/>12</text:p>
          <text:p text:style-name="P35"><text:a xlink:type="simple" xlink:href="#__RefHeading__2278_1754824900" text:style-name="Index_20_Link" text:visited-style-name="Index_20_Link"><text:s/>5.4.1. Example: Heat transfer by conduction</text:a><text:tab/>13</text:p>
          <text:p text:style-name="P35"><text:a xlink:type="simple" xlink:href="#__RefHeading__2280_1754824900" text:style-name="Index_20_Link" text:visited-style-name="Index_20_Link"><text:s/>5.4.2. Symbolic integration</text:a><text:tab/>13</text:p>
          <text:p text:style-name="P34"><text:a xlink:type="simple" xlink:href="#__RefHeading___Toc4618_1200599639" text:style-name="Index_20_Link" text:visited-style-name="Index_20_Link"><text:s/>6. Explaining results</text:a><text:tab/>14</text:p>
          <text:p text:style-name="P34"><text:a xlink:type="simple" xlink:href="#__RefHeading___Toc4461_1618827922" text:style-name="Index_20_Link" text:visited-style-name="Index_20_Link"><text:s/>7. Sums</text:a><text:tab/>15</text:p>
          <text:p text:style-name="P34"><text:a xlink:type="simple" xlink:href="#__RefHeading__4316_217044533" text:style-name="Index_20_Link" text:visited-style-name="Index_20_Link"><text:s/>8. Matrices</text:a><text:tab/>15</text:p>
          <text:p text:style-name="P34"><text:a xlink:type="simple" xlink:href="#__RefHeading__4318_217044533" text:style-name="Index_20_Link" text:visited-style-name="Index_20_Link"><text:s/>9. Conditionals</text:a><text:tab/>16</text:p>
          <text:p text:style-name="P34"><text:a xlink:type="simple" xlink:href="#__RefHeading__4320_217044533" text:style-name="Index_20_Link" text:visited-style-name="Index_20_Link"><text:s/>10. Graphs</text:a><text:tab/>16</text:p>
          <text:p text:style-name="P36"><text:a xlink:type="simple" xlink:href="#__RefHeading__2163_1754824900" text:style-name="Index_20_Link" text:visited-style-name="Index_20_Link"><text:s/>10.1. Overview</text:a><text:tab/>16</text:p>
          <text:p text:style-name="P36"><text:a xlink:type="simple" xlink:href="#__RefHeading__2165_1754824900" text:style-name="Index_20_Link" text:visited-style-name="Index_20_Link"><text:s/>10.2. Graphing an implicit function</text:a><text:tab/>18</text:p>
          <text:p text:style-name="P36"><text:a xlink:type="simple" xlink:href="#__RefHeading___Toc3791_1651198424" text:style-name="Index_20_Link" text:visited-style-name="Index_20_Link"><text:s/>10.3. Graphs and units</text:a><text:tab/>19</text:p>
          <text:p text:style-name="P34"><text:a xlink:type="simple" xlink:href="#__RefHeading__4322_217044533" text:style-name="Index_20_Link" text:visited-style-name="Index_20_Link"><text:s/>11. Iterative solving of equations</text:a><text:tab/>19</text:p>
          <text:p text:style-name="P36"><text:a xlink:type="simple" xlink:href="#__RefHeading__2167_1754824900" text:style-name="Index_20_Link" text:visited-style-name="Index_20_Link"><text:s/>11.1. Task</text:a><text:tab/>19</text:p>
          <text:p text:style-name="P36"><text:a xlink:type="simple" xlink:href="#__RefHeading__2171_1754824900" text:style-name="Index_20_Link" text:visited-style-name="Index_20_Link"><text:s/>11.2. Solution</text:a><text:tab/>20</text:p>
          <text:p text:style-name="P34"><text:a xlink:type="simple" xlink:href="#__RefHeading__4324_217044533" text:style-name="Index_20_Link" text:visited-style-name="Index_20_Link"><text:s/>12. Master documents</text:a><text:tab/>21</text:p>
          <text:p text:style-name="P34"><text:a xlink:type="simple" xlink:href="#__RefHeading___Toc4463_1618827922" text:style-name="Index_20_Link" text:visited-style-name="Index_20_Link"><text:s/>13. Beautifying your documents</text:a><text:tab/>22</text:p>
          <text:p text:style-name="P36"><text:a xlink:type="simple" xlink:href="#__RefHeading___Toc4465_1618827922" text:style-name="Index_20_Link" text:visited-style-name="Index_20_Link"><text:s/>13.1. Automatic bracket scaling</text:a><text:tab/>22</text:p>
          <text:p text:style-name="P36"><text:a xlink:type="simple" xlink:href="#__RefHeading___Toc4467_1618827922" text:style-name="Index_20_Link" text:visited-style-name="Index_20_Link"><text:s/>13.2. Formula font</text:a><text:tab/>22</text:p>
          <text:p text:style-name="P36"><text:a xlink:type="simple" xlink:href="#__RefHeading___Toc86847_3048484734" text:style-name="Index_20_Link" text:visited-style-name="Index_20_Link"><text:s/>13.3. Automatic fraction sizing</text:a><text:tab/>22</text:p>
          <text:p text:style-name="P36"><text:a xlink:type="simple" xlink:href="#__RefHeading___Toc4469_1618827922" text:style-name="Index_20_Link" text:visited-style-name="Index_20_Link"><text:s/>13.4. Automatic text mode</text:a><text:tab/>22</text:p>
          <text:p text:style-name="P34"><text:a xlink:type="simple" xlink:href="#__RefHeading__4326_217044533" text:style-name="Index_20_Link" text:visited-style-name="Index_20_Link"><text:s/>14. Further information</text:a><text:tab/>23</text:p>
          <text:p text:style-name="P34"><text:a xlink:type="simple" xlink:href="#__RefHeading__4328_217044533" text:style-name="Index_20_Link" text:visited-style-name="Index_20_Link"><text:s/>15. Pitfalls</text:a><text:tab/>23</text:p>
          <text:p text:style-name="P36"><text:a xlink:type="simple" xlink:href="#__RefHeading__2282_1754824900" text:style-name="Index_20_Link" text:visited-style-name="Index_20_Link"><text:s/>15.1. Multiple possible values for evaluations</text:a><text:tab/>23</text:p>
          <text:p text:style-name="P36"><text:a xlink:type="simple" xlink:href="#__RefHeading__2284_1754824900" text:style-name="Index_20_Link" text:visited-style-name="Index_20_Link"><text:s/>15.2. Library equations</text:a><text:tab/>23</text:p>
          <text:p text:style-name="P36"><text:a xlink:type="simple" xlink:href="#__RefHeading__2286_1754824900" text:style-name="Index_20_Link" text:visited-style-name="Index_20_Link"><text:s/>15.3. Temperatures</text:a><text:tab/>23</text:p>
        </text:index-body>
      </text:table-of-content>
      <text:p text:style-name="First_20_line_20_indent"/>
      <text:h text:style-name="P72" text:outline-level="1"><text:bookmark-start text:name="__RefHeading___Toc63551_4024249278"/>Getting started<text:bookmark-end text:name="__RefHeading___Toc63551_4024249278"/></text:h>
      <text:h text:style-name="Heading_20_2" text:outline-level="2"><text:bookmark-start text:name="__RefHeading___Toc63553_4024249278"/>Numeric evaluation of equations<text:bookmark-end text:name="__RefHeading___Toc63553_4024249278"/></text:h>
      <text:p text:style-name="First_20_line_20_indent">The iMath extension enhances LibreOffice and OpenOffice Writer to do numeric and symbolic calculations.<text:note text:id="ftn1" text:note-class="footnote"><text:note-citation>1</text:note-citation><text:note-body><text:p text:style-name="Footnote"><text:s/>iMath is not implemented for Calc becau<text:span text:style-name="T73">se </text:span><text:a xlink:type="simple" xlink:href="http://cdeval.free.fr/spip.php?article132" text:style-name="Internet_20_link" text:visited-style-name="Visited_20_Internet_20_Link">CmathOOoCAS</text:a><text:span text:style-name="T73"> provide</text:span>s the same functionality already.</text:p></text:note-body></text:note> It is possible to write down equations and obtain the numerical value of variables. For example:</text:p>
      <text:p text:style-name="First_20_line_20_indent"><draw:frame draw:style-name="fr2" draw:name="Objekt1" text:anchor-type="as-char" svg:width="2.859cm" svg:height="1.621cm" draw:z-index="19"><draw:object xlink:href="./Object 1" xlink:type="simple" xlink:show="embed" xlink:actuate="onLoad"/><draw:image xlink:href="./ObjectReplacements/Object 1" xlink:type="simple" xlink:show="embed" xlink:actuate="onLoad"/></draw:frame></text:p>
      <text:p text:style-name="First_20_line_20_indent">The value of <text:span text:style-name="Variable"><text:span text:style-name="T2">z</text:span></text:span> is <draw:frame draw:style-name="fr2" draw:name="Objekt4" text:anchor-type="as-char" svg:width="1.087cm" svg:height="0.482cm" draw:z-index="0"><draw:object xlink:href="./Object 4" xlink:type="simple" xlink:show="embed" xlink:actuate="onLoad"/><draw:image xlink:href="./ObjectReplacements/Object 4" xlink:type="simple" xlink:show="embed" xlink:actuate="onLoad"/></draw:frame>.</text:p>
      <text:p text:style-name="P1">To obtain these lines, put the cursor into the place where the iFormula should appear. There are three ways to insert a new iFormula:</text:p>
      <text:list xml:id="list4041665528" text:style-name="L1">
        <text:list-item>
          <text:p text:style-name="P38"><text:span text:style-name="T48"><text:s/></text:span><text:span text:style-name="iMathGui"><text:span text:style-name="T34">iMath</text:span></text:span><text:span text:style-name="T34"> </text:span><text:span text:style-name="iMathGui"><text:span text:style-name="T34">Insert</text:span></text:span><text:span text:style-name="T34"> </text:span><text:span text:style-name="iMathGui"><text:span text:style-name="T34">iFormula</text:span></text:span><text:span text:style-name="T34"> </text:span><text:span text:style-name="T48">in the menu</text:span><text:span text:style-name="T46">;</text:span></text:p>
        </text:list-item>
        <text:list-item>
          <text:p text:style-name="P38"><text:span text:style-name="T48"><text:s/></text:span><text:span text:style-name="iMathGui"><text:span text:style-name="T34">Insert iFormula</text:span></text:span><text:span text:style-name="T48"> in </text:span><text:span text:style-name="T47">the </text:span><text:span text:style-name="T46">right-click context menu </text:span><text:span text:style-name="T50">(when nothing is selected)</text:span><text:span text:style-name="T46">;</text:span></text:p>
        </text:list-item>
        <text:list-item>
          <text:p text:style-name="P39"><text:span text:style-name="T34"><text:s/></text:span><text:span text:style-name="iMathGui"><text:span text:style-name="T34">Insert</text:span></text:span><text:span text:style-name="T34"> </text:span><text:span text:style-name="T2">button on the </text:span><text:span text:style-name="T34">iMath </text:span><text:span text:style-name="T2">toolbar.</text:span></text:p>
        </text:list-item>
      </text:list>
      <text:p text:style-name="P1">Enter the following into the <text:span text:style-name="iMathGui">Insert iFormula</text:span> dialog that appears:</text:p>
      <text:list xml:id="list3682808613" text:style-name="L2">
        <text:list-item>
          <text:list>
            <text:list-item>
              <text:p text:style-name="P40">Enter the formula text <text:span text:style-name="Source_20_Text">x=2</text:span>. Press the <text:span text:style-name="iMathGui">Create</text:span> button. The formula is created, but the dialog remains open to create more formulas.</text:p>
            </text:list-item>
            <text:list-item>
              <text:p text:style-name="P40">Enter formula text <text:span text:style-name="Source_20_Text">y=4</text:span>. Press the <text:span text:style-name="iMathGui">Create</text:span> button. If you want to join the formulas into a single Math object, press <text:span text:style-name="iMathGui">Create+Merge</text:span> instead.</text:p>
            </text:list-item>
            <text:list-item>
              <text:p text:style-name="P40">Enter <text:span text:style-name="Source_20_Text">z=sqrt{x^2 + y^2}</text:span>. Press the <text:span text:style-name="iMathGui">Create+OK</text:span> button. The dialog closes. If you want to merge as well, press <text:span text:style-name="iMathGui">Create+Merge</text:span>, then <text:span text:style-name="iMathGui">Stop</text:span>.</text:p>
            </text:list-item>
            <text:list-item>
              <text:p text:style-name="P40">By default, iMath automatically recalculates the whole document if you change any iFormula. If you have merged the iFormulas into a single Math object, they will be automatically aligned at the equals sign.</text:p>
            </text:list-item>
            <text:list-item>
              <text:p text:style-name="P40">To put the value of the variable <text:span text:style-name="Variable">z</text:span> into the text, choose <text:span text:style-name="iMathGui">Evaluation only</text:span> in the <text:span text:style-name="iMathGui">Insert iFormula</text:span> dialog and enter <text:span text:style-name="Source_20_Text">z</text:span> as the formula text. Press the <text:span text:style-name="iMathGui">Create+OK</text:span> button. If you choose the option <text:span text:style-name="iMathGui">Evaluation</text:span>, then iMath will print <text:span text:style-name="Source_20_Text">z=&lt;value&gt;</text:span> instead of just the value.</text:p>
            </text:list-item>
            <text:list-item>
              <text:p text:style-name="P41">If you decide later that you would like to merge iFormulas, you can use <text:span text:style-name="iMathGui">Merge</text:span> (available <text:span text:style-name="T82">in</text:span> <text:span text:style-name="T1">t</text:span>he iMath menu and the right-click context menu) to put the separate iFormulas into a single Math object. The <text:span text:style-name="T81">contents of the </text:span>selected iFormula will be added to the previous iFormula. Watch out: It does not matter how much other text there is between these two iFormulas! </text:p>
            </text:list-item>
            <text:list-item>
              <text:p text:style-name="P40">If you double-click on the created iFormulas, you will see that the formula text which you entered is present in the form of a comment, e.g.</text:p>
              <text:p text:style-name="P40"><text:span text:style-name="Source_20_Text">%%ii @1@ EQDEF x=2</text:span></text:p>
              <text:p text:style-name="P40">You can simply edit the formula definition (after the <text:span text:style-name="Source_20_Text">EQDEF</text:span> keyword) to change the formula. In another line you can see the textual representation of the iFormula (marked by a <text:span text:style-name="Source_20_Text">%%gg</text:span> at the end of the line). <text:s/>Editing this is pointless because it will be overwritten by <text:soft-page-break/>the next recalculation. After closing the edit window, iMath triggers a recalculation and your changes will become visible in the document.</text:p>
            </text:list-item>
          </text:list>
        </text:list-item>
      </text:list>
      <text:p text:style-name="First_20_line_20_indent">The recommended way to edit an iFormula is to use the <text:span text:style-name="iMathGui">Edit iFormula</text:span> dialog. It allows you to step through the iFormula line-by-line and to see the effect of changes immediately, either by pressing <text:span text:style-name="iMathGui">Apply</text:span> or by simply moving to another line of the iFormula.</text:p>
      <text:p text:style-name="P12">Experiment with these iFormulas. For example, edit the iFormula and change the line reading <text:span text:style-name="Source_20_Text">x=2</text:span> to <text:span text:style-name="Source_20_Text">x=3</text:span>. Then press <text:span text:style-name="iMathGui">Apply</text:span>. The new value of <text:span text:style-name="Variable">z</text:span> will be displayed.</text:p>
      <text:p text:style-name="P13">NOTE! iFormulas must always be anchored “as character”, otherwise their order in the text flow will be undefined. This happens automatically when you use the <text:span text:style-name="iMathGui">Insert iFormula</text:span> dialog to create iFormulas. You should never create them manually be editing a “normal” Math formula (but copy and paste of an existing iFormula is OK).</text:p>
      <text:p text:style-name="P11">If you do not want iMath to automatically recalculate the whole document after every change, you can turn it off in <text:span text:style-name="iMathGui">Tools</text:span> <text:span text:style-name="iMathGui">Options</text:span> <text:span text:style-name="iMathGui">Writer</text:span> <text:span text:style-name="iMathGui">iMath global settings</text:span>. Then you can choose <text:span text:style-name="iMathGui">Recalculate</text:span> from the menu or toolbar whenever you want to update the textual representation of the iFormulas.</text:p>
      <text:h text:style-name="P73" text:outline-level="2"><text:bookmark-start text:name="__RefHeading___Toc7370_443496290"/>Other ways of creating an iFormula<text:bookmark-end text:name="__RefHeading___Toc7370_443496290"/></text:h>
      <text:p text:style-name="P20"><text:span text:style-name="T30">To create </text:span><text:span text:style-name="T43">a </text:span><text:span text:style-name="T30">new iFormula</text:span><text:span text:style-name="T31"> </text:span><text:span text:style-name="T30">you </text:span><text:span text:style-name="T31">may </text:span><text:span text:style-name="T53">also</text:span><text:span text:style-name="T31"> type </text:span><text:span text:style-name="T43">the formula text</text:span><text:span text:style-name="T31"> into the document, and then transform it to </text:span><text:span text:style-name="T53">an</text:span><text:span text:style-name="T32"> </text:span><text:span text:style-name="T31">iFormula </text:span><text:span text:style-name="T30">in-place</text:span><text:span text:style-name="T31">. </text:span><text:span text:style-name="T53">As an example, use the text </text:span><text:span text:style-name="Source_20_Text">x=2</text:span><text:span text:style-name="T31"> <text:s/>Select this </text:span><text:span text:style-name="T32">text fragment</text:span><text:span text:style-name="T31"> </text:span><text:span text:style-name="T37">(or any other) </text:span><text:span text:style-name="T31">and </text:span><text:span text:style-name="T32">open the </text:span><text:span text:style-name="iMathGui"><text:span text:style-name="T32">Insert iFormula</text:span></text:span><text:span text:style-name="T32"> dialog. </text:span><text:span text:style-name="T33">Or you may use the </text:span><text:span text:style-name="iMathGui"><text:span text:style-name="T33">Express Insert</text:span></text:span><text:span text:style-name="T33"> button i</text:span><text:span text:style-name="T38">n</text:span><text:span text:style-name="T33">stead (the one with the lightning on it). This will insert an iFormula into the document without opening the </text:span><text:span text:style-name="iMathGui"><text:span text:style-name="T33">Insert iFormula</text:span></text:span><text:span text:style-name="T33"> dialog.</text:span></text:p>
      <text:p text:style-name="P20"><text:span text:style-name="T33">If you have </text:span><text:span text:style-name="T35">a </text:span><text:span text:style-name="T33">Math object with </text:span><text:span text:style-name="T35">an </text:span><text:span text:style-name="T33">expression or </text:span><text:span text:style-name="T35">an </text:span><text:span text:style-name="T33">equation in the document, you may </text:span><text:span text:style-name="T36">convert</text:span><text:span text:style-name="T33"> </text:span><text:span text:style-name="T35">it</text:span><text:span text:style-name="T33"> to </text:span><text:span text:style-name="T54">an</text:span><text:span text:style-name="T33"> iFormula. To do this select </text:span><text:span text:style-name="T36">the </text:span><text:span text:style-name="T33">Math formula </text:span><text:span text:style-name="T36">first, e. g. this one</text:span><text:span text:style-name="T33">: </text:span><text:span text:style-name="T33"><draw:frame draw:style-name="fr3" draw:name="Объект12" text:anchor-type="as-char" svg:width="1.379cm" svg:height="0.579cm" draw:z-index="20"><draw:object xlink:href="./Object 30" xlink:type="simple" xlink:show="embed" xlink:actuate="onLoad"/><draw:image xlink:href="./ObjectReplacements/Object 30" xlink:type="simple" xlink:show="embed" xlink:actuate="onLoad"/><svg:desc>Formel</svg:desc></draw:frame></text:span><text:span text:style-name="T33">. </text:span><text:span text:style-name="T45">After that</text:span><text:span text:style-name="T33"> </text:span><text:span text:style-name="T34">open the </text:span><text:span text:style-name="iMathGui"><text:span text:style-name="T34">iMath</text:span></text:span><text:span text:style-name="T34"> </text:span><text:span text:style-name="iMathGui"><text:span text:style-name="T34">Insert</text:span></text:span><text:span text:style-name="T34"> </text:span><text:span text:style-name="iMathGui"><text:span text:style-name="T34">Convert to iFormula</text:span></text:span><text:span text:style-name="T34"> </text:span><text:span text:style-name="T44">menu entry</text:span><text:span text:style-name="T33">. </text:span><text:span text:style-name="T45">Or you may access it in the right-click context menu.</text:span></text:p>
      <text:h text:style-name="P74" text:outline-level="2"><text:bookmark-start text:name="__RefNumPara__27646_4089079758"/><text:bookmark-start text:name="__RefHeading___Toc63555_4024249278"/>Formatting<text:bookmark-end text:name="__RefNumPara__27646_4089079758"/><text:bookmark-end text:name="__RefHeading___Toc63555_4024249278"/></text:h>
      <text:p text:style-name="P2">The textual formatting of equations can be influenced by a number of settings <text:span text:style-name="T92">which can be accessed in the following menus</text:span></text:p>
      <text:list xml:id="list2796012830" text:style-name="L3">
        <text:list-item>
          <text:p text:style-name="P42"><text:s/><text:span text:style-name="iMathGui">Tools</text:span> <text:span text:style-name="iMathGui">Options</text:span> <text:span text:style-name="iMathGui">Writer</text:span> <text:span text:style-name="iMathGui">iMath default </text:span><text:span text:style-name="iMathGui"><text:span text:style-name="T92">settings</text:span></text:span><text:span text:style-name="T92"> – the default settings for new documents (stored in iMath)</text:span></text:p>
        </text:list-item>
        <text:list-item>
          <text:p text:style-name="P43"><text:span text:style-name="T93"><text:s/></text:span><text:span text:style-name="iMathGui"><text:span text:style-name="T93">iMath</text:span></text:span><text:span text:style-name="T93"> </text:span><text:span text:style-name="iMathGui"><text:span text:style-name="T93">Settings</text:span></text:span><text:span text:style-name="T93"> – </text:span>the document-specific settings <text:span text:style-name="T93">(stored in the document)</text:span></text:p>
        </text:list-item>
        <text:list-item>
          <text:p text:style-name="P44"><text:span text:style-name="T93"><text:s/></text:span><text:span text:style-name="iMathGui"><text:span text:style-name="T93">iMath</text:span></text:span> <text:span text:style-name="iMathGui">Insert</text:span> <text:span text:style-name="iMathGui"><text:span text:style-name="T91">Set options</text:span></text:span><text:span text:style-name="T91"> – </text:span>the <text:span text:style-name="T95">local settings specified for a part of the document</text:span> (<text:span text:style-name="T94">s</text:span>tarting from the point where you insert it)</text:p>
        </text:list-item>
        <text:list-item>
          <text:p text:style-name="P45"><text:span text:style-name="T95"><text:s/></text:span><text:span text:style-name="iMathGui"><text:span text:style-name="T93">iMath</text:span></text:span><text:span text:style-name="T95"> </text:span><text:span text:style-name="iMathGui"><text:span text:style-name="T96">Format</text:span></text:span><text:span text:style-name="T96"> – </text:span>the <text:span text:style-name="T95">iFormula-specific settings (stored in the iFormula)</text:span></text:p>
        </text:list-item>
      </text:list>
      <text:p text:style-name="P23">Each of them lets you configure the following options</text:p>
      <text:list xml:id="list2024586471" text:style-name="L4">
        <text:list-item>
          <text:p text:style-name="P46"><text:s/><text:span text:style-name="iMathGui">Automatic formatting</text:span>. By default, iMath preserves your formula formatting as far as possible (<text:span text:style-name="iMathGui">Automatic formatting</text:span> is turned off). This means that when you create an equation, the identical text you entered will be used as the text displayed. Of course, this is not always possible, for example, when you reference another equation in your equation definition. In this case, and when you turn on the option <text:span text:style-name="iMathGui">Automatic formatting</text:span>, <text:span text:style-name="T120">i</text:span><text:span text:style-name="T119">Math will try to format your equation for you. </text:span><text:span text:style-name="T120">W</text:span>hen <text:span text:style-name="iMathGui">Automatic formatting</text:span> is turned on, iMath may <text:span text:style-name="T118">also </text:span>evaluate or s<text:span text:style-name="T90">i</text:span>mplify your formula <text:span text:style-name="T83">if it doesn’t lead to loss of precision. Here is an </text:span><text:soft-page-break/><text:span text:style-name="T83">example:</text:span> <draw:frame draw:style-name="fr1" draw:name="Objekt56" text:anchor-type="as-char" svg:width="2.693cm" svg:height="0.572cm" draw:z-index="21"><draw:object xlink:href="./Object 72" xlink:type="simple" xlink:show="embed" xlink:actuate="onLoad"/><draw:image xlink:href="./ObjectReplacements/Object 72" xlink:type="simple" xlink:show="embed" xlink:actuate="onLoad"/></draw:frame><text:s/><text:span text:style-name="T118">(without </text:span><text:span text:style-name="iMathGui"><text:span text:style-name="T118">Automatic formatting</text:span></text:span><text:span text:style-name="T127">) and </text:span><draw:frame draw:style-name="fr1" draw:name="Objekt62" text:anchor-type="as-char" svg:width="1.9cm" svg:height="0.52cm" draw:z-index="22"><draw:object xlink:href="./Object 76" xlink:type="simple" xlink:show="embed" xlink:actuate="onLoad"/><draw:image xlink:href="./ObjectReplacements/Object 76" xlink:type="simple" xlink:show="embed" xlink:actuate="onLoad"/><svg:desc>Formel</svg:desc></draw:frame><text:s/><text:span text:style-name="T118">(with <text:s/></text:span><text:span text:style-name="iMathGui"><text:span text:style-name="T118">Automatic formatting</text:span></text:span><text:span text:style-name="T127">).</text:span></text:p>
        </text:list-item>
        <text:list-item>
          <text:p text:style-name="P47"><text:s/><text:span text:style-name="iMathGui">Automatic alignment</text:span>. Whenever you merge several iFormulas into a single block, iMath will align the left- and right-hand sides of the equations at the equals sign.</text:p>
        </text:list-item>
        <text:list-item>
          <text:p text:style-name="P48"><text:s/><text:span text:style-name="iMathGui">Automatic chaining</text:span>. Omits the left<text:span text:style-name="T84">-</text:span>hand side of an equation if it is identical to the left<text:span text:style-name="T84">-</text:span>hand side of the equation directly preceding it inside a block with multiple equations.</text:p>
        </text:list-item>
        <text:list-item>
          <text:p text:style-name="P48"><text:s/><text:span text:style-name="iMathGui">Units</text:span>. Tell iMath what units should <text:span text:style-name="T84">be </text:span>use<text:span text:style-name="T84">d</text:span> by default in the output (see section <text:bookmark-ref text:reference-format="number" text:ref-name="__RefHeading__4308_217044533"> 2</text:bookmark-ref><text:s/>below).</text:p>
        </text:list-item>
        <text:list-item>
          <text:p text:style-name="P48"><text:s/><text:span text:style-name="iMathGui">Precision</text:span>. The precision (total number of digits) with which floating point numbers are printed. <text:span text:style-name="T86">The default value is 4.</text:span> <text:span text:style-name="T85">Example: </text:span><text:span text:style-name="T85"><draw:frame draw:style-name="fr1" draw:name="Объект15" text:anchor-type="as-char" svg:width="1.9cm" svg:height="0.52cm" draw:z-index="23"><draw:object xlink:href="./Object 75" xlink:type="simple" xlink:show="embed" xlink:actuate="onLoad"/><draw:image xlink:href="./ObjectReplacements/Object 75" xlink:type="simple" xlink:show="embed" xlink:actuate="onLoad"/><svg:desc>формула</svg:desc></draw:frame></text:span><text:span text:style-name="T85">.</text:span></text:p>
        </text:list-item>
        <text:list-item>
          <text:p text:style-name="P48"><text:s/><text:span text:style-name="iMathGui">Fixed point notation</text:span>. You can decide whether you want the precision to specify the total number of digits (before and after the decimal marker) or only the number of digits after the decimal marker (fixed point notation). <text:span text:style-name="T85">Example: </text:span><text:span text:style-name="T85"><draw:frame draw:style-name="fr1" draw:name="Объект17" text:anchor-type="as-char" svg:width="2.962cm" svg:height="0.52cm" draw:z-index="24"><draw:object xlink:href="./Object 71" xlink:type="simple" xlink:show="embed" xlink:actuate="onLoad"/><draw:image xlink:href="./ObjectReplacements/Object 71" xlink:type="simple" xlink:show="embed" xlink:actuate="onLoad"/><svg:desc>формула</svg:desc></draw:frame></text:span><text:span text:style-name="T85">.</text:span></text:p>
        </text:list-item>
        <text:list-item>
          <text:p text:style-name="P48"><text:s/><text:span text:style-name="iMathGui">Fixed </text:span><text:span text:style-name="iMathGui"><text:span text:style-name="T87">exponent</text:span></text:span>. <text:span text:style-name="T87">The power of 10 that is used as a fixed multiplier for <text:s/>floating point numbers</text:span>. <text:span text:style-name="T85">Example: </text:span><text:span text:style-name="T85"><draw:frame draw:style-name="fr1" draw:name="Объект19" text:anchor-type="as-char" svg:width="2.849cm" svg:height="0.52cm" draw:z-index="25"><draw:object xlink:href="./Object 68" xlink:type="simple" xlink:show="embed" xlink:actuate="onLoad"/><draw:image xlink:href="./ObjectReplacements/Object 68" xlink:type="simple" xlink:show="embed" xlink:actuate="onLoad"/><svg:desc>формула</svg:desc></draw:frame></text:span><text:span text:style-name="T85">. Note that the fifth digit is a zero because precision is set to 4.</text:span></text:p>
        </text:list-item>
        <text:list-item>
          <text:p text:style-name="P48"><text:span text:style-name="T26"><text:s/></text:span><text:span text:style-name="iMathGui"><text:span text:style-name="T27">Show labels</text:span></text:span><text:span text:style-name="T27">. When this option is </text:span><text:span text:style-name="T49">turned on</text:span><text:span text:style-name="T27"> the label is placed near the equation (see section </text:span><text:span text:style-name="T27"><text:bookmark-ref text:reference-format="number" text:ref-name="__RefNumPara__51610_4024249278"> 1.4</text:bookmark-ref></text:span><text:span text:style-name="T27"><text:s/>below).</text:span></text:p>
        </text:list-item>
      </text:list>
      <text:p text:style-name="P15">If you combine the <text:span text:style-name="T121">options</text:span> <text:span text:style-name="iMathGui">Precision</text:span>, <text:span text:style-name="iMathGui">Fixed point notation</text:span> and <text:span text:style-name="iMathGui">Fixed </text:span><text:span text:style-name="iMathGui"><text:span text:style-name="T87">exponent</text:span></text:span>, you can <text:span text:style-name="T97">adjust</text:span> the desired <text:span text:style-name="T88">representation</text:span> of<text:span text:style-name="T88"> floating point numbers. For example, if you wish to print all values with fixed 3 digits after the decimal point you should set </text:span><text:span text:style-name="iMathGui">Precision</text:span><text:span text:style-name="T89">=3 and turn on </text:span><text:span text:style-name="iMathGui">Fixed point notation</text:span><text:span text:style-name="T97">: </text:span><text:span text:style-name="T97"><draw:frame draw:style-name="fr1" draw:name="Объект21" text:anchor-type="as-char" svg:width="3.062cm" svg:height="0.572cm" draw:z-index="30"><draw:object xlink:href="./Object 74" xlink:type="simple" xlink:show="embed" xlink:actuate="onLoad"/><draw:image xlink:href="./ObjectReplacements/Object 74" xlink:type="simple" xlink:show="embed" xlink:actuate="onLoad"/><svg:desc>формула</svg:desc></draw:frame></text:span><text:span text:style-name="T97">, </text:span><text:span text:style-name="T97"><draw:frame draw:style-name="fr1" draw:name="Объект23" text:anchor-type="as-char" svg:width="7.119cm" svg:height="0.566cm" draw:z-index="31"><draw:object xlink:href="./Object 79" xlink:type="simple" xlink:show="embed" xlink:actuate="onLoad"/><draw:image xlink:href="./ObjectReplacements/Object 79" xlink:type="simple" xlink:show="embed" xlink:actuate="onLoad"/><svg:desc>формула</svg:desc></draw:frame></text:span><text:span text:style-name="T97">.</text:span></text:p>
      <text:p text:style-name="P3">If you want an option <text:span text:style-name="T99">(or several options)</text:span> to apply only to a specific <text:span text:style-name="T101">iFormula</text:span>, you can select<text:span text:style-name="T2"> </text:span><text:span text:style-name="T3">this </text:span><text:span text:style-name="T50">iFormula</text:span> and then use the <text:span text:style-name="iMathGui">Format</text:span> dialog. For multi-line formulas the options will be applied to all lines. Exceptions are user-defined equation labels, since having multiple equations with the same label makes no sense.</text:p>
      <text:p text:style-name="P4">If you want to change an option <text:span text:style-name="T99">(or several options)</text:span> for all the following iFormulas, use the <text:span text:style-name="iMathGui"><text:span text:style-name="T91">Set options</text:span></text:span> dialog. It is <text:span text:style-name="T98">also </text:span>available <text:span text:style-name="T99">in</text:span> the right-click context menu (when nothing is selected). For example, you might want to set units to <text:span text:style-name="Source_20_Text">”mm”</text:span> to print all quantities in millimetres: <text:span text:style-name="T121">Open the </text:span><text:reference-mark-start text:name="Set options"/><text:span text:style-name="iMathGui"><text:span text:style-name="T99">Set options</text:span></text:span><text:reference-mark-end text:name="Set options"/><text:span text:style-name="T99"> dialog and type </text:span><text:span text:style-name="Source_20_Text">“mm”</text:span><text:span text:style-name="T99"> in the </text:span><text:span text:style-name="iMathGui"><text:span text:style-name="T99">Units</text:span></text:span><text:span text:style-name="T99"> text field or select it from the drop-down list</text:span>. <text:span text:style-name="T102">As result an “empty” iFormula will appear: </text:span><text:span text:style-name="T102"><draw:frame draw:style-name="fr1" draw:name="Объект24" text:anchor-type="as-char" svg:width="0.201cm" svg:height="0.482cm" draw:z-index="32"><draw:object xlink:href="./Object 81" xlink:type="simple" xlink:show="embed" xlink:actuate="onLoad"/><draw:image xlink:href="./ObjectReplacements/Object 81" xlink:type="simple" xlink:show="embed" xlink:actuate="onLoad"/></draw:frame></text:span>. <text:span text:style-name="T100">The </text:span><text:span text:style-name="iMathGui"><text:span text:style-name="T99">Set options</text:span></text:span><text:span text:style-name="T100"> settings cannot be cancelled. If you want to change this option at a later place in the document, you need to insert a new </text:span><text:span text:style-name="iMathGui"><text:span text:style-name="T99">Set options</text:span></text:span><text:span text:style-name="T99"> iFormula with different settings. We will consider this later in section </text:span><text:span text:style-name="T99"><text:bookmark-ref text:reference-format="number" text:ref-name="__RefHeading__4308_217044533"> 2</text:bookmark-ref></text:span><text:span text:style-name="T99">.</text:span><text:span text:style-name="T99"><draw:frame draw:style-name="fr1" draw:name="Objekt85" text:anchor-type="as-char" svg:width="0.201cm" svg:height="0.467cm" draw:z-index="33"><draw:object xlink:href="./Object 16" xlink:type="simple" xlink:show="embed" xlink:actuate="onLoad"/><draw:image xlink:href="./ObjectReplacements/Object 16" xlink:type="simple" xlink:show="embed" xlink:actuate="onLoad"/></draw:frame></text:span></text:p>
      <text:h text:style-name="P75" text:outline-level="2"><text:bookmark-start text:name="__RefNumPara__51610_4024249278"/><text:bookmark-start text:name="__RefHeading___Toc63557_4024249278"/><text:span text:style-name="T23">Accessing </text:span><text:span text:style-name="T22">o</text:span><text:span text:style-name="T24">ther</text:span><text:span text:style-name="T21"> </text:span><text:span text:style-name="T23">equations</text:span><text:bookmark-end text:name="__RefNumPara__51610_4024249278"/><text:bookmark-end text:name="__RefHeading___Toc63557_4024249278"/></text:h>
      <text:p text:style-name="P7"><text:span text:style-name="T10">When you create a new equation, iMath automatically assigns a unique label to it. This</text:span><text:span text:style-name="T9"> allows you to reuse </text:span><text:span text:style-name="T10">th</text:span><text:span text:style-name="T14">is </text:span><text:span text:style-name="T10">equation</text:span><text:span text:style-name="T9"> later. </text:span><text:span text:style-name="T10">If you wish to</text:span><text:span text:style-name="T78"> assign a </text:span><text:span text:style-name="T8">specific </text:span><text:span text:style-name="T78">label, enter a name</text:span><text:span text:style-name="T8"> (e.g. </text:span><text:span text:style-name="Source_20_Text">eq:important</text:span><text:span text:style-name="T8">) in the </text:span><text:span text:style-name="iMathGui"><text:span text:style-name="T8">Label</text:span></text:span><text:span text:style-name="T8"> field in the </text:span><text:span text:style-name="iMathGui"><text:span text:style-name="T8">Insert iFormula</text:span></text:span><text:span text:style-name="T8"> dialog. </text:span><text:span text:style-name="T55">Y</text:span><text:span text:style-name="T13">ou may </text:span><text:span text:style-name="T55">also </text:span><text:span text:style-name="T12">change the </text:span><text:span text:style-name="T13">l</text:span><text:span text:style-name="T8">abel </text:span><text:span text:style-name="T55">later</text:span><text:span text:style-name="T12"> in the </text:span><text:span text:style-name="iMathGui"><text:span text:style-name="T12">Edit iFormula</text:span></text:span><text:span text:style-name="T12"> dialog </text:span><text:span text:style-name="T13">or by editing the formula text directly</text:span><text:span text:style-name="T12">.</text:span></text:p>
      <table:table table:name="Tabelle4" table:style-name="Tabelle4">
        <table:table-column table:style-name="Tabelle4.A"/>
        <table:table-column table:style-name="Tabelle4.B"/>
        <table:table-header-rows>
          <table:table-row>
            <table:table-cell table:style-name="Tabelle4.A1" office:value-type="string">
              <text:p text:style-name="First_20_line_20_indent"><draw:frame draw:style-name="fr2" draw:name="Object122" text:anchor-type="as-char" svg:width="1.524cm" svg:height="0.482cm" draw:z-index="40"><draw:object xlink:href="./Object 128" xlink:type="simple" xlink:show="embed" xlink:actuate="onLoad"/><draw:image xlink:href="./ObjectReplacements/Object 128" xlink:type="simple" xlink:show="embed" xlink:actuate="onLoad"/><svg:desc>formula</svg:desc></draw:frame></text:p>
            </table:table-cell>
            <table:table-cell table:style-name="Tabelle4.A1" office:value-type="string">
              <text:p text:style-name="First_20_line_20_indent">(<text:sequence text:ref-name="refText0" text:name="Text" text:formula="ooow:Text+1" style:num-format="1">1</text:sequence>)</text:p>
            </table:table-cell>
          </table:table-row>
        </table:table-header-rows>
      </table:table>
      <text:p text:style-name="P9"><text:span text:style-name="T14">Now you</text:span><text:span text:style-name="T7"> can access this equation by inserting an iFormula consisting of </text:span><text:span text:style-name="T55">the</text:span><text:span text:style-name="T7"> label surrounded by </text:span><text:span text:style-name="Source_20_Text">@</text:span><text:span text:style-name="T7"> signs: </text:span><text:span text:style-name="Source_20_Text">@eq:important@</text:span>. <text:span text:style-name="T11">A</text:span><text:span text:style-name="T79">s a result you will get the same equation again: </text:span><text:span text:style-name="T7"><draw:frame draw:style-name="fr1" draw:name="Объект3" text:anchor-type="as-char" svg:width="1.524cm" svg:height="0.482cm" draw:z-index="34"><draw:object xlink:href="./Object 43" xlink:type="simple" xlink:show="embed" xlink:actuate="onLoad"/><draw:image xlink:href="./ObjectReplacements/Object 43" xlink:type="simple" xlink:show="embed" xlink:actuate="onLoad"/><svg:desc>формула</svg:desc></draw:frame></text:span><text:span text:style-name="T7">.</text:span></text:p>
      <text:p text:style-name="P10"><text:span text:style-name="T28">By the way, when you ask for the value of </text:span><text:span text:style-name="T39">a</text:span><text:span text:style-name="T28"> variable </text:span><text:span text:style-name="T39">(or expression)</text:span><text:span text:style-name="T28">, </text:span><text:span text:style-name="T39">you don’t</text:span><text:span text:style-name="T28"> need </text:span><text:span text:style-name="T39">to remember </text:span><text:soft-page-break/><text:span text:style-name="T39">equation labels</text:span><text:span text:style-name="T28">. When iMath tries to find a value it searches for all </text:span><text:span text:style-name="T55">relevant</text:span><text:span text:style-name="T28"> equations created </text:span><text:span text:style-name="T55">earlier</text:span><text:span text:style-name="T28">. E</text:span><text:span text:style-name="T7">quation (</text:span><text:span text:style-name="T7"><text:sequence-ref text:reference-format="value" text:ref-name="refText0">1</text:sequence-ref></text:span><text:span text:style-name="T7">) </text:span><text:span text:style-name="T29">and the very first equation in this document </text:span><text:span text:style-name="T7">define the value of </text:span><text:span text:style-name="Variable"><text:span text:style-name="T7">a</text:span></text:span><text:span text:style-name="T7"> to be </text:span><text:span text:style-name="T7"><draw:frame draw:style-name="fr1" draw:name="Объект10" text:anchor-type="as-char" svg:width="1.004cm" svg:height="0.482cm" draw:z-index="35"><draw:object xlink:href="./Object 55" xlink:type="simple" xlink:show="embed" xlink:actuate="onLoad"/><draw:image xlink:href="./ObjectReplacements/Object 55" xlink:type="simple" xlink:show="embed" xlink:actuate="onLoad"/><svg:desc>формула</svg:desc></draw:frame></text:span><text:span text:style-name="T7">.</text:span></text:p>
      <text:p text:style-name="P22">NOTE! Writer can do automatic equation numbering. To insert a formula with a number, start a new line, type “fn” and then press <text:span text:style-name="iMathGui"><text:span text:style-name="T76">F</text:span></text:span><text:span text:style-name="iMathGui">3</text:span>. You will see a numbered formula appear. You can replace this formula with any iFormula. The number in the equation is stored in the form of a field. To refer to an equation by its number (for example, “as shown in Equation (<text:sequence-ref text:reference-format="value" text:ref-name="refText0">1</text:sequence-ref>)”) <text:span text:style-name="T16">do the following</text:span>: </text:p>
      <text:list xml:id="list798957470" text:style-name="L5">
        <text:list-item>
          <text:p text:style-name="P89"><text:s/><text:span text:style-name="iMathGui">Insert</text:span> <text:span text:style-name="iMathGui">Cross-reference</text:span></text:p>
        </text:list-item>
        <text:list-item>
          <text:p text:style-name="P50">Click on the <text:span text:style-name="iMathGui">References</text:span> tab</text:p>
        </text:list-item>
        <text:list-item>
          <text:p text:style-name="P49">Under <text:span text:style-name="iMathGui">Type</text:span>, select <text:span text:style-name="iMathGui">Text</text:span></text:p>
        </text:list-item>
        <text:list-item>
          <text:p text:style-name="P50">Under <text:span text:style-name="iMathGui">Selection</text:span>, pick the equation number</text:p>
        </text:list-item>
        <text:list-item>
          <text:p text:style-name="P50">Under <text:span text:style-name="iMathGui">Format</text:span>, choose <text:span text:style-name="iMathGui">Reference</text:span></text:p>
        </text:list-item>
        <text:list-item>
          <text:p text:style-name="P50">Click <text:span text:style-name="iMathGui">Insert</text:span></text:p>
        </text:list-item>
      </text:list>
      <text:p text:style-name="P8"><text:span text:style-name="T16">However, </text:span><text:span text:style-name="T17">iMath </text:span><text:span text:style-name="T18">can</text:span><text:span text:style-name="T55">not</text:span><text:span text:style-name="T18"> </text:span><text:span text:style-name="T19">access </text:span><text:span text:style-name="T20">or synchronize </text:span><text:span text:style-name="T55">with</text:span><text:span text:style-name="T18"> </text:span><text:span text:style-name="T16">the number of</text:span><text:span text:style-name="T25"> </text:span><text:span text:style-name="T40">an </text:span><text:span text:style-name="T16">equation made by Write</text:span><text:span text:style-name="T18">r</text:span><text:span text:style-name="T17">.</text:span></text:p>
      <text:p text:style-name="P14"><text:span text:style-name="T20">If</text:span><text:span text:style-name="T7"> </text:span><text:span text:style-name="T20">you want to see the iMath label near </text:span><text:span text:style-name="T6">the</text:span><text:span text:style-name="T5"> equation</text:span><text:span text:style-name="T20"> you </text:span><text:span text:style-name="T15">can </text:span><text:span text:style-name="T5">set the option </text:span><text:span text:style-name="iMathGui"><text:span text:style-name="T20">S</text:span></text:span><text:span text:style-name="iMathGui"><text:span text:style-name="T5">how label</text:span></text:span><text:span text:style-name="iMathGui"><text:span text:style-name="T20">s</text:span></text:span><text:span text:style-name="T20"> in the </text:span><text:span text:style-name="iMathGui"><text:span text:style-name="T20">Format</text:span></text:span><text:span text:style-name="T20"> dialog</text:span><text:span text:style-name="T40">. </text:span><text:span text:style-name="T55">This</text:span><text:span text:style-name="T3"> is not </text:span><text:span text:style-name="T77">necessary</text:span><text:span text:style-name="T3"> for accessing the equations, but it may be useful if you want to find the equation by </text:span><text:span text:style-name="T20">its</text:span><text:span text:style-name="T3"> label. </text:span><text:span text:style-name="T55">The</text:span><text:span text:style-name="T3"> </text:span><text:span text:style-name="iMathGui"><text:span text:style-name="T42">Show labels</text:span></text:span><text:span text:style-name="T42"> option reveals the </text:span><text:span text:style-name="T55">iMath</text:span><text:span text:style-name="T42"> label of the equation</text:span><text:span text:style-name="T41">: </text:span><text:span text:style-name="T41"><draw:frame draw:style-name="fr1" draw:name="Объект13" text:anchor-type="as-char" svg:width="2.378cm" svg:height="0.489cm" draw:z-index="36"><draw:object xlink:href="./Object 26" xlink:type="simple" xlink:show="embed" xlink:actuate="onLoad"/><draw:image xlink:href="./ObjectReplacements/Object 26" xlink:type="simple" xlink:show="embed" xlink:actuate="onLoad"/><svg:desc>формула</svg:desc></draw:frame></text:span><text:span text:style-name="T41">.</text:span></text:p>
      <text:h text:style-name="Heading_20_2" text:outline-level="2"><text:bookmark-start text:name="__RefHeading___Toc4455_1618827922"/>Constants<text:bookmark-end text:name="__RefHeading___Toc4455_1618827922"/></text:h>
      <text:p text:style-name="First_20_line_20_indent">If you want to use mathematical or physical constants in your equations, define them as <text:span text:style-name="iMathGui">Constant</text:span> in the <text:span text:style-name="iMathGui">Insert iFormula</text:span> dialog.</text:p>
      <text:p text:style-name="First_20_line_20_indent"><draw:frame draw:style-name="fr2" draw:name="Objekt3" text:anchor-type="as-char" svg:width="2.579cm" svg:height="2.036cm" draw:z-index="37"><draw:object xlink:href="./Object 3" xlink:type="simple" xlink:show="embed" xlink:actuate="onLoad"/><draw:image xlink:href="./ObjectReplacements/Object 3" xlink:type="simple" xlink:show="embed" xlink:actuate="onLoad"/></draw:frame></text:p>
      <text:p text:style-name="First_20_line_20_indent">Keep in mind that constants are valid throughout the entire document and cannot be cleared like equations <text:span text:style-name="T126">(see the next section)</text:span>. So only use them for universally valid constants!</text:p>
      <text:p text:style-name="P6"><text:span text:style-name="T138">iMath</text:span> contains definitions for the most common constants <text:span text:style-name="Source_20_Text"><text:span text:style-name="T63"><draw:frame draw:style-name="fr1" draw:name="Объект8" text:anchor-type="as-char" svg:width="0.457cm" svg:height="0.247cm" draw:z-index="38"><draw:object xlink:href="./Object 59" xlink:type="simple" xlink:show="embed" xlink:actuate="onLoad"/><draw:image xlink:href="./ObjectReplacements/Object 59" xlink:type="simple" xlink:show="embed" xlink:actuate="onLoad"/></draw:frame></text:span></text:span><text:s/>and <text:span text:style-name="Source_20_Text"><draw:frame draw:style-name="fr1" draw:name="Объект9" text:anchor-type="as-char" svg:width="0.399cm" svg:height="0.482cm" draw:z-index="39"><draw:object xlink:href="./Object 60" xlink:type="simple" xlink:show="embed" xlink:actuate="onLoad"/><draw:image xlink:href="./ObjectReplacements/Object 60" xlink:type="simple" xlink:show="embed" xlink:actuate="onLoad"/></draw:frame></text:span>. They can be referenced by using the constant names <text:span text:style-name="Source_20_Text">%pi</text:span> and <text:span text:style-name="Source_20_Text">%e</text:span>.</text:p>
      <text:p text:style-name="First_20_line_20_indent"><draw:frame draw:style-name="fr2" draw:name="Objekt2" text:anchor-type="as-char" svg:width="2.462cm" svg:height="1cm" draw:z-index="41"><draw:object xlink:href="./Object 2" xlink:type="simple" xlink:show="embed" xlink:actuate="onLoad"/><draw:image xlink:href="./ObjectReplacements/Object 2" xlink:type="simple" xlink:show="embed" xlink:actuate="onLoad"/></draw:frame></text:p>
      <text:p text:style-name="First_20_line_20_indent"><text:span text:style-name="T56">A r</text:span><text:span text:style-name="T2">eference to </text:span>“init.imath” is included by default at the beginning of every recalculation. You can <text:span text:style-name="T2"><text:s/></text:span><text:span text:style-name="T51">configure</text:span><text:span text:style-name="T2"> this and other references</text:span><text:span text:style-name="T51"> </text:span><text:span text:style-name="T2">for </text:span><text:span text:style-name="T51">the</text:span><text:span text:style-name="T2"> current document</text:span> by accessing the dialog <text:span text:style-name="iMathGui">iMath</text:span> <text:span text:style-name="iMathGui">References</text:span> <text:span text:style-name="T57">(stored in the document). B</text:span>ut it is highly recommended to keep the “init.imath” reference!</text:p>
      <text:p text:style-name="First_20_line_20_indent">Y<text:span text:style-name="T2">ou can </text:span><text:span text:style-name="T51">configure</text:span><text:span text:style-name="T2"> the default reference </text:span><text:span text:style-name="T52">options</text:span><text:span text:style-name="T2"> for new documents by accessing </text:span>the <text:span text:style-name="iMathGui">Tools</text:span> <text:span text:style-name="iMathGui">Options</text:span> <text:span text:style-name="iMathGui">Writer</text:span> <text:span text:style-name="iMathGui">iMath default references</text:span> <text:span text:style-name="T103">(stored in iMath)</text:span>. In other words, setting the default options under <text:span text:style-name="iMathGui">Tools</text:span> <text:span text:style-name="iMathGui">Options</text:span> will only influence new documents, not the current document.</text:p>
      <text:h text:style-name="P76" text:outline-level="2"><text:bookmark-start text:name="__RefHeading___Toc7423_443496290"/>Making a fresh start<text:bookmark-end text:name="__RefHeading___Toc7423_443496290"/></text:h>
      <text:p text:style-name="P30">Often you will want to start a new set of equations in your document. But iMath considers earlier equations when searching for the value of a variable. To make a fresh start, go to <text:span text:style-name="iMathGui">iMath</text:span><text:span text:style-name="T2"> </text:span><text:span text:style-name="iMathGui">Edit</text:span><text:span text:style-name="T2"> </text:span><text:soft-page-break/><text:span text:style-name="iMathGui">Clear all</text:span>. This will create an empty iFormula which clears all previous equations (and their labels) so that they do not interfere with new equations that you define afterwards. Note that constants are not cleared.</text:p>
      <text:p text:style-name="P30">If you just need to get rid of one specific equation, you can select it and choose <text:span text:style-name="iMathGui">iMath</text:span><text:span text:style-name="T2"> </text:span><text:span text:style-name="iMathGui">Edit</text:span><text:span text:style-name="T2"> </text:span><text:span text:style-name="iMathGui">Clear</text:span>. Then move the resulting empty iFormula into the place where you need it.</text:p>
      <text:h text:style-name="Heading_20_1" text:outline-level="1"><text:bookmark-start text:name="__RefHeading__4308_217044533"/>Working with physical quantities<text:bookmark-end text:name="__RefHeading__4308_217044533"/></text:h>
      <text:p text:style-name="First_20_line_20_indent">You can use units in a natural way inside equations:</text:p>
      <text:p text:style-name="First_20_line_20_indent"><draw:frame draw:style-name="fr2" draw:name="Objekt5" text:anchor-type="as-char" svg:width="2.365cm" svg:height="1.519cm" draw:z-index="42"><draw:object xlink:href="./Object 5" xlink:type="simple" xlink:show="embed" xlink:actuate="onLoad"/><draw:image xlink:href="./ObjectReplacements/Object 5" xlink:type="simple" xlink:show="embed" xlink:actuate="onLoad"/></draw:frame></text:p>
      <text:p text:style-name="First_20_line_20_indent">The value of <text:span text:style-name="Variable">z</text:span> is <draw:frame draw:style-name="fr2" draw:name="Objekt6" text:anchor-type="as-char" svg:width="0.808cm" svg:height="0.482cm" draw:z-index="43"><draw:object xlink:href="./Object 6" xlink:type="simple" xlink:show="embed" xlink:actuate="onLoad"/><draw:image xlink:href="./ObjectReplacements/Object 6" xlink:type="simple" xlink:show="embed" xlink:actuate="onLoad"/></draw:frame>.</text:p>
      <text:p text:style-name="First_20_line_20_indent">Upon startup, iMath knows only the seven base SI units. To get full support for all units defined in the SI standard, you need to add references in the <text:span text:style-name="iMathGui">iMath</text:span> <text:span text:style-name="iMathGui">References</text:span> dialog. The preferred units for a document can be defined in the <text:span text:style-name="iMathGui">iMath</text:span> <text:span text:style-name="iMathGui">Settings</text:span> dialog (multiple units must be separated by semicolons). If no preferred units are defined, iMath will use the SI base units. The units in which a specific equation should be printed can also be entered in the <text:span text:style-name="iMathGui">Units</text:span> field of the <text:span text:style-name="iMathGui">Insert iFormula</text:span> and <text:span text:style-name="iMathGui">Format</text:span> dialogs.</text:p>
      <text:p text:style-name="First_20_line_20_indent">As you can see, the value of <text:span text:style-name="Variable">z</text:span> is printed in millimetres, not in metres. This is because we have changed the <text:span text:style-name="iMathGui">Units</text:span> settings <text:span text:style-name="T122">at the end of section </text:span><text:span text:style-name="T122"><text:bookmark-ref text:reference-format="number-no-superior" text:ref-name="__RefNumPara__27646_4089079758"> 1.3</text:bookmark-ref></text:span><text:s/>with the <text:span text:style-name="iMathGui">Set options</text:span> iFormula. To change this you can insert <text:span text:style-name="T122">a </text:span>new <text:span text:style-name="iMathGui">Set options</text:span> iFormula here. But let’s first define new unit.</text:p>
      <text:p text:style-name="First_20_line_20_indent">New units can easily be defined in the <text:span text:style-name="iMathGui">iMath</text:span> <text:span text:style-name="iMathGui">Insert</text:span> <text:span text:style-name="iMathGui">Unit</text:span> dialog. Note that this will create another “empty” iFormula in the text. It can of course be merged with the next (or previous) iFormula. Here is an example with the newly defined unit <text:span text:style-name="Source_20_Text">in</text:span><text:note text:id="ftn2" text:note-class="footnote"><text:note-citation>2</text:note-citation><text:note-body><text:p text:style-name="Footnote">The example uses <text:s/><text:span text:style-name="Source_20_Text"><text:span text:style-name="T73">%in</text:span></text:span> instead of <text:s/><text:span text:style-name="Source_20_Text"><text:span text:style-name="T73">%inch</text:span></text:span> to avoid conflicts with the pre-defined units in “<text:span text:style-name="T75">imp</text:span>units.imath”</text:p></text:note-body></text:note>:</text:p>
      <text:p text:style-name="First_20_line_20_indent"><draw:frame draw:style-name="fr2" draw:name="Object1" text:anchor-type="as-char" svg:width="6.223cm" svg:height="0.489cm" draw:z-index="44"><draw:object xlink:href="./Object 7" xlink:type="simple" xlink:show="embed" xlink:actuate="onLoad"/><draw:image xlink:href="./ObjectReplacements/Object 7" xlink:type="simple" xlink:show="embed" xlink:actuate="onLoad"/></draw:frame></text:p>
      <text:p text:style-name="First_20_line_20_indent">To create this, do the following:</text:p>
      <text:list xml:id="list2565569697" text:style-name="L6">
        <text:list-item>
          <text:p text:style-name="P51">Open the <text:span text:style-name="iMathGui">iMath</text:span> <text:span text:style-name="iMathGui">Insert</text:span> <text:span text:style-name="iMathGui">Unit</text:span> dialog</text:p>
        </text:list-item>
        <text:list-item>
          <text:p text:style-name="P51">Unit name: <text:span text:style-name="Source_20_Text">%in</text:span></text:p>
        </text:list-item>
        <text:list-item>
          <text:p text:style-name="P51">Unit print name: <text:span text:style-name="Source_20_Text">''</text:span> (two apostrophes)</text:p>
        </text:list-item>
        <text:list-item>
          <text:p text:style-name="P51">Unit definition: <text:span text:style-name="Source_20_Text">25.4 %mm</text:span> (assuming you have referenced abbreviated SI units, otherwise <text:span text:style-name="Source_20_Text">0.0254 %metre</text:span>)</text:p>
        </text:list-item>
        <text:list-item>
          <text:p text:style-name="P51">Press the <text:span text:style-name="iMathGui">Finish</text:span> button. An empty iFormula will appear in the text (actually, it only looks empty, but contains the unit definition as a comment)</text:p>
        </text:list-item>
        <text:list-item>
          <text:p text:style-name="P51">Open the <text:span text:style-name="iMathGui">Set options</text:span> dialog</text:p>
        </text:list-item>
        <text:list-item>
          <text:p text:style-name="P51">Type <text:span text:style-name="Source_20_Text">“in”</text:span> in the <text:span text:style-name="iMathGui">Units</text:span> text field or select it from the drop-down list</text:p>
        </text:list-item>
        <text:list-item>
          <text:p text:style-name="P51">Press the <text:span text:style-name="iMathGui">Ok</text:span> button. An empty iFormula will appear in the text</text:p>
        </text:list-item>
        <text:list-item>
          <text:p text:style-name="P51">Open the <text:span text:style-name="iMathGui">Insert iFormula</text:span> dialog</text:p>
        </text:list-item>
        <text:list-item>
          <text:p text:style-name="P51">Press the <text:span text:style-name="iMathGui">Explain value</text:span> radio button <text:span text:style-name="T122">and </text:span>enter <text:s/><text:span text:style-name="Source_20_Text">z</text:span> as the formula text. Press the <text:span text:style-name="iMathGui">Create+OK</text:span> button</text:p>
        </text:list-item>
        <text:list-item>
          <text:p text:style-name="P51"><text:soft-page-break/>Merge this formula with the empty iFormula containing options and the empty iFormula containing the unit definition</text:p>
        </text:list-item>
      </text:list>
      <text:p text:style-name="First_20_line_20_indent"><text:span text:style-name="T122">Now</text:span> we set <text:span text:style-name="iMathGui">Units</text:span> back to <text:span text:style-name="Source_20_Text">“m”</text:span>, <text:span text:style-name="T122">which</text:span> will affect all following iFormulas: <draw:frame draw:style-name="fr1" draw:name="Объект26" text:anchor-type="as-char" svg:width="1.381cm" svg:height="0.482cm" draw:z-index="53"><draw:object xlink:href="./Object 95" xlink:type="simple" xlink:show="embed" xlink:actuate="onLoad"/><draw:image xlink:href="./ObjectReplacements/Object 95" xlink:type="simple" xlink:show="embed" xlink:actuate="onLoad"/></draw:frame>. <text:span text:style-name="T139">Note that zero values will always be printed with the last-defined unit. If you want to print a simple </text:span><text:span text:style-name="Source_20_Text">0</text:span><text:span text:style-name="T139">, then you must define your preferred “unit” to be an empty string </text:span><text:span text:style-name="Source_20_Text">“”</text:span><text:span text:style-name="T139">.</text:span><text:span text:style-name="T139"><draw:frame draw:style-name="fr1" draw:name="Objekt75" text:anchor-type="as-char" svg:width="0.201cm" svg:height="0.467cm" draw:z-index="54"><draw:object xlink:href="./Object 21" xlink:type="simple" xlink:show="embed" xlink:actuate="onLoad"/><draw:image xlink:href="./ObjectReplacements/Object 21" xlink:type="simple" xlink:show="embed" xlink:actuate="onLoad"/></draw:frame></text:span></text:p>
      <text:p text:style-name="First_20_line_20_indent">Note that there are four different keywords that can be used for finding the value of a variable. They can be used to ensure that a variable has a certain type (e.g., a purely numerical value).</text:p>
      <text:list xml:id="list3100780327" text:style-name="L7">
        <text:list-item>
          <text:p text:style-name="P78"><text:s/><text:a xlink:type="simple" xlink:href="http://ooo-imath.sourceforge.net/wiki/index.php/VAL" text:style-name="Internet_20_link" text:visited-style-name="Visited_20_Internet_20_Link"><text:span text:style-name="Source_20_Text">VAL</text:span></text:a> Finds any kind of symbolic expression, irrespective of whether it evaluates to a number/quantity or not;</text:p>
        </text:list-item>
        <text:list-item>
          <text:p text:style-name="P78"><text:s/><text:a xlink:type="simple" xlink:href="http://ooo-imath.sourceforge.net/wiki/index.php/NUMVAL" text:style-name="Internet_20_link" text:visited-style-name="Visited_20_Internet_20_Link"><text:span text:style-name="Source_20_Text">NUMVAL</text:span></text:a> This finds a numeric value, and shows an error if the variable does not have one;</text:p>
        </text:list-item>
        <text:list-item>
          <text:p text:style-name="P78"><text:s/><text:a xlink:type="simple" xlink:href="http://ooo-imath.sourceforge.net/wiki/index.php/UNIT" text:style-name="Internet_20_link" text:visited-style-name="Visited_20_Internet_20_Link"><text:span text:style-name="Source_20_Text">UNIT</text:span></text:a> Finds only the units of the variable (or the number 1 if there are none);</text:p>
        </text:list-item>
        <text:list-item>
          <text:p text:style-name="P78"><text:s/><text:a xlink:type="simple" xlink:href="http://ooo-imath.sourceforge.net/wiki/index.php/QUANTITY" text:style-name="Internet_20_link" text:visited-style-name="Visited_20_Internet_20_Link"><text:span text:style-name="Source_20_Text">QUANTITY</text:span></text:a> Finds a numeric value plus units (if there are any).</text:p>
        </text:list-item>
      </text:list>
      <text:p text:style-name="P21">The result of these keywords can be used inside equations. Only <text:a xlink:type="simple" xlink:href="http://ooo-imath.sourceforge.net/wiki/index.php/PRINTVAL" text:style-name="Internet_20_link" text:visited-style-name="Visited_20_Internet_20_Link"><text:span text:style-name="Source_20_Text">PRINTVAL</text:span></text:a> and <text:a xlink:type="simple" xlink:href="http://ooo-imath.sourceforge.net/wiki/index.php/EXPLAINVAL" text:style-name="Internet_20_link" text:visited-style-name="Visited_20_Internet_20_Link"><text:span text:style-name="Source_20_Text">EXPLAINVAL</text:span></text:a> can be used by <text:span text:style-name="T122">themselves</text:span>. <text:span text:style-name="T122">They are </text:span>really a kind of abbreviation for<text:line-break/><text:span text:style-name="Source_20_Text">%%ii TEXT x =<text:line-break/>%%ii EXDE</text:span><text:span text:style-name="Source_20_Text"><text:span text:style-name="T122">F </text:span></text:span><text:a xlink:type="simple" xlink:href="http://ooo-imath.sourceforge.net/wiki/index.php/VAL" text:style-name="Internet_20_link" text:visited-style-name="Visited_20_Internet_20_Link"><text:span text:style-name="Source_20_Text">VAL</text:span></text:a><text:span text:style-name="Source_20_Text">(x)</text:span></text:p>
      <text:h text:style-name="Heading_20_1" text:outline-level="1"><text:bookmark-start text:name="__RefHeading__4310_217044533"/>User defined functions<text:bookmark-end text:name="__RefHeading__4310_217044533"/></text:h>
      <text:p text:style-name="First_20_line_20_indent">User-defined functions can be created inside a document with the <text:span text:style-name="iMathGui">iMath</text:span> <text:span text:style-name="iMathGui">Insert</text:span> <text:span text:style-name="iMathGui">Function</text:span> dialog. <text:span text:style-name="T122">As an</text:span> example, <text:span text:style-name="T122">c</text:span>onsider the function</text:p>
      <text:p text:style-name="First_20_line_20_indent"><draw:frame draw:style-name="fr2" draw:name="Object2" text:anchor-type="as-char" svg:width="3.302cm" svg:height="0.545cm" draw:z-index="58"><draw:object xlink:href="./Object 8" xlink:type="simple" xlink:show="embed" xlink:actuate="onLoad"/><draw:image xlink:href="./ObjectReplacements/Object 8" xlink:type="simple" xlink:show="embed" xlink:actuate="onLoad"/></draw:frame></text:p>
      <text:p text:style-name="First_20_line_20_indent">With <draw:frame draw:style-name="fr2" draw:name="Object5" text:anchor-type="as-char" svg:width="1.004cm" svg:height="0.482cm" draw:z-index="59"><draw:object xlink:href="./Object 11" xlink:type="simple" xlink:show="embed" xlink:actuate="onLoad"/><draw:image xlink:href="./ObjectReplacements/Object 11" xlink:type="simple" xlink:show="embed" xlink:actuate="onLoad"/></draw:frame>, <draw:frame draw:style-name="fr2" draw:name="Object6" text:anchor-type="as-char" svg:width="1.302cm" svg:height="0.482cm" draw:z-index="60"><draw:object xlink:href="./Object 12" xlink:type="simple" xlink:show="embed" xlink:actuate="onLoad"/><draw:image xlink:href="./ObjectReplacements/Object 12" xlink:type="simple" xlink:show="embed" xlink:actuate="onLoad"/></draw:frame><text:s/>and <draw:frame draw:style-name="fr2" draw:name="Object7" text:anchor-type="as-char" svg:width="0.954cm" svg:height="0.482cm" draw:z-index="61"><draw:object xlink:href="./Object 13" xlink:type="simple" xlink:show="embed" xlink:actuate="onLoad"/><draw:image xlink:href="./ObjectReplacements/Object 13" xlink:type="simple" xlink:show="embed" xlink:actuate="onLoad"/></draw:frame><text:s/>we can compute <draw:frame draw:style-name="fr11" draw:name="Object8" text:anchor-type="as-char" svg:width="0.998cm" svg:height="0.489cm" draw:z-index="62"><draw:object xlink:href="./Object 14" xlink:type="simple" xlink:show="embed" xlink:actuate="onLoad"/><draw:image xlink:href="./ObjectReplacements/Object 14" xlink:type="simple" xlink:show="embed" xlink:actuate="onLoad"/></draw:frame><text:s/>for <draw:frame draw:style-name="fr11" draw:name="Object9" text:anchor-type="as-char" svg:width="1.005cm" svg:height="0.482cm" draw:z-index="63"><draw:object xlink:href="./Object 15" xlink:type="simple" xlink:show="embed" xlink:actuate="onLoad"/><draw:image xlink:href="./ObjectReplacements/Object 15" xlink:type="simple" xlink:show="embed" xlink:actuate="onLoad"/></draw:frame>:</text:p>
      <text:p text:style-name="First_20_line_20_indent"><draw:frame draw:style-name="fr1" draw:name="Objekt84" text:anchor-type="as-char" svg:width="3.773cm" svg:height="1.053cm" draw:z-index="65"><draw:object xlink:href="./Object 159" xlink:type="simple" xlink:show="embed" xlink:actuate="onLoad"/><draw:image xlink:href="./ObjectReplacements/Object 159" xlink:type="simple" xlink:show="embed" xlink:actuate="onLoad"/></draw:frame></text:p>
      <text:p text:style-name="First_20_line_20_indent">To create this, do the following:</text:p>
      <text:list xml:id="list193750247588144" text:continue-list="list2565569697" text:style-name="L6">
        <text:list-item text:start-value="1">
          <text:p text:style-name="P51">Go to <text:span text:style-name="iMathGui">iMath</text:span><text:span text:style-name="T2"> </text:span><text:span text:style-name="iMathGui">Edit</text:span><text:span text:style-name="T2"> </text:span><text:span text:style-name="iMathGui">Clear all</text:span>. This will create an empty iFormula which clears all previous equations (and their labels) so that they do not interfere with new equations that you define afterwards. The empty iFormula can of course be merged with the next (or previous) iFormula. Note that constants are not cleared!</text:p>
        </text:list-item>
        <text:list-item>
          <text:p text:style-name="P51">Open the <text:span text:style-name="iMathGui">iMath</text:span> <text:span text:style-name="iMathGui">Insert</text:span><text:span text:style-name="T2"> </text:span><text:span text:style-name="iMathGui">Function</text:span> dialog</text:p>
        </text:list-item>
        <text:list-item>
          <text:p text:style-name="P51">Enter <text:span text:style-name="Source_20_Text">f</text:span> as the function name, <text:span text:style-name="Source_20_Text">x</text:span> as the function parameter, and <text:span text:style-name="Source_20_Text">a x^2 + b x + c</text:span> as the function definition. Note that Math requires spaces between variable names. <text:span text:style-name="T122">That is, </text:span><text:span text:style-name="Source_20_Text">a x</text:span><text:span text:style-name="T4"> (with the space between </text:span><text:span text:style-name="Source_20_Text">a</text:span><text:span text:style-name="T4"> and </text:span><text:span text:style-name="Source_20_Text">x</text:span><text:span text:style-name="T4">) will be treated as </text:span><text:span text:style-name="Source_20_Text">a*x</text:span><text:span text:style-name="T4">, but </text:span><text:span text:style-name="Source_20_Text">ax</text:span><text:span text:style-name="T4"> (without a space) will be treated as a single variable instead.</text:span></text:p>
        </text:list-item>
        <text:list-item>
          <text:p text:style-name="P51">Create three normal iFormulas for the parameters <text:span text:style-name="Variable">a</text:span>, <text:span text:style-name="Variable">b</text:span> and <text:span text:style-name="Variable">c</text:span>.<text:note text:id="ftn3" text:note-class="footnote"><text:note-citation>3</text:note-citation><text:note-body><text:p text:style-name="Footnote">iMath recalculation time increases with the number of Math objects, so it is advisable to use as few Math objects as possible and instead use the character style <text:span text:style-name="Variable">Variable</text:span> instead.</text:p></text:note-body></text:note></text:p>
        </text:list-item>
        <text:list-item>
          <text:p text:style-name="P52"><text:span text:style-name="T132">Create an evaluation for </text:span><draw:frame draw:style-name="fr11" draw:name="Object12" text:anchor-type="as-char" svg:width="0.998cm" svg:height="0.489cm" draw:z-index="66"><draw:object xlink:href="./Object 18" xlink:type="simple" xlink:show="embed" xlink:actuate="onLoad"/><draw:image xlink:href="./ObjectReplacements/Object 18" xlink:type="simple" xlink:show="embed" xlink:actuate="onLoad"/></draw:frame>.</text:p>
        </text:list-item>
        <text:list-item>
          <text:p text:style-name="P53"><text:span text:style-name="T132">Create an equation with the contents </text:span><text:span text:style-name="Source_20_Text"><text:span text:style-name="T64">f(3) = SIMPLIFY((f(3), "expandf")</text:span></text:span>.</text:p>
        </text:list-item>
        <text:list-item>
          <text:p text:style-name="P53"><text:span text:style-name="T133">Create an evaluation (only the evaluation) for </text:span><draw:frame draw:style-name="fr11" draw:name="Object16" text:anchor-type="as-char" svg:width="0.942cm" svg:height="0.489cm" draw:z-index="67"><draw:object xlink:href="./Object 22" xlink:type="simple" xlink:show="embed" xlink:actuate="onLoad"/><draw:image xlink:href="./ObjectReplacements/Object 22" xlink:type="simple" xlink:show="embed" xlink:actuate="onLoad"/></draw:frame>.</text:p>
        </text:list-item>
        <text:list-item>
          <text:p text:style-name="P51"><text:soft-page-break/>Merge the three evaluations.</text:p>
        </text:list-item>
      </text:list>
      <text:p text:style-name="First_20_line_20_indent">When defining functions, they can be given “hints” in the <text:span text:style-name="iMathGui">Function options</text:span> field. The following “hints” are defined (multiple hints must be separated by semicolons):</text:p>
      <text:list xml:id="list2249063172" text:style-name="L8">
        <text:list-item>
          <text:p text:style-name="P54"><text:s/><text:span text:style-name="Source_20_Text">lib</text:span> The function is considered a library function, that is, it will not be cleared by <text:a xlink:type="simple" xlink:href="http://ooo-imath.sourceforge.net/wiki/index.php/CLEAREQUATIONS" text:style-name="Internet_20_link" text:visited-style-name="Visited_20_Internet_20_Link"><text:span text:style-name="Source_20_Text">CLEAREQUATIONS</text:span></text:a> . This allows you to create a library of user-defined functions that can be used in different parts of a document without having to be redefined.</text:p>
        </text:list-item>
        <text:list-item>
          <text:p text:style-name="P54"><text:s/><text:span text:style-name="Source_20_Text">trig</text:span> The function is trigonometric and should be printed e.g. as <text:span text:style-name="Variable"><draw:frame draw:style-name="fr3" draw:name="Объект28" text:anchor-type="as-char" svg:width="1.139cm" svg:height="0.52cm" draw:z-index="68"><draw:object xlink:href="./Object 108" xlink:type="simple" xlink:show="embed" xlink:actuate="onLoad"/><draw:image xlink:href="./ObjectReplacements/Object 108" xlink:type="simple" xlink:show="embed" xlink:actuate="onLoad"/></draw:frame></text:span><text:s/>instead of <draw:frame draw:style-name="fr3" draw:name="Объект27" text:anchor-type="as-char" svg:width="1.346cm" svg:height="0.545cm" draw:z-index="69"><draw:object xlink:href="./Object 105" xlink:type="simple" xlink:show="embed" xlink:actuate="onLoad"/><draw:image xlink:href="./ObjectReplacements/Object 105" xlink:type="simple" xlink:show="embed" xlink:actuate="onLoad"/></draw:frame>.</text:p>
        </text:list-item>
        <text:list-item>
          <text:p text:style-name="P54"><text:s/><text:span text:style-name="Source_20_Text">expand</text:span> The function should be expanded immediately, e.g. <text:span text:style-name="Source_20_Text">square(x)</text:span> immediately becomes <draw:frame draw:style-name="fr3" draw:name="Объект25" text:anchor-type="as-char" svg:width="0.572cm" svg:height="0.542cm" draw:z-index="70"><draw:object xlink:href="./Object 103" xlink:type="simple" xlink:show="embed" xlink:actuate="onLoad"/><draw:image xlink:href="./ObjectReplacements/Object 103" xlink:type="simple" xlink:show="embed" xlink:actuate="onLoad"/></draw:frame>.</text:p>
        </text:list-item>
        <text:list-item>
          <text:p text:style-name="P54"><text:s/><text:span text:style-name="Source_20_Text">nobracket</text:span> The function does not need brackets when printed, e.g. <draw:frame draw:style-name="fr11" draw:name="Object21" text:anchor-type="as-char" svg:width="0.713cm" svg:height="0.52cm" draw:z-index="71"><draw:object xlink:href="./Object 27" xlink:type="simple" xlink:show="embed" xlink:actuate="onLoad"/><draw:image xlink:href="./ObjectReplacements/Object 27" xlink:type="simple" xlink:show="embed" xlink:actuate="onLoad"/></draw:frame>.</text:p>
        </text:list-item>
        <text:list-item>
          <text:p text:style-name="P54"><text:s/><text:span text:style-name="Source_20_Text">defdiff</text:span> <text:s/>Differentiate the definition, not the function itself, e.g. <draw:frame draw:style-name="fr3" draw:name="Объект31" text:anchor-type="as-char" svg:width="1.064cm" svg:height="0.482cm" draw:z-index="72"><draw:object xlink:href="./Object 118" xlink:type="simple" xlink:show="embed" xlink:actuate="onLoad"/><draw:image xlink:href="./ObjectReplacements/Object 118" xlink:type="simple" xlink:show="embed" xlink:actuate="onLoad"/></draw:frame><text:s/>instead of <draw:frame draw:style-name="fr3" draw:name="Объект30" text:anchor-type="as-char" svg:width="1.395cm" svg:height="0.489cm" draw:z-index="73"><draw:object xlink:href="./Object 117" xlink:type="simple" xlink:show="embed" xlink:actuate="onLoad"/><draw:image xlink:href="./ObjectReplacements/Object 117" xlink:type="simple" xlink:show="embed" xlink:actuate="onLoad"/></draw:frame></text:p>
        </text:list-item>
        <text:list-item>
          <text:p text:style-name="P55"><text:s/><text:span text:style-name="Source_20_Text">none</text:span> Placeholder for the case that there are no hints (iMath will insert this automatically if you are using the dialog to define a new function).</text:p>
        </text:list-item>
      </text:list>
      <text:h text:style-name="Heading_20_1" text:outline-level="1"><text:bookmark-start text:name="__RefHeading__4312_217044533"/>Asking for values of variables<text:bookmark-end text:name="__RefHeading__4312_217044533"/></text:h>
      <text:p text:style-name="First_20_line_20_indent">Most documents will be of the type that define a number of equations and then try to calculate numeric values for the variables used in these equations. There are several methods of doing this efficiently:</text:p>
      <text:list xml:id="list2831048485" text:style-name="L9">
        <text:list-item>
          <text:p text:style-name="P79">The most straight-forward way is to define an equation and then other equations that give the known values of variables. The <text:a xlink:type="simple" xlink:href="http://ooo-imath.sourceforge.net/wiki/index.php/VAL" text:style-name="Internet_20_link" text:visited-style-name="Visited_20_Internet_20_Link"><text:span text:style-name="Source_20_Text">VAL</text:span></text:a> or <text:a xlink:type="simple" xlink:href="http://ooo-imath.sourceforge.net/wiki/index.php/PRINTVAL" text:style-name="Internet_20_link" text:visited-style-name="Visited_20_Internet_20_Link"><text:span text:style-name="Source_20_Text">PRINTVAL</text:span></text:a><text:span text:style-name="Teletype"> </text:span>keyword can then be used to calculated the values of <text:s/>unknown variables. </text:p>
          <text:p text:style-name="P79"><draw:frame draw:style-name="fr2" draw:name="Object22" text:anchor-type="as-char" svg:width="2.575cm" svg:height="1.519cm" draw:z-index="74"><draw:object xlink:href="./Object 28" xlink:type="simple" xlink:show="embed" xlink:actuate="onLoad"/><draw:image xlink:href="./ObjectReplacements/Object 28" xlink:type="simple" xlink:show="embed" xlink:actuate="onLoad"/></draw:frame></text:p>
          <text:p text:style-name="P79">This method becomes awkward if you want to ask for the value of <text:span text:style-name="Variable">x</text:span> again, using a different value for <text:span text:style-name="Variable">y</text:span>. You would have to delete the equation defining <text:span text:style-name="Variable">y</text:span> and create a new one.</text:p>
        </text:list-item>
        <text:list-item>
          <text:p text:style-name="P79">If you need the value of a variable for many different parameters, the best way is to define a function.</text:p>
          <text:p text:style-name="P79"><draw:frame draw:style-name="fr2" draw:name="Object26" text:anchor-type="as-char" svg:width="3.076cm" svg:height="1.536cm" draw:z-index="75"><draw:object xlink:href="./Object 32" xlink:type="simple" xlink:show="embed" xlink:actuate="onLoad"/><draw:image xlink:href="./ObjectReplacements/Object 32" xlink:type="simple" xlink:show="embed" xlink:actuate="onLoad"/></draw:frame></text:p>
          <text:p text:style-name="P79">The only drawback is that you cannot easily substitute the definition <text:span text:style-name="Source_20_Text">x(y)=3y+4</text:span> into other equations. You would have to substitute <text:span text:style-name="Source_20_Text">x=</text:span><text:a xlink:type="simple" xlink:href="http://ooo-imath.sourceforge.net/wiki/index.php/VAL" text:style-name="Internet_20_link" text:visited-style-name="Visited_20_Internet_20_Link"><text:span text:style-name="Source_20_Text">VAL</text:span></text:a><text:span text:style-name="Source_20_Text">(x)</text:span>.</text:p>
        </text:list-item>
        <text:list-item>
          <text:p text:style-name="P79">The last way is to use the <text:span text:style-name="Source_20_Text">WITH</text:span>-form of the <text:a xlink:type="simple" xlink:href="http://ooo-imath.sourceforge.net/wiki/index.php/PRINTVAL" text:style-name="Internet_20_link" text:visited-style-name="Visited_20_Internet_20_Link"><text:span text:style-name="Source_20_Text">PRINTVAL</text:span></text:a> statement.</text:p>
          <text:p text:style-name="P79"><draw:frame draw:style-name="fr2" draw:name="Object29" text:anchor-type="as-char" svg:width="4.902cm" svg:height="1.519cm" draw:z-index="76"><draw:object xlink:href="./Object 35" xlink:type="simple" xlink:show="embed" xlink:actuate="onLoad"/><draw:image xlink:href="./ObjectReplacements/Object 35" xlink:type="simple" xlink:show="embed" xlink:actuate="onLoad"/></draw:frame></text:p>
          <text:p text:style-name="P79">To create this, do the following:</text:p>
        </text:list-item>
      </text:list>
      <text:list xml:id="list193749407107458" text:continue-list="list193750247588144" text:style-name="L10">
        <text:list-item>
          <text:list>
            <text:list-item text:start-value="1">
              <text:p text:style-name="P80">Go to the <text:span text:style-name="iMathGui">iMath</text:span> <text:span text:style-name="iMathGui">Edit</text:span><text:span text:style-name="T104"> </text:span><text:span text:style-name="iMathGui">Clear all</text:span></text:p>
            </text:list-item>
            <text:list-item>
              <text:p text:style-name="P80">Create the equation you want to evaluate</text:p>
            </text:list-item>
            <text:list-item>
              <text:p text:style-name="P80">In the <text:span text:style-name="iMathGui">Insert iFormula</text:span> dialog, choose to evaluate <text:span text:style-name="Source_20_Text">x</text:span>, and enter <text:span text:style-name="Source_20_Text">y=5</text:span> in the <text:span text:style-name="iMathGui">With</text:span> field. Edit the iFormula that was created and write <text:span text:style-name="Source_20_Text">“ <text:s text:c="2"/>with y=5”</text:span> in the last line.</text:p>
            </text:list-item>
            <text:list-item>
              <text:p text:style-name="P80"><text:soft-page-break/>Repeat this for <text:span text:style-name="Source_20_Text">y=7</text:span></text:p>
            </text:list-item>
          </text:list>
        </text:list-item>
      </text:list>
      <text:p text:style-name="First_20_line_20_indent">You can enter a list of variable values in the <text:span text:style-name="iMathGui">With</text:span> field by separating the assignments with a semicolon.</text:p>
      <text:p text:style-name="First_20_line_20_indent">When processing the <text:a xlink:type="simple" xlink:href="http://ooo-imath.sourceforge.net/wiki/index.php/PRINTVALWITH" text:style-name="Internet_20_link" text:visited-style-name="Visited_20_Internet_20_Link"><text:span text:style-name="Source_20_Text">PRINTVALWITH</text:span></text:a> statement, all the assignments given as the <text:span text:style-name="Source_20_Text">WITH</text:span> argument are defined as equations, then the search for the value is performed, and afterwards temporary equations are deleted <text:s/>again. Therefore, you can even find the values of variables that are indirectly defined:</text:p>
      <text:p text:style-name="First_20_line_20_indent"><draw:frame draw:style-name="fr2" draw:name="Object42" text:anchor-type="as-char" svg:width="4.895cm" svg:height="1.519cm" draw:z-index="77"><draw:object xlink:href="./Object 48" xlink:type="simple" xlink:show="embed" xlink:actuate="onLoad"/><draw:image xlink:href="./ObjectReplacements/Object 48" xlink:type="simple" xlink:show="embed" xlink:actuate="onLoad"/></draw:frame></text:p>
      <text:p text:style-name="First_20_line_20_indent">Every variant of the <text:a xlink:type="simple" xlink:href="http://ooo-imath.sourceforge.net/wiki/index.php/VAL" text:style-name="Internet_20_link" text:visited-style-name="Visited_20_Internet_20_Link"><text:span text:style-name="Source_20_Text">VAL</text:span></text:a> statement has a corresponding <text:span text:style-name="Source_20_Text">WITH</text:span> form, that is: <text:a xlink:type="simple" xlink:href="http://ooo-imath.sourceforge.net/wiki/index.php/VALWITH" text:style-name="Internet_20_link" text:visited-style-name="Visited_20_Internet_20_Link"><text:span text:style-name="Source_20_Text">VALWITH</text:span></text:a>, <text:a xlink:type="simple" xlink:href="http://ooo-imath.sourceforge.net/wiki/index.php/NUMVALWITH" text:style-name="Internet_20_link" text:visited-style-name="Visited_20_Internet_20_Link"><text:span text:style-name="Source_20_Text">NUMVALWITH</text:span></text:a>, <text:a xlink:type="simple" xlink:href="http://ooo-imath.sourceforge.net/wiki/index.php/UNITWITH" text:style-name="Internet_20_link" text:visited-style-name="Visited_20_Internet_20_Link"><text:span text:style-name="Source_20_Text">UNITWITH</text:span></text:a>, <text:a xlink:type="simple" xlink:href="http://ooo-imath.sourceforge.net/wiki/index.php/QUANTITYWITH" text:style-name="Internet_20_link" text:visited-style-name="Visited_20_Internet_20_Link"><text:span text:style-name="Source_20_Text">QUANTITYWITH</text:span></text:a>, <text:a xlink:type="simple" xlink:href="http://ooo-imath.sourceforge.net/wiki/index.php/PRINTVALWITH" text:style-name="Internet_20_link" text:visited-style-name="Visited_20_Internet_20_Link"><text:span text:style-name="Source_20_Text">PRINTVALWITH</text:span></text:a>.</text:p>
      <text:h text:style-name="Heading_20_1" text:outline-level="1"><text:bookmark-start text:name="__RefHeading__4314_217044533"/>Symbolic computations<text:bookmark-end text:name="__RefHeading__4314_217044533"/></text:h>
      <text:p text:style-name="First_20_line_20_indent">iMath offers the possibility of symbolic manipulation of equations. You can use it to add, subtract, multiply or divide an equation with an expression. Also, it is possible to substitute an expression with another expression, and to differentiate an expression.</text:p>
      <text:h text:style-name="Heading_20_2" text:outline-level="2"><text:bookmark-start text:name="__RefHeading__2155_1754824900"/>Example: Solving a quadratic equation<text:bookmark-end text:name="__RefHeading__2155_1754824900"/></text:h>
      <text:p text:style-name="First_20_line_20_indent">Consider the equation <draw:frame draw:style-name="fr2" draw:name="Object40" text:anchor-type="as-char" svg:width="3.861cm" svg:height="0.524cm" draw:z-index="78"><draw:object xlink:href="./Object 46" xlink:type="simple" xlink:show="embed" xlink:actuate="onLoad"/><draw:image xlink:href="./ObjectReplacements/Object 46" xlink:type="simple" xlink:show="embed" xlink:actuate="onLoad"/></draw:frame>. What values of <text:span text:style-name="Variable">x</text:span> will solve this equation?</text:p>
      <text:p text:style-name="First_20_line_20_indent">We need to bring the equation into the form <text:span text:style-name="Variable">x² + 2Ax + A² <text:s/>= B</text:span>, which can then be written as</text:p>
      <text:p text:style-name="First_20_line_20_indent"><draw:frame draw:style-name="fr11" draw:name="Object31" text:anchor-type="as-char" svg:width="2.027cm" svg:height="0.586cm" draw:z-index="79"><draw:object xlink:href="./Object 37" xlink:type="simple" xlink:show="embed" xlink:actuate="onLoad"/><draw:image xlink:href="./ObjectReplacements/Object 37" xlink:type="simple" xlink:show="embed" xlink:actuate="onLoad"/></draw:frame><text:s/>and solved.</text:p>
      <text:p text:style-name="First_20_line_20_indent"><draw:frame draw:style-name="fr2" draw:name="Object32" text:anchor-type="as-char" svg:width="6.505cm" svg:height="1.603cm" draw:z-index="1"><draw:object xlink:href="./Object 38" xlink:type="simple" xlink:show="embed" xlink:actuate="onLoad"/><draw:image xlink:href="./ObjectReplacements/Object 38" xlink:type="simple" xlink:show="embed" xlink:actuate="onLoad"/></draw:frame></text:p>
      <text:p text:style-name="First_20_line_20_indent">To create this, do the following:</text:p>
      <text:list xml:id="list2019622704" text:style-name="L11">
        <text:list-item>
          <text:p text:style-name="P81">Go to <text:span text:style-name="iMathGui">iMath</text:span> <text:span text:style-name="iMathGui">Edit</text:span> <text:span text:style-name="iMathGui">Clear all</text:span>.</text:p>
        </text:list-item>
        <text:list-item text:start-value="1">
          <text:p text:style-name="P81">Create the function and an evaluation of <text:span text:style-name="Source_20_Text">f(x)</text:span>. Add the extra text <text:span text:style-name="Source_20_Text">=0</text:span> after the <text:a xlink:type="simple" xlink:href="http://ooo-imath.sourceforge.net/wiki/index.php/FUNCDEF" text:style-name="Internet_20_link" text:visited-style-name="Visited_20_Internet_20_Link"><text:span text:style-name="Source_20_Text">FUNCDEF</text:span></text:a> line.</text:p>
        </text:list-item>
        <text:list-item>
          <text:p text:style-name="P81">Create an equation <text:a xlink:type="simple" xlink:href="http://ooo-imath.sourceforge.net/wiki/index.php/VAL" text:style-name="Internet_20_link" text:visited-style-name="Visited_20_Internet_20_Link"><text:span text:style-name="Source_20_Text">VAL</text:span></text:a><text:span text:style-name="Source_20_Text">(f(x))=0</text:span>.</text:p>
        </text:list-item>
        <text:list-item>
          <text:p text:style-name="P81">Select this equation. Open the <text:span text:style-name="iMathGui">Insert iFormula</text:span> dialog, choose <text:span text:style-name="iMathGui">Divide … by</text:span> and enter <text:span text:style-name="Source_20_Text">a</text:span> as the formula text. Press the button <text:span text:style-name="iMathGui">Create</text:span>.</text:p>
        </text:list-item>
        <text:list-item>
          <text:p text:style-name="P81">The dialog will remain open and the selection moves to the newly created iFormula. Now choose the <text:span text:style-name="iMathGui">Simplify</text:span> radio button and select <text:span text:style-name="iMathGui">expand</text:span> from the drop-down menu. Press the button <text:span text:style-name="iMathGui">Modify</text:span>.</text:p>
        </text:list-item>
        <text:list-item>
          <text:p text:style-name="P81">The selected iFormula will be modified in-place, no new iFormula is created.</text:p>
        </text:list-item>
        <text:list-item>
          <text:p text:style-name="P81">To exit the dialog, press the button <text:span text:style-name="iMathGui">Stop</text:span>.</text:p>
        </text:list-item>
      </text:list>
      <text:p text:style-name="First_20_line_20_indent">It is possible to do a variety of simplifications on an equation. The simplification type can be selected from the <text:span text:style-name="iMathGui">Insert iFormula</text:span> or the <text:span text:style-name="iMathGui">Edit</text:span> dialog. The most important simplifications are:</text:p>
      <text:list xml:id="list1115084523" text:style-name="L12">
        <text:list-item>
          <text:p text:style-name="P82"><text:s/><text:span text:style-name="Source_20_Text">expand</text:span> Fully expands all expressions, including function arguments</text:p>
        </text:list-item>
        <text:list-item>
          <text:p text:style-name="P82"><text:s/><text:span text:style-name="Source_20_Text">eval</text:span> Numerically evaluate the expression as far as possible</text:p>
        </text:list-item>
        <text:list-item>
          <text:p text:style-name="P82"><text:s/><text:span text:style-name="Source_20_Text">normal</text:span> Normalize the equation, that is, force all terms to have a common denominator (see description of GiNaC's normal() method for details)</text:p>
        </text:list-item>
        <text:list-item>
          <text:p text:style-name="P82"><text:soft-page-break/><text:s/><text:span text:style-name="Source_20_Text">collect-common</text:span> Collect common factors from all terms of the equation (see description of GiNaC's collect_common_factors() method for details)</text:p>
        </text:list-item>
        <text:list-item>
          <text:p text:style-name="P82"><text:s/><text:span text:style-name="Source_20_Text">unsafe</text:span> Do unsafe simplifications, for example, <draw:frame draw:style-name="fr3" draw:name="Объект33" text:anchor-type="as-char" svg:width="1.438cm" svg:height="0.586cm" draw:z-index="80"><draw:object xlink:href="./Object 41" xlink:type="simple" xlink:show="embed" xlink:actuate="onLoad"/><draw:image xlink:href="./ObjectReplacements/Object 41" xlink:type="simple" xlink:show="embed" xlink:actuate="onLoad"/></draw:frame>, <draw:frame draw:style-name="fr3" draw:name="Объект35" text:anchor-type="as-char" svg:width="3.039cm" svg:height="0.489cm" draw:z-index="81"><draw:object xlink:href="./Object 92" xlink:type="simple" xlink:show="embed" xlink:actuate="onLoad"/><draw:image xlink:href="./ObjectReplacements/Object 92" xlink:type="simple" xlink:show="embed" xlink:actuate="onLoad"/></draw:frame>. Note that the opposite, <draw:frame draw:style-name="fr3" draw:name="Объект36" text:anchor-type="as-char" svg:width="3.039cm" svg:height="0.489cm" draw:z-index="82"><draw:object xlink:href="./Object 94" xlink:type="simple" xlink:show="embed" xlink:actuate="onLoad"/><draw:image xlink:href="./ObjectReplacements/Object 94" xlink:type="simple" xlink:show="embed" xlink:actuate="onLoad"/></draw:frame>, is not unsafe and thus is done automatically (by GiNaC)</text:p>
        </text:list-item>
      </text:list>
      <text:p text:style-name="First_20_line_20_indent">Continuing our solving of the equation:</text:p>
      <text:p text:style-name="First_20_line_20_indent"><draw:frame draw:style-name="fr1" draw:name="Objekt14" text:anchor-type="as-char" svg:width="10.437cm" svg:height="1.147cm" draw:z-index="2"><draw:object xlink:href="./Object 39" xlink:type="simple" xlink:show="embed" xlink:actuate="onLoad"/><draw:image xlink:href="./ObjectReplacements/Object 39" xlink:type="simple" xlink:show="embed" xlink:actuate="onLoad"/><svg:desc>Formel</svg:desc></draw:frame></text:p>
      <text:p text:style-name="First_20_line_20_indent">As can be seen, <draw:frame draw:style-name="fr11" draw:name="Object38" text:anchor-type="as-char" svg:width="1.513cm" svg:height="1.027cm" draw:z-index="3"><draw:object xlink:href="./Object 44" xlink:type="simple" xlink:show="embed" xlink:actuate="onLoad"/><draw:image xlink:href="./ObjectReplacements/Object 44" xlink:type="simple" xlink:show="embed" xlink:actuate="onLoad"/></draw:frame><text:s/>and <draw:frame draw:style-name="fr11" draw:name="Object39" text:anchor-type="as-char" svg:width="2.549cm" svg:height="1.139cm" draw:z-index="4"><draw:object xlink:href="./Object 45" xlink:type="simple" xlink:show="embed" xlink:actuate="onLoad"/><draw:image xlink:href="./ObjectReplacements/Object 45" xlink:type="simple" xlink:show="embed" xlink:actuate="onLoad"/></draw:frame>. The equation can now be written as:</text:p>
      <text:p text:style-name="First_20_line_20_indent"><draw:frame draw:style-name="fr4" draw:name="Objekt15" text:anchor-type="as-char" svg:y="0cm" svg:width="10.975cm" svg:height="1.147cm" draw:z-index="5"><draw:object xlink:href="./Object 49" xlink:type="simple" xlink:show="embed" xlink:actuate="onLoad"/><draw:image xlink:href="./ObjectReplacements/Object 49" xlink:type="simple" xlink:show="embed" xlink:actuate="onLoad"/><svg:desc>Formel</svg:desc></draw:frame></text:p>
      <text:p text:style-name="First_20_line_20_indent">Applying the square root to both sides gives the two solutions for <text:span text:style-name="Variable">x</text:span>:</text:p>
      <text:p text:style-name="First_20_line_20_indent"><draw:frame draw:style-name="fr1" draw:name="Objekt16" text:anchor-type="as-char" svg:width="3.471cm" svg:height="1.247cm" draw:z-index="6"><draw:object xlink:href="./Object 40" xlink:type="simple" xlink:show="embed" xlink:actuate="onLoad"/><draw:image xlink:href="./ObjectReplacements/Object 40" xlink:type="simple" xlink:show="embed" xlink:actuate="onLoad"/><svg:desc>Formel</svg:desc></draw:frame><text:s/>and <draw:frame draw:style-name="fr1" draw:name="Objekt17" text:anchor-type="as-char" svg:width="3.792cm" svg:height="1.247cm" draw:z-index="7"><draw:object xlink:href="./Object 52" xlink:type="simple" xlink:show="embed" xlink:actuate="onLoad"/><draw:image xlink:href="./ObjectReplacements/Object 52" xlink:type="simple" xlink:show="embed" xlink:actuate="onLoad"/><svg:desc>Formel</svg:desc></draw:frame></text:p>
      <text:p text:style-name="First_20_line_20_indent"><draw:frame draw:style-name="fr1" draw:name="Objekt18" text:anchor-type="as-char" svg:width="3.535cm" svg:height="1.247cm" draw:z-index="8"><draw:object xlink:href="./Object 53" xlink:type="simple" xlink:show="embed" xlink:actuate="onLoad"/><draw:image xlink:href="./ObjectReplacements/Object 53" xlink:type="simple" xlink:show="embed" xlink:actuate="onLoad"/><svg:desc>Formel</svg:desc></draw:frame><text:s/>and <draw:frame draw:style-name="fr1" draw:name="Objekt19" text:anchor-type="as-char" svg:width="3.856cm" svg:height="1.247cm" draw:z-index="9"><draw:object xlink:href="./Object 54" xlink:type="simple" xlink:show="embed" xlink:actuate="onLoad"/><draw:image xlink:href="./ObjectReplacements/Object 54" xlink:type="simple" xlink:show="embed" xlink:actuate="onLoad"/><svg:desc>Formel</svg:desc></draw:frame></text:p>
      <text:p text:style-name="First_20_line_20_indent">To create this, do the following:</text:p>
      <text:list xml:id="list3190514309" text:style-name="L13">
        <text:list-item>
          <text:p text:style-name="P56">Select the last formula you created. From the <text:span text:style-name="iMathGui">Insert iFormula</text:span> dialog, choose <text:span text:style-name="iMathGui">Add to ...</text:span> and enter <text:span text:style-name="Source_20_Text">(1/2 b/a)^2–c/a</text:span> as the formula text. Press the <text:span text:style-name="iMathGui">Create</text:span> button.</text:p>
        </text:list-item>
        <text:list-item>
          <text:p text:style-name="P56">Choose <text:span text:style-name="iMathGui">Substitute in ...</text:span> and enter <text:span text:style-name="Source_20_Text">x^2+x b/a + b^2/(4 a^2)=(x + 1/2 b/a)^2</text:span> as the formula text. Press button <text:span text:style-name="iMathGui">Create</text:span>.</text:p>
        </text:list-item>
        <text:list-item>
          <text:p text:style-name="P56">Choose <text:span text:style-name="iMathGui">Apply function to ...</text:span> and enter <text:span text:style-name="Source_20_Text">sqrt</text:span> as the formula text. Press button <text:span text:style-name="iMathGui">Create</text:span>.</text:p>
        </text:list-item>
        <text:list-item>
          <text:p text:style-name="P56">Choose <text:span text:style-name="iMathGui">Simplify ...</text:span> and <text:span text:style-name="iMathGui">unsafe</text:span> from the drop-down menu. Press button <text:span text:style-name="iMathGui">Modify</text:span>. The simplification is mathematically unsafe because it looses the negative root of the equation.</text:p>
        </text:list-item>
        <text:list-item>
          <text:p text:style-name="P56">Choose <text:span text:style-name="iMathGui">Substitute in ...</text:span> and enter <text:span text:style-name="Source_20_Text">x=x_1</text:span> as the formula text. Press the <text:span text:style-name="iMathGui">Modify</text:span> button. This is necessary to later evaluate the equation to get numeric solutions.</text:p>
        </text:list-item>
        <text:list-item>
          <text:p text:style-name="P56">To create the negative root, copy and paste the positive solution. Then, edit the iFormula that was created to read <text:span text:style-name="Source_20_Text">sqrt(</text:span><text:a xlink:type="simple" xlink:href="http://ooo-imath.sourceforge.net/wiki/index.php/LHS" text:style-name="Internet_20_link" text:visited-style-name="Visited_20_Internet_20_Link"><text:span text:style-name="Source_20_Text">lhs</text:span></text:a><text:span text:style-name="Source_20_Text">(@37@))=-sqrt(</text:span><text:a xlink:type="simple" xlink:href="http://ooo-imath.sourceforge.net/wiki/index.php/RHS" text:style-name="Internet_20_link" text:visited-style-name="Visited_20_Internet_20_Link"><text:span text:style-name="Source_20_Text">rhs</text:span></text:a><text:span text:style-name="Source_20_Text">(@37@))</text:span>. Of course, the equation numbers might be different in your case. The <text:span text:style-name="T108">keywords</text:span> <text:a xlink:type="simple" xlink:href="http://ooo-imath.sourceforge.net/wiki/index.php/LHS" text:style-name="Internet_20_link" text:visited-style-name="Visited_20_Internet_20_Link"><text:span text:style-name="Source_20_Text">lhs</text:span></text:a> and <text:a xlink:type="simple" xlink:href="http://ooo-imath.sourceforge.net/wiki/index.php/RHS" text:style-name="Internet_20_link" text:visited-style-name="Visited_20_Internet_20_Link"><text:span text:style-name="Source_20_Text">rhs</text:span></text:a> return the left-hand side and right-hand side of an equation, respectively.</text:p>
        </text:list-item>
        <text:list-item>
          <text:p text:style-name="P56">Choose <text:span text:style-name="iMathGui">Subtract from ...</text:span> and enter <text:span text:style-name="Source_20_Text">b/(2a)</text:span> as the formula text. Press button <text:span text:style-name="iMathGui">Create</text:span>. Repeat for the negative root.</text:p>
        </text:list-item>
      </text:list>
      <text:p text:style-name="First_20_line_20_indent">A faster way to achieve the same result is by using <text:a xlink:type="simple" xlink:href="http://ooo-imath.sourceforge.net/wiki/index.php/SOLVE" text:style-name="Internet_20_link" text:visited-style-name="Visited_20_Internet_20_Link"><text:span text:style-name="Source_20_Text">SOLVE</text:span></text:a><text:span text:style-name="Teletype"><text:note text:id="ftn4" text:note-class="footnote"><text:note-citation>4</text:note-citation><text:note-body><text:p text:style-name="P26">iMath can solve polynomial equations up to degree 4.</text:p></text:note-body></text:note></text:span>. Mark the original equation <text:span text:style-name="Variable">ax² + bx + c</text:span> and choose <text:span text:style-name="iMathGui">Solve … for</text:span> in the <text:span text:style-name="iMathGui">Insert iFormula</text:span> dialog. Enter <text:span text:style-name="Source_20_Text">x</text:span> as the formula text, and press the <text:span text:style-name="iMathGui">Create</text:span> button. To get the negative root, enter solution number 2 in the dialog and repeat.</text:p>
      <text:p text:style-name="First_20_line_20_indent">The solutions are:</text:p>
      <text:p text:style-name="First_20_line_20_indent"><draw:frame draw:style-name="fr1" draw:name="Objekt21" text:anchor-type="as-char" svg:width="3.738cm" svg:height="1.247cm" draw:z-index="10"><draw:object xlink:href="./Object 56" xlink:type="simple" xlink:show="embed" xlink:actuate="onLoad"/><draw:image xlink:href="./ObjectReplacements/Object 56" xlink:type="simple" xlink:show="embed" xlink:actuate="onLoad"/><svg:desc>Formel</svg:desc></draw:frame><text:s/>and <draw:frame draw:style-name="fr1" draw:name="Objekt20" text:anchor-type="as-char" svg:width="3.417cm" svg:height="1.247cm" draw:z-index="11"><draw:object xlink:href="./Object 57" xlink:type="simple" xlink:show="embed" xlink:actuate="onLoad"/><draw:image xlink:href="./ObjectReplacements/Object 57" xlink:type="simple" xlink:show="embed" xlink:actuate="onLoad"/><svg:desc>Formel</svg:desc></draw:frame></text:p>
      <text:p text:style-name="First_20_line_20_indent"><text:soft-page-break/>With, for example, <draw:frame draw:style-name="fr2" draw:name="Object55" text:anchor-type="as-char" svg:width="0.982cm" svg:height="0.482cm" draw:z-index="12"><draw:object xlink:href="./Object 61" xlink:type="simple" xlink:show="embed" xlink:actuate="onLoad"/><draw:image xlink:href="./ObjectReplacements/Object 61" xlink:type="simple" xlink:show="embed" xlink:actuate="onLoad"/></draw:frame>, <draw:frame draw:style-name="fr2" draw:name="Object56" text:anchor-type="as-char" svg:width="1.004cm" svg:height="0.482cm" draw:z-index="13"><draw:object xlink:href="./Object 62" xlink:type="simple" xlink:show="embed" xlink:actuate="onLoad"/><draw:image xlink:href="./ObjectReplacements/Object 62" xlink:type="simple" xlink:show="embed" xlink:actuate="onLoad"/></draw:frame><text:s/>and <draw:frame draw:style-name="fr2" draw:name="Object57" text:anchor-type="as-char" svg:width="1.272cm" svg:height="0.482cm" draw:z-index="14"><draw:object xlink:href="./Object 63" xlink:type="simple" xlink:show="embed" xlink:actuate="onLoad"/><draw:image xlink:href="./ObjectReplacements/Object 63" xlink:type="simple" xlink:show="embed" xlink:actuate="onLoad"/></draw:frame><text:s/>the two solutions are <draw:frame draw:style-name="fr2" draw:name="Object59" text:anchor-type="as-char" svg:width="2.006cm" svg:height="0.542cm" draw:z-index="15"><draw:object xlink:href="./Object 65" xlink:type="simple" xlink:show="embed" xlink:actuate="onLoad"/><draw:image xlink:href="./ObjectReplacements/Object 65" xlink:type="simple" xlink:show="embed" xlink:actuate="onLoad"/></draw:frame><text:s/>and <draw:frame draw:style-name="fr2" draw:name="Object60" text:anchor-type="as-char" svg:width="1.928cm" svg:height="0.542cm" draw:z-index="16"><draw:object xlink:href="./Object 66" xlink:type="simple" xlink:show="embed" xlink:actuate="onLoad"/><draw:image xlink:href="./ObjectReplacements/Object 66" xlink:type="simple" xlink:show="embed" xlink:actuate="onLoad"/></draw:frame>. When applying <text:span text:style-name="Variable">f</text:span>(<text:span text:style-name="Variable">x</text:span>) on these values of <text:span text:style-name="Variable">x</text:span>, the result is (almost<text:note text:id="ftn5" text:note-class="footnote"><text:note-citation>5</text:note-citation><text:note-body><text:p text:style-name="Footnote"><text:s/><text:span text:style-name="T123">B</text:span>ecause calculations <text:span text:style-name="T123">with</text:span> floating <text:span text:style-name="T134">proint </text:span>numbers <text:span text:style-name="T123">on a computer</text:span> always <text:span text:style-name="T123">have </text:span>limited precision.</text:p></text:note-body></text:note>) zero: <draw:frame draw:style-name="fr2" draw:name="Object63" text:anchor-type="as-char" svg:width="1.769cm" svg:height="0.549cm" draw:z-index="17"><draw:object xlink:href="./Object 69" xlink:type="simple" xlink:show="embed" xlink:actuate="onLoad"/><draw:image xlink:href="./ObjectReplacements/Object 69" xlink:type="simple" xlink:show="embed" xlink:actuate="onLoad"/></draw:frame><text:s/>and <draw:frame draw:style-name="fr2" draw:name="Object64" text:anchor-type="as-char" svg:width="1.769cm" svg:height="0.549cm" draw:z-index="18"><draw:object xlink:href="./Object 70" xlink:type="simple" xlink:show="embed" xlink:actuate="onLoad"/><draw:image xlink:href="./ObjectReplacements/Object 70" xlink:type="simple" xlink:show="embed" xlink:actuate="onLoad"/></draw:frame>.</text:p>
      <text:h text:style-name="Heading_20_2" text:outline-level="2"><text:bookmark-start text:name="__RefHeading__2157_1754824900"/>Example: Finding the extrema of a function<text:bookmark-end text:name="__RefHeading__2157_1754824900"/></text:h>
      <text:p text:style-name="First_20_line_20_indent">To find the extrema of <text:span text:style-name="Variable">f</text:span>(<text:span text:style-name="Variable">x</text:span>), we set the first derivative to zero and solve for <text:span text:style-name="Variable">x</text:span>:</text:p>
      <text:p text:style-name="First_20_line_20_indent"><draw:frame draw:style-name="fr1" draw:name="Objekt12" text:anchor-type="as-char" svg:width="5.503cm" svg:height="1.169cm" draw:z-index="83"><draw:object xlink:href="./Object 9" xlink:type="simple" xlink:show="embed" xlink:actuate="onLoad"/><draw:image xlink:href="./ObjectReplacements/Object 9" xlink:type="simple" xlink:show="embed" xlink:actuate="onLoad"/></draw:frame></text:p>
      <text:p text:style-name="First_20_line_20_indent">To create this, do the following:</text:p>
      <text:list xml:id="list707934829" text:style-name="L14">
        <text:list-item>
          <text:p text:style-name="P57">Select the formula <text:span text:style-name="Variable">a=3</text:span> from above, and choose <text:span text:style-name="iMathGui">iMath</text:span> <text:span text:style-name="iMathGui">Edit</text:span> <text:span text:style-name="iMathGui">Clear</text:span>. This will not delete the equation you have selected. Instead, it will insert an empty iFormula which has the effect that after it, iMath will assume that the equation was never defined. Repeat for <text:span text:style-name="Variable">b=4</text:span> and <text:span text:style-name="Variable">c=-5</text:span>. Cut and paste the formulas to the beginning of this section.</text:p>
        </text:list-item>
        <text:list-item>
          <text:p text:style-name="P57">Create a new equation <text:span text:style-name="Source_20_Text">f(x) = </text:span><text:a xlink:type="simple" xlink:href="http://ooo-imath.sourceforge.net/wiki/index.php/VAL" text:style-name="Internet_20_link" text:visited-style-name="Visited_20_Internet_20_Link"><text:span text:style-name="Source_20_Text">VAL</text:span></text:a><text:span text:style-name="Source_20_Text">(f(x))</text:span>. </text:p>
        </text:list-item>
        <text:list-item>
          <text:p text:style-name="P57">Using the <text:span text:style-name="iMathGui">Insert iFormula</text:span> dialog, differentiate this equation with respect to <text:span text:style-name="Source_20_Text">x</text:span>.</text:p>
        </text:list-item>
        <text:list-item>
          <text:p text:style-name="P57">Edit the equation and add <text:span text:style-name="Source_20_Text">=0</text:span> as the last line. You can use the formatting option <text:span text:style-name="iMathGui">Display of differentials</text:span> to get different formatting types of the differential.</text:p>
        </text:list-item>
        <text:list-item>
          <text:p text:style-name="P57">Merge everything to get rid of the empty formula boxes.</text:p>
        </text:list-item>
      </text:list>
      <text:p text:style-name="First_20_line_20_indent"><draw:frame draw:style-name="fr1" draw:name="Objekt23" text:anchor-type="as-char" svg:width="3.494cm" svg:height="1.543cm" draw:z-index="26"><draw:object xlink:href="./Object 73" xlink:type="simple" xlink:show="embed" xlink:actuate="onLoad"/><draw:image xlink:href="./ObjectReplacements/Object 73" xlink:type="simple" xlink:show="embed" xlink:actuate="onLoad"/></draw:frame></text:p>
      <text:p text:style-name="First_20_line_20_indent">To create this, do the following:</text:p>
      <text:list xml:id="list76107627" text:style-name="L15">
        <text:list-item>
          <text:p text:style-name="P59">Create a new equation <text:a xlink:type="simple" xlink:href="http://ooo-imath.sourceforge.net/wiki/index.php/RHS" text:style-name="Internet_20_link" text:visited-style-name="Visited_20_Internet_20_Link"><text:span text:style-name="Source_20_Text">rhs</text:span></text:a><text:span text:style-name="Source_20_Text">(@prev@)=0</text:span>. The special label <text:span text:style-name="Source_20_Text">@prev@</text:span> always references the previous equation (in the text flow). You can use <text:span text:style-name="Source_20_Text">@prev2@</text:span>, <text:span text:style-name="Source_20_Text">@prev3@</text:span> to reference the n<text:span text:style-name="T105">-</text:span>th previous equation.</text:p>
        </text:list-item>
        <text:list-item>
          <text:p text:style-name="P58">Solve this equation for <text:span text:style-name="Source_20_Text">x</text:span></text:p>
        </text:list-item>
        <text:list-item>
          <text:p text:style-name="P58">Modify the equation, substituting <text:span text:style-name="Source_20_Text">x = x_extr</text:span>.</text:p>
        </text:list-item>
      </text:list>
      <text:p text:style-name="First_20_line_20_indent">Depending on the sign of the second derivative <draw:frame draw:style-name="fr1" draw:name="Objekt26" text:anchor-type="as-char" svg:width="1.981cm" svg:height="0.579cm" draw:z-index="84"><draw:object xlink:href="./Object 84" xlink:type="simple" xlink:show="embed" xlink:actuate="onLoad"/><draw:image xlink:href="./ObjectReplacements/Object 84" xlink:type="simple" xlink:show="embed" xlink:actuate="onLoad"/><svg:desc>Formel</svg:desc></draw:frame>, this will be a minimum or a maximum. The value of the <text:span text:style-name="T106">extrema</text:span> is</text:p>
      <text:p text:style-name="First_20_line_20_indent"><draw:frame draw:style-name="fr2" draw:name="Object79" text:anchor-type="as-char" svg:width="5.521cm" svg:height="0.603cm" draw:z-index="85"><draw:object xlink:href="./Object 85" xlink:type="simple" xlink:show="embed" xlink:actuate="onLoad"/><draw:image xlink:href="./ObjectReplacements/Object 85" xlink:type="simple" xlink:show="embed" xlink:actuate="onLoad"/></draw:frame></text:p>
      <text:p text:style-name="First_20_line_20_indent">or with the values used in the previous section <draw:frame draw:style-name="fr2" draw:name="Object80" text:anchor-type="as-char" svg:width="0.982cm" svg:height="0.482cm" draw:z-index="86"><draw:object xlink:href="./Object 86" xlink:type="simple" xlink:show="embed" xlink:actuate="onLoad"/><draw:image xlink:href="./ObjectReplacements/Object 86" xlink:type="simple" xlink:show="embed" xlink:actuate="onLoad"/></draw:frame>, <draw:frame draw:style-name="fr2" draw:name="Object81" text:anchor-type="as-char" svg:width="1.004cm" svg:height="0.482cm" draw:z-index="87"><draw:object xlink:href="./Object 87" xlink:type="simple" xlink:show="embed" xlink:actuate="onLoad"/><draw:image xlink:href="./ObjectReplacements/Object 87" xlink:type="simple" xlink:show="embed" xlink:actuate="onLoad"/></draw:frame><text:s/>and <draw:frame draw:style-name="fr2" draw:name="Object82" text:anchor-type="as-char" svg:width="1.272cm" svg:height="0.482cm" draw:z-index="88"><draw:object xlink:href="./Object 88" xlink:type="simple" xlink:show="embed" xlink:actuate="onLoad"/><draw:image xlink:href="./ObjectReplacements/Object 88" xlink:type="simple" xlink:show="embed" xlink:actuate="onLoad"/></draw:frame>:</text:p>
      <text:p text:style-name="First_20_line_20_indent"><draw:frame draw:style-name="fr2" draw:name="Object83" text:anchor-type="as-char" svg:width="3.42cm" svg:height="1.118cm" draw:z-index="89"><draw:object xlink:href="./Object 89" xlink:type="simple" xlink:show="embed" xlink:actuate="onLoad"/><draw:image xlink:href="./ObjectReplacements/Object 89" xlink:type="simple" xlink:show="embed" xlink:actuate="onLoad"/></draw:frame></text:p>
      <text:p text:style-name="First_20_line_20_indent">To create this, do the following:</text:p>
      <text:list xml:id="list2948121472" text:style-name="L16">
        <text:list-item>
          <text:p text:style-name="P83">Select the equation <text:s/><draw:frame draw:style-name="fr11" draw:name="Object85" text:anchor-type="as-char" svg:width="1.743cm" svg:height="0.589cm" draw:z-index="90"><draw:object xlink:href="./Object 91" xlink:type="simple" xlink:show="embed" xlink:actuate="onLoad"/><draw:image xlink:href="./ObjectReplacements/Object 91" xlink:type="simple" xlink:show="embed" xlink:actuate="onLoad"/><svg:desc>formula</svg:desc></draw:frame><text:s/>and differentiate it to <text:span text:style-name="Variable">x</text:span>. If you have already merged the equations, make sure this is the last equation in the block. Otherwise, you need to find the formula label and create a new equation <text:a xlink:type="simple" xlink:href="http://ooo-imath.sourceforge.net/wiki/index.php/DIFFERENTIATE" text:style-name="Internet_20_link" text:visited-style-name="Visited_20_Internet_20_Link"><text:span text:style-name="Source_20_Text">DIFFERENTIATE</text:span></text:a><text:span text:style-name="Source_20_Text">(@label@,x,1)</text:span>.</text:p>
        </text:list-item>
        <text:list-item>
          <text:p text:style-name="P83">Create a new equation <text:span text:style-name="Source_20_Text">y_extr=f(x_extr)</text:span> and an evaluation for <text:s/><text:span text:style-name="Source_20_Text">y_extr.</text:span></text:p>
        </text:list-item>
        <text:list-item>
          <text:p text:style-name="P83">Create the three equations for the parameters, and two evaluations for <text:span text:style-name="Source_20_Text">x_extr</text:span> and <text:s/><text:span text:style-name="Source_20_Text">y_extr</text:span></text:p>
        </text:list-item>
      </text:list>
      <text:h text:style-name="Heading_20_2" text:outline-level="2"><text:bookmark-start text:name="__RefHeading__2159_1754824900"/><text:soft-page-break/>Library of substitutions<text:bookmark-end text:name="__RefHeading__2159_1754824900"/></text:h>
      <text:p text:style-name="First_20_line_20_indent">To make working with equations easier, there is a library of mainly trigonometric substitutions which can be referenced from the <text:span text:style-name="iMathGui">iMath</text:span> <text:span text:style-name="iMathGui">References</text:span> dialog. For example, consider this equation:</text:p>
      <text:p text:style-name="First_20_line_20_indent"><draw:frame draw:style-name="fr1" draw:name="Objekt38" text:anchor-type="as-char" svg:width="4.339cm" svg:height="1.568cm" draw:z-index="91"><draw:object xlink:href="./Object 121" xlink:type="simple" xlink:show="embed" xlink:actuate="onLoad"/><draw:image xlink:href="./ObjectReplacements/Object 121" xlink:type="simple" xlink:show="embed" xlink:actuate="onLoad"/></draw:frame></text:p>
      <text:p text:style-name="First_20_line_20_indent"><draw:frame draw:style-name="fr12" draw:name="Objekt39" text:anchor-type="as-char" svg:width="3.962cm" svg:height="1.409cm" draw:z-index="92"><draw:object xlink:href="./Object 122" xlink:type="simple" xlink:show="embed" xlink:actuate="onLoad"/><draw:image xlink:href="./ObjectReplacements/Object 122" xlink:type="simple" xlink:show="embed" xlink:actuate="onLoad"/></draw:frame><text:s/>with <draw:frame draw:style-name="fr1" draw:name="Objekt40" text:anchor-type="as-char" svg:width="3.367cm" svg:height="0.577cm" draw:z-index="93"><draw:object xlink:href="./Object 134" xlink:type="simple" xlink:show="embed" xlink:actuate="onLoad"/><draw:image xlink:href="./ObjectReplacements/Object 134" xlink:type="simple" xlink:show="embed" xlink:actuate="onLoad"/></draw:frame><text:s/>and <draw:frame draw:style-name="fr1" draw:name="Objekt41" text:anchor-type="as-char" svg:width="3.662cm" svg:height="0.549cm" draw:z-index="94"><draw:object xlink:href="./Object 135" xlink:type="simple" xlink:show="embed" xlink:actuate="onLoad"/><draw:image xlink:href="./ObjectReplacements/Object 135" xlink:type="simple" xlink:show="embed" xlink:actuate="onLoad"/></draw:frame></text:p>
      <text:p text:style-name="First_20_line_20_indent"><draw:frame draw:style-name="fr1" draw:name="Objekt42" text:anchor-type="as-char" svg:width="2.974cm" svg:height="1.409cm" draw:z-index="95"><draw:object xlink:href="./Object 136" xlink:type="simple" xlink:show="embed" xlink:actuate="onLoad"/><draw:image xlink:href="./ObjectReplacements/Object 136" xlink:type="simple" xlink:show="embed" xlink:actuate="onLoad"/><svg:desc>Formel</svg:desc></draw:frame><text:s/>with <draw:frame draw:style-name="fr1" draw:name="Objekt43" text:anchor-type="as-char" svg:width="4.179cm" svg:height="0.549cm" draw:z-index="96"><draw:object xlink:href="./Object 137" xlink:type="simple" xlink:show="embed" xlink:actuate="onLoad"/><draw:image xlink:href="./ObjectReplacements/Object 137" xlink:type="simple" xlink:show="embed" xlink:actuate="onLoad"/></draw:frame><text:s/>and <draw:frame draw:style-name="fr1" draw:name="Objekt44" text:anchor-type="as-char" svg:width="3.941cm" svg:height="0.549cm" draw:z-index="97"><draw:object xlink:href="./Object 138" xlink:type="simple" xlink:show="embed" xlink:actuate="onLoad"/><draw:image xlink:href="./ObjectReplacements/Object 138" xlink:type="simple" xlink:show="embed" xlink:actuate="onLoad"/></draw:frame></text:p>
      <text:p text:style-name="First_20_line_20_indent">To create this, do the following:</text:p>
      <text:list xml:id="list641726199" text:style-name="L17">
        <text:list-item>
          <text:p text:style-name="P60">Create the equation in the usual way</text:p>
        </text:list-item>
        <text:list-item>
          <text:p text:style-name="P60">Substitute <text:span text:style-name="Source_20_Text">@lib:trig:sina+pi@; @lib:trig:sina+pi/2@</text:span> into the equation</text:p>
        </text:list-item>
        <text:list-item>
          <text:p text:style-name="P60">Substitute <text:span text:style-name="Source_20_Text">@lib:trig:sin-a@; @lib:trig:cos-a@</text:span></text:p>
        </text:list-item>
      </text:list>
      <text:p text:style-name="First_20_line_20_indent">This equation can now be solved to give an expression for <draw:frame draw:style-name="fr3" draw:name="Objekt45" text:anchor-type="as-char" svg:width="0.423cm" svg:height="0.332cm" draw:z-index="98"><draw:object xlink:href="./Object 139" xlink:type="simple" xlink:show="embed" xlink:actuate="onLoad"/><draw:image xlink:href="./ObjectReplacements/Object 139" xlink:type="simple" xlink:show="embed" xlink:actuate="onLoad"/><svg:desc>Formel</svg:desc></draw:frame>:</text:p>
      <text:p text:style-name="First_20_line_20_indent"><draw:frame draw:style-name="fr1" draw:name="Objekt46" text:anchor-type="as-char" svg:width="5.271cm" svg:height="4.96cm" draw:z-index="99"><draw:object xlink:href="./Object 140" xlink:type="simple" xlink:show="embed" xlink:actuate="onLoad"/><draw:image xlink:href="./ObjectReplacements/Object 140" xlink:type="simple" xlink:show="embed" xlink:actuate="onLoad"/></draw:frame></text:p>
      <text:p text:style-name="First_20_line_20_indent">To create this, do the following:</text:p>
      <text:list xml:id="list4259961030" text:style-name="L18">
        <text:list-item>
          <text:p text:style-name="P61">Multiply the equation with <draw:frame draw:style-name="fr3" draw:name="Objekt49" text:anchor-type="as-char" svg:width="1.044cm" svg:height="0.684cm" draw:z-index="100"><draw:object xlink:href="./Object 143" xlink:type="simple" xlink:show="embed" xlink:actuate="onLoad"/><draw:image xlink:href="./ObjectReplacements/Object 143" xlink:type="simple" xlink:show="embed" xlink:actuate="onLoad"/><svg:desc>Formel</svg:desc></draw:frame>, and substitute <text:a xlink:type="simple" xlink:href="http://ooo-imath.sourceforge.net/wiki/index.php/REV" text:style-name="Internet_20_link" text:visited-style-name="Visited_20_Internet_20_Link"><text:span text:style-name="Source_20_Text">REV</text:span></text:a><text:span text:style-name="Source_20_Text">(@lib:trig:tansincos@)</text:span> into it</text:p>
        </text:list-item>
        <text:list-item>
          <text:p text:style-name="P61">Apply the <text:span text:style-name="iMathGui">unsafe</text:span> simplification</text:p>
        </text:list-item>
        <text:list-item>
          <text:p text:style-name="P62">Solve for <text:span text:style-name="Source_20_Text">%theta</text:span><text:span text:style-name="T107">.</text:span></text:p>
        </text:list-item>
      </text:list>
      <text:p text:style-name="First_20_line_20_indent">The keyword <text:a xlink:type="simple" xlink:href="http://ooo-imath.sourceforge.net/wiki/index.php/REV" text:style-name="Internet_20_link" text:visited-style-name="Visited_20_Internet_20_Link"><text:span text:style-name="Source_20_Text">REV</text:span></text:a> swaps left and right hand side of an equation.<draw:frame draw:style-name="fr1" draw:name="Objekt65" text:anchor-type="as-char" svg:width="0.201cm" svg:height="0.482cm" draw:z-index="101"><draw:object xlink:href="./Object 161" xlink:type="simple" xlink:show="embed" xlink:actuate="onLoad"/><draw:image xlink:href="./ObjectReplacements/Object 161" xlink:type="simple" xlink:show="embed" xlink:actuate="onLoad"/></draw:frame></text:p>
      <text:h text:style-name="Heading_20_2" text:outline-level="2"><text:bookmark-start text:name="__RefHeading__2161_1754824900"/>Analysis<text:bookmark-end text:name="__RefHeading__2161_1754824900"/></text:h>
      <text:p text:style-name="P16">Whenever you differentiate a function with the <text:a xlink:type="simple" xlink:href="http://ooo-imath.sourceforge.net/wiki/index.php/DIFFERENTIATE" text:style-name="Internet_20_link" text:visited-style-name="Visited_20_Internet_20_Link"><text:span text:style-name="Source_20_Text">DIFFERENTIATE</text:span></text:a> keyword, iMath will create a derivative object like <draw:frame draw:style-name="fr3" draw:name="Objekt11" text:anchor-type="as-char" svg:width="0.649cm" svg:height="0.854cm" draw:z-index="102"><draw:object xlink:href="./Object 20" xlink:type="simple" xlink:show="embed" xlink:actuate="onLoad"/><draw:image xlink:href="./ObjectReplacements/Object 20" xlink:type="simple" xlink:show="embed" xlink:actuate="onLoad"/><svg:desc>Formel</svg:desc></draw:frame><text:s/>(this happens internally irrespective of how you choose to display your derivatives). It is possible to split up this object by multiplying with <text:span text:style-name="Variable">dx</text:span>. This is done by using <text:a xlink:type="simple" xlink:href="http://ooo-imath.sourceforge.net/wiki/index.php/DIFFERENTIAL" text:style-name="Internet_20_link" text:visited-style-name="Visited_20_Internet_20_Link"><text:span text:style-name="Source_20_Text">differential</text:span></text:a><text:span text:style-name="Source_20_Text">(x)</text:span>, and after multiplication using the <text:a xlink:type="simple" xlink:href="http://ooo-imath.sourceforge.net/wiki/index.php/SIMPLIFY" text:style-name="Internet_20_link" text:visited-style-name="Visited_20_Internet_20_Link"><text:span text:style-name="Source_20_Text">SIMPLIFY</text:span></text:a><text:span text:style-name="Source_20_Text">(@label@, "cancel-diff")</text:span>. Whether this makes mathematical sense in any specific case is left to the user.<text:note text:id="ftn6" text:note-class="footnote"><text:note-citation>6</text:note-citation><text:note-body><text:p text:style-name="Footnote">For example, integrating <draw:frame draw:style-name="fr3" draw:name="Objekt118" text:anchor-type="as-char" svg:width="4.778cm" svg:height="0.406cm" draw:z-index="103"><draw:object xlink:href="./Object 212" xlink:type="simple" xlink:show="embed" xlink:actuate="onLoad"/><draw:image xlink:href="./ObjectReplacements/Object 212" xlink:type="simple" xlink:show="embed" xlink:actuate="onLoad"/><svg:desc>Formel</svg:desc></draw:frame><text:s/>by just inserting a few integral signs <draw:frame draw:style-name="fr3" draw:name="Objekt119" text:anchor-type="as-char" svg:width="5.729cm" svg:height="0.531cm" draw:z-index="104"><draw:object xlink:href="./Object 214" xlink:type="simple" xlink:show="embed" xlink:actuate="onLoad"/><draw:image xlink:href="./ObjectReplacements/Object 214" xlink:type="simple" xlink:show="embed" xlink:actuate="onLoad"/><svg:desc>Formel</svg:desc></draw:frame><text:s/>is extremely dub<text:span text:style-name="T73">ious! See </text:span><text:a xlink:type="simple" xlink:href="http://pleasemakeanote.blogspot.de/2010/07/integrating-totalexact-differentials.html" text:style-name="Internet_20_link" text:visited-style-name="Visited_20_Internet_20_Link">here</text:a><text:span text:style-name="T73"> for a </text:span>detailed explanation of how to correctly integrate total differentials.</text:p></text:note-body></text:note></text:p>
      <text:p text:style-name="First_20_line_20_indent"><text:soft-page-break/>You might be tempted to create a derivative of a function manually with something like <text:a xlink:type="simple" xlink:href="http://ooo-imath.sourceforge.net/wiki/index.php/PARTIAL" text:style-name="Internet_20_link" text:visited-style-name="Visited_20_Internet_20_Link"><text:span text:style-name="Source_20_Text">partial</text:span></text:a><text:span text:style-name="Source_20_Text">(f) over </text:span><text:a xlink:type="simple" xlink:href="http://ooo-imath.sourceforge.net/wiki/index.php/PARTIAL" text:style-name="Internet_20_link" text:visited-style-name="Visited_20_Internet_20_Link"><text:span text:style-name="Source_20_Text">partial</text:span></text:a><text:span text:style-name="Source_20_Text">(x)</text:span>. This is not the recommended way, though, because in complicated terms iMath might not be able to match the correct differentials in numerator and denominator, which can lead to strange results for higher-order derivatives and when printing.</text:p>
      <text:p text:style-name="First_20_line_20_indent">Consult the documents “Analysis.odt”, “PartialDifferentation.odt” and “Laminar-boundary-layer-equations.odt” for extensive examples (available through <text:span text:style-name="iMathGui">iMath</text:span> <text:span text:style-name="iMathGui">Help</text:span> <text:span text:style-name="iMathGui">First steps</text:span> in the example files drop-down menu).</text:p>
      <text:h text:style-name="Heading_20_3" text:outline-level="3"><text:bookmark-start text:name="__RefHeading__2278_1754824900"/>Example: Heat transfer by conduction<text:bookmark-end text:name="__RefHeading__2278_1754824900"/></text:h>
      <text:p text:style-name="First_20_line_20_indent">The equation for steady-state, one-dimensional heat transfer by conduction is <draw:frame draw:style-name="fr1" draw:name="Objekt9" text:anchor-type="as-char" svg:width="2.147cm" svg:height="0.624cm" draw:z-index="105"><draw:object xlink:href="./Object 10" xlink:type="simple" xlink:show="embed" xlink:actuate="onLoad"/><draw:image xlink:href="./ObjectReplacements/Object 10" xlink:type="simple" xlink:show="embed" xlink:actuate="onLoad"/></draw:frame><text:note text:id="ftn7" text:note-class="footnote"><text:note-citation>7</text:note-citation><text:note-body><text:p text:style-name="Footnote">See J.P. Holman, “Heat transfer”, 6th edition (1986), equations 1-1 and 2-10.</text:p></text:note-body></text:note>. This is valid e. g. for heat transfer through plates. We would like to find the corresponding equation for one-dimensional heat transfer through a spherical body. </text:p>
      <text:p text:style-name="First_20_line_20_indent">The area of a sphere at a certain radius is <draw:frame draw:style-name="fr1" draw:name="Objekt122" text:anchor-type="as-char" svg:width="1.757cm" svg:height="0.52cm" draw:z-index="106"><draw:object xlink:href="./Object 217" xlink:type="simple" xlink:show="embed" xlink:actuate="onLoad"/><draw:image xlink:href="./ObjectReplacements/Object 217" xlink:type="simple" xlink:show="embed" xlink:actuate="onLoad"/></draw:frame>. Inserting this into the heat-transfer equation, we have <draw:frame draw:style-name="fr1" draw:name="Objekt10" text:anchor-type="as-char" svg:width="2.787cm" svg:height="0.658cm" draw:z-index="107"><draw:object xlink:href="./Object 17" xlink:type="simple" xlink:show="embed" xlink:actuate="onLoad"/><draw:image xlink:href="./ObjectReplacements/Object 17" xlink:type="simple" xlink:show="embed" xlink:actuate="onLoad"/></draw:frame>. After separating the variables <text:span text:style-name="Variable">r</text:span> and <text:span text:style-name="Variable"><draw:frame draw:style-name="fr3" draw:name="Объект37" text:anchor-type="as-char" svg:width="0.637cm" svg:height="0.542cm" draw:z-index="108"><draw:object xlink:href="./Object 96" xlink:type="simple" xlink:show="embed" xlink:actuate="onLoad"/><draw:image xlink:href="./ObjectReplacements/Object 96" xlink:type="simple" xlink:show="embed" xlink:actuate="onLoad"/></draw:frame></text:span>,</text:p>
      <text:p text:style-name="First_20_line_20_indent"><draw:frame draw:style-name="fr1" draw:name="Objekt124" text:anchor-type="as-char" svg:width="3.3cm" svg:height="1.087cm" draw:z-index="109"><draw:object xlink:href="./Object 220" xlink:type="simple" xlink:show="embed" xlink:actuate="onLoad"/><draw:image xlink:href="./ObjectReplacements/Object 220" xlink:type="simple" xlink:show="embed" xlink:actuate="onLoad"/></draw:frame></text:p>
      <text:p text:style-name="First_20_line_20_indent">we can integrate</text:p>
      <text:p text:style-name="First_20_line_20_indent"><draw:frame draw:style-name="fr1" draw:name="Objekt125" text:anchor-type="as-char" svg:width="4.683cm" svg:height="1.282cm" draw:z-index="110"><draw:object xlink:href="./Object 218" xlink:type="simple" xlink:show="embed" xlink:actuate="onLoad"/><draw:image xlink:href="./ObjectReplacements/Object 218" xlink:type="simple" xlink:show="embed" xlink:actuate="onLoad"/></draw:frame></text:p>
      <text:p text:style-name="First_20_line_20_indent">The boundaries are the inner radius <text:span text:style-name="Variable"><draw:frame draw:style-name="fr3" draw:name="Объект38" text:anchor-type="as-char" svg:width="0.49cm" svg:height="0.542cm" draw:z-index="111"><draw:object xlink:href="./Object 83" xlink:type="simple" xlink:show="embed" xlink:actuate="onLoad"/><draw:image xlink:href="./ObjectReplacements/Object 83" xlink:type="simple" xlink:show="embed" xlink:actuate="onLoad"/></draw:frame></text:span><text:s/>at the inner temperature <text:span text:style-name="Variable"><draw:frame draw:style-name="fr3" draw:name="Объект39" text:anchor-type="as-char" svg:width="0.587cm" svg:height="0.542cm" draw:z-index="112"><draw:object xlink:href="./Object 100" xlink:type="simple" xlink:show="embed" xlink:actuate="onLoad"/><draw:image xlink:href="./ObjectReplacements/Object 100" xlink:type="simple" xlink:show="embed" xlink:actuate="onLoad"/></draw:frame></text:span><text:s/>and the outer radius <text:span text:style-name="Variable"><draw:frame draw:style-name="fr3" draw:name="Объект40" text:anchor-type="as-char" svg:width="0.534cm" svg:height="0.542cm" draw:z-index="113"><draw:object xlink:href="./Object 102" xlink:type="simple" xlink:show="embed" xlink:actuate="onLoad"/><draw:image xlink:href="./ObjectReplacements/Object 102" xlink:type="simple" xlink:show="embed" xlink:actuate="onLoad"/></draw:frame></text:span><text:s/>at the outer temperature <text:span text:style-name="Variable"><draw:frame draw:style-name="fr3" draw:name="Объект41" text:anchor-type="as-char" svg:width="0.63cm" svg:height="0.542cm" draw:z-index="114"><draw:object xlink:href="./Object 120" xlink:type="simple" xlink:show="embed" xlink:actuate="onLoad"/><draw:image xlink:href="./ObjectReplacements/Object 120" xlink:type="simple" xlink:show="embed" xlink:actuate="onLoad"/></draw:frame></text:span><text:s/>. The result of the integration can be solved for <text:span text:style-name="Variable">q</text:span>:</text:p>
      <text:p text:style-name="First_20_line_20_indent"><draw:frame draw:style-name="fr1" draw:name="Objekt133" text:anchor-type="as-char" svg:width="5.473cm" svg:height="2.272cm" draw:z-index="115"><draw:object xlink:href="./Object 229" xlink:type="simple" xlink:show="embed" xlink:actuate="onLoad"/><draw:image xlink:href="./ObjectReplacements/Object 229" xlink:type="simple" xlink:show="embed" xlink:actuate="onLoad"/></draw:frame></text:p>
      <text:h text:style-name="Heading_20_3" text:outline-level="3"><text:bookmark-start text:name="__RefHeading__2280_1754824900"/>Symbolic integration<text:bookmark-end text:name="__RefHeading__2280_1754824900"/></text:h>
      <text:p text:style-name="First_20_line_20_indent">Simple functions can be integrated symbolically. There are several different ways to do this:</text:p>
      <text:list xml:id="list836476404" text:style-name="L19">
        <text:list-item>
          <text:p text:style-name="P63">Apply the operation <text:span text:style-name="iMathGui">Integrate … to</text:span> from the user interface. This will create an integral without bounds for both sides of the selected equation in the variable given in the dialog. The integration constant will be called <text:span text:style-name="Variable">C</text:span>. The integral will be evaluated immediately (if possible).</text:p>
        </text:list-item>
        <text:list-item>
          <text:p text:style-name="P64">Manually, you can achieve the same with the keyword <text:a xlink:type="simple" xlink:href="http://ooo-imath.sourceforge.net/wiki/index.php/INTEGRATE" text:style-name="Internet_20_link" text:visited-style-name="Visited_20_Internet_20_Link"><text:span text:style-name="Source_20_Text">INTEGRATE</text:span></text:a><text:span text:style-name="Source_20_Text">(@label@, symbol, constant)</text:span> where <text:span text:style-name="Source_20_Text">constant</text:span> is the integration constant. This also allows to create bounds with <text:a xlink:type="simple" xlink:href="http://ooo-imath.sourceforge.net/wiki/index.php/INTEGRATE" text:style-name="Internet_20_link" text:visited-style-name="Visited_20_Internet_20_Link"><text:span text:style-name="Source_20_Text">INTEGRATE</text:span></text:a><text:span text:style-name="Source_20_Text">(@label@, symbol, lowerbound, upperbound)</text:span>. The <text:a xlink:type="simple" xlink:href="http://ooo-imath.sourceforge.net/wiki/index.php/INTEGRATE" text:style-name="Internet_20_link" text:visited-style-name="Visited_20_Internet_20_Link"><text:span text:style-name="Source_20_Text">INTEGRATE</text:span></text:a> keyword will also accept an expression instead of a complete equation, e.g. <text:a xlink:type="simple" xlink:href="http://ooo-imath.sourceforge.net/wiki/index.php/INTEGRATE" text:style-name="Internet_20_link" text:visited-style-name="Visited_20_Internet_20_Link"><text:span text:style-name="Source_20_Text">INTEGRATE</text:span></text:a><text:span text:style-name="Source_20_Text">(</text:span><text:a xlink:type="simple" xlink:href="http://ooo-imath.sourceforge.net/wiki/index.php/LHS" text:style-name="Internet_20_link" text:visited-style-name="Visited_20_Internet_20_Link"><text:span text:style-name="Source_20_Text">lhs</text:span></text:a><text:span text:style-name="Source_20_Text">(@label@), x, C_1)</text:span>.</text:p>
        </text:list-item>
        <text:list-item>
          <text:p text:style-name="P64">If you supply lists of two elements each for the arguments of <text:a xlink:type="simple" xlink:href="http://ooo-imath.sourceforge.net/wiki/index.php/INTEGRATE" text:style-name="Internet_20_link" text:visited-style-name="Visited_20_Internet_20_Link"><text:span text:style-name="Source_20_Text">INTEGRATE</text:span></text:a>, then you can integrate both sides of an equation to different variables (and bounds), for example: <text:soft-page-break/><text:a xlink:type="simple" xlink:href="http://ooo-imath.sourceforge.net/wiki/index.php/INTEGRATE" text:style-name="Internet_20_link" text:visited-style-name="Visited_20_Internet_20_Link"><text:span text:style-name="Source_20_Text">INTEGRATE</text:span></text:a><text:span text:style-name="Source_20_Text">(@label@, {x; %alpha}, {0;0}, {10; %pi})</text:span>. The brackets around the lists are optional, but make for easier reading.</text:p>
        </text:list-item>
        <text:list-item>
          <text:p text:style-name="P65">Finally, you can use the normal Math syntax for creating an integral: <text:span text:style-name="Source_20_Text">INT FROM x=0 TO 10 {x^2 </text:span><text:a xlink:type="simple" xlink:href="http://ooo-imath.sourceforge.net/wiki/index.php/DIFFERENTIAL" text:style-name="Internet_20_link" text:visited-style-name="Visited_20_Internet_20_Link"><text:span text:style-name="Source_20_Text">d</text:span></text:a><text:a xlink:type="simple" xlink:href="http://ooo-imath.sourceforge.net/wiki/index.php/DIFFERENTIAL" text:style-name="Internet_20_link" text:visited-style-name="Visited_20_Internet_20_Link"><text:span text:style-name="Source_20_Text">ifferential</text:span></text:a><text:span text:style-name="Source_20_Text">(x)}</text:span> or <text:span text:style-name="Source_20_Text">INT {x^2 </text:span><text:a xlink:type="simple" xlink:href="http://ooo-imath.sourceforge.net/wiki/index.php/DIFFERENTIAL" text:style-name="Internet_20_link" text:visited-style-name="Visited_20_Internet_20_Link"><text:span text:style-name="Source_20_Text">d</text:span></text:a><text:a xlink:type="simple" xlink:href="http://ooo-imath.sourceforge.net/wiki/index.php/DIFFERENTIAL" text:style-name="Internet_20_link" text:visited-style-name="Visited_20_Internet_20_Link"><text:span text:style-name="Source_20_Text">ifferential</text:span></text:a><text:span text:style-name="Source_20_Text">(x)}</text:span>. Note the use of brackets to separate the upper bound from the expression to be integrated. If the upper bound is anything else than a number or a single symbol, it must also be bracketed. This will print an integral which can later be evaluated with <text:a xlink:type="simple" xlink:href="http://ooo-imath.sourceforge.net/wiki/index.php/SIMPLIFY" text:style-name="Internet_20_link" text:visited-style-name="Visited_20_Internet_20_Link"><text:span text:style-name="Source_20_Text">SIMPLIFY</text:span></text:a><text:span text:style-name="Source_20_Text">(@label@, “integrate”)</text:span>.</text:p>
        </text:list-item>
      </text:list>
      <text:p text:style-name="First_20_line_20_indent">Since integration is a non-trivial operation, iMath can only handle a limited range of expressions. Consult the document “SymbolicIntegration.odt” for examples (available through <text:span text:style-name="iMathGui">iMath</text:span> <text:span text:style-name="iMathGui">Help</text:span> <text:span text:style-name="iMathGui">First steps</text:span> in the example files drop-down menu).</text:p>
      <text:h text:style-name="Heading_20_1" text:outline-level="1"><text:bookmark-start text:name="__RefHeading___Toc4618_1200599639"/>Explaining results<text:bookmark-end text:name="__RefHeading___Toc4618_1200599639"/></text:h>
      <text:p text:style-name="First_20_line_20_indent">Sometimes you might want to show how a numeric result was reached by inserting the values of known variables into an equation. You can do this with the <text:a xlink:type="simple" xlink:href="http://ooo-imath.sourceforge.net/wiki/index.php/EXPLAINVAL" text:style-name="Internet_20_link" text:visited-style-name="Visited_20_Internet_20_Link"><text:span text:style-name="Source_20_Text">EXPLAINVAL</text:span></text:a> keyword. Here is an example:</text:p>
      <text:p text:style-name="First_20_line_20_indent">Parallel bars are supported by two posts with a distance between them of <draw:frame draw:style-name="fr1" draw:name="Objekt57" text:anchor-type="as-char" svg:width="1.699cm" svg:height="0.482cm" draw:z-index="116"><draw:object xlink:href="./Object 29" xlink:type="simple" xlink:show="embed" xlink:actuate="onLoad"/><draw:image xlink:href="./ObjectReplacements/Object 29" xlink:type="simple" xlink:show="embed" xlink:actuate="onLoad"/></draw:frame>. They experience the following vertical downward forces<text:note text:id="ftn8" text:note-class="footnote"><text:note-citation>8</text:note-citation><text:note-body><text:p text:style-name="P37">Because now we want to use units again, we must set a new preference.</text:p></text:note-body></text:note>:<draw:frame draw:style-name="fr1" draw:name="Objekt87" text:anchor-type="as-char" svg:width="0.201cm" svg:height="0.467cm" draw:z-index="117"><draw:object xlink:href="./Object 160" xlink:type="simple" xlink:show="embed" xlink:actuate="onLoad"/><draw:image xlink:href="./ObjectReplacements/Object 160" xlink:type="simple" xlink:show="embed" xlink:actuate="onLoad"/></draw:frame></text:p>
      <text:list xml:id="list4102645884" text:style-name="L20">
        <text:list-item>
          <text:p text:style-name="P66"><draw:frame draw:style-name="fr1" draw:name="Objekt66" text:anchor-type="as-char" svg:width="1.91cm" svg:height="0.542cm" draw:z-index="118"><draw:object xlink:href="./Object 31" xlink:type="simple" xlink:show="embed" xlink:actuate="onLoad"/><draw:image xlink:href="./ObjectReplacements/Object 31" xlink:type="simple" xlink:show="embed" xlink:actuate="onLoad"/></draw:frame><text:s/>on the left end of the bars at distance <draw:frame draw:style-name="fr1" draw:name="Objekt59" text:anchor-type="as-char" svg:width="1.685cm" svg:height="0.482cm" draw:z-index="119"><draw:object xlink:href="./Object 42" xlink:type="simple" xlink:show="embed" xlink:actuate="onLoad"/><draw:image xlink:href="./ObjectReplacements/Object 42" xlink:type="simple" xlink:show="embed" xlink:actuate="onLoad"/></draw:frame><text:s/>from the post</text:p>
        </text:list-item>
        <text:list-item>
          <text:p text:style-name="P66"><draw:frame draw:style-name="fr1" draw:name="Objekt67" text:anchor-type="as-char" svg:width="1.914cm" svg:height="0.542cm" draw:z-index="120"><draw:object xlink:href="./Object 33" xlink:type="simple" xlink:show="embed" xlink:actuate="onLoad"/><draw:image xlink:href="./ObjectReplacements/Object 33" xlink:type="simple" xlink:show="embed" xlink:actuate="onLoad"/><svg:desc>Formel</svg:desc></draw:frame><text:s/>at the left-hand post</text:p>
        </text:list-item>
        <text:list-item>
          <text:p text:style-name="P66"><draw:frame draw:style-name="fr1" draw:name="Objekt68" text:anchor-type="as-char" svg:width="1.921cm" svg:height="0.542cm" draw:z-index="121"><draw:object xlink:href="./Object 34" xlink:type="simple" xlink:show="embed" xlink:actuate="onLoad"/><draw:image xlink:href="./ObjectReplacements/Object 34" xlink:type="simple" xlink:show="embed" xlink:actuate="onLoad"/></draw:frame><text:s/>at distance of <draw:frame draw:style-name="fr1" draw:name="Objekt69" text:anchor-type="as-char" svg:width="1.649cm" svg:height="0.482cm" draw:z-index="122"><draw:object xlink:href="./Object 36" xlink:type="simple" xlink:show="embed" xlink:actuate="onLoad"/><draw:image xlink:href="./ObjectReplacements/Object 36" xlink:type="simple" xlink:show="embed" xlink:actuate="onLoad"/></draw:frame><text:s/>from the left-hand post</text:p>
        </text:list-item>
      </text:list>
      <text:p text:style-name="First_20_line_20_indent">Calculate the forces on the posts. They may be assumed to be statically determined.</text:p>
      <text:p text:style-name="First_20_line_20_indent">Let the resultant force on the left-hand post be <text:span text:style-name="Variable"><draw:frame draw:style-name="fr3" draw:name="Объект43" text:anchor-type="as-char" svg:width="0.563cm" svg:height="0.542cm" draw:z-index="123"><draw:object xlink:href="./Object 125" xlink:type="simple" xlink:show="embed" xlink:actuate="onLoad"/><draw:image xlink:href="./ObjectReplacements/Object 125" xlink:type="simple" xlink:show="embed" xlink:actuate="onLoad"/></draw:frame></text:span><text:s text:c="2"/>and on the right-hand post <text:span text:style-name="Variable"><draw:frame draw:style-name="fr3" draw:name="Объект42" text:anchor-type="as-char" svg:width="0.593cm" svg:height="0.542cm" draw:z-index="124"><draw:object xlink:href="./Object 123" xlink:type="simple" xlink:show="embed" xlink:actuate="onLoad"/><draw:image xlink:href="./ObjectReplacements/Object 123" xlink:type="simple" xlink:show="embed" xlink:actuate="onLoad"/></draw:frame></text:span>, both oriented vertically upwards. The momentum equilibrium around the left-hand post is</text:p>
      <text:p text:style-name="First_20_line_20_indent"><draw:frame draw:style-name="fr1" draw:name="Objekt71" text:anchor-type="as-char" svg:width="3.383cm" svg:height="0.542cm" draw:z-index="125"><draw:object xlink:href="./Object 47" xlink:type="simple" xlink:show="embed" xlink:actuate="onLoad"/><draw:image xlink:href="./ObjectReplacements/Object 47" xlink:type="simple" xlink:show="embed" xlink:actuate="onLoad"/></draw:frame></text:p>
      <text:p text:style-name="First_20_line_20_indent">This allows us to calculate the force on the right-hand post as </text:p>
      <text:p text:style-name="First_20_line_20_indent"><draw:frame draw:style-name="fr1" draw:name="Objekt72" text:anchor-type="as-char" svg:width="8.888cm" svg:height="2.159cm" draw:z-index="126"><draw:object xlink:href="./Object 58" xlink:type="simple" xlink:show="embed" xlink:actuate="onLoad"/><draw:image xlink:href="./ObjectReplacements/Object 58" xlink:type="simple" xlink:show="embed" xlink:actuate="onLoad"/><svg:desc>Formel</svg:desc></draw:frame></text:p>
      <text:p text:style-name="First_20_line_20_indent">The vertical equilibrium of forces can be expressed as</text:p>
      <text:p text:style-name="First_20_line_20_indent"><draw:frame draw:style-name="fr1" draw:name="Objekt70" text:anchor-type="as-char" svg:width="3.348cm" svg:height="0.542cm" draw:z-index="127"><draw:object xlink:href="./Object 51" xlink:type="simple" xlink:show="embed" xlink:actuate="onLoad"/><draw:image xlink:href="./ObjectReplacements/Object 51" xlink:type="simple" xlink:show="embed" xlink:actuate="onLoad"/><svg:desc>Formel</svg:desc></draw:frame></text:p>
      <text:p text:style-name="First_20_line_20_indent">and using the above result for <draw:frame draw:style-name="fr3" draw:name="Объект44" text:anchor-type="as-char" svg:width="0.593cm" svg:height="0.542cm" draw:z-index="128"><draw:object xlink:href="./Object 126" xlink:type="simple" xlink:show="embed" xlink:actuate="onLoad"/><draw:image xlink:href="./ObjectReplacements/Object 126" xlink:type="simple" xlink:show="embed" xlink:actuate="onLoad"/><svg:desc>формула</svg:desc></draw:frame><text:span text:style-name="Variable"><text:s text:c="2"/></text:span>we can calculate the force on the left-hand post as</text:p>
      <text:p text:style-name="First_20_line_20_indent"><draw:frame draw:style-name="fr1" draw:name="Objekt73" text:anchor-type="as-char" svg:width="4.687cm" svg:height="1.085cm" draw:z-index="129"><draw:object xlink:href="./Object 64" xlink:type="simple" xlink:show="embed" xlink:actuate="onLoad"/><draw:image xlink:href="./ObjectReplacements/Object 64" xlink:type="simple" xlink:show="embed" xlink:actuate="onLoad"/><svg:desc>Formel</svg:desc></draw:frame></text:p>
      <text:p text:style-name="First_20_line_20_indent"><draw:frame draw:style-name="fr1" draw:name="Objekt74" text:anchor-type="as-char" svg:width="16.676cm" svg:height="2.159cm" draw:z-index="130"><draw:object xlink:href="./Object 67" xlink:type="simple" xlink:show="embed" xlink:actuate="onLoad"/><draw:image xlink:href="./ObjectReplacements/Object 67" xlink:type="simple" xlink:show="embed" xlink:actuate="onLoad"/><svg:desc>Formel</svg:desc></draw:frame></text:p>
      <text:h text:style-name="Heading_20_1" text:outline-level="1"><text:bookmark-start text:name="__RefHeading___Toc4461_1618827922"/><text:soft-page-break/>Sums<text:bookmark-end text:name="__RefHeading___Toc4461_1618827922"/></text:h>
      <text:p text:style-name="First_20_line_20_indent">iMath can create symbolic sums and evaluate them. For example, the sum <draw:frame draw:style-name="fr1" draw:name="Objekt48" text:anchor-type="as-char" svg:width="1.931cm" svg:height="0.579cm" draw:z-index="131"><draw:object xlink:href="./Object 23" xlink:type="simple" xlink:show="embed" xlink:actuate="onLoad"/><draw:image xlink:href="./ObjectReplacements/Object 23" xlink:type="simple" xlink:show="embed" xlink:actuate="onLoad"/></draw:frame><text:s/>can be evaluated to <draw:frame draw:style-name="fr1" draw:name="Objekt50" text:anchor-type="as-char" svg:width="1.572cm" svg:height="0.482cm" draw:z-index="132"><draw:object xlink:href="./Object 24" xlink:type="simple" xlink:show="embed" xlink:actuate="onLoad"/><draw:image xlink:href="./ObjectReplacements/Object 24" xlink:type="simple" xlink:show="embed" xlink:actuate="onLoad"/></draw:frame><text:s/>by applying the simplification type “sum” on it.</text:p>
      <text:h text:style-name="Heading_20_1" text:outline-level="1"><text:bookmark-start text:name="__RefHeading__4316_217044533"/><text:span text:style-name="T135">Vectors and m</text:span>atrices<text:bookmark-end text:name="__RefHeading__4316_217044533"/></text:h>
      <text:p text:style-name="First_20_line_20_indent">Vectors and matrices must be declared<text:note text:id="ftn9" text:note-class="footnote"><text:note-citation>9</text:note-citation><text:note-body><text:p text:style-name="Footnote">The reason is the non-commutativity of operations on vectors and matrices which must be made known to iMath to process formulas correctly.</text:p></text:note-body></text:note> before they can be used. This will happen automatically if you use <text:span text:style-name="iMathGui">iMath</text:span> <text:span text:style-name="iMathGui">Insert</text:span> <text:span text:style-name="iMathGui">Vector</text:span> or <text:span text:style-name="iMathGui">iMath</text:span> <text:span text:style-name="iMathGui">Insert</text:span> <text:span text:style-name="iMathGui">Matrix</text:span><text:note text:id="ftn10" text:note-class="footnote"><text:note-citation>10</text:note-citation><text:note-body><text:p text:style-name="Footnote">If you do not use the dialog (e.g. because you do not need to assign a value to the vector right away), you must still declare it with the keywo<text:span text:style-name="T73">rd </text:span><text:a xlink:type="simple" xlink:href="http://ooo-imath.sourceforge.net/wiki/index.php/VECTORDEF" text:style-name="Internet_20_link" text:visited-style-name="Visited_20_Internet_20_Link"><text:span text:style-name="Source_20_Text"><text:span text:style-name="T73">VECTORDEF</text:span></text:span></text:a><text:span text:style-name="T73"> or </text:span><text:a xlink:type="simple" xlink:href="http://ooo-imath.sourceforge.net/wiki/index.php/MATRIXDEF" text:style-name="Internet_20_link" text:visited-style-name="Visited_20_Internet_20_Link"><text:span text:style-name="Source_20_Text"><text:span text:style-name="T73">MATRIXDEF</text:span></text:span></text:a><text:span text:style-name="T73">.</text:span></text:p></text:note-body></text:note>. As an example of what iMath can do with vectors and matrices, consider the “Example 2” from <text:a xlink:type="simple" xlink:href="http://en.wikiversity.org/wiki/Fluid_Mechanics_for_MAP_Chapter_4._Fluid_Dynamics" text:style-name="Internet_20_link" text:visited-style-name="Visited_20_Internet_20_Link">Wikiversity "Fluid </text:a><text:a xlink:type="simple" xlink:href="http://en.wikiversity.org/wiki/Fluid_Mechanics_for_MAP_Chapter_4._Fluid_Dynamics" text:style-name="Internet_20_link" text:visited-style-name="Visited_20_Internet_20_Link">mechanics"</text:a>. Because the properties are assumed to be constant across the sections, we can replace the integrals by setting <draw:frame draw:style-name="fr11" draw:name="Objekt13" text:anchor-type="as-char" svg:width="3.949cm" svg:height="0.704cm" draw:z-index="133"><draw:object xlink:href="./Object 50" xlink:type="simple" xlink:show="embed" xlink:actuate="onLoad"/><draw:image xlink:href="./ObjectReplacements/Object 50" xlink:type="simple" xlink:show="embed" xlink:actuate="onLoad"/><svg:desc>Formel</svg:desc></draw:frame>. Let's also use some real values for the calculation<text:note text:id="ftn11" text:note-class="footnote"><text:note-citation>11</text:note-citation><text:note-body><text:p text:style-name="Footnote"><text:span text:style-name="T73">All symbolic vectors are by definition “vertical” vectors. If you want to use “horizontal” vectors, you must transpose them with the </text:span><text:span text:style-name="Source_20_Text"><text:span text:style-name="T73">transpose()</text:span></text:span><text:span text:style-name="T73"> function or the shortcut </text:span><text:span text:style-name="Source_20_Text"><text:span text:style-name="T73">^T</text:span></text:span><text:span text:style-name="T73">.</text:span></text:p></text:note-body></text:note>:</text:p>
      <text:p text:style-name="First_20_line_20_indent"><draw:frame draw:style-name="fr1" draw:name="Objekt34" text:anchor-type="as-char" svg:width="2.184cm" svg:height="1.087cm" draw:z-index="27"><draw:object xlink:href="./Object 90" xlink:type="simple" xlink:show="embed" xlink:actuate="onLoad"/><draw:image xlink:href="./ObjectReplacements/Object 90" xlink:type="simple" xlink:show="embed" xlink:actuate="onLoad"/><svg:desc>Formel</svg:desc></draw:frame></text:p>
      <text:p text:style-name="First_20_line_20_indent"><draw:frame draw:style-name="fr1" draw:name="Objekt35" text:anchor-type="as-char" svg:width="2.207cm" svg:height="0.579cm" draw:z-index="28"><draw:object xlink:href="./Object 93" xlink:type="simple" xlink:show="embed" xlink:actuate="onLoad"/><draw:image xlink:href="./ObjectReplacements/Object 93" xlink:type="simple" xlink:show="embed" xlink:actuate="onLoad"/><svg:desc>Formel</svg:desc></draw:frame>, <draw:frame draw:style-name="fr1" draw:name="Objekt37" text:anchor-type="as-char" svg:width="2.207cm" svg:height="0.579cm" draw:z-index="29"><draw:object xlink:href="./Object 97" xlink:type="simple" xlink:show="embed" xlink:actuate="onLoad"/><draw:image xlink:href="./ObjectReplacements/Object 97" xlink:type="simple" xlink:show="embed" xlink:actuate="onLoad"/><svg:desc>Formel</svg:desc></draw:frame></text:p>
      <text:p text:style-name="First_20_line_20_indent"><draw:frame draw:style-name="fr2" draw:name="Object84" text:anchor-type="as-char" svg:width="1.824cm" svg:height="0.624cm" draw:z-index="45"><draw:object xlink:href="./Object 99" xlink:type="simple" xlink:show="embed" xlink:actuate="onLoad"/><draw:image xlink:href="./ObjectReplacements/Object 99" xlink:type="simple" xlink:show="embed" xlink:actuate="onLoad"/><svg:desc>Formel</svg:desc></draw:frame>, <draw:frame draw:style-name="fr1" draw:name="Objekt24" text:anchor-type="as-char" svg:width="1.91cm" svg:height="0.646cm" draw:z-index="46"><draw:object xlink:href="./Object 111" xlink:type="simple" xlink:show="embed" xlink:actuate="onLoad"/><draw:image xlink:href="./ObjectReplacements/Object 111" xlink:type="simple" xlink:show="embed" xlink:actuate="onLoad"/><svg:desc>Formel</svg:desc></draw:frame><text:s/></text:p>
      <text:p text:style-name="First_20_line_20_indent"><draw:frame draw:style-name="fr1" draw:name="Objekt25" text:anchor-type="as-char" svg:width="2.214cm" svg:height="2.237cm" draw:z-index="47"><draw:object xlink:href="./Object 112" xlink:type="simple" xlink:show="embed" xlink:actuate="onLoad"/><draw:image xlink:href="./ObjectReplacements/Object 112" xlink:type="simple" xlink:show="embed" xlink:actuate="onLoad"/><svg:desc>Formel</svg:desc></draw:frame><text:s/><draw:frame draw:style-name="fr1" draw:name="Objekt28" text:anchor-type="as-char" svg:width="1.743cm" svg:height="1.639cm" draw:z-index="48"><draw:object xlink:href="./Object 119" xlink:type="simple" xlink:show="embed" xlink:actuate="onLoad"/><draw:image xlink:href="./ObjectReplacements/Object 119" xlink:type="simple" xlink:show="embed" xlink:actuate="onLoad"/><svg:desc>Formel</svg:desc></draw:frame></text:p>
      <text:p text:style-name="First_20_line_20_indent"><draw:frame draw:style-name="fr1" draw:name="Objekt60" text:anchor-type="as-char" svg:width="3.007cm" svg:height="1.769cm" draw:z-index="49"><draw:object xlink:href="./Object 151" xlink:type="simple" xlink:show="embed" xlink:actuate="onLoad"/><draw:image xlink:href="./ObjectReplacements/Object 151" xlink:type="simple" xlink:show="embed" xlink:actuate="onLoad"/></draw:frame><text:s/><draw:frame draw:style-name="fr1" draw:name="Objekt61" text:anchor-type="as-char" svg:width="2.402cm" svg:height="1.639cm" draw:z-index="50"><draw:object xlink:href="./Object 153" xlink:type="simple" xlink:show="embed" xlink:actuate="onLoad"/><draw:image xlink:href="./ObjectReplacements/Object 153" xlink:type="simple" xlink:show="embed" xlink:actuate="onLoad"/></draw:frame></text:p>
      <text:p text:style-name="First_20_line_20_indent"><draw:frame draw:style-name="fr1" draw:name="Objekt47" text:anchor-type="as-char" svg:width="3.311cm" svg:height="1.769cm" draw:z-index="51"><draw:object xlink:href="./Object 98" xlink:type="simple" xlink:show="embed" xlink:actuate="onLoad"/><draw:image xlink:href="./ObjectReplacements/Object 98" xlink:type="simple" xlink:show="embed" xlink:actuate="onLoad"/></draw:frame><text:s/><draw:frame draw:style-name="fr1" draw:name="Objekt63" text:anchor-type="as-char" svg:width="2.736cm" svg:height="1.639cm" draw:z-index="52"><draw:object xlink:href="./Object 155" xlink:type="simple" xlink:show="embed" xlink:actuate="onLoad"/><draw:image xlink:href="./ObjectReplacements/Object 155" xlink:type="simple" xlink:show="embed" xlink:actuate="onLoad"/></draw:frame></text:p>
      <text:p text:style-name="First_20_line_20_indent">In the <text:span text:style-name="iMathGui">Insert</text:span> <text:span text:style-name="iMathGui">Vector</text:span> dialog, you need to enter <text:span text:style-name="Source_20_Text">vec U</text:span> as the name of the vector if you want it to have an arrow. iMath will then treat <text:span text:style-name="Source_20_Text">vec U</text:span> as the name of the variable, so if you omit the <text:span text:style-name="Source_20_Text">vec</text:span> somewhere <text:span text:style-name="Source_20_Text">U</text:span> will be taken as a different variable. You can use a variety of other attributes, too, like the <text:span text:style-name="Source_20_Text">dot</text:span> which denotes the mass flow.</text:p>
      <text:p text:style-name="First_20_line_20_indent">The mass flows at sections 1, 3 and 4 are:</text:p>
      <text:p text:style-name="First_20_line_20_indent"><draw:frame draw:style-name="fr1" draw:name="Objekt29" text:anchor-type="as-char" svg:width="4.551cm" svg:height="2.073cm" draw:z-index="134"><draw:object xlink:href="./Object 133" xlink:type="simple" xlink:show="embed" xlink:actuate="onLoad"/><draw:image xlink:href="./ObjectReplacements/Object 133" xlink:type="simple" xlink:show="embed" xlink:actuate="onLoad"/><svg:desc>Formel</svg:desc></draw:frame></text:p>
      <text:p text:style-name="First_20_line_20_indent"><text:soft-page-break/><draw:frame draw:style-name="fr1" draw:name="Objekt64" text:anchor-type="as-char" svg:width="5.824cm" svg:height="2.193cm" draw:z-index="135"><draw:object xlink:href="./Object 156" xlink:type="simple" xlink:show="embed" xlink:actuate="onLoad"/><draw:image xlink:href="./ObjectReplacements/Object 156" xlink:type="simple" xlink:show="embed" xlink:actuate="onLoad"/></draw:frame></text:p>
      <text:p text:style-name="First_20_line_20_indent">Note that the transposition of the vectors <draw:frame draw:style-name="fr11" draw:name="Objekt52" text:anchor-type="as-char" svg:width="0.661cm" svg:height="0.586cm" draw:z-index="136"><draw:object xlink:href="./Object 80" xlink:type="simple" xlink:show="embed" xlink:actuate="onLoad"/><draw:image xlink:href="./ObjectReplacements/Object 80" xlink:type="simple" xlink:show="embed" xlink:actuate="onLoad"/><svg:desc>Formel</svg:desc></draw:frame><text:s/>etc. is important here, because otherwise iMath will not be able to multiply the two vectors correctly. If instead of a scalar product you want the vector product, use the keyword <text:span text:style-name="Source_20_Text">times</text:span> to denote the multiplication.</text:p>
      <text:p text:style-name="First_20_line_20_indent"><draw:frame draw:style-name="fr1" draw:name="Objekt53" text:anchor-type="as-char" svg:width="3.531cm" svg:height="0.542cm" draw:z-index="137"><draw:object xlink:href="./Object 142" xlink:type="simple" xlink:show="embed" xlink:actuate="onLoad"/><draw:image xlink:href="./ObjectReplacements/Object 142" xlink:type="simple" xlink:show="embed" xlink:actuate="onLoad"/></draw:frame></text:p>
      <text:p text:style-name="First_20_line_20_indent"><draw:frame draw:style-name="fr1" draw:name="Objekt55" text:anchor-type="as-char" svg:width="5.015cm" svg:height="1.027cm" draw:z-index="138"><draw:object xlink:href="./Object 146" xlink:type="simple" xlink:show="embed" xlink:actuate="onLoad"/><draw:image xlink:href="./ObjectReplacements/Object 146" xlink:type="simple" xlink:show="embed" xlink:actuate="onLoad"/></draw:frame></text:p>
      <text:h text:style-name="Heading_20_1" text:outline-level="1"><text:bookmark-start text:name="__RefHeading__4318_217044533"/>Conditionals<text:bookmark-end text:name="__RefHeading__4318_217044533"/></text:h>
      <text:p text:style-name="First_20_line_20_indent">iMath has limited support for conditional statements. For example, we <text:span text:style-name="T123">might </text:span>want to be sure that <draw:frame draw:style-name="fr3" draw:name="Объект46" text:anchor-type="as-char" svg:width="1.642cm" svg:height="0.482cm" draw:z-index="139"><draw:object xlink:href="./Object 129" xlink:type="simple" xlink:show="embed" xlink:actuate="onLoad"/><draw:image xlink:href="./ObjectReplacements/Object 129" xlink:type="simple" xlink:show="embed" xlink:actuate="onLoad"/></draw:frame><text:s/>is always evaluated to a real value <text:span text:style-name="T123">by checking whether</text:span> <text:span text:style-name="Variable">a</text:span> is a positive number. <text:span text:style-name="T124">Experiment with</text:span> the following example <text:span text:style-name="T124">by changing the sign</text:span> of <text:span text:style-name="Variable">a</text:span>.</text:p>
      <text:p text:style-name="P5"><draw:frame draw:style-name="fr1" draw:name="Objekt58" text:anchor-type="as-char" svg:width="2.648cm" svg:height="1.524cm" draw:z-index="140"><draw:object xlink:href="./Object 150" xlink:type="simple" xlink:show="embed" xlink:actuate="onLoad"/><draw:image xlink:href="./ObjectReplacements/Object 150" xlink:type="simple" xlink:show="embed" xlink:actuate="onLoad"/></draw:frame></text:p>
      <text:p text:style-name="P5">Please note though that the <text:span text:style-name="Source_20_Text">ifelse()</text:span> function will not be evaluated if the comparison makes no sense because different types are compared. For example, <text:span text:style-name="Source_20_Text">ifelse(a&gt;0; log {a}; "out of range")</text:span> will not evaluate because <text:span text:style-name="Variable">a</text:span> is a symbol and 0 is a number!</text:p>
      <text:p text:style-name="First_20_line_20_indent">Conditions inside of the <text:span text:style-name="Source_20_Text">ifelse()</text:span> function can be combined with the <text:a xlink:type="simple" xlink:href="http://ooo-imath.sourceforge.net/wiki/index.php/AND" text:style-name="Internet_20_link" text:visited-style-name="Visited_20_Internet_20_Link"><text:span text:style-name="Source_20_Text">AND</text:span></text:a>, <text:a xlink:type="simple" xlink:href="http://ooo-imath.sourceforge.net/wiki/index.php/OR" text:style-name="Internet_20_link" text:visited-style-name="Visited_20_Internet_20_Link"><text:span text:style-name="Source_20_Text">OR</text:span></text:a> and <text:a xlink:type="simple" xlink:href="http://ooo-imath.sourceforge.net/wiki/index.php/NEG" text:style-name="Internet_20_link" text:visited-style-name="Visited_20_Internet_20_Link"><text:span text:style-name="Source_20_Text">NEG</text:span></text:a> keywords. Also the <text:s/><text:span text:style-name="Source_20_Text">ifelse()</text:span> function <text:span text:style-name="T109">itself</text:span> can be used as an argument of another <text:span text:style-name="Source_20_Text">ifelse()</text:span> function. <text:span text:style-name="T136">Here is an example:</text:span></text:p>
      <text:p text:style-name="First_20_line_20_indent"><draw:frame draw:style-name="fr1" draw:name="Объект45" text:anchor-type="as-char" svg:width="15.653cm" svg:height="0.503cm" draw:z-index="141"><draw:object xlink:href="./Object 127" xlink:type="simple" xlink:show="embed" xlink:actuate="onLoad"/><draw:image xlink:href="./ObjectReplacements/Object 127" xlink:type="simple" xlink:show="embed" xlink:actuate="onLoad"/></draw:frame></text:p>
      <text:h text:style-name="Heading_20_1" text:outline-level="1"><text:bookmark-start text:name="__RefHeading__4320_217044533"/>Graphs<text:bookmark-end text:name="__RefHeading__4320_217044533"/></text:h>
      <text:h text:style-name="Heading_20_2" text:outline-level="2"><text:bookmark-start text:name="__RefHeading__2163_1754824900"/>Overview<text:bookmark-end text:name="__RefHeading__2163_1754824900"/></text:h>
      <text:p text:style-name="First_20_line_20_indent">iMath has some support for creating graphs. As an example, we will compare the graph of a function with its Taylor series expansion.</text:p>
      <text:p text:style-name="First_20_line_20_indent">The definition of the Taylor series expansion is</text:p>
      <text:p text:style-name="First_20_line_20_indent"><draw:frame draw:style-name="fr2" draw:name="Object87" text:anchor-type="as-char" svg:width="5.526cm" svg:height="1.192cm" draw:z-index="142"><draw:object xlink:href="./Object 77" xlink:type="simple" xlink:show="embed" xlink:actuate="onLoad"/><draw:image xlink:href="./ObjectReplacements/Object 77" xlink:type="simple" xlink:show="embed" xlink:actuate="onLoad"/><svg:desc>formula</svg:desc></draw:frame></text:p>
      <text:p text:style-name="P17">Applying this to <text:span text:style-name="Source_20_Text">arctan(x)</text:span> around the point <draw:frame draw:style-name="fr2" draw:name="Object95" text:anchor-type="as-char" svg:width="1.425cm" svg:height="0.542cm" draw:z-index="143"><draw:object xlink:href="./Object 101" xlink:type="simple" xlink:show="embed" xlink:actuate="onLoad"/><draw:image xlink:href="./ObjectReplacements/Object 101" xlink:type="simple" xlink:show="embed" xlink:actuate="onLoad"/></draw:frame>, we have</text:p>
      <text:p text:style-name="First_20_line_20_indent"><draw:frame draw:style-name="fr1" draw:name="Objekt27" text:anchor-type="as-char" svg:width="4.186cm" svg:height="2.785cm" draw:z-index="144"><draw:object xlink:href="./Object 78" xlink:type="simple" xlink:show="embed" xlink:actuate="onLoad"/><draw:image xlink:href="./ObjectReplacements/Object 78" xlink:type="simple" xlink:show="embed" xlink:actuate="onLoad"/></draw:frame></text:p>
      <text:p text:style-name="First_20_line_20_indent">To create this, do the following</text:p>
      <text:list xml:id="list3017801339" text:style-name="L21">
        <text:list-item>
          <text:p text:style-name="P84"><text:soft-page-break/>Insert a new equation for <text:span text:style-name="Source_20_Text">x_0</text:span> and give it the label <text:span text:style-name="Source_20_Text">eq:x_0</text:span>.</text:p>
        </text:list-item>
        <text:list-item>
          <text:p text:style-name="P84">Define a new function <text:span text:style-name="Source_20_Text">f=arctan(x)</text:span> and give it the label <text:span text:style-name="Source_20_Text">eq:f</text:span>.</text:p>
        </text:list-item>
        <text:list-item>
          <text:p text:style-name="P84">Select the function definition, and differentiate it to <text:span text:style-name="Variable">x</text:span>. Give this equation the label <text:span text:style-name="Source_20_Text">eq:df</text:span>. Differentiate the result again, giving it the label <text:span text:style-name="Source_20_Text">eq:d2f</text:span>.</text:p>
        </text:list-item>
      </text:list>
      <text:p text:style-name="First_20_line_20_indent">Note: You must enter brackets around the argument of <text:span text:style-name="Source_20_Text">arctan</text:span>, otherwise iMath will not recognize the function correctly.</text:p>
      <text:p text:style-name="First_20_line_20_indent">The values of the function and its two derivatives at <text:span text:style-name="Source_20_Text">x_0</text:span> are</text:p>
      <text:p text:style-name="First_20_line_20_indent"><draw:frame draw:style-name="fr1" draw:name="Objekt30" text:anchor-type="as-char" svg:width="2.676cm" svg:height="0.489cm" draw:z-index="145"><draw:object xlink:href="./Object 104" xlink:type="simple" xlink:show="embed" xlink:actuate="onLoad"/><draw:image xlink:href="./ObjectReplacements/Object 104" xlink:type="simple" xlink:show="embed" xlink:actuate="onLoad"/><svg:desc>Formel</svg:desc></draw:frame>, <draw:frame draw:style-name="fr1" draw:name="Objekt31" text:anchor-type="as-char" svg:width="2.739cm" svg:height="0.579cm" draw:z-index="146"><draw:object xlink:href="./Object 107" xlink:type="simple" xlink:show="embed" xlink:actuate="onLoad"/><draw:image xlink:href="./ObjectReplacements/Object 107" xlink:type="simple" xlink:show="embed" xlink:actuate="onLoad"/><svg:desc>Formel</svg:desc></draw:frame><text:s/>and <draw:frame draw:style-name="fr1" draw:name="Objekt32" text:anchor-type="as-char" svg:width="3.157cm" svg:height="0.579cm" draw:z-index="147"><draw:object xlink:href="./Object 109" xlink:type="simple" xlink:show="embed" xlink:actuate="onLoad"/><draw:image xlink:href="./ObjectReplacements/Object 109" xlink:type="simple" xlink:show="embed" xlink:actuate="onLoad"/><svg:desc>Formel</svg:desc></draw:frame>.</text:p>
      <text:p text:style-name="First_20_line_20_indent">To create this, do the following</text:p>
      <text:list xml:id="list3934152940" text:style-name="L22">
        <text:list-item>
          <text:p text:style-name="P85">Select the equation defining the function <text:span text:style-name="Source_20_Text">f=arctan(x)</text:span> and substitute into it <text:span text:style-name="Source_20_Text">{x=x_0; @eq:x_0@}</text:span><text:note text:id="ftn12" text:note-class="footnote"><text:note-citation>12</text:note-citation><text:note-body><text:p text:style-name="Footnote">iMath will substitute the equations in the list in the order you typed them. GiNaC can also do parallel substitution, which is faster, but would not give the desired result in this case. Use the ke<text:span text:style-name="T73">yword </text:span><text:span text:style-name="Source_20_Text"><text:span text:style-name="T73">SUBST</text:span></text:span><text:span text:style-name="T73"> instead of </text:span><text:span text:style-name="Source_20_Text"><text:span text:style-name="T73">SUBSTC</text:span></text:span><text:span text:style-name="T73"> if you</text:span> want parallel substitution.</text:p></text:note-body></text:note>.</text:p>
        </text:list-item>
        <text:list-item>
          <text:p text:style-name="P85">Do the same for the first and second derivative.</text:p>
        </text:list-item>
        <text:list-item>
          <text:p text:style-name="P85">You might have to recalculate to see the results.</text:p>
        </text:list-item>
      </text:list>
      <text:p text:style-name="First_20_line_20_indent">The first three parts of the expansion are</text:p>
      <text:p text:style-name="First_20_line_20_indent"><draw:frame draw:style-name="fr1" draw:name="Objekt33" text:anchor-type="as-char" svg:width="12.719cm" svg:height="3.951cm" draw:z-index="148"><draw:object xlink:href="./Object 110" xlink:type="simple" xlink:show="embed" xlink:actuate="onLoad"/><draw:image xlink:href="./ObjectReplacements/Object 110" xlink:type="simple" xlink:show="embed" xlink:actuate="onLoad"/></draw:frame></text:p>
      <text:p text:style-name="First_20_line_20_indent">To create this, do the following</text:p>
      <text:list xml:id="list2826820152" text:style-name="L23">
        <text:list-item>
          <text:p text:style-name="P86">Enter a new equation with the definition text <text:span text:style-name="Source_20_Text">arctan(x) = rhs(substc(@eq:f@, x=x_0))+rhs(substc(@eq:df@, x=x_0)) {x - x_0 over 1!} +rhs(substc(@eq:d2f@, x=x_0)) {(x-x_0)^2 over 2!}</text:span>. Note that iMath keywords are case insensitive.</text:p>
        </text:list-item>
        <text:list-item>
          <text:p text:style-name="P86">Select this equation and substitute <text:span text:style-name="Source_20_Text">@eq:x_0@</text:span> into it</text:p>
        </text:list-item>
        <text:list-item>
          <text:p text:style-name="P86">Select this equation and <text:span text:style-name="iMathGui">Simplify ...</text:span> it <text:span text:style-name="T111">with </text:span><text:span text:style-name="iMathGui">expand</text:span> <text:span text:style-name="T112">option.</text:span></text:p>
        </text:list-item>
      </text:list>
      <text:p text:style-name="First_20_line_20_indent">The same result can be obtained more easily with the <text:a xlink:type="simple" xlink:href="http://ooo-imath.sourceforge.net/wiki/index.php/TSERIES" text:style-name="Internet_20_link" text:visited-style-name="Visited_20_Internet_20_Link"><text:span text:style-name="Source_20_Text">TSERIES</text:span></text:a> keyword. Just create an equation with the text <text:span text:style-name="Source_20_Text">arctan(x)=TSERIES(arctan(x), x=0.7, 3)</text:span>.<draw:frame draw:style-name="fr2" draw:name="Object108" text:anchor-type="as-char" svg:width="7.604cm" svg:height="0.524cm" draw:z-index="149"><draw:object xlink:href="./Object 114" xlink:type="simple" xlink:show="embed" xlink:actuate="onLoad"/><draw:image xlink:href="./ObjectReplacements/Object 114" xlink:type="simple" xlink:show="embed" xlink:actuate="onLoad"/></draw:frame><draw:frame draw:style-name="fr1" draw:name="Object33" text:anchor-type="as-char" svg:width="0.201cm" svg:height="0.482cm" draw:z-index="150"><draw:object xlink:href="./Object 157" xlink:type="simple" xlink:show="embed" xlink:actuate="onLoad"/><draw:image xlink:href="./ObjectReplacements/Object 157" xlink:type="simple" xlink:show="embed" xlink:actuate="onLoad"/></draw:frame></text:p>
      <text:p text:style-name="First_20_line_20_indent">The two functions are compared in figure <text:sequence-ref text:reference-format="value" text:ref-name="refIllustration0">1</text:sequence-ref>. To create this, do the following:</text:p>
      <text:list xml:id="list1025467010" text:style-name="L24">
        <text:list-item>
          <text:p text:style-name="P67">Select the series expansion, then select <text:span text:style-name="iMathGui">iMath</text:span> <text:span text:style-name="iMathGui">Insert</text:span> <text:span text:style-name="iMathGui">Chart</text:span></text:p>
        </text:list-item>
        <text:list-item>
          <text:p text:style-name="P67">Set the <text:span text:style-name="Variable">x</text:span> range to <text:span text:style-name="Source_20_Text">x=-1:2</text:span>. The label of the selected equation will appear as the <text:span text:style-name="Variable">y</text:span> value</text:p>
        </text:list-item>
        <text:list-item>
          <text:p text:style-name="P67">Give the series a name (Taylor series expansion) and click <text:span text:style-name="iMathGui"><text:span text:style-name="iMathGui">Finish</text:span></text:span>. <text:span text:style-name="T114">An empty iFormula with the chart definition will appear in the text.</text:span></text:p>
        </text:list-item>
        <text:list-item>
          <text:p text:style-name="P67">Find the name of the chart object from the context menu “Object”</text:p>
        </text:list-item>
        <text:list-item>
          <text:p text:style-name="P67">Select <text:span text:style-name="iMathGui">iMath</text:span> <text:span text:style-name="iMathGui">Insert</text:span> <text:span text:style-name="iMathGui">Chart series</text:span></text:p>
        </text:list-item>
        <text:list-item>
          <text:p text:style-name="P67">Enter the chart object name into the first field of the dialog</text:p>
        </text:list-item>
        <text:list-item>
          <text:p text:style-name="P67"><text:soft-page-break/>Set the <text:span text:style-name="Variable">x</text:span> range to <text:span text:style-name="Source_20_Text">x=-1:</text:span><text:span text:style-name="Source_20_Text"><text:span text:style-name="T110">3</text:span></text:span> and enter <text:span text:style-name="Source_20_Text">arctan(x)</text:span> as the <text:span text:style-name="Variable">y</text:span> value</text:p>
        </text:list-item>
        <text:list-item>
          <text:p text:style-name="P87">Give the series a name <text:span text:style-name="Source_20_Text">arctan(x)</text:span> and click <text:span text:style-name="iMathGui">Finish</text:span>. <text:span text:style-name="T114">An empty iFormula with the chart series definition will appear in the text.</text:span></text:p>
        </text:list-item>
        <text:list-item>
          <text:p text:style-name="P67">Use the usual Office functions to change the colour of the lines<draw:frame draw:style-name="fr1" draw:name="Object34" text:anchor-type="as-char" svg:width="0.201cm" svg:height="0.482cm" draw:z-index="151"><draw:object xlink:href="./Object 141" xlink:type="simple" xlink:show="embed" xlink:actuate="onLoad"/><draw:image xlink:href="./ObjectReplacements/Object 141" xlink:type="simple" xlink:show="embed" xlink:actuate="onLoad"/></draw:frame></text:p>
        </text:list-item>
      </text:list>
      <text:p text:style-name="P18">The <text:span text:style-name="iMathGui">Add series</text:span> is also available in the right-click context menu when a Chart object is selected. <text:span text:style-name="T113">You may use it instead of items 4-6 of this list.</text:span></text:p>
      <text:p text:style-name="First_20_line_20_indent"><draw:frame draw:style-name="fr10" draw:name="Object25" text:anchor-type="as-char" svg:y="-4.5cm" svg:width="16.984cm" svg:height="9.961cm" draw:z-index="152"><draw:object xlink:href="./Object 113" xlink:type="simple" xlink:show="embed" xlink:actuate="onLoad"/><draw:image xlink:href="./ObjectReplacements/Object 113" xlink:type="simple" xlink:show="embed" xlink:actuate="onLoad"/><svg:desc>chart</svg:desc></draw:frame></text:p>
      <text:p text:style-name="Illustration">Figure <text:sequence text:ref-name="refIllustration0" text:name="Illustration" text:formula="ooow:Illustration+1" style:num-format="1">1</text:sequence>: Comparison of arctan(x) with its Taylor series expansion</text:p>
      <text:p text:style-name="First_20_line_20_indent">Please always use the iMath menu when inserting graphs or adding series, otherwise Office might become confused.<draw:frame draw:style-name="fr1" draw:name="Objekt136" text:anchor-type="as-char" svg:width="0.201cm" svg:height="0.482cm" draw:z-index="153"><draw:object xlink:href="./Object 232" xlink:type="simple" xlink:show="embed" xlink:actuate="onLoad"/><draw:image xlink:href="./ObjectReplacements/Object 232" xlink:type="simple" xlink:show="embed" xlink:actuate="onLoad"/></draw:frame></text:p>
      <text:h text:style-name="Heading_20_2" text:outline-level="2"><text:bookmark-start text:name="__RefHeading__2165_1754824900"/>Graphing an implicit function <text:bookmark-end text:name="__RefHeading__2165_1754824900"/></text:h>
      <text:p text:style-name="First_20_line_20_indent">It is possible to give independent values for the x- and y-axis of a chart. For example, consider the following function in the complex plane:</text:p>
      <text:p text:style-name="First_20_line_20_indent"><draw:frame draw:style-name="fr1" draw:name="Objekt137" text:anchor-type="as-char" svg:width="2.401cm" svg:height="0.482cm" draw:z-index="154"><draw:object xlink:href="./Object 233" xlink:type="simple" xlink:show="embed" xlink:actuate="onLoad"/><draw:image xlink:href="./ObjectReplacements/Object 233" xlink:type="simple" xlink:show="embed" xlink:actuate="onLoad"/></draw:frame>, <draw:frame draw:style-name="fr1" draw:name="Objekt138" text:anchor-type="as-char" svg:width="4.588cm" svg:height="0.651cm" draw:z-index="155"><draw:object xlink:href="./Object 234" xlink:type="simple" xlink:show="embed" xlink:actuate="onLoad"/><draw:image xlink:href="./ObjectReplacements/Object 234" xlink:type="simple" xlink:show="embed" xlink:actuate="onLoad"/></draw:frame></text:p>
      <text:p text:style-name="First_20_line_20_indent">For the chart definition, iMath accepts two vectors of values. To create these vectors, the <text:a xlink:type="simple" xlink:href="http://ooo-imath.sourceforge.net/wiki/index.php/SUBSTV" text:style-name="Internet_20_link" text:visited-style-name="Visited_20_Internet_20_Link"><text:span text:style-name="Source_20_Text">SUBSTV</text:span></text:a> statement is very useful. It takes an expression and substitutes all values of a vector into it, for example:</text:p>
      <text:p text:style-name="First_20_line_20_indent"><draw:frame draw:style-name="fr1" draw:name="Объект47" text:anchor-type="as-char" svg:width="16.138cm" svg:height="2.997cm" draw:z-index="156"><draw:object xlink:href="./Object 130" xlink:type="simple" xlink:show="embed" xlink:actuate="onLoad"/><draw:image xlink:href="./ObjectReplacements/Object 130" xlink:type="simple" xlink:show="embed" xlink:actuate="onLoad"/></draw:frame></text:p>
      <text:p text:style-name="First_20_line_20_indent">Figure <text:sequence-ref text:reference-format="category-and-value" text:ref-name="refIllustration1">2</text:sequence-ref><text:s/>shows the graph of this function, created with three separate <text:a xlink:type="simple" xlink:href="http://ooo-imath.sourceforge.net/wiki/index.php/CHART" text:style-name="Internet_20_link" text:visited-style-name="Visited_20_Internet_20_Link"><text:span text:style-name="Source_20_Text">CHART</text:span></text:a> commands so that it is possible to assign different colours to the three loops.<draw:frame draw:style-name="fr1" draw:name="Objekt135" text:anchor-type="as-char" svg:width="0.201cm" svg:height="0.482cm" draw:z-index="157"><draw:object xlink:href="./Object 231" xlink:type="simple" xlink:show="embed" xlink:actuate="onLoad"/><draw:image xlink:href="./ObjectReplacements/Object 231" xlink:type="simple" xlink:show="embed" xlink:actuate="onLoad"/></draw:frame><draw:frame draw:style-name="fr1" draw:name="Objekt140" text:anchor-type="as-char" svg:width="0.201cm" svg:height="0.482cm" draw:z-index="158"><draw:object xlink:href="./Object 236" xlink:type="simple" xlink:show="embed" xlink:actuate="onLoad"/><draw:image xlink:href="./ObjectReplacements/Object 236" xlink:type="simple" xlink:show="embed" xlink:actuate="onLoad"/></draw:frame><draw:frame draw:style-name="fr1" draw:name="Objekt141" text:anchor-type="as-char" svg:width="0.201cm" svg:height="0.482cm" draw:z-index="159"><draw:object xlink:href="./Object 237" xlink:type="simple" xlink:show="embed" xlink:actuate="onLoad"/><draw:image xlink:href="./ObjectReplacements/Object 237" xlink:type="simple" xlink:show="embed" xlink:actuate="onLoad"/></draw:frame></text:p>
      <text:p text:style-name="First_20_line_20_indent"><text:soft-page-break/><draw:frame draw:style-name="fr9" draw:name="Objekt295" text:anchor-type="as-char" svg:y="-7.916cm" svg:width="15.806cm" style:rel-width="93%" svg:height="9.306cm" style:rel-height="scale" draw:z-index="160"><draw:object xlink:href="./Object 225" xlink:type="simple" xlink:show="embed" xlink:actuate="onLoad"/><draw:image xlink:href="./ObjectReplacements/Object 225" xlink:type="simple" xlink:show="embed" xlink:actuate="onLoad"/><svg:desc>Chart</svg:desc></draw:frame></text:p>
      <text:p text:style-name="P29"><text:span text:style-name="T65">Figure</text:span> <text:sequence text:ref-name="refIllustration1" text:name="Illustration" text:formula="ooow:Illustration+1" style:num-format="1">2</text:sequence>: <text:span text:style-name="T67">Graph of a p</text:span>eriodic function <text:span text:style-name="T66">in the complex plane</text:span></text:p>
      <text:h text:style-name="P77" text:outline-level="2"><text:bookmark-start text:name="__RefHeading___Toc3791_1651198424"/>Graphs and units<text:bookmark-end text:name="__RefHeading___Toc3791_1651198424"/></text:h>
      <text:p text:style-name="P31">It is possible to graph functions that use units if you tell iMath about the units when you create the graph. <text:span text:style-name="T128">Consider the following equation describing the height of a sunflower over the weeks (we have defined a new unit for weeks </text:span><text:span text:style-name="T128"><draw:frame draw:style-name="fr1" draw:name="Objekt83" text:anchor-type="as-char" svg:width="0.201cm" svg:height="0.482cm" draw:z-index="161"><draw:object xlink:href="./Object 154" xlink:type="simple" xlink:show="embed" xlink:actuate="onLoad"/><draw:image xlink:href="./ObjectReplacements/Object 154" xlink:type="simple" xlink:show="embed" xlink:actuate="onLoad"/><svg:desc>Formel</svg:desc></draw:frame></text:span><text:span text:style-name="T128">).</text:span></text:p>
      <text:p text:style-name="P32"><draw:frame draw:style-name="fr1" draw:name="Objekt76" text:anchor-type="as-char" svg:width="2.799cm" svg:height="0.545cm" draw:z-index="162"><draw:object xlink:href="./Object 131" xlink:type="simple" xlink:show="embed" xlink:actuate="onLoad"/><draw:image xlink:href="./ObjectReplacements/Object 131" xlink:type="simple" xlink:show="embed" xlink:actuate="onLoad"/></draw:frame></text:p>
      <text:p text:style-name="P33"><text:span text:style-name="T128">Experiment shows that </text:span><draw:frame draw:style-name="fr1" draw:name="Objekt77" text:anchor-type="as-char" svg:width="1.871cm" svg:height="0.482cm" draw:z-index="163"><draw:object xlink:href="./Object 132" xlink:type="simple" xlink:show="embed" xlink:actuate="onLoad"/><draw:image xlink:href="./ObjectReplacements/Object 132" xlink:type="simple" xlink:show="embed" xlink:actuate="onLoad"/><svg:desc>Formel</svg:desc></draw:frame>, <draw:frame draw:style-name="fr1" draw:name="Objekt78" text:anchor-type="as-char" svg:width="1.681cm" svg:height="0.482cm" draw:z-index="164"><draw:object xlink:href="./Object 144" xlink:type="simple" xlink:show="embed" xlink:actuate="onLoad"/><draw:image xlink:href="./ObjectReplacements/Object 144" xlink:type="simple" xlink:show="embed" xlink:actuate="onLoad"/><svg:desc>Formel</svg:desc></draw:frame><text:s/><text:span text:style-name="T128">and </text:span><draw:frame draw:style-name="fr1" draw:name="Objekt79" text:anchor-type="as-char" svg:width="1.981cm" svg:height="0.624cm" draw:z-index="165"><draw:object xlink:href="./Object 147" xlink:type="simple" xlink:show="embed" xlink:actuate="onLoad"/><draw:image xlink:href="./ObjectReplacements/Object 147" xlink:type="simple" xlink:show="embed" xlink:actuate="onLoad"/><svg:desc>Formel</svg:desc></draw:frame>. <text:span text:style-name="T128">The graph shows the resulting curve. You need to enter the following values into the chart creation dialog.</text:span></text:p>
      <text:list xml:id="list519174249" text:style-name="L25">
        <text:list-item>
          <text:p text:style-name="P93">Title: Growth curve of a sunflower</text:p>
        </text:list-item>
        <text:list-item>
          <text:p text:style-name="P94">Series name: May remain empty</text:p>
        </text:list-item>
        <text:list-item>
          <text:p text:style-name="P90"><text:span text:style-name="Variable"><text:span text:style-name="T131">x</text:span></text:span><text:span text:style-name="T131"> range</text:span>: <text:span text:style-name="Source_20_Text">t = 1 ”w” : 10 ”w”</text:span></text:p>
          <text:list>
            <text:list-item>
              <text:p text:style-name="P91"><text:span text:style-name="Variable"><text:span text:style-name="T131">x</text:span></text:span><text:span text:style-name="T130"> </text:span><text:span text:style-name="T59">r</text:span><text:span text:style-name="T60">ange</text:span><text:span text:style-name="T130"> units: </text:span><text:span text:style-name="Source_20_Text">“w”</text:span></text:p>
            </text:list-item>
          </text:list>
        </text:list-item>
        <text:list-item>
          <text:p text:style-name="P92"><text:span text:style-name="Variable"><text:span text:style-name="T129">y</text:span></text:span><text:span text:style-name="T131"> </text:span><text:span text:style-name="T61">r</text:span><text:span text:style-name="T60">ange</text:span><text:span text:style-name="T129">: </text:span><text:span text:style-name="Source_20_Text">RHS(@f@)</text:span></text:p>
          <text:list>
            <text:list-item>
              <text:p text:style-name="P91"><text:span text:style-name="Variable"><text:span text:style-name="T129">y</text:span></text:span><text:span text:style-name="T130"> </text:span><text:span text:style-name="T59">r</text:span><text:span text:style-name="T60">ange</text:span><text:span text:style-name="T130"> units: </text:span><text:span text:style-name="Source_20_Text">“m”</text:span><draw:frame draw:style-name="fr1" draw:name="Objekt81" text:anchor-type="as-char" svg:width="0.201cm" svg:height="0.482cm" draw:z-index="166"><draw:object xlink:href="./Object 149" xlink:type="simple" xlink:show="embed" xlink:actuate="onLoad"/><draw:image xlink:href="./ObjectReplacements/Object 149" xlink:type="simple" xlink:show="embed" xlink:actuate="onLoad"/><svg:desc>Formel</svg:desc></draw:frame><draw:frame draw:style-name="fr1" draw:name="Objekt82" text:anchor-type="as-char" svg:width="0.201cm" svg:height="0.482cm" draw:z-index="167"><draw:object xlink:href="./Object 152" xlink:type="simple" xlink:show="embed" xlink:actuate="onLoad"/><draw:image xlink:href="./ObjectReplacements/Object 152" xlink:type="simple" xlink:show="embed" xlink:actuate="onLoad"/><svg:desc>Formel</svg:desc></draw:frame><text:line-break/><text:soft-page-break/><draw:frame draw:style-name="fr8" draw:name="Objekt80" text:anchor-type="as-char" svg:width="15.998cm" svg:height="8.34cm" draw:z-index="168"><draw:object xlink:href="./Object 148" xlink:type="simple" xlink:show="embed" xlink:actuate="onLoad"/><draw:image xlink:href="./ObjectReplacements/Object 148" xlink:type="simple" xlink:show="embed" xlink:actuate="onLoad"/><svg:desc>Chart</svg:desc></draw:frame></text:p>
            </text:list-item>
          </text:list>
        </text:list-item>
      </text:list>
      <text:h text:style-name="Heading_20_1" text:outline-level="1"><text:bookmark-start text:name="__RefHeading__4322_217044533"/>Iterative solving of equations<text:bookmark-end text:name="__RefHeading__4322_217044533"/></text:h>
      <text:p text:style-name="First_20_line_20_indent">This example <text:span text:style-name="T2">deals with calculating the parameters of a smoke layer created by a fire in a hall. </text:span>All the equations <text:span text:style-name="T58">listed here are empirical </text:span><text:s/><text:span text:style-name="T58">and</text:span> formulated without units because the <text:span text:style-name="Source_20_Text">exp()</text:span> function does not know how to deal with them properly.</text:p>
      <text:h text:style-name="Heading_20_2" text:outline-level="2"><text:bookmark-start text:name="__RefHeading__2167_1754824900"/>Task<text:bookmark-end text:name="__RefHeading__2167_1754824900"/></text:h>
      <text:p text:style-name="First_20_line_20_indent">We would like to find the value of the smoke layer parameters:</text:p>
      <text:list xml:id="list2387894961" text:style-name="L26">
        <text:list-item>
          <text:p text:style-name="P68">Smoke temperature<text:note text:id="ftn13" text:note-class="footnote"><text:note-citation>13</text:note-citation><text:note-body><text:p text:style-name="Footnote"><text:s/><text:span text:style-name="T68">Equation (4) in: </text:span>Расчетное определение основных параметров противодымной вентиляции зданий: Метод. рекомендации. — М.: ФГУ ВНИИПО, 2008. — 56 с. (c листом опечаток).</text:p></text:note-body></text:note><text:line-break/><draw:frame draw:style-name="fr4" draw:name="Объект101" text:anchor-type="as-char" svg:y="-0.834cm" svg:width="8.192cm" svg:height="1.393cm" draw:z-index="169"><draw:object xlink:href="./Object 241" xlink:type="simple" xlink:show="embed" xlink:actuate="onLoad"/><draw:image xlink:href="./ObjectReplacements/Object 241" xlink:type="simple" xlink:show="embed" xlink:actuate="onLoad"/></draw:frame> in K;</text:p>
        </text:list-item>
        <text:list-item>
          <text:p text:style-name="P68">Heat transfer coefficient from the smoke gases to walls and ceiling<text:note text:id="ftn14" text:note-class="footnote"><text:note-citation>14</text:note-citation><text:note-body><text:p text:style-name="P28"><text:s/><text:span text:style-name="T69">Equation (2.26) in: </text:span><text:span text:style-name="T71">Астапенко В. М., Кошмаров Ю. А., Молчадский И. С., Шевляков А. Н., Термогазодинамика пожаров в помещениях – М.: Стройиздат, 1988. 448 с. </text:span><text:span text:style-name="T72">ISBN – 5-274-00703-1.</text:span></text:p></text:note-body></text:note><text:line-break/><draw:frame draw:style-name="fr7" draw:name="Objekt147" text:anchor-type="as-char" svg:y="-0.436cm" svg:width="5.154cm" svg:height="0.758cm" draw:z-index="170"><draw:object xlink:href="./Object 238" xlink:type="simple" xlink:show="embed" xlink:actuate="onLoad"/><draw:image xlink:href="./ObjectReplacements/Object 238" xlink:type="simple" xlink:show="embed" xlink:actuate="onLoad"/><svg:desc>Formel</svg:desc></draw:frame> in kW/m²K,<text:line-break/>where <draw:frame draw:style-name="fr4" draw:name="Объект20" text:anchor-type="as-char" svg:y="-0.377cm" svg:width="2.233cm" svg:height="0.542cm" draw:z-index="171"><draw:object xlink:href="./Object 239" xlink:type="simple" xlink:show="embed" xlink:actuate="onLoad"/><draw:image xlink:href="./ObjectReplacements/Object 239" xlink:type="simple" xlink:show="embed" xlink:actuate="onLoad"/></draw:frame><text:s/>is the base value for <draw:frame draw:style-name="fr3" draw:name="Объект2" text:anchor-type="as-char" svg:width="1.706cm" svg:height="0.542cm" draw:z-index="172"><draw:object xlink:href="./Object 256" xlink:type="simple" xlink:show="embed" xlink:actuate="onLoad"/><draw:image xlink:href="./ObjectReplacements/Object 256" xlink:type="simple" xlink:show="embed" xlink:actuate="onLoad"/><svg:desc>formula</svg:desc></draw:frame>;</text:p>
        </text:list-item>
        <text:list-item>
          <text:p text:style-name="P68">Specific heat of the smoke gases<text:note text:id="ftn15" text:note-class="footnote"><text:note-citation>15</text:note-citation><text:note-body><text:p text:style-name="P25">Annex 2 in footnote <text:note-ref text:note-class="footnote" text:reference-format="text" text:ref-name="ftn13">13</text:note-ref>.</text:p></text:note-body></text:note><text:line-break/><draw:frame draw:style-name="fr5" draw:name="Объект4" text:anchor-type="as-char" svg:y="-0.661cm" svg:width="4.71cm" svg:height="1.323cm" draw:z-index="173"><draw:object xlink:href="./Object 247" xlink:type="simple" xlink:show="embed" xlink:actuate="onLoad"/><draw:image xlink:href="./ObjectReplacements/Object 247" xlink:type="simple" xlink:show="embed" xlink:actuate="onLoad"/></draw:frame> in kJ/kg K<text:line-break/>where <draw:frame draw:style-name="fr6" draw:name="Объект5" text:anchor-type="as-char" svg:y="-0.383cm" svg:width="2.447cm" svg:height="0.482cm" draw:z-index="174"><draw:object xlink:href="./Object 248" xlink:type="simple" xlink:show="embed" xlink:actuate="onLoad"/><draw:image xlink:href="./ObjectReplacements/Object 248" xlink:type="simple" xlink:show="embed" xlink:actuate="onLoad"/></draw:frame>, <draw:frame draw:style-name="fr6" draw:name="Объект6" text:anchor-type="as-char" svg:y="-0.383cm" svg:width="2.448cm" svg:height="0.482cm" draw:z-index="175"><draw:object xlink:href="./Object 249" xlink:type="simple" xlink:show="embed" xlink:actuate="onLoad"/><draw:image xlink:href="./ObjectReplacements/Object 249" xlink:type="simple" xlink:show="embed" xlink:actuate="onLoad"/></draw:frame>, <draw:frame draw:style-name="fr6" draw:name="Объект7" text:anchor-type="as-char" svg:y="-0.383cm" svg:width="3.009cm" svg:height="0.482cm" draw:z-index="176"><draw:object xlink:href="./Object 250" xlink:type="simple" xlink:show="embed" xlink:actuate="onLoad"/><draw:image xlink:href="./ObjectReplacements/Object 250" xlink:type="simple" xlink:show="embed" xlink:actuate="onLoad"/></draw:frame><text:s/>and <draw:frame draw:style-name="fr6" draw:name="Объект55" text:anchor-type="as-char" svg:y="-0.377cm" svg:width="2.469cm" svg:height="0.482cm" draw:z-index="177"><draw:object xlink:href="./Object 243" xlink:type="simple" xlink:show="embed" xlink:actuate="onLoad"/><draw:image xlink:href="./ObjectReplacements/Object 243" xlink:type="simple" xlink:show="embed" xlink:actuate="onLoad"/><svg:desc>Formel</svg:desc></draw:frame><text:s/>(empirical coefficients).</text:p>
        </text:list-item>
      </text:list>
      <text:p text:style-name="First_20_line_20_indent"><text:bookmark-start text:name="__RefHeading__2169_1754824900"/>Input Parameters<text:bookmark-end text:name="__RefHeading__2169_1754824900"/></text:p>
      <table:table table:name="Таблица4" table:style-name="Таблица4">
        <table:table-column table:style-name="Таблица4.A"/>
        <table:table-column table:style-name="Таблица4.B"/>
        <table:table-column table:style-name="Таблица4.C"/>
        <table:table-header-rows>
          <text:soft-page-break/>
          <table:table-row table:style-name="Таблица4.1">
            <table:table-cell table:style-name="Таблица4.A1" office:value-type="string">
              <text:p text:style-name="Table_20_Heading">Parameter</text:p>
            </table:table-cell>
            <table:table-cell table:style-name="Таблица4.A1" office:value-type="string">
              <text:p text:style-name="Table_20_Heading">Value</text:p>
            </table:table-cell>
            <table:table-cell table:style-name="Таблица4.C1" office:value-type="string">
              <text:p text:style-name="Table_20_Heading">Unit</text:p>
            </table:table-cell>
          </table:table-row>
        </table:table-header-rows>
        <table:table-row>
          <table:table-cell table:style-name="Таблица4.A2" office:value-type="string">
            <text:p text:style-name="Table_20_Contents">Ambient air temperature</text:p>
          </table:table-cell>
          <table:table-cell table:style-name="Таблица4.B2" office:value-type="string">
            <text:p text:style-name="Table_20_Contents"><draw:frame draw:style-name="fr4" draw:name="Объект14" text:anchor-type="as-char" svg:y="-0.383cm" svg:width="2.267cm" svg:height="0.542cm" draw:z-index="178"><draw:object xlink:href="./Object 253" xlink:type="simple" xlink:show="embed" xlink:actuate="onLoad"/><draw:image xlink:href="./ObjectReplacements/Object 253" xlink:type="simple" xlink:show="embed" xlink:actuate="onLoad"/></draw:frame><text:s/></text:p>
          </table:table-cell>
          <table:table-cell table:style-name="Таблица4.C2" office:value-type="string">
            <text:p text:style-name="Table_20_Contents">K</text:p>
          </table:table-cell>
        </table:table-row>
        <table:table-row>
          <table:table-cell table:style-name="Таблица4.A2" office:value-type="string">
            <text:p text:style-name="Table_20_Contents">Equivalent area of the horizontal cross section of the hall</text:p>
          </table:table-cell>
          <table:table-cell table:style-name="Таблица4.B3" office:value-type="string">
            <text:p text:style-name="Table_20_Contents"><draw:frame draw:style-name="fr4" draw:name="Объект16" text:anchor-type="as-char" svg:y="-0.383cm" svg:width="1.757cm" svg:height="0.482cm" draw:z-index="179"><draw:object xlink:href="./Object 255" xlink:type="simple" xlink:show="embed" xlink:actuate="onLoad"/><draw:image xlink:href="./ObjectReplacements/Object 255" xlink:type="simple" xlink:show="embed" xlink:actuate="onLoad"/></draw:frame></text:p>
          </table:table-cell>
          <table:table-cell table:style-name="Таблица4.C3" office:value-type="string">
            <text:p text:style-name="Table_20_Contents">m²</text:p>
          </table:table-cell>
        </table:table-row>
        <table:table-row>
          <table:table-cell table:style-name="Таблица4.A4" office:value-type="string">
            <text:p text:style-name="Table_20_Contents">Maximum perimeter of the horizontal cross section of the hall</text:p>
          </table:table-cell>
          <table:table-cell table:style-name="Таблица4.B4" office:value-type="string">
            <text:p text:style-name="Table_20_Contents"><draw:frame draw:style-name="fr4" draw:name="Объект150" text:anchor-type="as-char" svg:y="-0.383cm" svg:width="1.697cm" svg:height="0.542cm" draw:z-index="180"><draw:object xlink:href="./Object 257" xlink:type="simple" xlink:show="embed" xlink:actuate="onLoad"/><draw:image xlink:href="./ObjectReplacements/Object 257" xlink:type="simple" xlink:show="embed" xlink:actuate="onLoad"/></draw:frame></text:p>
          </table:table-cell>
          <table:table-cell table:style-name="Таблица4.C4" office:value-type="string">
            <text:p text:style-name="Table_20_Contents">m</text:p>
          </table:table-cell>
        </table:table-row>
        <table:table-row>
          <table:table-cell table:style-name="Таблица4.A4" office:value-type="string">
            <text:p text:style-name="Table_20_Contents">Fraction of convected energy contained in the smoke gases</text:p>
          </table:table-cell>
          <table:table-cell table:style-name="Таблица4.B5" office:value-type="string">
            <text:p text:style-name="Table_20_Contents"><draw:frame draw:style-name="fr4" draw:name="Объект161" text:anchor-type="as-char" svg:y="-0.383cm" svg:width="1.593cm" svg:height="0.542cm" draw:z-index="181"><draw:object xlink:href="./Object 271" xlink:type="simple" xlink:show="embed" xlink:actuate="onLoad"/><draw:image xlink:href="./ObjectReplacements/Object 271" xlink:type="simple" xlink:show="embed" xlink:actuate="onLoad"/><svg:desc>Formel</svg:desc></draw:frame></text:p>
          </table:table-cell>
          <table:table-cell table:style-name="Таблица4.C5" office:value-type="string">
            <text:p text:style-name="Table_20_Contents">-</text:p>
          </table:table-cell>
        </table:table-row>
        <table:table-row>
          <table:table-cell table:style-name="Таблица4.A4" office:value-type="string">
            <text:p text:style-name="Table_20_Contents">Vent depth</text:p>
          </table:table-cell>
          <table:table-cell table:style-name="Таблица4.B6" office:value-type="string">
            <text:p text:style-name="Table_20_Contents"><draw:frame draw:style-name="fr4" draw:name="Объект18" text:anchor-type="as-char" svg:y="-0.383cm" svg:width="1.49cm" svg:height="0.482cm" draw:z-index="182"><draw:object xlink:href="./Object 260" xlink:type="simple" xlink:show="embed" xlink:actuate="onLoad"/><draw:image xlink:href="./ObjectReplacements/Object 260" xlink:type="simple" xlink:show="embed" xlink:actuate="onLoad"/></draw:frame></text:p>
          </table:table-cell>
          <table:table-cell table:style-name="Таблица4.C6" office:value-type="string">
            <text:p text:style-name="Table_20_Contents">m</text:p>
          </table:table-cell>
        </table:table-row>
        <table:table-row>
          <table:table-cell table:style-name="Таблица4.A4" office:value-type="string">
            <text:p text:style-name="Table_20_Contents">Total heat release rate of the fire</text:p>
          </table:table-cell>
          <table:table-cell table:style-name="Таблица4.B7" office:value-type="string">
            <text:p text:style-name="Table_20_Contents"><text:span text:style-name="T2"><draw:frame draw:style-name="fr4" draw:name="Объект34" text:anchor-type="as-char" svg:y="-0.383cm" svg:width="1.826cm" svg:height="0.542cm" draw:z-index="183"><draw:object xlink:href="./Object 262" xlink:type="simple" xlink:show="embed" xlink:actuate="onLoad"/><draw:image xlink:href="./ObjectReplacements/Object 262" xlink:type="simple" xlink:show="embed" xlink:actuate="onLoad"/></draw:frame></text:span><text:span text:style-name="Footnote_20_Symbol"><text:span text:style-name="T2"><text:note text:id="ftn16" text:note-class="footnote"><text:note-citation>16</text:note-citation><text:note-body><text:p text:style-name="P24">This value ha<text:span text:style-name="T70">s</text:span> been calculated.</text:p></text:note-body></text:note></text:span></text:span></text:p>
          </table:table-cell>
          <table:table-cell table:style-name="Таблица4.C7" office:value-type="string">
            <text:p text:style-name="Table_20_Contents">kW</text:p>
          </table:table-cell>
        </table:table-row>
        <table:table-row>
          <table:table-cell table:style-name="Таблица4.A8" office:value-type="string">
            <text:p text:style-name="Table_20_Contents">Mass flow rate in the smoke layer</text:p>
          </table:table-cell>
          <table:table-cell table:style-name="Таблица4.B8" office:value-type="string">
            <text:p text:style-name="Table_20_Contents"><draw:frame draw:style-name="fr4" draw:name="Объект29" text:anchor-type="as-char" svg:y="-0.383cm" svg:width="1.912cm" svg:height="0.542cm" draw:z-index="184"><draw:object xlink:href="./Object 264" xlink:type="simple" xlink:show="embed" xlink:actuate="onLoad"/><draw:image xlink:href="./ObjectReplacements/Object 264" xlink:type="simple" xlink:show="embed" xlink:actuate="onLoad"/></draw:frame><text:span text:style-name="Footnote_20_Symbol"><text:note-ref text:note-class="footnote" text:reference-format="text" text:ref-name="ftn16">16</text:note-ref></text:span></text:p>
          </table:table-cell>
          <table:table-cell table:style-name="Таблица4.C8" office:value-type="string">
            <text:p text:style-name="Table_20_Contents">kg/s</text:p>
          </table:table-cell>
        </table:table-row>
      </table:table>
      <text:h text:style-name="Heading_20_2" text:outline-level="2"><text:bookmark-start text:name="__RefHeading__2171_1754824900"/>Solution<text:bookmark-end text:name="__RefHeading__2171_1754824900"/></text:h>
      <text:p text:style-name="First_20_line_20_indent">We need some start values for the iteration:</text:p>
      <text:p text:style-name="First_20_line_20_indent"><draw:frame draw:style-name="fr5" draw:name="Объект170" text:anchor-type="as-char" svg:y="-0.379cm" svg:width="2.9cm" svg:height="0.642cm" draw:z-index="185"><draw:object xlink:href="./Object 265" xlink:type="simple" xlink:show="embed" xlink:actuate="onLoad"/><draw:image xlink:href="./ObjectReplacements/Object 265" xlink:type="simple" xlink:show="embed" xlink:actuate="onLoad"/><svg:desc>Formel</svg:desc></draw:frame></text:p>
      <text:p text:style-name="First_20_line_20_indent"><draw:frame draw:style-name="fr4" draw:name="Objekt142" text:anchor-type="as-char" svg:y="-0.409cm" svg:width="7.244cm" svg:height="0.543cm" draw:z-index="186"><draw:object xlink:href="./Object 266" xlink:type="simple" xlink:show="embed" xlink:actuate="onLoad"/><draw:image xlink:href="./ObjectReplacements/Object 266" xlink:type="simple" xlink:show="embed" xlink:actuate="onLoad"/><svg:desc>Formel</svg:desc></draw:frame></text:p>
      <text:p text:style-name="First_20_line_20_indent"><draw:frame draw:style-name="fr4" draw:name="Objekt144" text:anchor-type="as-char" svg:y="-0.661cm" svg:width="5.96cm" svg:height="1.346cm" draw:z-index="187"><draw:object xlink:href="./Object 268" xlink:type="simple" xlink:show="embed" xlink:actuate="onLoad"/><draw:image xlink:href="./ObjectReplacements/Object 268" xlink:type="simple" xlink:show="embed" xlink:actuate="onLoad"/><svg:desc>Formel</svg:desc></draw:frame></text:p>
      <text:p text:style-name="First_20_line_20_indent">Finally we get the result using <text:span text:style-name="Source_20_Text">ITERATE</text:span>. This function is not accessible through the user interface yet, so it must be entered manually after choosing <text:span text:style-name="iMathGui">iMath</text:span> <text:span text:style-name="iMathGui">Insert</text:span> <text:span text:style-name="iMathGui">iFormula</text:span>.</text:p>
      <text:p text:style-name="First_20_line_20_indent"><draw:frame draw:style-name="fr1" draw:name="Objekt146" text:anchor-type="as-char" svg:width="3.052cm" svg:height="1.49cm" draw:z-index="188"><draw:object xlink:href="./Object 270" xlink:type="simple" xlink:show="embed" xlink:actuate="onLoad"/><draw:image xlink:href="./ObjectReplacements/Object 270" xlink:type="simple" xlink:show="embed" xlink:actuate="onLoad"/></draw:frame></text:p>
      <text:p text:style-name="First_20_line_20_indent">If you want to set the values of the variables used in the <text:span text:style-name="Source_20_Text">ITERATE</text:span> statement so that they can be accessed later with a <text:span text:style-name="Source_20_Text">VAL()</text:span> statement, you need to create an equation with column vectors as in the example above. For example, the calculated smoke temperature is <draw:frame draw:style-name="fr1" draw:name="Objekt145" text:anchor-type="as-char" svg:width="2.378cm" svg:height="0.542cm" draw:z-index="189"><draw:object xlink:href="./Object 254" xlink:type="simple" xlink:show="embed" xlink:actuate="onLoad"/><draw:image xlink:href="./ObjectReplacements/Object 254" xlink:type="simple" xlink:show="embed" xlink:actuate="onLoad"/></draw:frame>.</text:p>
      <text:p text:style-name="First_20_line_20_indent">Here are some things to keep in mind when using <text:span text:style-name="Source_20_Text">ITERATE</text:span>:</text:p>
      <text:list xml:id="list4098567406" text:style-name="L27">
        <text:list-item>
          <text:p text:style-name="P88">Set the maximum number of iterations to a low value (e. g. 2) when using <text:span text:style-name="Source_20_Text">ITERATE</text:span> for the first time. If you have a mistake somewhere then <text:span text:style-name="Source_20_Text">ITERATE</text:span> can create huge symbolic expressions which will quickly overwhelm<text:span text:style-name="T140"> </text:span>Office.</text:p>
        </text:list-item>
        <text:list-item>
          <text:p text:style-name="P88">Ensure that the right-hand side of the equation you are iterating resolves to a numeric value. That is why we have written <text:span text:style-name="Source_20_Text">VAL(@T_sm@)</text:span> etc. in the example.</text:p>
        </text:list-item>
        <text:list-item>
          <text:p text:style-name="P88">Ensure that the start values are numeric values.</text:p>
        </text:list-item>
        <text:list-item>
          <text:p text:style-name="P88">Start with large convergence criteria and decrease them until the result does not change any more.</text:p>
        </text:list-item>
        <text:list-item>
          <text:p text:style-name="P88">Keep in mind that ensuring convergence is your job. Also, if the function has local as well as global extrema, then you need to choose the right start criteria to ensure that the global extrem<text:span text:style-name="T115">a</text:span> is found.</text:p>
        </text:list-item>
        <text:list-item>
          <text:p text:style-name="P88">Set the convergence criteria to 0 for iterations with maximum possible precision. This will give you a precision of about <draw:frame draw:style-name="fr3" draw:name="Объект1" text:anchor-type="as-char" svg:width="1.023cm" svg:height="0.542cm" draw:z-index="190"><draw:object xlink:href="./Object 258" xlink:type="simple" xlink:show="embed" xlink:actuate="onLoad"/><draw:image xlink:href="./ObjectReplacements/Object 258" xlink:type="simple" xlink:show="embed" xlink:actuate="onLoad"/><svg:desc>formula</svg:desc></draw:frame>.</text:p>
        </text:list-item>
      </text:list>
      <text:h text:style-name="Heading_20_1" text:outline-level="1"><text:bookmark-start text:name="__RefHeading__4324_217044533"/><text:soft-page-break/>Master documents<text:bookmark-end text:name="__RefHeading__4324_217044533"/></text:h>
      <text:p text:style-name="First_20_line_20_indent">Because internally every formula is represented by Office as an OLE object, documents with many formulas tend to become sluggish, especially during the initial recalculation and when saving. One way to keep recalculation time low is to use as few formula objects as possible. For example, don’t write variable names in a Math object like <draw:frame draw:style-name="fr3" draw:name="Objekt22" text:anchor-type="as-char" svg:width="0.43cm" svg:height="0.482cm" draw:z-index="191"><draw:object xlink:href="./Object 19" xlink:type="simple" xlink:show="embed" xlink:actuate="onLoad"/><draw:image xlink:href="./ObjectReplacements/Object 19" xlink:type="simple" xlink:show="embed" xlink:actuate="onLoad"/><svg:desc>Formel</svg:desc></draw:frame>, use the formatting style <text:span text:style-name="Variable">Variable</text:span> instead, like <text:span text:style-name="Variable">a</text:span>. <text:span text:style-name="T116">Also it is better to merge several iFormulas into a single one in order to reduce the total amount of OLE objects. If you have a lot of “empty” iFormulas (options, function definitions, chart definitions etc.) or hidden equations made by </text:span><text:span text:style-name="Source_20_Text">EQDEF*</text:span><text:span text:style-name="T116">, merge them to the previous or next iFormula.</text:span></text:p>
      <text:p text:style-name="First_20_line_20_indent">If you<text:span text:style-name="T117">r</text:span> document is still too large, the best way is to split it into a master document and sub-documents. This can be achieved with File-Send-Create Master Document. Office will split your document into several files automatically according to your sectioning.</text:p>
      <text:p text:style-name="First_20_line_20_indent">When first opening one of the sub-documents, iMath does not know about the master document. You need to enter the master document into <text:span text:style-name="iMathGui">iMath</text:span> <text:span text:style-name="iMathGui">References</text:span> <text:span text:style-name="iMathGui">Master document URL.</text:span> If you use the file picker, an absolute path will be filled into the field. You can change this to a relative path by removing the leading slash “/” and other path components . The most common case, where the master document is in the same directory as the sub-documents, would simply have the file name of the master document in the <text:span text:style-name="iMathGui">URL</text:span> field. Note that iMath will automatically convert absolute paths into the form “<text:a xlink:type="simple" xlink:href="../../AppData/Roaming/LibreOffice/4/user/uno_packages/cache/uno_packages/path/to/your/master/document.odm" text:style-name="Internet_20_link" text:visited-style-name="Visited_20_Internet_20_Link">file:///path/to/your/master/document.odm</text:a>”.</text:p>
      <text:p text:style-name="First_20_line_20_indent">When setting the master document in a sub-document in the <text:span text:style-name="iMathGui">iMath</text:span> <text:span text:style-name="iMathGui">References</text:span> dialog, you should also have a look at the include files. Normally, your master document will include “init.imath”, “SI units” etc. Including the same file twice (in the master document and in the sub-document) will produce recalculation errors. If you still get a recalculation error after setting the master document, close the file and open it again.</text:p>
      <text:p text:style-name="First_20_line_20_indent">NOTE When recalculating a subdocument, the master document is recalculated first, then the sub-document. Other sub-documents than the currently active one are not recalculated. In other words, the master document should contain all iFormulas which are common to all sub-documents. iFormulas in different sub-documents are independent of one another and cannot “see” one another.</text:p>
      <text:p text:style-name="First_20_line_20_indent">If you are creating temporary equations in the master document, consider adding a <text:span text:style-name="iMathGui">Clear all</text:span> statement at the end of it. This will avoid conflicts between variables of the same name in the master document and the sub-documents. Of course, if you add <text:span text:style-name="iMathGui">Clear all </text:span>, then you will need to mark the equations you really want to keep either as constants or as library equations.</text:p>
      <text:h text:style-name="Heading_20_1" text:outline-level="1"><text:bookmark-start text:name="__RefHeading___Toc4463_1618827922"/>Beautifying your documents<text:bookmark-end text:name="__RefHeading___Toc4463_1618827922"/></text:h>
      <text:p text:style-name="First_20_line_20_indent">The iMath extension offers help to better format Math formulas. For example, in the context menu of any formula you will find an option <text:span text:style-name="iMathGui"><text:span text:style-name="T62">Apply properties to all</text:span></text:span><text:span text:style-name="T62">. </text:span><text:s/><text:span text:style-name="T125">The formatting of the selected formula will be applied </text:span>to all formulas in the document.</text:p>
      <text:h text:style-name="Heading_20_2" text:outline-level="2"><text:bookmark-start text:name="__RefHeading___Toc4465_1618827922"/>Automatic bracket scaling<text:bookmark-end text:name="__RefHeading___Toc4465_1618827922"/></text:h>
      <text:p text:style-name="First_20_line_20_indent">Starting with version 2.2.2, iMath sets the bracket scaling option on all iFormulas automatically. This means you do not need to use <text:span text:style-name="Source_20_Text">left</text:span> and <text:span text:style-name="Source_20_Text">right</text:span> to explicitly scale brackets. iMath does not remove the <text:span text:style-name="Source_20_Text">left</text:span> and <text:span text:style-name="Source_20_Text">right</text:span> from your formulas, though.</text:p>
      <text:h text:style-name="Heading_20_2" text:outline-level="2"><text:bookmark-start text:name="__RefHeading___Toc4467_1618827922"/><text:soft-page-break/>Formula font<text:bookmark-end text:name="__RefHeading___Toc4467_1618827922"/></text:h>
      <text:p text:style-name="First_20_line_20_indent">The font to be used for formulas can be set in the <text:span text:style-name="iMathGui">iMath</text:span> <text:span text:style-name="iMathGui">Settings</text:span> dialog. Pressing the <text:span text:style-name="iMathGui">OK</text:span> button will apply this setting to all formulas of the document. You can preset the font for all new documents in the <text:span text:style-name="iMathGui">Tools</text:span> <text:span text:style-name="iMathGui">Options</text:span> <text:span text:style-name="iMathGui">Writer</text:span> <text:span text:style-name="iMathGui">iMath global settings</text:span> dialog.<text:note text:id="ftn17" text:note-class="footnote"><text:note-citation>17</text:note-citation><text:note-body><text:p text:style-name="P27">My preferred fonts are Linux Libertine and Linux Biolinum, available for download from <text:a xlink:type="simple" xlink:href="http://linuxlibertine.org/" text:style-name="Internet_20_link" text:visited-style-name="Visited_20_Internet_20_Link">linuxlibertine.org</text:a><text:span text:style-name="T74">.</text:span></text:p></text:note-body></text:note></text:p>
      <text:h text:style-name="Heading_20_2" text:outline-level="2"><text:bookmark-start text:name="__RefHeading___Toc86847_3048484734"/>Automatic fraction sizing<text:bookmark-end text:name="__RefHeading___Toc86847_3048484734"/></text:h>
      <text:p text:style-name="First_20_line_20_indent">iMath can automatically scale down continued fractions, as in the following example:</text:p>
      <text:p text:style-name="First_20_line_20_indent"><draw:frame draw:style-name="fr1" draw:name="Objekt54" text:anchor-type="as-char" svg:width="3.385cm" svg:height="1.896cm" draw:z-index="192"><draw:object xlink:href="./Object 25" xlink:type="simple" xlink:show="embed" xlink:actuate="onLoad"/><draw:image xlink:href="./ObjectReplacements/Object 25" xlink:type="simple" xlink:show="embed" xlink:actuate="onLoad"/></draw:frame></text:p>
      <text:p text:style-name="First_20_line_20_indent">For newly created formulas this will only work if you turn automatic formatting on. The option to size fractions can be set in the <text:span text:style-name="iMathGui">iMath</text:span> <text:span text:style-name="iMathGui">Settings</text:span> dialog. Pressing the <text:span text:style-name="iMathGui">OK</text:span> button will apply this setting to all formulas of the document. You can preset the option for all new documents in the <text:span text:style-name="iMathGui">Tools</text:span> <text:span text:style-name="iMathGui">Options</text:span> <text:span text:style-name="iMathGui">Writer</text:span> <text:span text:style-name="iMathGui">iMath global settings</text:span> dialog.</text:p>
      <text:p text:style-name="First_20_line_20_indent">In both dialogs, you can also set the minimum font size to be used, so that long continued fractions do not disappear into illegibility.</text:p>
      <text:h text:style-name="Heading_20_2" text:outline-level="2"><text:bookmark-start text:name="__RefHeading___Toc4469_1618827922"/>Automatic text mode<text:bookmark-end text:name="__RefHeading___Toc4469_1618827922"/></text:h>
      <text:p text:style-name="First_20_line_20_indent">iMath can try to detect automatically when a formula should be displayed in text mode, that is, with reduced fraction size and limits set beside instead of above and below sums or integrals. All formulas that do not occur in a paragraph by themselves will be displayed in text mode.</text:p>
      <text:p text:style-name="First_20_line_20_indent">If you turn the setting on for the whole document and want to exclude specific formulas, you must do the following</text:p>
      <text:list xml:id="list1988614538" text:style-name="L28">
        <text:list-item>
          <text:p text:style-name="P69">Use <text:span text:style-name="iMathGui">Format</text:span> from the context menu and turn off automatic text mode for this specific formula</text:p>
        </text:list-item>
        <text:list-item>
          <text:p text:style-name="P69">Double-click on the formula to open the formula editor and turn off text mode in the <text:span text:style-name="iMathGui">Format</text:span> menu in the main Office menu bar.</text:p>
        </text:list-item>
      </text:list>
      <text:p text:style-name="First_20_line_20_indent">There is a menu item on the context menu that will do these two steps for you.</text:p>
      <text:p text:style-name="First_20_line_20_indent">The option to automatically use text mode can be set in the <text:span text:style-name="iMathGui">iMath</text:span> <text:span text:style-name="iMathGui">Settings</text:span> dialog. Pressing the <text:span text:style-name="iMathGui">OK</text:span> button will apply this setting to all formulas of the document. You can preset the option for all new documents in the <text:span text:style-name="iMathGui">Tools</text:span> <text:span text:style-name="iMathGui">Options</text:span> <text:span text:style-name="iMathGui">Writer</text:span> <text:span text:style-name="iMathGui">iMath global settings</text:span> dialog.</text:p>
      <text:h text:style-name="Heading_20_1" text:outline-level="1"><text:bookmark-start text:name="__RefHeading__4326_217044533"/>Further information<text:bookmark-end text:name="__RefHeading__4326_217044533"/></text:h>
      <text:p text:style-name="First_20_line_20_indent">The full documentation can be found on the <text:a xlink:type="simple" xlink:href="http://ooo-imath.sourceforge.net/wiki/index.php/Category:Reference" text:style-name="Internet_20_link" text:visited-style-name="Visited_20_Internet_20_Link">iMath wiki</text:a>.</text:p>
      <text:h text:style-name="Heading_20_1" text:outline-level="1"><text:bookmark-start text:name="__RefHeading__4328_217044533"/>Pitfalls<text:bookmark-end text:name="__RefHeading__4328_217044533"/></text:h>
      <text:h text:style-name="Heading_20_2" text:outline-level="2"><text:bookmark-start text:name="__RefHeading__2282_1754824900"/>Multiple possible values for evaluations<text:bookmark-end text:name="__RefHeading__2282_1754824900"/></text:h>
      <text:p text:style-name="First_20_line_20_indent">Consider the following equation:</text:p>
      <text:p text:style-name="First_20_line_20_indent"><draw:frame draw:style-name="fr2" draw:name="Object109" text:anchor-type="as-char" svg:width="2.482cm" svg:height="0.483cm" draw:z-index="193"><draw:object xlink:href="./Object 106" xlink:type="simple" xlink:show="embed" xlink:actuate="onLoad"/><draw:image xlink:href="./ObjectReplacements/Object 106" xlink:type="simple" xlink:show="embed" xlink:actuate="onLoad"/><svg:desc>Formel</svg:desc></draw:frame></text:p>
      <text:p text:style-name="First_20_line_20_indent"><text:soft-page-break/>Now we want to find the value <text:span text:style-name="Source_20_Text">x_1</text:span> which will make <text:span text:style-name="Variable">u</text:span> become zero.</text:p>
      <text:p text:style-name="First_20_line_20_indent"><draw:frame draw:style-name="fr1" draw:name="Objekt7" text:anchor-type="as-char" svg:width="3.159cm" svg:height="0.542cm" draw:z-index="194"><draw:object xlink:href="./Object 115" xlink:type="simple" xlink:show="embed" xlink:actuate="onLoad"/><draw:image xlink:href="./ObjectReplacements/Object 115" xlink:type="simple" xlink:show="embed" xlink:actuate="onLoad"/><svg:desc>Formel</svg:desc></draw:frame></text:p>
      <text:p text:style-name="P19">and find <text:span text:style-name="Source_20_Text">x_1</text:span> to be:</text:p>
      <text:p text:style-name="First_20_line_20_indent"><draw:frame draw:style-name="fr1" draw:name="Objekt36" text:anchor-type="as-char" svg:width="3.484cm" svg:height="1.118cm" draw:z-index="55"><draw:object xlink:href="./Object 116" xlink:type="simple" xlink:show="embed" xlink:actuate="onLoad"/><draw:image xlink:href="./ObjectReplacements/Object 116" xlink:type="simple" xlink:show="embed" xlink:actuate="onLoad"/></draw:frame></text:p>
      <text:p text:style-name="First_20_line_20_indent">But what happens if we now ask for the value of <text:span text:style-name="Variable">u</text:span>?</text:p>
      <text:p text:style-name="First_20_line_20_indent"><draw:frame draw:style-name="fr2" draw:name="Object118" text:anchor-type="as-char" svg:width="2.6cm" svg:height="0.542cm" draw:z-index="56"><draw:object xlink:href="./Object 124" xlink:type="simple" xlink:show="embed" xlink:actuate="onLoad"/><draw:image xlink:href="./ObjectReplacements/Object 124" xlink:type="simple" xlink:show="embed" xlink:actuate="onLoad"/></draw:frame></text:p>
      <text:p text:style-name="First_20_line_20_indent">If you run the program from a terminal, you will see that iMath prints a warning “<text:span text:style-name="Source_20_Text">Variable u has 2 possible values</text:span>” and lists <text:span text:style-name="Source_20_Text">x + y sin φ</text:span> <text:s/>and <text:span text:style-name="Source_20_Text">x1 + y sin φ</text:span>. iMath then chooses the last one, which may or may not be what you wanted. There are two ways to avoid this:</text:p>
      <text:list xml:id="list225138431" text:style-name="L29">
        <text:list-item>
          <text:p text:style-name="P70">Do both substitutions at the same time by entering <text:span text:style-name="Source_20_Text">x=x_1; u=0</text:span> as the substitution text</text:p>
        </text:list-item>
        <text:list-item>
          <text:p text:style-name="P70">Introduce a temporary for <text:span text:style-name="Variable">u</text:span> by entering <text:span text:style-name="Source_20_Text">x=x_1; u=u_temp</text:span> as the substitution text</text:p>
        </text:list-item>
      </text:list>
      <text:h text:style-name="Heading_20_2" text:outline-level="2"><text:bookmark-start text:name="__RefHeading__2284_1754824900"/>Library equations<text:bookmark-end text:name="__RefHeading__2284_1754824900"/></text:h>
      <text:p text:style-name="First_20_line_20_indent">Note that library equations are not automatically used for finding values of variables. They are considered to be purely for reference purposes. An example:</text:p>
      <text:p text:style-name="First_20_line_20_indent"><draw:frame draw:style-name="fr1" draw:name="Objekt51" text:anchor-type="as-char" svg:width="8.199cm" svg:height="1.519cm" draw:z-index="57"><draw:object xlink:href="./Object 145" xlink:type="simple" xlink:show="embed" xlink:actuate="onLoad"/><draw:image xlink:href="./ObjectReplacements/Object 145" xlink:type="simple" xlink:show="embed" xlink:actuate="onLoad"/></draw:frame></text:p>
      <text:p text:style-name="First_20_line_20_indent">This will not find 14 as the value of <text:span text:style-name="Variable">x</text:span>. If you want to use a library equation for finding values, you need to “activate'' it. There are two different ways:</text:p>
      <text:list xml:id="list2459002369" text:style-name="L30">
        <text:list-item>
          <text:p text:style-name="P71">Create a new equation citing the library equation <text:span text:style-name="Source_20_Text">@lib:myeq@</text:span></text:p>
        </text:list-item>
        <text:list-item>
          <text:p text:style-name="P71">Substitute a variable, e.g. <text:span text:style-name="Source_20_Text">x=x_1</text:span>, into the library equation</text:p>
        </text:list-item>
      </text:list>
      <text:p text:style-name="First_20_line_20_indent">The last case is really what the library equations are there for: They need to be adapted to special purposes by substituting custom variables into them.</text:p>
      <text:h text:style-name="Heading_20_2" text:outline-level="2"><text:bookmark-start text:name="__RefHeading__2286_1754824900"/>Temperatures<text:bookmark-end text:name="__RefHeading__2286_1754824900"/></text:h>
      <text:p text:style-name="First_20_line_20_indent">The SI standard defines Kelvin as the only temperature unit. If you would like to use degrees Celsius as well, keep in mind that an equation like <draw:frame draw:style-name="fr1" draw:name="Objekt8" text:anchor-type="as-char" svg:width="1.639cm" svg:height="0.482cm" draw:z-index="64"><draw:object xlink:href="./Object 158" xlink:type="simple" xlink:show="embed" xlink:actuate="onLoad"/><draw:image xlink:href="./ObjectReplacements/Object 158" xlink:type="simple" xlink:show="embed" xlink:actuate="onLoad"/></draw:frame><text:s/>is ambiguous: It could refer to the absolute temperature of 293.15K or to a temperature difference of 20K. Therefore, iMath defines °C as an extra base unit which cannot be cancelled against K. Use K for absolute temperatures and for temperature differences, and °C only for temperatures on the Celsius scale. If you need to convert, the functions <text:span text:style-name="Source_20_Text">celsiustokelvin()</text:span> and <text:span text:style-name="Source_20_Text">kelvintocelsius()</text:span> are defined in “Abbreviations of SI uni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adornments="Standard"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Open Sans, Liberation Sans, Arial" svg:font-family="'Open Sans, Liberation Sans, Arial'" style:font-adornments="Обычный" style:font-family-generic="swiss"/>
    <style:font-face style:name="Open Sans, Liberation Sans, Sans" svg:font-family="'Open Sans, Liberation Sans, Sans'" style:font-adornments="Обычный" style:font-family-generic="swiss"/>
    <style:font-face style:name="OpenSymbol" svg:font-family="OpenSymbol" style:font-charset="x-symbol"/>
    <style:font-face style:name="OpenSymbol1" svg:font-family="OpenSymbol"/>
    <style:font-face style:name="Segoe UI" svg:font-family="'Segoe UI'" style:font-adornments="Обычный"/>
    <style:font-face style:name="StarSymbol" svg:font-family="StarSymbol" style:font-charset="x-symbol"/>
    <style:font-face style:name="Times New Roman" svg:font-family="'Times New Roman'" style:font-adornments="Standard"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0.5pt" fo:language="en" fo:country="GB" style:font-name-asian="DejaVu Sans" style:font-size-asian="10.5pt" style:language-asian="zxx" style:country-asian="none" style:font-name-complex="Arial"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0.5pt" fo:language="en" fo:country="GB" style:font-name-asian="DejaVu Sans" style:font-size-asian="10.5pt" style:language-asian="zxx" style:country-asian="none" style:font-name-complex="Arial"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Standard" style:font-family-generic="roman" style:font-pitch="variable" fo:font-size="12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font-size="14pt" style:font-size-asian="10.5pt"/>
    </style:style>
    <style:style style:name="Text_20_body" style:display-name="Text body" style:family="paragraph" style:parent-style-name="Standard" style:class="text">
      <style:paragraph-properties fo:margin-top="0cm" fo:margin-bottom="0.212cm" style:contextual-spacing="false" style:writing-mode="page"/>
      <style:text-properties style:font-name="Times New Roman" fo:font-family="'Times New Roman'" style:font-style-name="Standard" style:font-family-generic="roman" style:font-pitch="variable" fo:font-size="12pt" style:font-size-asian="10.5pt"/>
    </style:style>
    <style:style style:name="List" style:family="paragraph" style:parent-style-name="Text_20_body" style:class="list">
      <style:paragraph-properties style:writing-mode="page"/>
      <style:text-properties style:font-size-asian="10.5pt"/>
    </style:style>
    <style:style style:name="Caption" style:family="paragraph" style:parent-style-name="Standard" style:class="extra">
      <style:paragraph-properties fo:margin-top="0.212cm" fo:margin-bottom="0.212cm" style:contextual-spacing="false" text:number-lines="false" text:line-number="0" style:writing-mode="page"/>
      <style:text-properties fo:font-style="italic" style:font-size-asian="10.5pt"/>
    </style:style>
    <style:style style:name="Index" style:family="paragraph" style:parent-style-name="Standard" style:class="index">
      <style:paragraph-properties text:number-lines="false" text:line-number="0" style:writing-mode="page"/>
      <style:text-properties style:font-size-asian="10.5pt"/>
    </style:style>
    <style:style style:name="Preformatted_20_Text" style:display-name="Preformatted Text" style:family="paragraph" style:parent-style-name="Standard" style:auto-update="true" style:class="html">
      <style:paragraph-properties fo:margin-top="0cm" fo:margin-bottom="0.101cm" style:contextual-spacing="false" style:writing-mode="page"/>
      <style:text-properties style:font-size-asian="10.5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style:writing-mode="page"/>
      <style:text-properties fo:font-size="115%" fo:font-weight="bold" style:font-size-asian="115%" style:font-weight-asian="bold" style:font-size-complex="115%" style:font-weight-complex="bold"/>
    </style:style>
    <style:style style:name="Table_20_Contents" style:display-name="Table Contents" style:family="paragraph" style:parent-style-name="Text_20_body" style:class="extra">
      <style:paragraph-properties fo:margin-top="0cm" fo:margin-bottom="0cm" style:contextual-spacing="false" style:writing-mode="page"/>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style:writing-mode="page"/>
      <style:text-properties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style:writing-mode="page"/>
      <style:text-properties fo:font-style="italic" fo:font-weight="bold" style:font-size-asian="10.5pt"/>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cm" style:auto-text-indent="false" style:page-number="auto" style:writing-mode="page">
        <style:tab-stops/>
      </style:paragraph-properties>
      <style:text-properties style:font-size-asian="10.5pt"/>
    </style:style>
    <style:style style:name="Marginalia" style:family="paragraph" style:parent-style-name="Text_20_body" style:class="text"/>
    <style:style style:name="Text_20_body_20_indent" style:display-name="Text body indent" style:family="paragraph" style:parent-style-name="Text_20_body" style:class="text">
      <style:paragraph-properties style:writing-mode="page"/>
      <style:text-properties style:font-size-asian="10.5pt"/>
    </style:style>
    <style:style style:name="Hanging_20_indent" style:display-name="Hanging indent" style:family="paragraph" style:parent-style-name="Text_20_body" style:class="text"/>
    <style:style style:name="Contents_20_9" style:display-name="Contents 9" style:family="paragraph" style:parent-style-name="Index" style:class="index"/>
    <style:style style:name="Object_20_index_20_heading" style:display-name="Object index heading" style:family="paragraph" style:parent-style-name="Heading" style:class="index"/>
    <style:style style:name="List_20_Indent" style:display-name="List Indent" style:family="paragraph" style:parent-style-name="Text_20_body" style:class="text"/>
    <style:style style:name="End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Footer_20_left" style:display-name="Footer left"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font-size-asian="10.5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2b7ed2" loext:opacity="100%" style:font-name="Times New Roman" fo:font-family="'Times New Roman'" style:font-style-name="Standard" style:font-family-generic="roman" style:font-pitch="variable" fo:font-size="12pt" style:text-underline-style="none" style:font-size-asian="10.5pt" loext:shadow="none"/>
    </style:style>
    <style:style style:name="Visited_20_Internet_20_Link" style:display-name="Visited Internet Link" style:family="text">
      <style:text-properties fo:color="#0053a8" loext:opacity="100%" style:font-name="Times New Roman" fo:font-family="'Times New Roman'" style:font-style-name="Standard" style:font-family-generic="roman" style:font-pitch="variable" fo:font-size="12pt" style:font-size-asian="10.5pt" loext:shadow="none"/>
    </style:style>
    <style:style style:name="Index_20_Link" style:display-name="Index Link" style:family="text"/>
    <style:style style:name="Definition" style:family="text"/>
    <style:style style:name="Emphasis" style:family="text">
      <style:text-properties fo:font-style="italic" style:font-style-asian="italic" style:font-style-complex="italic"/>
    </style:style>
    <style:style style:name="Caption_20_characters" style:display-name="Caption characters" style:family="text"/>
    <style:style style:name="Example" style:family="text" loext:hidden="true" style:hidden="true">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Arial1" fo:font-family="Arial" style:font-style-name="Standard" style:font-family-generic="swiss" style:font-pitch="variable" fo:font-size="12pt" fo:language="zxx" fo:country="none" fo:font-style="italic" style:font-size-asian="10.5pt" loext:shadow="none"/>
    </style:styl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Source_20_Text" style:display-name="Source Text" style:family="text">
      <style:text-properties style:font-name="Arial1" fo:font-family="Arial" style:font-style-name="Standard" style:font-family-generic="swiss" style:font-pitch="variable" fo:font-size="12pt" fo:language="zxx" fo:country="none" officeooo:rsid="01be2207" fo:background-color="#f7f7f7" style:font-size-asian="10.5pt" loext:padding="0.049cm" loext:border="0.51pt solid #cccccc" loext:shadow="none"/>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iMathGui" style:family="text">
      <style:text-properties style:font-name="Arial1" fo:font-family="Arial" style:font-style-name="Standard" style:font-family-generic="swiss" style:font-pitch="variable" fo:font-size="12pt" fo:language="zxx" fo:country="none" fo:background-color="#ebebeb" style:font-size-asian="10.5pt" loext:padding-left="0.049cm" loext:padding-right="0.049cm" loext:padding-top="0cm" loext:padding-bottom="0cm" loext:border="0.51pt solid #dddddd" loext:shadow="none"/>
    </style:style>
    <style:style style:name="Drop_20_Caps" style:display-name="Drop Caps" style:family="text"/>
    <style:style style:name="Teletype"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style:list-level-properties text:min-label-distance="0.381cm"/>
      </text:outline-level-style>
      <text:outline-level-style text:level="2" loext:num-list-format=" %1%.%2%." style:num-prefix=" " style:num-suffix="." style:num-format="1" text:display-levels="2">
        <style:list-level-properties text:min-label-distance="0.381cm"/>
      </text:outline-level-style>
      <text:outline-level-style text:level="3" loext:num-list-format=" %1%.%2%.%3%." style:num-prefix=" " style:num-suffix="." style:num-format="1" text:display-levels="3">
        <style:list-level-properties text:min-label-distance="0.381cm"/>
      </text:outline-level-style>
      <text:outline-level-style text:level="4" loext:num-list-format=" %4%."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 %5%."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а, б, .., аа, аб, ... (ru)">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13T19:37:47.959619099</dc:date>
    <meta:editing-cycles>1264</meta:editing-cycles>
    <meta:editing-duration>P13DT2H19M35S</meta:editing-duration>
    <meta:document-statistic meta:table-count="2" meta:image-count="0" meta:object-count="195" meta:page-count="24" meta:paragraph-count="485" meta:word-count="8051" meta:character-count="46782" meta:non-whitespace-character-count="39133"/>
  </office:meta>
</office:document-meta>
</file>

<file path=Object 1/content.xml><?xml version="1.0" encoding="utf-8"?>
<math xmlns="http://www.w3.org/1998/Math/MathML" display="block">
  <semantics>
    <mtable>
      <mtr>
        <mtd columnalign="right">
          <mi>x</mi>
        </mtd>
        <mtd>
          <mrow>
            <mrow/>
            <mo stretchy="false">=</mo>
            <mrow/>
          </mrow>
        </mtd>
        <mtd columnalign="left">
          <mn>2</mn>
        </mtd>
      </mtr>
      <mtr>
        <mtd columnalign="right">
          <mi>y</mi>
        </mtd>
        <mtd>
          <mrow>
            <mrow/>
            <mo stretchy="false">=</mo>
            <mrow/>
          </mrow>
        </mtd>
        <mtd columnalign="left">
          <mn>4</mn>
        </mtd>
      </mtr>
      <mtr>
        <mtd columnalign="right">
          <mi>z</mi>
        </mtd>
        <mtd>
          <mrow>
            <mrow/>
            <mo stretchy="false">=</mo>
            <mrow/>
          </mrow>
        </mtd>
        <mtd columnalign="left">
          <msqrt>
            <mrow>
              <msup>
                <mi>x</mi>
                <mn>2</mn>
              </msup>
              <mo stretchy="false">+</mo>
              <msup>
                <mi>y</mi>
                <mn>2</mn>
              </msup>
            </mrow>
          </msqrt>
        </mtd>
      </mtr>
    </mtable>
    <annotation encoding="StarMath 5.0">%%ii @1@ EQDEF x=2
%%ii TEXT newline
%%ii @2@ EQDEF y=4
%%ii TEXT newline
%%ii @3@ EQDEF z=sqrt{x^2+y^2}
MATRIX { %%gg
{alignr x}#{}={}# {alignl 2} ## %%gg
{alignr y}#{}={}# {alignl 4} ## %%gg
{alignr z}#{}={}# {alignl sqrt{x^2+y^2}} %%gg
} %%gg
</annotation>
  </semantics>
</math>
</file>

<file path=Object 10/content.xml><?xml version="1.0" encoding="utf-8"?>
<math xmlns="http://www.w3.org/1998/Math/MathML">
  <semantics>
    <mrow>
      <mrow>
        <mi>q</mi>
        <mo stretchy="false">=</mo>
        <mrow>
          <mo stretchy="false">−</mo>
          <mi>A</mi>
        </mrow>
      </mrow>
      <mi>k</mi>
      <mfrac>
        <mi mathvariant="italic">dT</mi>
        <mi mathvariant="italic">dx</mi>
      </mfrac>
    </mrow>
    <annotation encoding="StarMath 5.0">%%ii FUNCTION {{none},T,x}
%%ii @eq:qcond@ {autoformat=true; autotextmode=false} EQDEF q = -k A differentiate(T, x, 1)
q = -A k {{alignc nospace{dT}} over {alignc nospace{dx}}}  %%gg
</annotation>
  </semantics>
</math>
</file>

<file path=Object 100/content.xml><?xml version="1.0" encoding="utf-8"?>
<math xmlns="http://www.w3.org/1998/Math/MathML" display="block">
  <semantics>
    <msub>
      <mi>T</mi>
      <mi>i</mi>
    </msub>
    <annotation encoding="StarMath 5.0">T_i</annotation>
  </semantics>
</math>
</file>

<file path=Object 101/content.xml><?xml version="1.0" encoding="utf-8"?>
<math xmlns="http://www.w3.org/1998/Math/MathML">
  <semantics>
    <mrow>
      <msub>
        <mi>x</mi>
        <mn>0</mn>
      </msub>
      <mo stretchy="false">=</mo>
      <mn>0,7</mn>
    </mrow>
    <annotation encoding="StarMath 5.0">%%ii @eq:x_0@ EQDEF x_0 = 0.7
x_0 = 0,7 %%gg
</annotation>
  </semantics>
</math>
</file>

<file path=Object 102/content.xml><?xml version="1.0" encoding="utf-8"?>
<math xmlns="http://www.w3.org/1998/Math/MathML" display="block">
  <semantics>
    <msub>
      <mi>r</mi>
      <mi>o</mi>
    </msub>
    <annotation encoding="StarMath 5.0">r_o</annotation>
  </semantics>
</math>
</file>

<file path=Object 103/content.xml><?xml version="1.0" encoding="utf-8"?>
<math xmlns="http://www.w3.org/1998/Math/MathML" display="block">
  <semantics>
    <msup>
      <mi>x</mi>
      <mn>2</mn>
    </msup>
    <annotation encoding="StarMath 5.0">x^2</annotation>
  </semantics>
</math>
</file>

<file path=Object 104/content.xml><?xml version="1.0" encoding="utf-8"?>
<math xmlns="http://www.w3.org/1998/Math/MathML">
  <semantics>
    <mrow>
      <mi>f</mi>
      <mrow>
        <mrow>
          <mo fence="true" form="prefix" stretchy="false">(</mo>
          <mrow>
            <mn>0,7</mn>
          </mrow>
          <mo fence="true" form="postfix" stretchy="false">)</mo>
        </mrow>
        <mo stretchy="false">=</mo>
        <mn>0,6107</mn>
      </mrow>
    </mrow>
    <annotation encoding="StarMath 5.0">%%ii @111@ {autoformat=true} EQDEF SUBSTC(@eq:f@, x = x_0; @eq:x_0@)
f(0,7) = 0,6107 %%gg
</annotation>
  </semantics>
</math>
</file>

<file path=Object 105/content.xml><?xml version="1.0" encoding="utf-8"?>
<math xmlns="http://www.w3.org/1998/Math/MathML" display="block">
  <semantics>
    <mrow>
      <mi>sin</mi>
      <msup>
        <mrow>
          <mo fence="true" form="prefix" stretchy="false">(</mo>
          <mrow>
            <mi>x</mi>
          </mrow>
          <mo fence="true" form="postfix" stretchy="false">)</mo>
        </mrow>
        <mn>2</mn>
      </msup>
    </mrow>
    <annotation encoding="StarMath 5.0">sin(x)^2</annotation>
  </semantics>
</math>
</file>

<file path=Object 106/content.xml><?xml version="1.0" encoding="utf-8"?>
<math xmlns="http://www.w3.org/1998/Math/MathML" display="block">
  <semantics>
    <mrow>
      <mrow>
        <mi>u</mi>
        <mo stretchy="false">=</mo>
        <mrow>
          <mi>x</mi>
          <mo stretchy="false">+</mo>
          <mi>y</mi>
        </mrow>
      </mrow>
      <mi>sin</mi>
      <mi mathvariant="normal">φ</mi>
    </mrow>
    <annotation encoding="StarMath 5.0">%%ii CLEAREQUATIONS 
%%ii @118@ EQDEF u = x+y sin{%varphi}
u = x+y sin{%varphi} %%gg
</annotation>
  </semantics>
</math>
</file>

<file path=Object 107/content.xml><?xml version="1.0" encoding="utf-8"?>
<math xmlns="http://www.w3.org/1998/Math/MathML">
  <semantics>
    <mrow>
      <mrow>
        <msup>
          <mi>f</mi>
          <mi mathvariant="normal">Ꞌ</mi>
        </msup>
        <mrow>
          <mo fence="true" form="prefix" stretchy="false">(</mo>
          <mrow>
            <mn>0,7</mn>
          </mrow>
          <mo fence="true" form="postfix" stretchy="false">)</mo>
        </mrow>
      </mrow>
      <mo stretchy="false">=</mo>
      <mn>0,6711</mn>
    </mrow>
    <annotation encoding="StarMath 5.0">%%ii @112@ {autoformat=true; difftype="line"} EQDEF SUBSTC(@eq:df@, x=x_0; @eq:x_0@)
{f^{%d1}(0,7)} = 0,6711 %%gg
</annotation>
  </semantics>
</math>
</file>

<file path=Object 108/content.xml><?xml version="1.0" encoding="utf-8"?>
<math xmlns="http://www.w3.org/1998/Math/MathML">
  <semantics>
    <mrow>
      <msup>
        <mi>sin</mi>
        <mn>2</mn>
      </msup>
      <mi>x</mi>
    </mrow>
    <annotation encoding="StarMath 5.0">sin^2 x</annotation>
  </semantics>
</math>
</file>

<file path=Object 109/content.xml><?xml version="1.0" encoding="utf-8"?>
<math xmlns="http://www.w3.org/1998/Math/MathML">
  <semantics>
    <mrow>
      <mrow>
        <msup>
          <mi>f</mi>
          <mrow>
            <mi mathvariant="normal">Ꞌ</mi>
            <mi mathvariant="normal">Ꞌ</mi>
          </mrow>
        </msup>
        <mrow>
          <mo fence="true" form="prefix" stretchy="false">(</mo>
          <mrow>
            <mn>0,7</mn>
          </mrow>
          <mo fence="true" form="postfix" stretchy="false">)</mo>
        </mrow>
      </mrow>
      <mo stretchy="false">=</mo>
      <mrow>
        <mo stretchy="false">−</mo>
        <mn>0,6306</mn>
      </mrow>
    </mrow>
    <annotation encoding="StarMath 5.0">%%ii @113@ {autoformat=true; difftype="line"} EQDEF SUBSTC(@eq:d2f@, x=x_0; @eq:x_0@)
{f^{%d1%d1}(0,7)} = -0,6306 %%gg
</annotation>
  </semantics>
</math>
</file>

<file path=Object 11/content.xml><?xml version="1.0" encoding="utf-8"?>
<math xmlns="http://www.w3.org/1998/Math/MathML">
  <semantics>
    <mrow>
      <mi>a</mi>
      <mo stretchy="false">=</mo>
      <mn>4</mn>
    </mrow>
    <annotation encoding="StarMath 5.0">%%ii @11@ EQDEF a=4
a=4 %%gg
</annotation>
  </semantics>
</math>
</file>

<file path=Object 110/content.xml><?xml version="1.0" encoding="utf-8"?>
<math xmlns="http://www.w3.org/1998/Math/MathML" display="block">
  <semantics>
    <mtable>
      <mtr>
        <mtd columnalign="right">
          <mrow>
            <mi>arctan</mi>
            <mi>x</mi>
          </mrow>
        </mtd>
        <mtd>
          <mrow>
            <mrow/>
            <mo stretchy="false">=</mo>
            <mrow/>
          </mrow>
        </mtd>
        <mtd columnalign="left">
          <mrow>
            <mi>arctan</mi>
            <mrow>
              <msub>
                <mi>x</mi>
                <mn>0</mn>
              </msub>
              <mo stretchy="false">−</mo>
              <mn>2</mn>
            </mrow>
            <mrow>
              <mfrac>
                <mrow>
                  <msub>
                    <mi>x</mi>
                    <mn>0</mn>
                  </msub>
                  <msup>
                    <mrow>
                      <mo fence="true" form="prefix" stretchy="false">(</mo>
                      <mrow>
                        <mrow>
                          <mi>x</mi>
                          <mo stretchy="false">−</mo>
                          <msub>
                            <mi>x</mi>
                            <mn>0</mn>
                          </msub>
                        </mrow>
                      </mrow>
                      <mo fence="true" form="postfix" stretchy="false">)</mo>
                    </mrow>
                    <mn>2</mn>
                  </msup>
                </mrow>
                <mrow>
                  <msup>
                    <mrow>
                      <mo fence="true" form="prefix" stretchy="false">(</mo>
                      <mrow>
                        <mrow>
                          <mn>1</mn>
                          <mo stretchy="false">+</mo>
                          <msubsup>
                            <mi>x</mi>
                            <mn>0</mn>
                            <mn>2</mn>
                          </msubsup>
                        </mrow>
                      </mrow>
                      <mo fence="true" form="postfix" stretchy="false">)</mo>
                    </mrow>
                    <mn>2</mn>
                  </msup>
                  <mrow>
                    <mn>2</mn>
                    <mo stretchy="false">!</mo>
                  </mrow>
                </mrow>
              </mfrac>
              <mo stretchy="false">+</mo>
              <mfrac>
                <mrow>
                  <mi>x</mi>
                  <mo stretchy="false">−</mo>
                  <mstyle mathsize="11pt">
                    <mfrac>
                      <msub>
                        <mi>x</mi>
                        <mn>0</mn>
                      </msub>
                      <mrow>
                        <mn>1</mn>
                        <mo stretchy="false">!</mo>
                      </mrow>
                    </mfrac>
                  </mstyle>
                </mrow>
                <mrow>
                  <mn>1</mn>
                  <mo stretchy="false">+</mo>
                  <msubsup>
                    <mi>x</mi>
                    <mn>0</mn>
                    <mn>2</mn>
                  </msubsup>
                </mrow>
              </mfrac>
            </mrow>
          </mrow>
        </mtd>
      </mtr>
      <mtr>
        <mtd>
          <mrow/>
        </mtd>
        <mtd>
          <mrow>
            <mrow/>
            <mo stretchy="false">=</mo>
            <mrow/>
          </mrow>
        </mtd>
        <mtd columnalign="left">
          <mrow>
            <mrow>
              <mn>0,6107</mn>
              <mo stretchy="false">+</mo>
              <mn>0,6711</mn>
            </mrow>
            <mrow>
              <mi>x</mi>
              <mo stretchy="false">−</mo>
              <mn>0,4698</mn>
            </mrow>
            <mrow>
              <mfrac>
                <mn>1</mn>
                <mrow>
                  <mn>1</mn>
                  <mo stretchy="false">!</mo>
                </mrow>
              </mfrac>
              <mo stretchy="false">−</mo>
              <mn>0,6306</mn>
            </mrow>
            <mfrac>
              <msup>
                <mrow>
                  <mo fence="true" form="prefix" stretchy="false">(</mo>
                  <mrow>
                    <mrow>
                      <mi>x</mi>
                      <mo stretchy="false">−</mo>
                      <mn>0,7</mn>
                    </mrow>
                  </mrow>
                  <mo fence="true" form="postfix" stretchy="false">)</mo>
                </mrow>
                <mn>2</mn>
              </msup>
              <mrow>
                <mn>2</mn>
                <mo stretchy="false">!</mo>
              </mrow>
            </mfrac>
          </mrow>
        </mtd>
      </mtr>
      <mtr>
        <mtd>
          <mrow/>
        </mtd>
        <mtd>
          <mrow>
            <mrow/>
            <mo stretchy="false">=</mo>
            <mrow/>
          </mrow>
        </mtd>
        <mtd columnalign="left">
          <mrow>
            <mrow>
              <mn>0,6107</mn>
              <mo stretchy="false">+</mo>
              <mn>0,6711</mn>
            </mrow>
            <mrow>
              <mi>x</mi>
              <mo stretchy="false">−</mo>
              <mn>0,6306</mn>
            </mrow>
            <mrow>
              <mfrac>
                <msup>
                  <mi>x</mi>
                  <mn>2</mn>
                </msup>
                <mrow>
                  <mn>2</mn>
                  <mo stretchy="false">!</mo>
                </mrow>
              </mfrac>
              <mo stretchy="false">−</mo>
              <mn>0,4698</mn>
            </mrow>
            <mrow>
              <mfrac>
                <mn>1</mn>
                <mrow>
                  <mn>1</mn>
                  <mo stretchy="false">!</mo>
                </mrow>
              </mfrac>
              <mo stretchy="false">−</mo>
              <mn>0,309</mn>
            </mrow>
            <mrow>
              <mfrac>
                <mn>1</mn>
                <mrow>
                  <mn>2</mn>
                  <mo stretchy="false">!</mo>
                </mrow>
              </mfrac>
              <mo stretchy="false">+</mo>
              <mn>0,8828</mn>
            </mrow>
            <mfrac>
              <mi>x</mi>
              <mrow>
                <mn>2</mn>
                <mo stretchy="false">!</mo>
              </mrow>
            </mfrac>
          </mrow>
        </mtd>
      </mtr>
    </mtable>
    <annotation encoding="StarMath 5.0">%%ii @114@ {autoformat=true} EQDEF arctan(x) = rhs(substc(@eq:f@, x=x_0))+rhs(substc(@eq:df@, x=x_0)) {x - x_0 over 1!} +rhs(substc(@eq:d2f@, x=x_0)) {(x-x_0)^2 over 2!}
%%ii TEXT newline
%%ii @115@ {autoformat=true} EQDEF SUBSTC(@114@, @eq:x_0@)
%%ii TEXT newline
%%ii @116@ {autoformat=true} EQDEF SIMPLIFY(@115@ , "expand")
MATRIX { %%gg
{alignr arctan{x}}#{}={}# {alignl  arctan{x_0}-2 {{alignc  x_0 (x-x_0 )^{2} } over {alignc  (1 + x_0^{2})^{2} fact 2 }} + {{alignc x-size-1{{alignc x_0 } over {alignc fact 1 }} } over {alignc 1 + x_0^{2} }}} ## %%gg
{} #{}={}# {alignl  0,6107 + 0,6711  x -0,4698 {{alignc 1  } over {alignc  fact 1 }}-0,6306 {{alignc  (x-0,7)^{2} } over {alignc  fact 2 }}} ## %%gg
{} #{}={}# {alignl  0,6107 + 0,6711  x -0,6306 {{alignc  x^{2} } over {alignc  fact 2 }}-0,4698 {{alignc 1  } over {alignc  fact 1 }}-0,309 {{alignc 1  } over {alignc  fact 2 }} + 0,8828 {{alignc  x } over {alignc  fact 2 }}} %%gg
} %%gg
</annotation>
  </semantics>
</math>
</file>

<file path=Object 111/content.xml><?xml version="1.0" encoding="utf-8"?>
<math xmlns="http://www.w3.org/1998/Math/MathML">
  <semantics>
    <mrow>
      <mrow>
        <msub>
          <mi>Q</mi>
          <mn>4</mn>
        </msub>
        <mo stretchy="false">=</mo>
        <mn>0,1</mn>
      </mrow>
      <mfrac>
        <msup>
          <mtext>m</mtext>
          <mn>3</mn>
        </msup>
        <mtext>s</mtext>
      </mfrac>
    </mrow>
    <annotation encoding="StarMath 5.0">%%ii @96@ EQDEF Q_4 = 0.1 {"m"^3 over "s"}
Q_4 = 0,1 {"m"^3 over "s"} %%gg
</annotation>
  </semantics>
</math>
</file>

<file path=Object 112/content.xml><?xml version="1.0" encoding="utf-8"?>
<math xmlns="http://www.w3.org/1998/Math/MathML" display="block">
  <semantics>
    <mrow>
      <mover accent="true">
        <msub>
          <mi>U</mi>
          <mn>1</mn>
        </msub>
        <mo stretchy="false">⃗</mo>
      </mover>
      <mo stretchy="false">=</mo>
      <mrow>
        <mo fence="true" form="prefix" stretchy="true">(</mo>
        <mrow>
          <mtable>
            <mtr>
              <mtd>
                <mrow>
                  <mn>10</mn>
                  <mfrac>
                    <mtext>m</mtext>
                    <mtext>s</mtext>
                  </mfrac>
                </mrow>
              </mtd>
            </mtr>
            <mtr>
              <mtd>
                <mn>0</mn>
              </mtd>
            </mtr>
            <mtr>
              <mtd>
                <mn>0</mn>
              </mtd>
            </mtr>
          </mtable>
        </mrow>
        <mo fence="true" form="postfix" stretchy="true">)</mo>
      </mrow>
    </mrow>
    <annotation encoding="StarMath 5.0">%%ii VECTORDEF vec U_1
%%ii @97@ EQDEF vec U_1 = left( STACK{10 {"m" over "s"}#0#0} right)
vec U_1 = left( STACK{10 {"m" over "s"}#0#0} right) %%gg
</annotation>
  </semantics>
</math>
</file>

<file path=Object 1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color="#cccccc"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ignore" chart:right-angled-axes="true"/>
    </style:style>
    <style:style style:name="ch4" style:family="chart" style:data-style-name="N0">
      <style:chart-properties chart:display-label="true" chart:logarithmic="false" chart:minimum="-1" chart:maximum="3" chart:origin="0" chart:interval-major="1" chart:interval-minor-divisor="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false" chart:minimum="-2" chart:maximum="2" chart:origin="0" chart:interval-major="1" chart:interval-minor-divisor="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one" chart:link-data-style-to-source="false"/>
      <style:graphic-properties svg:stroke-width="0.05cm" svg:stroke-color="#0000ff" draw:fill-color="#0000ff"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5cm" svg:stroke-color="#000000" draw:fill-color="#00000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984cm" svg:height="9.96cm" xlink:href="." xlink:type="simple" chart:class="chart:scatter" chart:style-name="ch1">
        <chart:legend chart:legend-position="end" svg:x="11.332cm" svg:y="4.485cm" style:legend-expansion="custom" svg:width="4.759cm" svg:height="1.215cm" style:legend-expansion-aspect-ratio="3.91687242798354" chart:style-name="ch2"/>
        <chart:plot-area chart:style-name="ch3" chart:data-source-has-labels="both" svg:x="0.322cm" svg:y="0.187cm" svg:width="10.32cm" svg:height="9.511cm">
          <chart:coordinate-region svg:x="0.468cm" svg:y="0.386cm" svg:width="10.08cm" svg:height="9.113cm"/>
          <chart:axis chart:dimension="x" chart:name="primary-x" chart:style-name="ch4" chartooo:axis-type="auto">
            <chart:categories table:cell-range-address="local-table.$A$2:.$A$21"/>
            <chart:grid chart:style-name="ch5" chart:class="major"/>
            <chart:grid chart:style-name="ch6" chart:class="minor"/>
          </chart:axis>
          <chart:axis chart:dimension="y" chart:name="primary-y" chart:style-name="ch7">
            <chart:grid chart:style-name="ch5" chart:class="major"/>
            <chart:grid chart:style-name="ch6" chart:class="minor"/>
          </chart:axis>
          <chart:series chart:style-name="ch8" chart:values-cell-range-address="local-table.$C$2:.$C$21" chart:label-cell-address="local-table.$C$1" chart:class="chart:scatter">
            <chart:domain table:cell-range-address="local-table.$B$2:.$B$21"/>
            <chart:data-point chart:repeated="20"/>
          </chart:series>
          <chart:series chart:style-name="ch9" chart:values-cell-range-address="local-table.$F$2:.$F$21" chart:label-cell-address="local-table.$E$1" chart:class="chart:scatter">
            <chart:domain table:cell-range-address="local-table.$E$2:.$E$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 table:visibility="collapse"/>
            <table:table-column table:number-columns-repeated="2"/>
          </table:table-columns>
          <table:table-header-rows>
            <table:table-row>
              <table:table-cell>
                <text:p/>
              </table:table-cell>
              <table:table-cell office:value-type="string">
                <text:p>Reihe 1</text:p>
              </table:table-cell>
              <table:table-cell office:value-type="string">
                <text:p>Taylor series expansion</text:p>
              </table:table-cell>
              <table:table-cell office:value-type="string">
                <text:p/>
              </table:table-cell>
              <table:table-cell office:value-type="string">
                <text:p>Reihe 4</text:p>
              </table:table-cell>
              <table:table-cell office:value-type="string">
                <text:p>arctan(x)</text:p>
              </table:table-cell>
            </table:table-row>
          </table:table-header-rows>
          <table:table-rows>
            <table:table-row>
              <table:table-cell office:value-type="string">
                <text:p>Row 1</text:p>
              </table:table-cell>
              <table:table-cell office:value-type="float" office:value="-1">
                <text:p>-1</text:p>
              </table:table-cell>
              <table:table-cell office:value-type="float" office:value="-1.44143384823184">
                <text:p>-1.44143384823184</text:p>
              </table:table-cell>
              <table:table-cell office:value-type="float" office:value="NaN">
                <text:p>NaN</text:p>
              </table:table-cell>
              <table:table-cell office:value-type="float" office:value="-1">
                <text:p>-1</text:p>
              </table:table-cell>
              <table:table-cell office:value-type="float" office:value="-0.785398163397448">
                <text:p>-0.785398163397448</text:p>
              </table:table-cell>
            </table:table-row>
            <table:table-row>
              <table:table-cell office:value-type="string">
                <text:p/>
              </table:table-cell>
              <table:table-cell office:value-type="float" office:value="-0.789473684210526">
                <text:p>-0.789473684210526</text:p>
              </table:table-cell>
              <table:table-cell office:value-type="float" office:value="-1.08842636597549">
                <text:p>-1.08842636597549</text:p>
              </table:table-cell>
              <table:table-cell office:value-type="float" office:value="NaN">
                <text:p>NaN</text:p>
              </table:table-cell>
              <table:table-cell office:value-type="float" office:value="-0.789473684210526">
                <text:p>-0.789473684210526</text:p>
              </table:table-cell>
              <table:table-cell office:value-type="float" office:value="-0.668289418830584">
                <text:p>-0.668289418830584</text:p>
              </table:table-cell>
            </table:table-row>
            <table:table-row>
              <table:table-cell office:value-type="string">
                <text:p/>
              </table:table-cell>
              <table:table-cell office:value-type="float" office:value="-0.578947368421053">
                <text:p>-0.578947368421053</text:p>
              </table:table-cell>
              <table:table-cell office:value-type="float" office:value="-0.763368012810541">
                <text:p>-0.763368012810541</text:p>
              </table:table-cell>
              <table:table-cell office:value-type="float" office:value="NaN">
                <text:p>NaN</text:p>
              </table:table-cell>
              <table:table-cell office:value-type="float" office:value="-0.578947368421053">
                <text:p>-0.578947368421053</text:p>
              </table:table-cell>
              <table:table-cell office:value-type="float" office:value="-0.524795771650107">
                <text:p>-0.524795771650107</text:p>
              </table:table-cell>
            </table:table-row>
            <table:table-row>
              <table:table-cell office:value-type="string">
                <text:p/>
              </table:table-cell>
              <table:table-cell office:value-type="float" office:value="-0.368421052631579">
                <text:p>-0.368421052631579</text:p>
              </table:table-cell>
              <table:table-cell office:value-type="float" office:value="-0.466258788737008">
                <text:p>-0.466258788737008</text:p>
              </table:table-cell>
              <table:table-cell office:value-type="float" office:value="NaN">
                <text:p>NaN</text:p>
              </table:table-cell>
              <table:table-cell office:value-type="float" office:value="-0.368421052631579">
                <text:p>-0.368421052631579</text:p>
              </table:table-cell>
              <table:table-cell office:value-type="float" office:value="-0.35299038782691">
                <text:p>-0.35299038782691</text:p>
              </table:table-cell>
            </table:table-row>
            <table:table-row>
              <table:table-cell office:value-type="string">
                <text:p/>
              </table:table-cell>
              <table:table-cell office:value-type="float" office:value="-0.157894736842105">
                <text:p>-0.157894736842105</text:p>
              </table:table-cell>
              <table:table-cell office:value-type="float" office:value="-0.197098693754887">
                <text:p>-0.197098693754887</text:p>
              </table:table-cell>
              <table:table-cell office:value-type="float" office:value="NaN">
                <text:p>NaN</text:p>
              </table:table-cell>
              <table:table-cell office:value-type="float" office:value="-0.157894736842105">
                <text:p>-0.157894736842105</text:p>
              </table:table-cell>
              <table:table-cell office:value-type="float" office:value="-0.156601876982015">
                <text:p>-0.156601876982015</text:p>
              </table:table-cell>
            </table:table-row>
            <table:table-row>
              <table:table-cell office:value-type="string">
                <text:p/>
              </table:table-cell>
              <table:table-cell office:value-type="float" office:value="0.0526315789473684">
                <text:p>0.0526315789473684</text:p>
              </table:table-cell>
              <table:table-cell office:value-type="float" office:value="0.0441122721358213">
                <text:p>0.0441122721358213</text:p>
              </table:table-cell>
              <table:table-cell office:value-type="float" office:value="NaN">
                <text:p>NaN</text:p>
              </table:table-cell>
              <table:table-cell office:value-type="float" office:value="0.0526315789473684">
                <text:p>0.0526315789473684</text:p>
              </table:table-cell>
              <table:table-cell office:value-type="float" office:value="0.0525830616109417">
                <text:p>0.0525830616109417</text:p>
              </table:table-cell>
            </table:table-row>
            <table:table-row>
              <table:table-cell office:value-type="string">
                <text:p/>
              </table:table-cell>
              <table:table-cell office:value-type="float" office:value="0.263157894736842">
                <text:p>0.263157894736842</text:p>
              </table:table-cell>
              <table:table-cell office:value-type="float" office:value="0.257374108935117">
                <text:p>0.257374108935117</text:p>
              </table:table-cell>
              <table:table-cell office:value-type="float" office:value="NaN">
                <text:p>NaN</text:p>
              </table:table-cell>
              <table:table-cell office:value-type="float" office:value="0.263157894736842">
                <text:p>0.263157894736842</text:p>
              </table:table-cell>
              <table:table-cell office:value-type="float" office:value="0.257323714971089">
                <text:p>0.257323714971089</text:p>
              </table:table-cell>
            </table:table-row>
            <table:table-row>
              <table:table-cell office:value-type="string">
                <text:p/>
              </table:table-cell>
              <table:table-cell office:value-type="float" office:value="0.473684210526316">
                <text:p>0.473684210526316</text:p>
              </table:table-cell>
              <table:table-cell office:value-type="float" office:value="0.442686816643">
                <text:p>0.442686816643</text:p>
              </table:table-cell>
              <table:table-cell office:value-type="float" office:value="NaN">
                <text:p>NaN</text:p>
              </table:table-cell>
              <table:table-cell office:value-type="float" office:value="0.473684210526316">
                <text:p>0.473684210526316</text:p>
              </table:table-cell>
              <table:table-cell office:value-type="float" office:value="0.442374222976745">
                <text:p>0.442374222976745</text:p>
              </table:table-cell>
            </table:table-row>
            <table:table-row>
              <table:table-cell office:value-type="string">
                <text:p/>
              </table:table-cell>
              <table:table-cell office:value-type="float" office:value="0.68421052631579">
                <text:p>0.68421052631579</text:p>
              </table:table-cell>
              <table:table-cell office:value-type="float" office:value="0.600050395259471">
                <text:p>0.600050395259471</text:p>
              </table:table-cell>
              <table:table-cell office:value-type="float" office:value="NaN">
                <text:p>NaN</text:p>
              </table:table-cell>
              <table:table-cell office:value-type="float" office:value="0.68421052631579">
                <text:p>0.68421052631579</text:p>
              </table:table-cell>
              <table:table-cell office:value-type="float" office:value="0.600050213401754">
                <text:p>0.600050213401754</text:p>
              </table:table-cell>
            </table:table-row>
            <table:table-row>
              <table:table-cell office:value-type="string">
                <text:p/>
              </table:table-cell>
              <table:table-cell office:value-type="float" office:value="0.894736842105263">
                <text:p>0.894736842105263</text:p>
              </table:table-cell>
              <table:table-cell office:value-type="float" office:value="0.729464844784529">
                <text:p>0.729464844784529</text:p>
              </table:table-cell>
              <table:table-cell office:value-type="float" office:value="NaN">
                <text:p>NaN</text:p>
              </table:table-cell>
              <table:table-cell office:value-type="float" office:value="0.894736842105263">
                <text:p>0.894736842105263</text:p>
              </table:table-cell>
              <table:table-cell office:value-type="float" office:value="0.729899658151732">
                <text:p>0.729899658151732</text:p>
              </table:table-cell>
            </table:table-row>
            <table:table-row>
              <table:table-cell office:value-type="string">
                <text:p/>
              </table:table-cell>
              <table:table-cell office:value-type="float" office:value="1.10526315789474">
                <text:p>1.10526315789474</text:p>
              </table:table-cell>
              <table:table-cell office:value-type="float" office:value="0.830930165218175">
                <text:p>0.830930165218175</text:p>
              </table:table-cell>
              <table:table-cell office:value-type="float" office:value="NaN">
                <text:p>NaN</text:p>
              </table:table-cell>
              <table:table-cell office:value-type="float" office:value="1.10526315789474">
                <text:p>1.10526315789474</text:p>
              </table:table-cell>
              <table:table-cell office:value-type="float" office:value="0.835356559119391">
                <text:p>0.835356559119391</text:p>
              </table:table-cell>
            </table:table-row>
            <table:table-row>
              <table:table-cell office:value-type="string">
                <text:p/>
              </table:table-cell>
              <table:table-cell office:value-type="float" office:value="1.31578947368421">
                <text:p>1.31578947368421</text:p>
              </table:table-cell>
              <table:table-cell office:value-type="float" office:value="0.904446356560408">
                <text:p>0.904446356560408</text:p>
              </table:table-cell>
              <table:table-cell office:value-type="float" office:value="NaN">
                <text:p>NaN</text:p>
              </table:table-cell>
              <table:table-cell office:value-type="float" office:value="1.31578947368421">
                <text:p>1.31578947368421</text:p>
              </table:table-cell>
              <table:table-cell office:value-type="float" office:value="0.920925877382949">
                <text:p>0.920925877382949</text:p>
              </table:table-cell>
            </table:table-row>
            <table:table-row>
              <table:table-cell office:value-type="string">
                <text:p/>
              </table:table-cell>
              <table:table-cell office:value-type="float" office:value="1.52631578947368">
                <text:p>1.52631578947368</text:p>
              </table:table-cell>
              <table:table-cell office:value-type="float" office:value="0.950013418811229">
                <text:p>0.950013418811229</text:p>
              </table:table-cell>
              <table:table-cell office:value-type="float" office:value="NaN">
                <text:p>NaN</text:p>
              </table:table-cell>
              <table:table-cell office:value-type="float" office:value="1.52631578947368">
                <text:p>1.52631578947368</text:p>
              </table:table-cell>
              <table:table-cell office:value-type="float" office:value="0.990793552587216">
                <text:p>0.990793552587216</text:p>
              </table:table-cell>
            </table:table-row>
            <table:table-row>
              <table:table-cell office:value-type="string">
                <text:p/>
              </table:table-cell>
              <table:table-cell office:value-type="float" office:value="1.73684210526316">
                <text:p>1.73684210526316</text:p>
              </table:table-cell>
              <table:table-cell office:value-type="float" office:value="0.967631351970637">
                <text:p>0.967631351970637</text:p>
              </table:table-cell>
              <table:table-cell office:value-type="float" office:value="NaN">
                <text:p>NaN</text:p>
              </table:table-cell>
              <table:table-cell office:value-type="float" office:value="1.73684210526316">
                <text:p>1.73684210526316</text:p>
              </table:table-cell>
              <table:table-cell office:value-type="float" office:value="1.04839289507837">
                <text:p>1.04839289507837</text:p>
              </table:table-cell>
            </table:table-row>
            <table:table-row>
              <table:table-cell office:value-type="string">
                <text:p/>
              </table:table-cell>
              <table:table-cell office:value-type="float" office:value="1.94736842105263">
                <text:p>1.94736842105263</text:p>
              </table:table-cell>
              <table:table-cell office:value-type="float" office:value="0.957300156038633">
                <text:p>0.957300156038633</text:p>
              </table:table-cell>
              <table:table-cell office:value-type="float" office:value="NaN">
                <text:p>NaN</text:p>
              </table:table-cell>
              <table:table-cell office:value-type="float" office:value="1.94736842105263">
                <text:p>1.94736842105263</text:p>
              </table:table-cell>
              <table:table-cell office:value-type="float" office:value="1.09639644400299">
                <text:p>1.09639644400299</text:p>
              </table:table-cell>
            </table:table-row>
            <table:table-row>
              <table:table-cell office:value-type="string">
                <text:p/>
              </table:table-cell>
              <table:table-cell office:value-type="float" office:value="2.15789473684211">
                <text:p>2.15789473684211</text:p>
              </table:table-cell>
              <table:table-cell office:value-type="float" office:value="0.919019831015216">
                <text:p>0.919019831015216</text:p>
              </table:table-cell>
              <table:table-cell office:value-type="float" office:value="NaN">
                <text:p>NaN</text:p>
              </table:table-cell>
              <table:table-cell office:value-type="float" office:value="2.15789473684211">
                <text:p>2.15789473684211</text:p>
              </table:table-cell>
              <table:table-cell office:value-type="float" office:value="1.136842957401">
                <text:p>1.136842957401</text:p>
              </table:table-cell>
            </table:table-row>
            <table:table-row>
              <table:table-cell office:value-type="string">
                <text:p/>
              </table:table-cell>
              <table:table-cell office:value-type="float" office:value="2.36842105263158">
                <text:p>2.36842105263158</text:p>
              </table:table-cell>
              <table:table-cell office:value-type="float" office:value="0.852790376900387">
                <text:p>0.852790376900387</text:p>
              </table:table-cell>
              <table:table-cell office:value-type="float" office:value="NaN">
                <text:p>NaN</text:p>
              </table:table-cell>
              <table:table-cell office:value-type="float" office:value="2.36842105263158">
                <text:p>2.36842105263158</text:p>
              </table:table-cell>
              <table:table-cell office:value-type="float" office:value="1.17128083279552">
                <text:p>1.17128083279552</text:p>
              </table:table-cell>
            </table:table-row>
            <table:table-row>
              <table:table-cell office:value-type="string">
                <text:p/>
              </table:table-cell>
              <table:table-cell office:value-type="float" office:value="2.57894736842105">
                <text:p>2.57894736842105</text:p>
              </table:table-cell>
              <table:table-cell office:value-type="float" office:value="0.758611793694145">
                <text:p>0.758611793694145</text:p>
              </table:table-cell>
              <table:table-cell office:value-type="float" office:value="NaN">
                <text:p>NaN</text:p>
              </table:table-cell>
              <table:table-cell office:value-type="float" office:value="2.57894736842105">
                <text:p>2.57894736842105</text:p>
              </table:table-cell>
              <table:table-cell office:value-type="float" office:value="1.20089025933834">
                <text:p>1.20089025933834</text:p>
              </table:table-cell>
            </table:table-row>
            <table:table-row>
              <table:table-cell office:value-type="string">
                <text:p/>
              </table:table-cell>
              <table:table-cell office:value-type="float" office:value="2.78947368421053">
                <text:p>2.78947368421053</text:p>
              </table:table-cell>
              <table:table-cell office:value-type="float" office:value="0.636484081396491">
                <text:p>0.636484081396491</text:p>
              </table:table-cell>
              <table:table-cell office:value-type="float" office:value="NaN">
                <text:p>NaN</text:p>
              </table:table-cell>
              <table:table-cell office:value-type="float" office:value="2.78947368421053">
                <text:p>2.78947368421053</text:p>
              </table:table-cell>
              <table:table-cell office:value-type="float" office:value="1.22657764381243">
                <text:p>1.22657764381243</text:p>
              </table:table-cell>
            </table:table-row>
            <table:table-row>
              <table:table-cell office:value-type="string">
                <text:p/>
              </table:table-cell>
              <table:table-cell office:value-type="float" office:value="3">
                <text:p>3</text:p>
              </table:table-cell>
              <table:table-cell office:value-type="float" office:value="0.486407240007424">
                <text:p>0.486407240007424</text:p>
              </table:table-cell>
              <table:table-cell office:value-type="float" office:value="NaN">
                <text:p>NaN</text:p>
              </table:table-cell>
              <table:table-cell office:value-type="float" office:value="3">
                <text:p>3</text:p>
              </table:table-cell>
              <table:table-cell office:value-type="float" office:value="1.24904577239825">
                <text:p>1.24904577239825</text:p>
              </table:table-cell>
            </table:table-row>
          </table:table-rows>
        </table:table>
      </chart:chart>
    </office:chart>
  </office:body>
</office:document-content>
</file>

<file path=Object 1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hatch draw:name="Hatching_20_1" draw:display-name="Hatching 1" draw:style="single" draw:color="#000000" draw:distance="0cm" draw:rotation="0"/>
    <draw:hatch draw:name="Hatching_20_46" draw:display-name="Hatching 46" draw:style="single" draw:color="#000000" draw:distance="0cm" draw:rotation="0"/>
    <draw:fill-image draw:name="_35__20_Percent" draw:display-name="5 Percent" xlink:href="Pictures/100000000000000800000008E3FC4C3B246DAE08.png" xlink:type="simple" xlink:show="embed" xlink:actuate="onLoad"/>
    <draw:fill-image draw:name="Bathroom_20_Tiles" draw:display-name="Bathroom Tiles" xlink:href="Pictures/100000000000020000000200C3C2EBE14183F3F8.jpg" xlink:type="simple" xlink:show="embed" xlink:actuate="onLoad"/>
    <draw:fill-image draw:name="Coffee_20_Beans" draw:display-name="Coffee Beans" xlink:href="Pictures/1000000000000200000002005B17109F1254B590.jpg" xlink:type="simple" xlink:show="embed" xlink:actuate="onLoad"/>
    <draw:fill-image draw:name="Colorful_20_Pebbles" draw:display-name="Colorful Pebbles" xlink:href="Pictures/100000000000020000000200F7A7B31A25AC4E04.jpg" xlink:type="simple" xlink:show="embed" xlink:actuate="onLoad"/>
    <draw:fill-image draw:name="Lawn" xlink:href="Pictures/1000000000000200000001E5D476B6150A8C3071.jpg" xlink:type="simple" xlink:show="embed" xlink:actuate="onLoad"/>
    <draw:fill-image draw:name="Little_20_Clouds" draw:display-name="Little Clouds" xlink:href="Pictures/100000000000020100000201678B62A927532A48.jpg" xlink:type="simple" xlink:show="embed" xlink:actuate="onLoad"/>
    <draw:fill-image draw:name="Maple_20_Leaves" draw:display-name="Maple Leaves" xlink:href="Pictures/1000000000000200000002009F9CDFF76A1A9DB9.jpg" xlink:type="simple" xlink:show="embed" xlink:actuate="onLoad"/>
    <draw:fill-image draw:name="Painted_20_White" draw:display-name="Painted White" xlink:href="Pictures/100000000000020000000200B7DA4DD4BAECD386.jpg" xlink:type="simple" xlink:show="embed" xlink:actuate="onLoad"/>
    <draw:fill-image draw:name="Wall_20_of_20_Rock" draw:display-name="Wall of Rock" xlink:href="Pictures/100000000000010000000100B55D49D5B2628022.jpg" xlink:type="simple" xlink:show="embed" xlink:actuate="onLoad"/>
    <draw:fill-image draw:name="Zebra" xlink:href="Pictures/10000000000002000000020087D81C5E2AE7A0B1.jpg" xlink:type="simple" xlink:show="embed" xlink:actuate="onLoad"/>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office:styles>
</office:document-styles>
</file>

<file path=Object 114/content.xml><?xml version="1.0" encoding="utf-8"?>
<math xmlns="http://www.w3.org/1998/Math/MathML">
  <semantics>
    <mrow>
      <mi>arctan</mi>
      <mrow>
        <mi>x</mi>
        <mo stretchy="false">=</mo>
        <mrow>
          <mn>0,1409</mn>
          <mo stretchy="false">+</mo>
          <mn>0,6711</mn>
        </mrow>
      </mrow>
      <mrow>
        <mi>x</mi>
        <mo stretchy="false">−</mo>
        <mn>0,3153</mn>
      </mrow>
      <msup>
        <mrow>
          <mo fence="true" form="prefix" stretchy="false">(</mo>
          <mrow>
            <mrow>
              <mi>x</mi>
              <mo stretchy="false">−</mo>
              <mn>0,7</mn>
            </mrow>
          </mrow>
          <mo fence="true" form="postfix" stretchy="false">)</mo>
        </mrow>
        <mn>2</mn>
      </msup>
    </mrow>
    <annotation encoding="StarMath 5.0">%%ii @117@ {autoformat=true} EQDEF arctan(x) = tseries(arctan(x), x=0.7 , 3)
arctan{x} = 0,1409 + 0,6711  x -0,3153  (x-0,7)^{2}  %%gg
</annotation>
  </semantics>
</math>
</file>

<file path=Object 115/content.xml><?xml version="1.0" encoding="utf-8"?>
<math xmlns="http://www.w3.org/1998/Math/MathML" display="block">
  <semantics>
    <mrow>
      <mrow>
        <mi>u</mi>
        <mo stretchy="false">=</mo>
        <mrow>
          <msub>
            <mi>x</mi>
            <mn>1</mn>
          </msub>
          <mo stretchy="false">+</mo>
          <mi>y</mi>
        </mrow>
      </mrow>
      <mi>sin</mi>
      <mrow>
        <mi mathvariant="normal">φ</mi>
        <mo stretchy="false">=</mo>
        <mn>0</mn>
      </mrow>
    </mrow>
    <annotation encoding="StarMath 5.0">%%ii @119@ {autoformat=true} EQDEF SUBSTC(@118@, x=x_1)
u = x_1 + y sin{%varphi}  %%gg
%%ii TEXT = 0
= 0 %%gg
</annotation>
  </semantics>
</math>
</file>

<file path=Object 116/content.xml><?xml version="1.0" encoding="utf-8"?>
<math xmlns="http://www.w3.org/1998/Math/MathML" display="block">
  <semantics>
    <mtable>
      <mtr>
        <mtd columnalign="right">
          <mn>0</mn>
        </mtd>
        <mtd>
          <mrow>
            <mrow/>
            <mo stretchy="false">=</mo>
            <mrow/>
          </mrow>
        </mtd>
        <mtd columnalign="left">
          <mrow>
            <mrow>
              <msub>
                <mi>x</mi>
                <mn>1</mn>
              </msub>
              <mo stretchy="false">+</mo>
              <mi>y</mi>
            </mrow>
            <mi>sin</mi>
            <mi mathvariant="normal">φ</mi>
          </mrow>
        </mtd>
      </mtr>
      <mtr>
        <mtd columnalign="right">
          <msub>
            <mi>x</mi>
            <mn>1</mn>
          </msub>
        </mtd>
        <mtd>
          <mrow>
            <mrow/>
            <mo stretchy="false">=</mo>
            <mrow/>
          </mrow>
        </mtd>
        <mtd columnalign="left">
          <mrow>
            <mrow>
              <mo stretchy="false">−</mo>
              <mi>y</mi>
            </mrow>
            <mi>sin</mi>
            <mi mathvariant="normal">φ</mi>
          </mrow>
        </mtd>
      </mtr>
    </mtable>
    <annotation encoding="StarMath 5.0">%%ii @120@ {autoformat=true} EQDEF SUBSTC(@119@, u=0)
%%ii TEXT newline
%%ii @121@ {autoformat=true} EQDEF SOLVE(@120@, x_1, 1)
MATRIX { %%gg
{alignr 0}#{}={}# {alignl  x_1 + y sin{%varphi} } ## %%gg
{alignr x_1}#{}={}# {alignl  -y sin{%varphi} } %%gg
} %%gg
</annotation>
  </semantics>
</math>
</file>

<file path=Object 117/content.xml><?xml version="1.0" encoding="utf-8"?>
<math xmlns="http://www.w3.org/1998/Math/MathML" display="block">
  <semantics>
    <mrow>
      <mrow>
        <mo fence="true" form="prefix" stretchy="false">(</mo>
        <mrow>
          <mrow>
            <mi>sin</mi>
            <mi>x</mi>
          </mrow>
        </mrow>
        <mo fence="true" form="postfix" stretchy="false">)</mo>
      </mrow>
      <mi>'</mi>
    </mrow>
    <annotation encoding="StarMath 5.0">(sin x)'</annotation>
  </semantics>
</math>
</file>

<file path=Object 118/content.xml><?xml version="1.0" encoding="utf-8"?>
<math xmlns="http://www.w3.org/1998/Math/MathML" display="block">
  <semantics>
    <mrow>
      <mi>cos</mi>
      <mi>x</mi>
    </mrow>
    <annotation encoding="StarMath 5.0">cos x </annotation>
  </semantics>
</math>
</file>

<file path=Object 119/content.xml><?xml version="1.0" encoding="utf-8"?>
<math xmlns="http://www.w3.org/1998/Math/MathML" display="block">
  <semantics>
    <mrow>
      <mover accent="true">
        <msub>
          <mi>n</mi>
          <mn>1</mn>
        </msub>
        <mo stretchy="false">⃗</mo>
      </mover>
      <mo stretchy="false">=</mo>
      <mrow>
        <mo fence="true" form="prefix" stretchy="true">(</mo>
        <mrow>
          <mtable>
            <mtr>
              <mtd>
                <mrow>
                  <mo stretchy="false">−</mo>
                  <mn>1</mn>
                </mrow>
              </mtd>
            </mtr>
            <mtr>
              <mtd>
                <mn>0</mn>
              </mtd>
            </mtr>
            <mtr>
              <mtd>
                <mn>0</mn>
              </mtd>
            </mtr>
          </mtable>
        </mrow>
        <mo fence="true" form="postfix" stretchy="true">)</mo>
      </mrow>
    </mrow>
    <annotation encoding="StarMath 5.0">%%ii VECTORDEF vec n_1
%%ii @98@ EQDEF vec n_1 = left( STACK{-1#0#0} right)
vec n_1 = left( STACK{-1#0#0} right) %%gg
</annotation>
  </semantics>
</math>
</file>

<file path=Object 12/content.xml><?xml version="1.0" encoding="utf-8"?>
<math xmlns="http://www.w3.org/1998/Math/MathML">
  <semantics>
    <mrow>
      <mi>b</mi>
      <mo stretchy="false">=</mo>
      <mrow>
        <mo stretchy="false">−</mo>
        <mn>2</mn>
      </mrow>
    </mrow>
    <annotation encoding="StarMath 5.0">%%ii @12@ EQDEF b=-2
b=-2 %%gg
</annotation>
  </semantics>
</math>
</file>

<file path=Object 120/content.xml><?xml version="1.0" encoding="utf-8"?>
<math xmlns="http://www.w3.org/1998/Math/MathML" display="block">
  <semantics>
    <msub>
      <mi>T</mi>
      <mi>o</mi>
    </msub>
    <annotation encoding="StarMath 5.0">T_o</annotation>
  </semantics>
</math>
</file>

<file path=Object 121/content.xml><?xml version="1.0" encoding="utf-8"?>
<math xmlns="http://www.w3.org/1998/Math/MathML" display="block">
  <semantics>
    <mrow>
      <mfrac>
        <msub>
          <mi>r</mi>
          <mn>1</mn>
        </msub>
        <mrow>
          <mi>sin</mi>
          <mrow>
            <mo fence="true" form="prefix" stretchy="true">(</mo>
            <mrow>
              <mrow>
                <mi mathvariant="normal">π</mi>
                <mo stretchy="false">−</mo>
                <mfrac>
                  <mi mathvariant="normal">θ</mi>
                  <mn>2</mn>
                </mfrac>
              </mrow>
            </mrow>
            <mo fence="true" form="postfix" stretchy="true">)</mo>
          </mrow>
        </mrow>
      </mfrac>
      <mo stretchy="false">=</mo>
      <mfrac>
        <msub>
          <mi>r</mi>
          <mn>2</mn>
        </msub>
        <mrow>
          <mi>sin</mi>
          <mrow>
            <mo fence="true" form="prefix" stretchy="true">(</mo>
            <mrow>
              <mrow>
                <mfrac>
                  <mi mathvariant="normal">π</mi>
                  <mn>2</mn>
                </mfrac>
                <mo stretchy="false">−</mo>
                <mfrac>
                  <mi mathvariant="normal">θ</mi>
                  <mn>2</mn>
                </mfrac>
              </mrow>
            </mrow>
            <mo fence="true" form="postfix" stretchy="true">)</mo>
          </mrow>
        </mrow>
      </mfrac>
    </mrow>
    <annotation encoding="StarMath 5.0">%%ii @eq:r_1@ EQDEF {r_1 over {sin {left(%pi - {%theta over 2}right)}}} = {r_2 over {sin {left({%pi over 2}  - {%theta over 2}right)}}}
{r_1 over {sin {left(%pi - {%theta over 2}right)}}} = {r_2 over {sin {left({%pi over 2}  - {%theta over 2}right)}}} %%gg
</annotation>
  </semantics>
</math>
</file>

<file path=Object 122/content.xml><?xml version="1.0" encoding="utf-8"?>
<math xmlns="http://www.w3.org/1998/Math/MathML" display="block">
  <semantics>
    <mrow>
      <mrow>
        <mo stretchy="false">−</mo>
        <mfrac>
          <msub>
            <mi>r</mi>
            <mn>1</mn>
          </msub>
          <mrow>
            <mi>sin</mi>
            <mrow>
              <mo fence="true" form="prefix" stretchy="false">(</mo>
              <mrow>
                <mrow>
                  <mo stretchy="false">−</mo>
                  <mstyle mathsize="11pt">
                    <mfrac>
                      <mi mathvariant="normal">θ</mi>
                      <mn>2</mn>
                    </mfrac>
                  </mstyle>
                </mrow>
              </mrow>
              <mo fence="true" form="postfix" stretchy="false">)</mo>
            </mrow>
          </mrow>
        </mfrac>
      </mrow>
      <mo stretchy="false">=</mo>
      <mfrac>
        <msub>
          <mi>r</mi>
          <mn>2</mn>
        </msub>
        <mrow>
          <mi>cos</mi>
          <mrow>
            <mo fence="true" form="prefix" stretchy="false">(</mo>
            <mrow>
              <mrow>
                <mo stretchy="false">−</mo>
                <mstyle mathsize="11pt">
                  <mfrac>
                    <mi mathvariant="normal">θ</mi>
                    <mn>2</mn>
                  </mfrac>
                </mstyle>
              </mrow>
            </mrow>
            <mo fence="true" form="postfix" stretchy="false">)</mo>
          </mrow>
        </mrow>
      </mfrac>
    </mrow>
    <annotation encoding="StarMath 5.0">%%ii @43@ {autoformat=true; autotextmode=false} EQDEF SUBSTC(@eq:r_1@, @lib:trig:sina+pi@; @lib:trig:sina+pi/2@)
-{{alignc r_1 } over {alignc sin(-size-1{{alignc %theta } over {alignc 2  }}) }} = {{alignc r_2 } over {alignc cos(-size-1{{alignc %theta } over {alignc 2  }}) }} %%gg
</annotation>
  </semantics>
</math>
</file>

<file path=Object 123/content.xml><?xml version="1.0" encoding="utf-8"?>
<math xmlns="http://www.w3.org/1998/Math/MathML" display="block">
  <semantics>
    <msub>
      <mi>F</mi>
      <mi>r</mi>
    </msub>
    <annotation encoding="StarMath 5.0">F_r</annotation>
  </semantics>
</math>
</file>

<file path=Object 124/content.xml><?xml version="1.0" encoding="utf-8"?>
<math xmlns="http://www.w3.org/1998/Math/MathML" display="block">
  <semantics>
    <mrow>
      <mrow>
        <mi>u</mi>
        <mo stretchy="false">=</mo>
        <mrow>
          <msub>
            <mi>x</mi>
            <mn>1</mn>
          </msub>
          <mo stretchy="false">+</mo>
          <mi>y</mi>
        </mrow>
      </mrow>
      <mi>sin</mi>
      <mi mathvariant="normal">φ</mi>
    </mrow>
    <annotation encoding="StarMath 5.0">%%ii {autoformat=true} PRINTVAL u
u = x_1 + y sin{%varphi}  %%gg
</annotation>
  </semantics>
</math>
</file>

<file path=Object 125/content.xml><?xml version="1.0" encoding="utf-8"?>
<math xmlns="http://www.w3.org/1998/Math/MathML" display="block">
  <semantics>
    <msub>
      <mi>F</mi>
      <mi>l</mi>
    </msub>
    <annotation encoding="StarMath 5.0">F_l</annotation>
  </semantics>
</math>
</file>

<file path=Object 126/content.xml><?xml version="1.0" encoding="utf-8"?>
<math xmlns="http://www.w3.org/1998/Math/MathML" display="block">
  <semantics>
    <msub>
      <mi>F</mi>
      <mi>r</mi>
    </msub>
    <annotation encoding="StarMath 5.0">F_r</annotation>
  </semantics>
</math>
</file>

<file path=Object 127/content.xml><?xml version="1.0" encoding="utf-8"?>
<math xmlns="http://www.w3.org/1998/Math/MathML" display="block">
  <semantics>
    <mrow>
      <mrow>
        <mi>a</mi>
        <mo stretchy="false">=</mo>
        <mn>3</mn>
      </mrow>
      <mspace width="2em"/>
      <mo stretchy="false">⇒</mo>
      <mspace width="2em"/>
      <mtext>is positive</mtext>
      <mi>,</mi>
      <mspace width="2em"/>
      <mi mathvariant="italic">ifelse</mi>
      <mrow>
        <mo fence="true" form="prefix" stretchy="false">(</mo>
        <mrow>
          <mrow>
            <mi mathvariant="italic">ifelse</mi>
            <mrow>
              <mo fence="true" form="prefix" stretchy="false">(</mo>
              <mrow>
                <mrow>
                  <mrow>
                    <mn>3</mn>
                    <mo stretchy="false">&gt;</mo>
                    <mn>0</mn>
                  </mrow>
                  <mi>,</mi>
                  <mi mathvariant="italic">ifelse</mi>
                  <mrow>
                    <mo fence="true" form="prefix" stretchy="false">(</mo>
                    <mrow>
                      <mrow>
                        <mn>3</mn>
                        <mo stretchy="false">&lt;</mo>
                        <mn>1,1,0</mn>
                      </mrow>
                    </mrow>
                    <mo fence="true" form="postfix" stretchy="false">)</mo>
                  </mrow>
                  <mn>,0</mn>
                </mrow>
              </mrow>
              <mo fence="true" form="postfix" stretchy="false">)</mo>
            </mrow>
            <mi>,</mi>
            <mrow>
              <mi>a</mi>
              <mo stretchy="false">∈</mo>
              <mtext>(0:1)</mtext>
            </mrow>
            <mi>,</mi>
            <mrow>
              <mi>a</mi>
              <mo stretchy="false">∉</mo>
              <mtext>(0:1)</mtext>
            </mrow>
          </mrow>
        </mrow>
        <mo fence="true" form="postfix" stretchy="false">)</mo>
      </mrow>
      <mtext> and </mtext>
      <mrow>
        <mi>a</mi>
        <mo stretchy="false">∈</mo>
        <mtext>(1:+inf)</mtext>
      </mrow>
    </mrow>
    <annotation encoding="StarMath 5.0">%%ii {autoformat=true} PRINTVAL {a}
a = 3 %%gg
%%ii TEXT ~drarrow ~
~drarrow ~ %%gg
%%ii {autoformat=true} EXDEF ifelse(VAL(a)&gt;0; "is positive";  ifelse(VAL(a)&lt;0; "is negative"; "is zero"  ))
"is positive" %%gg
%%ii TEXT ,~
,~ %%gg
%%ii {autoformat=true} EXDEF ifelse(VAL(a)&gt;0 AND VAL(a)&lt;1; a in {"(0:1)"}; a notin "(0:1)")
ifelse(ifelse(3 &gt; 0,ifelse(3 &lt; 1,1,0),0),a in "(0:1)" ,a notin "(0:1)" ) %%gg
%%ii TEXT " and "
" and " %%gg
%%ii {autoformat=true} EXDEF ifelse(VAL(a)&gt;1; a in "(1:+inf)"; a notin "(1:+inf)")
a in "(1:+inf)"  %%gg
</annotation>
  </semantics>
</math>
</file>

<file path=Object 128/content.xml><?xml version="1.0" encoding="utf-8"?>
<math xmlns="http://www.w3.org/1998/Math/MathML" display="block">
  <semantics>
    <mrow>
      <mi>a</mi>
      <mo stretchy="false">=</mo>
      <mrow>
        <mi>x</mi>
        <mo stretchy="false">+</mo>
        <mn>2</mn>
      </mrow>
    </mrow>
    <annotation encoding="StarMath 5.0">%%ii @eq:important@ EQDEF a=x+2
a=x+2 %%gg
</annotation>
  </semantics>
</math>
</file>

<file path=Object 129/content.xml><?xml version="1.0" encoding="utf-8"?>
<math xmlns="http://www.w3.org/1998/Math/MathML" display="block">
  <semantics>
    <mrow>
      <mrow>
        <mi>x</mi>
        <mo stretchy="false">=</mo>
        <mi>log</mi>
      </mrow>
      <mi>a</mi>
    </mrow>
    <annotation encoding="StarMath 5.0">x=Log a</annotation>
  </semantics>
</math>
</file>

<file path=Object 13/content.xml><?xml version="1.0" encoding="utf-8"?>
<math xmlns="http://www.w3.org/1998/Math/MathML">
  <semantics>
    <mrow>
      <mi>c</mi>
      <mo stretchy="false">=</mo>
      <mn>7</mn>
    </mrow>
    <annotation encoding="StarMath 5.0">%%ii @13@ EQDEF c=7
c=7 %%gg
</annotation>
  </semantics>
</math>
</file>

<file path=Object 130/content.xml><?xml version="1.0" encoding="utf-8"?>
<math xmlns="http://www.w3.org/1998/Math/MathML" display="block">
  <semantics>
    <mtable>
      <mtr>
        <mtd>
          <mtext>%%ii {autoformat=true; echo=true} EXDEF SUBSTV(RHS(@eq:Re@), %theta=0:2 %pi/3:%pi/6)</mtext>
        </mtd>
      </mtr>
      <mtr>
        <mtd>
          <mrow>
            <mrow/>
            <mrow>
              <mo fence="true" form="prefix" stretchy="false">(</mo>
              <mrow>
                <mtable>
                  <mtr>
                    <mtd>
                      <mn>1</mn>
                    </mtd>
                  </mtr>
                  <mtr>
                    <mtd>
                      <mn>0</mn>
                    </mtd>
                  </mtr>
                  <mtr>
                    <mtd>
                      <mrow>
                        <mo stretchy="false">−</mo>
                        <mn>1</mn>
                      </mrow>
                    </mtd>
                  </mtr>
                  <mtr>
                    <mtd>
                      <mn>0</mn>
                    </mtd>
                  </mtr>
                  <mtr>
                    <mtd>
                      <mn>1</mn>
                    </mtd>
                  </mtr>
                </mtable>
              </mrow>
              <mo fence="true" form="postfix" stretchy="false">)</mo>
            </mrow>
          </mrow>
        </mtd>
      </mtr>
    </mtable>
    <annotation encoding="StarMath 5.0">"%%ii {autoformat=true; echo=true} EXDEF SUBSTV(RHS(@eq:Re@), %theta=0:2 %pi/3:%pi/6)" newline{} %%gg
%%ii {autoformat=true; echo=true} EXDEF SUBSTV(RHS(@eq:Re@), %theta=0:2 %pi/3:%pi/6)
( STACK{1 # 0 # -1 # 0 # 1}) %%gg
</annotation>
  </semantics>
</math>
</file>

<file path=Object 131/content.xml><?xml version="1.0" encoding="utf-8"?>
<math xmlns="http://www.w3.org/1998/Math/MathML" display="block">
  <semantics>
    <mrow>
      <mi>f</mi>
      <mrow>
        <mrow>
          <mo fence="true" form="prefix" stretchy="false">(</mo>
          <mrow>
            <mi>t</mi>
          </mrow>
          <mo fence="true" form="postfix" stretchy="false">)</mo>
        </mrow>
        <mo stretchy="false">=</mo>
        <mrow>
          <mi>a</mi>
          <mo stretchy="false">−</mo>
          <mi>b</mi>
        </mrow>
      </mrow>
      <msup>
        <mi mathvariant="normal">e</mi>
        <mrow>
          <mrow>
            <mo stretchy="false">−</mo>
            <mi>k</mi>
          </mrow>
          <mi>t</mi>
        </mrow>
      </msup>
    </mrow>
    <annotation encoding="StarMath 5.0">%%ii {autoformat=true}  FUNCTION {{none},"",f,t}
%%ii @f@ {autoformat=true} FUNCDEF f(t)=a - b %e^{-k t}
f(t) = a-b func e^{-k t }  %%gg
</annotation>
  </semantics>
</math>
</file>

<file path=Object 132/content.xml><?xml version="1.0" encoding="utf-8"?>
<math xmlns="http://www.w3.org/1998/Math/MathML">
  <semantics>
    <mrow>
      <mrow>
        <mi>a</mi>
        <mo stretchy="false">=</mo>
        <mn>1,23</mn>
      </mrow>
      <mtext>m</mtext>
    </mrow>
    <annotation encoding="StarMath 5.0">%%ii @a@ EQDEF a=1.23"m"
a=1,23"m" %%gg
</annotation>
  </semantics>
</math>
</file>

<file path=Object 133/content.xml><?xml version="1.0" encoding="utf-8"?>
<math xmlns="http://www.w3.org/1998/Math/MathML" display="block">
  <semantics>
    <mtable>
      <mtr>
        <mtd>
          <mrow>
            <mrow>
              <mover accent="true">
                <msub>
                  <mi>m</mi>
                  <mn>1</mn>
                </msub>
                <mo stretchy="false">˙</mo>
              </mover>
              <mo stretchy="false">=</mo>
              <mi mathvariant="normal">ρ</mi>
            </mrow>
            <mover accent="true">
              <msubsup>
                <mi>U</mi>
                <mn>1</mn>
                <mi>T</mi>
              </msubsup>
              <mo stretchy="false">⃗</mo>
            </mover>
            <mover accent="true">
              <msub>
                <mi>n</mi>
                <mn>1</mn>
              </msub>
              <mo stretchy="false">⃗</mo>
            </mover>
            <mrow>
              <msub>
                <mi>A</mi>
                <mn>1</mn>
              </msub>
              <mo stretchy="false">=</mo>
              <mrow>
                <mo stretchy="false">−</mo>
                <mn>100</mn>
              </mrow>
            </mrow>
            <mfrac>
              <mtext>kg</mtext>
              <mtext>s</mtext>
            </mfrac>
          </mrow>
        </mtd>
      </mtr>
      <mtr>
        <mtd>
          <mrow>
            <mrow>
              <mover accent="true">
                <msub>
                  <mi>m</mi>
                  <mn>3</mn>
                </msub>
                <mo stretchy="false">˙</mo>
              </mover>
              <mo stretchy="false">=</mo>
              <mi mathvariant="normal">ρ</mi>
            </mrow>
            <mover accent="true">
              <msubsup>
                <mi>U</mi>
                <mn>3</mn>
                <mi>T</mi>
              </msubsup>
              <mo stretchy="false">⃗</mo>
            </mover>
            <mover accent="true">
              <msub>
                <mi>n</mi>
                <mn>3</mn>
              </msub>
              <mo stretchy="false">⃗</mo>
            </mover>
            <mrow>
              <msub>
                <mi>A</mi>
                <mn>3</mn>
              </msub>
              <mo stretchy="false">=</mo>
              <mn>50</mn>
            </mrow>
            <mfrac>
              <mtext>kg</mtext>
              <mtext>s</mtext>
            </mfrac>
          </mrow>
        </mtd>
      </mtr>
    </mtable>
    <annotation encoding="StarMath 5.0">%%ii @103@ EQDEF dot m_1 = %rho vec U_1^T vec n_1 A_1
dot m_1 = %rho vec U_1^T vec n_1 A_1 %%gg
%%ii TEXT =
= %%gg
%%ii {autoformat=true} EXDEF VAL(dot m_1)
-100 {{alignc  "kg" } over {alignc  "s" }} %%gg
%%ii TEXT newline
newline %%gg
%%ii @104@ EQDEF dot m_3 = %rho vec U_3^T vec n_3 A_3
dot m_3 = %rho vec U_3^T vec n_3 A_3 %%gg
%%ii TEXT =
= %%gg
%%ii {autoformat=true} EXDEF VAL(dot m_3)
50 {{alignc  "kg" } over {alignc  "s" }} %%gg
</annotation>
  </semantics>
</math>
</file>

<file path=Object 134/content.xml><?xml version="1.0" encoding="utf-8"?>
<math xmlns="http://www.w3.org/1998/Math/MathML">
  <semantics>
    <mrow>
      <mi>sin</mi>
      <mrow>
        <mrow>
          <mo fence="true" form="prefix" stretchy="false">(</mo>
          <mrow>
            <mrow>
              <mfrac>
                <mi mathvariant="normal">π</mi>
                <mn>2</mn>
              </mfrac>
              <mo stretchy="false">+</mo>
              <msub>
                <mi>$</mi>
                <mn>0</mn>
              </msub>
            </mrow>
          </mrow>
          <mo fence="true" form="postfix" stretchy="false">)</mo>
        </mrow>
        <mo stretchy="false">=</mo>
        <mi>cos</mi>
      </mrow>
      <mrow>
        <mo fence="true" form="prefix" stretchy="false">(</mo>
        <mrow>
          <msub>
            <mi>$</mi>
            <mn>0</mn>
          </msub>
        </mrow>
        <mo fence="true" form="postfix" stretchy="false">)</mo>
      </mrow>
    </mrow>
    <annotation encoding="StarMath 5.0">%%ii @3@ {autoformat=true} EQDEF @lib:trig:sina+pi/2@
sin({{alignc %pi } over {alignc 2  }} + $_0) = cos($_0) %%gg
</annotation>
  </semantics>
</math>
</file>

<file path=Object 135/content.xml><?xml version="1.0" encoding="utf-8"?>
<math xmlns="http://www.w3.org/1998/Math/MathML">
  <semantics>
    <mrow>
      <mi>sin</mi>
      <mrow>
        <mrow>
          <mo fence="true" form="prefix" stretchy="false">(</mo>
          <mrow>
            <mrow>
              <mi mathvariant="normal">π</mi>
              <mo stretchy="false">+</mo>
              <msub>
                <mi>$</mi>
                <mn>0</mn>
              </msub>
            </mrow>
          </mrow>
          <mo fence="true" form="postfix" stretchy="false">)</mo>
        </mrow>
        <mo stretchy="false">=</mo>
        <mrow>
          <mo stretchy="false">−</mo>
          <mi>sin</mi>
        </mrow>
      </mrow>
      <mrow>
        <mo fence="true" form="prefix" stretchy="false">(</mo>
        <mrow>
          <msub>
            <mi>$</mi>
            <mn>0</mn>
          </msub>
        </mrow>
        <mo fence="true" form="postfix" stretchy="false">)</mo>
      </mrow>
    </mrow>
    <annotation encoding="StarMath 5.0">%%ii @44@ {autoformat=true} EQDEF @lib:trig:sina+pi@
sin(%pi + $_0) = -sin($_0)  %%gg
</annotation>
  </semantics>
</math>
</file>

<file path=Object 136/content.xml><?xml version="1.0" encoding="utf-8"?>
<math xmlns="http://www.w3.org/1998/Math/MathML" display="block">
  <semantics>
    <mrow>
      <mfrac>
        <msub>
          <mi>r</mi>
          <mn>1</mn>
        </msub>
        <mrow>
          <mi>sin</mi>
          <mrow>
            <mo fence="true" form="prefix" stretchy="false">(</mo>
            <mrow>
              <mstyle mathsize="11pt">
                <mfrac>
                  <mi mathvariant="normal">θ</mi>
                  <mn>2</mn>
                </mfrac>
              </mstyle>
            </mrow>
            <mo fence="true" form="postfix" stretchy="false">)</mo>
          </mrow>
        </mrow>
      </mfrac>
      <mo stretchy="false">=</mo>
      <mfrac>
        <msub>
          <mi>r</mi>
          <mn>2</mn>
        </msub>
        <mrow>
          <mi>cos</mi>
          <mrow>
            <mo fence="true" form="prefix" stretchy="false">(</mo>
            <mrow>
              <mstyle mathsize="11pt">
                <mfrac>
                  <mi mathvariant="normal">θ</mi>
                  <mn>2</mn>
                </mfrac>
              </mstyle>
            </mrow>
            <mo fence="true" form="postfix" stretchy="false">)</mo>
          </mrow>
        </mrow>
      </mfrac>
    </mrow>
    <annotation encoding="StarMath 5.0">%%ii @45@ {autoformat=true; autotextmode=false} EQDEF SUBSTC(@43@, @lib:trig:sin-a@; @lib:trig:cos-a@)
{{alignc r_1 } over {alignc sin(size-1{{alignc %theta } over {alignc 2  }}) }} = {{alignc r_2 } over {alignc cos(size-1{{alignc %theta } over {alignc 2  }}) }} %%gg
</annotation>
  </semantics>
</math>
</file>

<file path=Object 137/content.xml><?xml version="1.0" encoding="utf-8"?>
<math xmlns="http://www.w3.org/1998/Math/MathML">
  <semantics>
    <mrow>
      <mi>sin</mi>
      <mrow>
        <mrow>
          <mo fence="true" form="prefix" stretchy="false">(</mo>
          <mrow>
            <mrow>
              <msub>
                <mi>$</mi>
                <mn>1</mn>
              </msub>
              <msub>
                <mi>$</mi>
                <mn>2</mn>
              </msub>
            </mrow>
          </mrow>
          <mo fence="true" form="postfix" stretchy="false">)</mo>
        </mrow>
        <mo stretchy="false">=</mo>
        <mrow>
          <mo stretchy="false">−</mo>
          <mi>sin</mi>
        </mrow>
      </mrow>
      <mrow>
        <mo fence="true" form="prefix" stretchy="false">(</mo>
        <mrow>
          <mrow>
            <mrow>
              <mo stretchy="false">−</mo>
              <msub>
                <mi>$</mi>
                <mn>1</mn>
              </msub>
            </mrow>
            <msub>
              <mi>$</mi>
              <mn>2</mn>
            </msub>
          </mrow>
        </mrow>
        <mo fence="true" form="postfix" stretchy="false">)</mo>
      </mrow>
    </mrow>
    <annotation encoding="StarMath 5.0">%%ii @46@ {autoformat=true} EQDEF @lib:trig:sin-a@
sin($_1 $_2 ) = -sin(-$_1 $_2 )  %%gg
</annotation>
  </semantics>
</math>
</file>

<file path=Object 138/content.xml><?xml version="1.0" encoding="utf-8"?>
<math xmlns="http://www.w3.org/1998/Math/MathML">
  <semantics>
    <mrow>
      <mi>cos</mi>
      <mrow>
        <mrow>
          <mo fence="true" form="prefix" stretchy="false">(</mo>
          <mrow>
            <mrow>
              <msub>
                <mi>$</mi>
                <mn>1</mn>
              </msub>
              <msub>
                <mi>$</mi>
                <mn>2</mn>
              </msub>
            </mrow>
          </mrow>
          <mo fence="true" form="postfix" stretchy="false">)</mo>
        </mrow>
        <mo stretchy="false">=</mo>
        <mi>cos</mi>
      </mrow>
      <mrow>
        <mo fence="true" form="prefix" stretchy="false">(</mo>
        <mrow>
          <mrow>
            <mrow>
              <mo stretchy="false">−</mo>
              <msub>
                <mi>$</mi>
                <mn>1</mn>
              </msub>
            </mrow>
            <msub>
              <mi>$</mi>
              <mn>2</mn>
            </msub>
          </mrow>
        </mrow>
        <mo fence="true" form="postfix" stretchy="false">)</mo>
      </mrow>
    </mrow>
    <annotation encoding="StarMath 5.0">%%ii @47@ {autoformat=true} EQDEF @lib:trig:cos-a@
cos($_1 $_2 ) = cos(-$_1 $_2 ) %%gg
</annotation>
  </semantics>
</math>
</file>

<file path=Object 139/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

<file path=Object 140/content.xml><?xml version="1.0" encoding="utf-8"?>
<math xmlns="http://www.w3.org/1998/Math/MathML" display="block">
  <semantics>
    <mtable>
      <mtr>
        <mtd columnalign="right">
          <mfrac>
            <msub>
              <mi>r</mi>
              <mn>1</mn>
            </msub>
            <msub>
              <mi>r</mi>
              <mn>2</mn>
            </msub>
          </mfrac>
        </mtd>
        <mtd>
          <mrow>
            <mrow/>
            <mo stretchy="false">=</mo>
            <mrow/>
          </mrow>
        </mtd>
        <mtd columnalign="left">
          <mfrac>
            <mrow>
              <mi>sin</mi>
              <mrow>
                <mo fence="true" form="prefix" stretchy="false">(</mo>
                <mrow>
                  <mstyle mathsize="11pt">
                    <mfrac>
                      <mi mathvariant="normal">θ</mi>
                      <mn>2</mn>
                    </mfrac>
                  </mstyle>
                </mrow>
                <mo fence="true" form="postfix" stretchy="false">)</mo>
              </mrow>
            </mrow>
            <mrow>
              <mi>cos</mi>
              <mrow>
                <mo fence="true" form="prefix" stretchy="false">(</mo>
                <mrow>
                  <mstyle mathsize="11pt">
                    <mfrac>
                      <mi mathvariant="normal">θ</mi>
                      <mn>2</mn>
                    </mfrac>
                  </mstyle>
                </mrow>
                <mo fence="true" form="postfix" stretchy="false">)</mo>
              </mrow>
            </mrow>
          </mfrac>
        </mtd>
      </mtr>
      <mtr>
        <mtd>
          <mrow/>
        </mtd>
        <mtd>
          <mrow>
            <mrow/>
            <mo stretchy="false">=</mo>
            <mrow/>
          </mrow>
        </mtd>
        <mtd columnalign="left">
          <mrow>
            <mi>tan</mi>
            <mrow>
              <mo fence="true" form="prefix" stretchy="false">(</mo>
              <mrow>
                <mfrac>
                  <mi mathvariant="normal">θ</mi>
                  <mn>2</mn>
                </mfrac>
              </mrow>
              <mo fence="true" form="postfix" stretchy="false">)</mo>
            </mrow>
          </mrow>
        </mtd>
      </mtr>
      <mtr>
        <mtd columnalign="right">
          <mrow>
            <mi>arctan</mi>
            <mrow>
              <mo fence="true" form="prefix" stretchy="false">(</mo>
              <mrow>
                <mfrac>
                  <msub>
                    <mi>r</mi>
                    <mn>1</mn>
                  </msub>
                  <msub>
                    <mi>r</mi>
                    <mn>2</mn>
                  </msub>
                </mfrac>
              </mrow>
              <mo fence="true" form="postfix" stretchy="false">)</mo>
            </mrow>
          </mrow>
        </mtd>
        <mtd>
          <mrow>
            <mrow/>
            <mo stretchy="false">=</mo>
            <mrow/>
          </mrow>
        </mtd>
        <mtd columnalign="left">
          <mfrac>
            <mi mathvariant="normal">θ</mi>
            <mn>2</mn>
          </mfrac>
        </mtd>
      </mtr>
      <mtr>
        <mtd columnalign="right">
          <mi mathvariant="normal">θ</mi>
        </mtd>
        <mtd>
          <mrow>
            <mrow/>
            <mo stretchy="false">=</mo>
            <mrow/>
          </mrow>
        </mtd>
        <mtd columnalign="left">
          <mrow>
            <mn>2</mn>
            <mi>arctan</mi>
            <mrow>
              <mo fence="true" form="prefix" stretchy="false">(</mo>
              <mrow>
                <mfrac>
                  <msub>
                    <mi>r</mi>
                    <mn>1</mn>
                  </msub>
                  <msub>
                    <mi>r</mi>
                    <mn>2</mn>
                  </msub>
                </mfrac>
              </mrow>
              <mo fence="true" form="postfix" stretchy="false">)</mo>
            </mrow>
          </mrow>
        </mtd>
      </mtr>
    </mtable>
    <annotation encoding="StarMath 5.0">%%ii @48@ {autoformat=true} EQDEF @45@ * (sin{%theta over 2} over r_2)
%%ii TEXT newline
%%ii @49@ {autoformat=true} EQDEF SUBSTC(@48@, REV(@lib:trig:tansincos@))
%%ii TEXT newline
%%ii @50@ {autoformat=true} EQDEF SIMPLIFY( arctan(@49@) , "unsafe")
%%ii TEXT newline
%%ii @51@ {autoformat=true} EQDEF SOLVE(@50@, %theta, 1)
MATRIX { %%gg
{alignr {{alignc r_1} over {alignc r_2}}}#{}={}# {alignl  {{alignc sin(size-1{{alignc %theta } over {alignc 2  }}) } over {alignc cos(size-1{{alignc %theta } over {alignc 2  }}) }}} ## %%gg
{} #{}={}# {alignl  tan({{alignc %theta } over {alignc 2  }})} ## %%gg
{alignr arctan({{alignc r_1} over {alignc r_2}})}#{}={}# {alignl  {{alignc %theta } over {alignc 2  }}} ## %%gg
{alignr %theta}#{}={}# {alignl  2  arctan({{alignc r_1} over {alignc r_2}}) } %%gg
} %%gg
</annotation>
  </semantics>
</math>
</file>

<file path=Object 141/content.xml><?xml version="1.0" encoding="utf-8"?>
<math xmlns="http://www.w3.org/1998/Math/MathML" display="block">
  <semantics>
    <annotation encoding="StarMath 5.0">%%ii CHART {"Object25",x=-1:3,1,arctan(x),1,4,"arctan(x)"}
</annotation>
  </semantics>
</math>
</file>

<file path=Object 142/content.xml><?xml version="1.0" encoding="utf-8"?>
<math xmlns="http://www.w3.org/1998/Math/MathML" display="block">
  <semantics>
    <mrow>
      <mrow>
        <mover accent="true">
          <msub>
            <mi>m</mi>
            <mn>1</mn>
          </msub>
          <mo stretchy="false">˙</mo>
        </mover>
        <mo stretchy="false">+</mo>
        <mover accent="true">
          <msub>
            <mi>m</mi>
            <mn>2</mn>
          </msub>
          <mo stretchy="false">˙</mo>
        </mover>
        <mo stretchy="false">+</mo>
        <mover accent="true">
          <msub>
            <mi>m</mi>
            <mn>3</mn>
          </msub>
          <mo stretchy="false">˙</mo>
        </mover>
        <mo stretchy="false">+</mo>
        <mover accent="true">
          <msub>
            <mi>m</mi>
            <mn>4</mn>
          </msub>
          <mo stretchy="false">˙</mo>
        </mover>
      </mrow>
      <mo stretchy="false">=</mo>
      <mn>0</mn>
    </mrow>
    <annotation encoding="StarMath 5.0">%%ii @107@ EQDEF dot m_1 + dot m_2 + dot m_3 + dot m_4 = 0
dot m_1 + dot m_2 + dot m_3 + dot m_4 = 0 %%gg
</annotation>
  </semantics>
</math>
</file>

<file path=Object 143/content.xml><?xml version="1.0" encoding="utf-8"?>
<math xmlns="http://www.w3.org/1998/Math/MathML">
  <semantics>
    <mrow>
      <mi>sin</mi>
      <mfrac>
        <mfrac>
          <mi mathvariant="normal">θ</mi>
          <mn>2</mn>
        </mfrac>
        <msub>
          <mi>r</mi>
          <mn>2</mn>
        </msub>
      </mfrac>
    </mrow>
    <annotation encoding="StarMath 5.0">sin{%theta over 2} over r_2</annotation>
  </semantics>
</math>
</file>

<file path=Object 144/content.xml><?xml version="1.0" encoding="utf-8"?>
<math xmlns="http://www.w3.org/1998/Math/MathML">
  <semantics>
    <mrow>
      <mrow>
        <mi>b</mi>
        <mo stretchy="false">=</mo>
        <mn>1,7</mn>
      </mrow>
      <mtext>m</mtext>
    </mrow>
    <annotation encoding="StarMath 5.0">%%ii @b@ EQDEF b = 1.7 "m"
b = 1,7 "m" %%gg
</annotation>
  </semantics>
</math>
</file>

<file path=Object 145/content.xml><?xml version="1.0" encoding="utf-8"?>
<math xmlns="http://www.w3.org/1998/Math/MathML" display="block">
  <semantics>
    <mtable>
      <mtr>
        <mtd columnalign="right">
          <mi>x</mi>
        </mtd>
        <mtd>
          <mrow>
            <mrow/>
            <mo stretchy="false">=</mo>
            <mrow/>
          </mrow>
        </mtd>
        <mtd columnalign="left">
          <mrow>
            <mn>7</mn>
            <mi>y</mi>
          </mrow>
        </mtd>
      </mtr>
      <mtr>
        <mtd columnalign="right">
          <mi>y</mi>
        </mtd>
        <mtd>
          <mrow>
            <mrow/>
            <mo stretchy="false">=</mo>
            <mrow/>
          </mrow>
        </mtd>
        <mtd columnalign="left">
          <mn>2</mn>
        </mtd>
      </mtr>
      <mtr>
        <mtd columnalign="right">
          <mi>x</mi>
        </mtd>
        <mtd>
          <mrow>
            <mrow/>
            <mo stretchy="false">=</mo>
            <mrow/>
          </mrow>
        </mtd>
        <mtd columnalign="left">
          <mtext>error: Variable x does not have a value</mtext>
        </mtd>
      </mtr>
    </mtable>
    <annotation encoding="StarMath 5.0">%%ii @lib:myeq@ EQDEF x=7y
%%ii TEXT newline
%%ii @122@ EQDEF y=2
%%ii TEXT newline
%%ii {autoformat=true} PRINTVAL x
MATRIX { %%gg
{alignr x}#{}={}# {alignl 7y} ## %%gg
{alignr y}#{}={}# {alignl 2} ## %%gg
{alignr x}#{}={}# {alignl "error: Variable x does not have a value"} %%gg
} %%gg
</annotation>
  </semantics>
</math>
</file>

<file path=Object 146/content.xml><?xml version="1.0" encoding="utf-8"?>
<math xmlns="http://www.w3.org/1998/Math/MathML" display="block">
  <semantics>
    <mrow>
      <mrow>
        <mover accent="true">
          <msub>
            <mi>m</mi>
            <mn>2</mn>
          </msub>
          <mo stretchy="false">˙</mo>
        </mover>
        <mo stretchy="false">=</mo>
        <mrow>
          <mrow>
            <mo stretchy="false">−</mo>
            <mover accent="true">
              <msub>
                <mi>m</mi>
                <mn>1</mn>
              </msub>
              <mo stretchy="false">˙</mo>
            </mover>
          </mrow>
          <mo stretchy="false">−</mo>
          <mover accent="true">
            <msub>
              <mi>m</mi>
              <mn>3</mn>
            </msub>
            <mo stretchy="false">˙</mo>
          </mover>
          <mo stretchy="false">−</mo>
          <mover accent="true">
            <msub>
              <mi>m</mi>
              <mn>4</mn>
            </msub>
            <mo stretchy="false">˙</mo>
          </mover>
        </mrow>
        <mo stretchy="false">=</mo>
        <mn>150</mn>
      </mrow>
      <mfrac>
        <mtext>kg</mtext>
        <mtext>s</mtext>
      </mfrac>
    </mrow>
    <annotation encoding="StarMath 5.0">%%ii @108@ {autoformat=true} EQDEF SOLVE(@107@, dot m_2, 1)
{dot m_2} = -{dot m_1}-{dot m_3} -{dot m_4}  %%gg
%%ii TEXT =
= %%gg
%%ii {autoformat=true} EXDEF VAL(dot m_2)
150 {{alignc  "kg" } over {alignc  "s" }} %%gg
</annotation>
  </semantics>
</math>
</file>

<file path=Object 147/content.xml><?xml version="1.0" encoding="utf-8"?>
<math xmlns="http://www.w3.org/1998/Math/MathML">
  <semantics>
    <mrow>
      <mrow>
        <mi>k</mi>
        <mo stretchy="false">=</mo>
        <mn>0,5</mn>
      </mrow>
      <mfrac>
        <mn>1</mn>
        <mtext>week</mtext>
      </mfrac>
    </mrow>
    <annotation encoding="StarMath 5.0">%%ii @k@ {autoformat=true; units={"w"}} EQDEF k = 0.5 over "w"
k = 0,5 {{alignc 1  } over {alignc  "week" }} %%gg
</annotation>
  </semantics>
</math>
</file>

<file path=Object 14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terpolation="cubic-spline" chart:treat-empty-cells="ignor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true"/>
      <style:graphic-properties svg:stroke-width="0.05cm" svg:stroke-color="#ffff38" draw:fill-color="#ffff38"/>
      <style:text-properties fo:font-size="10pt" style:font-size-asian="10pt" style:font-size-complex="10pt"/>
    </style:style>
    <style:style style:name="ch9" style:family="chart">
      <style:graphic-properties draw:fill="solid" draw:fill-color="#d9d9d9"/>
    </style:style>
    <style:style style:name="ch10" style:family="chart">
      <style:graphic-properties draw:fill-color="#d9d9d9"/>
    </style:style>
  </office:automatic-styles>
  <office:body>
    <office:chart>
      <chart:chart svg:width="15.998cm" svg:height="8.339cm" xlink:href="." xlink:type="simple" chart:class="chart:scatter" chart:style-name="ch1">
        <chart:title svg:x="5.06cm" svg:y="0.073cm" chart:style-name="ch2">
          <text:p>Growth curve of a sunflower</text:p>
        </chart:title>
        <chart:plot-area chart:style-name="ch3" chart:data-source-has-labels="both" svg:x="0.963cm" svg:y="0.723cm" svg:width="14.734cm" svg:height="7.088cm">
          <chart:coordinate-region svg:x="1.69cm" svg:y="0.922cm" svg:width="13.82cm" svg:height="6.242cm"/>
          <chart:axis chart:dimension="x" chart:name="primary-x" chart:style-name="ch4" chartooo:axis-type="auto">
            <chart:title svg:x="7.333cm" svg:y="7.779cm" chart:style-name="ch5">
              <text:p>Time [weeks]</text:p>
            </chart:title>
            <chart:categories table:cell-range-address="local-table.$A$2:.$A$21"/>
            <chart:grid chart:style-name="ch6" chart:class="major"/>
          </chart:axis>
          <chart:axis chart:dimension="y" chart:name="primary-y" chart:style-name="ch4">
            <chart:title svg:x="0.084cm" svg:y="5.052cm" chart:style-name="ch7">
              <text:p>Height [m]</text:p>
            </chart:title>
            <chart:grid chart:style-name="ch6" chart:class="major"/>
          </chart:axis>
          <chart:series chart:style-name="ch8" chart:values-cell-range-address="local-table.$C$2:.$C$21" chart:label-cell-address="local-table.$C$1" chart:class="chart:scatter">
            <chart:domain table:cell-range-address="local-table.$B$2:.$B$21"/>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ihe 1</text:p>
              </table:table-cell>
              <table:table-cell office:value-type="string">
                <text:p>Curve</text:p>
              </table:table-cell>
            </table:table-row>
          </table:table-header-rows>
          <table:table-rows>
            <table:table-row>
              <table:table-cell office:value-type="string">
                <text:p/>
              </table:table-cell>
              <table:table-cell office:value-type="float" office:value="1">
                <text:p>1</text:p>
              </table:table-cell>
              <table:table-cell office:value-type="float" office:value="0.198897878488523">
                <text:p>0.198897878488523</text:p>
              </table:table-cell>
            </table:table-row>
            <table:table-row>
              <table:table-cell office:value-type="string">
                <text:p/>
              </table:table-cell>
              <table:table-cell office:value-type="float" office:value="1.47368421052632">
                <text:p>1.47368421052632</text:p>
              </table:table-cell>
              <table:table-cell office:value-type="float" office:value="0.416340946730905">
                <text:p>0.416340946730905</text:p>
              </table:table-cell>
            </table:table-row>
            <table:table-row>
              <table:table-cell office:value-type="string">
                <text:p/>
              </table:table-cell>
              <table:table-cell office:value-type="float" office:value="1.94736842105263">
                <text:p>1.94736842105263</text:p>
              </table:table-cell>
              <table:table-cell office:value-type="float" office:value="0.587928723882089">
                <text:p>0.587928723882089</text:p>
              </table:table-cell>
            </table:table-row>
            <table:table-row>
              <table:table-cell office:value-type="string">
                <text:p/>
              </table:table-cell>
              <table:table-cell office:value-type="float" office:value="2.42105263157895">
                <text:p>2.42105263157895</text:p>
              </table:table-cell>
              <table:table-cell office:value-type="float" office:value="0.723331362860974">
                <text:p>0.723331362860974</text:p>
              </table:table-cell>
            </table:table-row>
            <table:table-row>
              <table:table-cell office:value-type="string">
                <text:p/>
              </table:table-cell>
              <table:table-cell office:value-type="float" office:value="2.89473684210526">
                <text:p>2.89473684210526</text:p>
              </table:table-cell>
              <table:table-cell office:value-type="float" office:value="0.83017973485365">
                <text:p>0.83017973485365</text:p>
              </table:table-cell>
            </table:table-row>
            <table:table-row>
              <table:table-cell office:value-type="string">
                <text:p/>
              </table:table-cell>
              <table:table-cell office:value-type="float" office:value="3.36842105263158">
                <text:p>3.36842105263158</text:p>
              </table:table-cell>
              <table:table-cell office:value-type="float" office:value="0.914495481456386">
                <text:p>0.914495481456386</text:p>
              </table:table-cell>
            </table:table-row>
            <table:table-row>
              <table:table-cell office:value-type="string">
                <text:p/>
              </table:table-cell>
              <table:table-cell office:value-type="float" office:value="3.84210526315789">
                <text:p>3.84210526315789</text:p>
              </table:table-cell>
              <table:table-cell office:value-type="float" office:value="0.981030375648916">
                <text:p>0.981030375648916</text:p>
              </table:table-cell>
            </table:table-row>
            <table:table-row>
              <table:table-cell office:value-type="string">
                <text:p/>
              </table:table-cell>
              <table:table-cell office:value-type="float" office:value="4.31578947368421">
                <text:p>4.31578947368421</text:p>
              </table:table-cell>
              <table:table-cell office:value-type="float" office:value="1.03353411692596">
                <text:p>1.03353411692596</text:p>
              </table:table-cell>
            </table:table-row>
            <table:table-row>
              <table:table-cell office:value-type="string">
                <text:p/>
              </table:table-cell>
              <table:table-cell office:value-type="float" office:value="4.78947368421053">
                <text:p>4.78947368421053</text:p>
              </table:table-cell>
              <table:table-cell office:value-type="float" office:value="1.07496565268689">
                <text:p>1.07496565268689</text:p>
              </table:table-cell>
            </table:table-row>
            <table:table-row>
              <table:table-cell office:value-type="string">
                <text:p/>
              </table:table-cell>
              <table:table-cell office:value-type="float" office:value="5.26315789473684">
                <text:p>5.26315789473684</text:p>
              </table:table-cell>
              <table:table-cell office:value-type="float" office:value="1.10765993529907">
                <text:p>1.10765993529907</text:p>
              </table:table-cell>
            </table:table-row>
            <table:table-row>
              <table:table-cell office:value-type="string">
                <text:p/>
              </table:table-cell>
              <table:table-cell office:value-type="float" office:value="5.73684210526316">
                <text:p>5.73684210526316</text:p>
              </table:table-cell>
              <table:table-cell office:value-type="float" office:value="1.13345951274398">
                <text:p>1.13345951274398</text:p>
              </table:table-cell>
            </table:table-row>
            <table:table-row>
              <table:table-cell office:value-type="string">
                <text:p/>
              </table:table-cell>
              <table:table-cell office:value-type="float" office:value="6.21052631578947">
                <text:p>6.21052631578947</text:p>
              </table:table-cell>
              <table:table-cell office:value-type="float" office:value="1.15381836888501">
                <text:p>1.15381836888501</text:p>
              </table:table-cell>
            </table:table-row>
            <table:table-row>
              <table:table-cell office:value-type="string">
                <text:p/>
              </table:table-cell>
              <table:table-cell office:value-type="float" office:value="6.68421052631579">
                <text:p>6.68421052631579</text:p>
              </table:table-cell>
              <table:table-cell office:value-type="float" office:value="1.16988386547139">
                <text:p>1.16988386547139</text:p>
              </table:table-cell>
            </table:table-row>
            <table:table-row>
              <table:table-cell office:value-type="string">
                <text:p/>
              </table:table-cell>
              <table:table-cell office:value-type="float" office:value="7.15789473684211">
                <text:p>7.15789473684211</text:p>
              </table:table-cell>
              <table:table-cell office:value-type="float" office:value="1.18256140387429">
                <text:p>1.18256140387429</text:p>
              </table:table-cell>
            </table:table-row>
            <table:table-row>
              <table:table-cell office:value-type="string">
                <text:p/>
              </table:table-cell>
              <table:table-cell office:value-type="float" office:value="7.63157894736842">
                <text:p>7.63157894736842</text:p>
              </table:table-cell>
              <table:table-cell office:value-type="float" office:value="1.19256545068933">
                <text:p>1.19256545068933</text:p>
              </table:table-cell>
            </table:table-row>
            <table:table-row>
              <table:table-cell office:value-type="string">
                <text:p/>
              </table:table-cell>
              <table:table-cell office:value-type="float" office:value="8.10526315789474">
                <text:p>8.10526315789474</text:p>
              </table:table-cell>
              <table:table-cell office:value-type="float" office:value="1.20045980284957">
                <text:p>1.20045980284957</text:p>
              </table:table-cell>
            </table:table-row>
            <table:table-row>
              <table:table-cell office:value-type="string">
                <text:p/>
              </table:table-cell>
              <table:table-cell office:value-type="float" office:value="8.57894736842105">
                <text:p>8.57894736842105</text:p>
              </table:table-cell>
              <table:table-cell office:value-type="float" office:value="1.20668936146541">
                <text:p>1.20668936146541</text:p>
              </table:table-cell>
            </table:table-row>
            <table:table-row>
              <table:table-cell office:value-type="string">
                <text:p/>
              </table:table-cell>
              <table:table-cell office:value-type="float" office:value="9.05263157894737">
                <text:p>9.05263157894737</text:p>
              </table:table-cell>
              <table:table-cell office:value-type="float" office:value="1.21160520506606">
                <text:p>1.21160520506606</text:p>
              </table:table-cell>
            </table:table-row>
            <table:table-row>
              <table:table-cell office:value-type="string">
                <text:p/>
              </table:table-cell>
              <table:table-cell office:value-type="float" office:value="9.52631578947369">
                <text:p>9.52631578947369</text:p>
              </table:table-cell>
              <table:table-cell office:value-type="float" office:value="1.21548437529244">
                <text:p>1.21548437529244</text:p>
              </table:table-cell>
            </table:table-row>
            <table:table-row>
              <table:table-cell office:value-type="string">
                <text:p/>
              </table:table-cell>
              <table:table-cell office:value-type="float" office:value="10">
                <text:p>10</text:p>
              </table:table-cell>
              <table:table-cell office:value-type="float" office:value="1.21854549010155">
                <text:p>1.21854549010155</text:p>
              </table:table-cell>
            </table:table-row>
          </table:table-rows>
        </table:table>
      </chart:chart>
    </office:chart>
  </office:body>
</office:document-content>
</file>

<file path=Object 14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hatch draw:name="Hatching_20_1" draw:display-name="Hatching 1" draw:style="single" draw:color="#000000" draw:distance="0cm" draw:rotation="0"/>
    <draw:hatch draw:name="Hatching_20_46" draw:display-name="Hatching 46" draw:style="single" draw:color="#000000" draw:distance="0cm" draw:rotation="0"/>
    <draw:fill-image draw:name="_35__20_Percent" draw:display-name="5 Percent" xlink:href="Pictures/100000000000000800000008E3FC4C3B246DAE08.png" xlink:type="simple" xlink:show="embed" xlink:actuate="onLoad"/>
    <draw:fill-image draw:name="Bathroom_20_Tiles" draw:display-name="Bathroom Tiles" xlink:href="Pictures/100000000000020000000200C3C2EBE14183F3F8.jpg" xlink:type="simple" xlink:show="embed" xlink:actuate="onLoad"/>
    <draw:fill-image draw:name="Coffee_20_Beans" draw:display-name="Coffee Beans" xlink:href="Pictures/1000000000000200000002005B17109F1254B590.jpg" xlink:type="simple" xlink:show="embed" xlink:actuate="onLoad"/>
    <draw:fill-image draw:name="Colorful_20_Pebbles" draw:display-name="Colorful Pebbles" xlink:href="Pictures/100000000000020000000200F7A7B31A25AC4E04.jpg" xlink:type="simple" xlink:show="embed" xlink:actuate="onLoad"/>
    <draw:fill-image draw:name="Lawn" xlink:href="Pictures/1000000000000200000001E5D476B6150A8C3071.jpg" xlink:type="simple" xlink:show="embed" xlink:actuate="onLoad"/>
    <draw:fill-image draw:name="Little_20_Clouds" draw:display-name="Little Clouds" xlink:href="Pictures/100000000000020100000201678B62A927532A48.jpg" xlink:type="simple" xlink:show="embed" xlink:actuate="onLoad"/>
    <draw:fill-image draw:name="Maple_20_Leaves" draw:display-name="Maple Leaves" xlink:href="Pictures/1000000000000200000002009F9CDFF76A1A9DB9.jpg" xlink:type="simple" xlink:show="embed" xlink:actuate="onLoad"/>
    <draw:fill-image draw:name="Painted_20_White" draw:display-name="Painted White" xlink:href="Pictures/100000000000020000000200B7DA4DD4BAECD386.jpg" xlink:type="simple" xlink:show="embed" xlink:actuate="onLoad"/>
    <draw:fill-image draw:name="Wall_20_of_20_Rock" draw:display-name="Wall of Rock" xlink:href="Pictures/100000000000010000000100B55D49D5B2628022.jpg" xlink:type="simple" xlink:show="embed" xlink:actuate="onLoad"/>
    <draw:fill-image draw:name="Zebra" xlink:href="Pictures/10000000000002000000020087D81C5E2AE7A0B1.jpg" xlink:type="simple" xlink:show="embed" xlink:actuate="onLoad"/>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office:styles>
</office:document-styles>
</file>

<file path=Object 149/content.xml><?xml version="1.0" encoding="utf-8"?>
<math xmlns="http://www.w3.org/1998/Math/MathML" display="block">
  <semantics>
    <annotation encoding="StarMath 5.0">%%ii CHART {"Objekt80",t=1"w":10"w","w",VAL(RHS(@f@)),"m",1,"Curve"}
</annotation>
  </semantics>
</math>
</file>

<file path=Object 15/content.xml><?xml version="1.0" encoding="utf-8"?>
<math xmlns="http://www.w3.org/1998/Math/MathML" display="block">
  <semantics>
    <mrow>
      <mi>x</mi>
      <mo stretchy="false">=</mo>
      <mn>3</mn>
    </mrow>
    <annotation encoding="StarMath 5.0">x=3</annotation>
  </semantics>
</math>
</file>

<file path=Object 150/content.xml><?xml version="1.0" encoding="utf-8"?>
<math xmlns="http://www.w3.org/1998/Math/MathML" display="block">
  <semantics>
    <mtable>
      <mtr>
        <mtd columnalign="right">
          <mi>a</mi>
        </mtd>
        <mtd>
          <mrow>
            <mrow/>
            <mo stretchy="false">=</mo>
            <mrow/>
          </mrow>
        </mtd>
        <mtd columnalign="left">
          <mn>3</mn>
        </mtd>
      </mtr>
      <mtr>
        <mtd columnalign="right">
          <mi>x</mi>
        </mtd>
        <mtd>
          <mrow>
            <mrow/>
            <mo stretchy="false">=</mo>
            <mrow/>
          </mrow>
        </mtd>
        <mtd columnalign="left">
          <mrow>
            <mi>log</mi>
            <mrow>
              <mo fence="true" form="prefix" stretchy="false">(</mo>
              <mrow>
                <mi>a</mi>
              </mrow>
              <mo fence="true" form="postfix" stretchy="false">)</mo>
            </mrow>
          </mrow>
        </mtd>
      </mtr>
      <mtr>
        <mtd>
          <mrow/>
        </mtd>
        <mtd>
          <mrow>
            <mrow/>
            <mo stretchy="false">=</mo>
            <mrow/>
          </mrow>
        </mtd>
        <mtd columnalign="left">
          <mn>0,4771</mn>
        </mtd>
      </mtr>
    </mtable>
    <annotation encoding="StarMath 5.0">%%ii CLEAREQUATIONS 
%%ii @a@ EQDEF a=3
%%ii TEXT newline
%%ii @x@ {autoformat=true} EQDEF x = ifelse (VAL(a)&gt;0; log {a}; "out of range")
%%ii TEXT newline
%%ii {autoformat=true} PRINTVAL x
MATRIX { %%gg
{alignr a}#{}={}# {alignl 3} ## %%gg
{alignr x}#{}={}# {alignl  func log(a)} ## %%gg
{} #{}={}# {alignl 0,4771} %%gg
} %%gg
</annotation>
  </semantics>
</math>
</file>

<file path=Object 151/content.xml><?xml version="1.0" encoding="utf-8"?>
<math xmlns="http://www.w3.org/1998/Math/MathML" display="block">
  <semantics>
    <mrow>
      <mover accent="true">
        <msub>
          <mi>U</mi>
          <mn>3</mn>
        </msub>
        <mo stretchy="false">⃗</mo>
      </mover>
      <mo stretchy="false">=</mo>
      <mrow>
        <mo fence="true" form="prefix" stretchy="true">(</mo>
        <mrow>
          <mtable>
            <mtr>
              <mtd>
                <mrow>
                  <msub>
                    <mi>U</mi>
                    <mn>3</mn>
                  </msub>
                  <mi>sin</mi>
                  <mrow>
                    <mn>30</mn>
                    <mtext>°</mtext>
                  </mrow>
                </mrow>
              </mtd>
            </mtr>
            <mtr>
              <mtd>
                <mrow>
                  <msub>
                    <mi>U</mi>
                    <mn>3</mn>
                  </msub>
                  <mi>cos</mi>
                  <mrow>
                    <mn>30</mn>
                    <mtext>°</mtext>
                  </mrow>
                </mrow>
              </mtd>
            </mtr>
            <mtr>
              <mtd>
                <mn>0</mn>
              </mtd>
            </mtr>
          </mtable>
        </mrow>
        <mo fence="true" form="postfix" stretchy="true">)</mo>
      </mrow>
    </mrow>
    <annotation encoding="StarMath 5.0">%%ii VECTORDEF vec U_3
%%ii @99@ EQDEF vec U_3 = left( STACK{U_3 sin{30 "°"}#U_3 cos{30 "°"}#0} right)
vec U_3 = left( STACK{U_3 sin{30 "°"}#U_3 cos{30 "°"}#0} right) %%gg
</annotation>
  </semantics>
</math>
</file>

<file path=Object 152/content.xml><?xml version="1.0" encoding="utf-8"?>
<math xmlns="http://www.w3.org/1998/Math/MathML" display="block">
  <semantics>
    <annotation encoding="StarMath 5.0">%%ii CLEAREQUATIONS 
</annotation>
  </semantics>
</math>
</file>

<file path=Object 153/content.xml><?xml version="1.0" encoding="utf-8"?>
<math xmlns="http://www.w3.org/1998/Math/MathML" display="block">
  <semantics>
    <mrow>
      <mover accent="true">
        <msub>
          <mi>n</mi>
          <mn>3</mn>
        </msub>
        <mo stretchy="false">⃗</mo>
      </mover>
      <mo stretchy="false">=</mo>
      <mrow>
        <mo fence="true" form="prefix" stretchy="true">(</mo>
        <mrow>
          <mtable>
            <mtr>
              <mtd>
                <mrow>
                  <mi>sin</mi>
                  <mrow>
                    <mn>30</mn>
                    <mtext>°</mtext>
                  </mrow>
                </mrow>
              </mtd>
            </mtr>
            <mtr>
              <mtd>
                <mrow>
                  <mi>cos</mi>
                  <mrow>
                    <mn>30</mn>
                    <mtext>°</mtext>
                  </mrow>
                </mrow>
              </mtd>
            </mtr>
            <mtr>
              <mtd>
                <mn>0</mn>
              </mtd>
            </mtr>
          </mtable>
        </mrow>
        <mo fence="true" form="postfix" stretchy="true">)</mo>
      </mrow>
    </mrow>
    <annotation encoding="StarMath 5.0">%%ii VECTORDEF vec n_3
%%ii @100@ EQDEF vec n_3 = left( STACK{sin{30 "°"}#cos{30 "°"}#0} right)
vec n_3 = left( STACK{sin{30 "°"}#cos{30 "°"}#0} right) %%gg
</annotation>
  </semantics>
</math>
</file>

<file path=Object 154/content.xml><?xml version="1.0" encoding="utf-8"?>
<math xmlns="http://www.w3.org/1998/Math/MathML" display="block">
  <semantics>
    <annotation encoding="StarMath 5.0">%%ii UNITDEF {"week",%w=7 "d"}
</annotation>
  </semantics>
</math>
</file>

<file path=Object 155/content.xml><?xml version="1.0" encoding="utf-8"?>
<math xmlns="http://www.w3.org/1998/Math/MathML" display="block">
  <semantics>
    <mrow>
      <mover accent="true">
        <msub>
          <mi>n</mi>
          <mn>4</mn>
        </msub>
        <mo stretchy="false">⃗</mo>
      </mover>
      <mo stretchy="false">=</mo>
      <mrow>
        <mo fence="true" form="prefix" stretchy="true">(</mo>
        <mrow>
          <mtable>
            <mtr>
              <mtd>
                <mrow>
                  <mrow>
                    <mo stretchy="false">−</mo>
                    <mi>cos</mi>
                  </mrow>
                  <mrow>
                    <mn>60</mn>
                    <mtext>°</mtext>
                  </mrow>
                </mrow>
              </mtd>
            </mtr>
            <mtr>
              <mtd>
                <mrow>
                  <mi>sin</mi>
                  <mrow>
                    <mn>60</mn>
                    <mtext>°</mtext>
                  </mrow>
                </mrow>
              </mtd>
            </mtr>
            <mtr>
              <mtd>
                <mn>0</mn>
              </mtd>
            </mtr>
          </mtable>
        </mrow>
        <mo fence="true" form="postfix" stretchy="true">)</mo>
      </mrow>
    </mrow>
    <annotation encoding="StarMath 5.0">%%ii VECTORDEF vec n_4
%%ii @102@ EQDEF vec n_4 = left( STACK{-cos{60"°"}#sin{60"°"}#0} right)
vec n_4 = left( STACK{-cos{60"°"}#sin{60"°"}#0} right) %%gg
</annotation>
  </semantics>
</math>
</file>

<file path=Object 156/content.xml><?xml version="1.0" encoding="utf-8"?>
<math xmlns="http://www.w3.org/1998/Math/MathML" display="block">
  <semantics>
    <mtable>
      <mtr>
        <mtd>
          <mrow>
            <mrow>
              <mover accent="true">
                <msub>
                  <mi>m</mi>
                  <mn>4</mn>
                </msub>
                <mo stretchy="false">˙</mo>
              </mover>
              <mo stretchy="false">=</mo>
              <mi mathvariant="normal">ρ</mi>
            </mrow>
            <mover accent="true">
              <msubsup>
                <mi>U</mi>
                <mn>4</mn>
                <mi>T</mi>
              </msubsup>
              <mo stretchy="false">⃗</mo>
            </mover>
            <mover accent="true">
              <msub>
                <mi>n</mi>
                <mn>4</mn>
              </msub>
              <mo stretchy="false">⃗</mo>
            </mover>
            <mrow>
              <msub>
                <mi>A</mi>
                <mn>4</mn>
              </msub>
              <mo stretchy="false">=</mo>
              <mrow>
                <mo stretchy="false">−</mo>
                <mn>1000</mn>
              </mrow>
            </mrow>
            <mfrac>
              <mtext>kg</mtext>
              <msup>
                <mtext>m</mtext>
                <mn>3</mn>
              </msup>
            </mfrac>
            <msub>
              <mi>A</mi>
              <mn>4</mn>
            </msub>
            <msub>
              <mi>U</mi>
              <mn>4</mn>
            </msub>
          </mrow>
        </mtd>
      </mtr>
      <mtr>
        <mtd>
          <mrow>
            <mrow>
              <mover accent="true">
                <msub>
                  <mi>m</mi>
                  <mn>4</mn>
                </msub>
                <mo stretchy="false">˙</mo>
              </mover>
              <mo stretchy="false">=</mo>
              <mrow>
                <mo stretchy="false">−</mo>
                <mn>1000</mn>
              </mrow>
            </mrow>
            <mfrac>
              <mtext>kg</mtext>
              <msup>
                <mtext>m</mtext>
                <mn>3</mn>
              </msup>
            </mfrac>
            <mrow>
              <msub>
                <mi>Q</mi>
                <mn>4</mn>
              </msub>
              <mo stretchy="false">=</mo>
              <mrow>
                <mo stretchy="false">−</mo>
                <mn>100</mn>
              </mrow>
            </mrow>
            <mfrac>
              <mtext>kg</mtext>
              <mtext>s</mtext>
            </mfrac>
          </mrow>
        </mtd>
      </mtr>
    </mtable>
    <annotation encoding="StarMath 5.0">%%ii @105@ EQDEF dot m_4 = %rho vec U_4^T vec n_4 A_4
dot m_4 = %rho vec U_4^T vec n_4 A_4 %%gg
%%ii TEXT =
= %%gg
%%ii {autoformat=true} EXDEF VAL(dot m_4)
-1000 {{alignc  "kg" } over {alignc  "m"^{3} }} A_4 U_4  %%gg
%%ii TEXT newline
newline %%gg
%%ii @106@ {autoformat=true} EQDEF SUBSTC(dot m_4 = SIMPLIFY(VAL(RHS(@105@)), "expand"), U_4 A_4 = Q_4)
{dot m_4} = -1000 {{alignc  "kg" } over {alignc  "m"^{3} }} Q_4  %%gg
%%ii TEXT =
= %%gg
%%ii {autoformat=true} EXDEF VAL(dot m_4)
-100 {{alignc  "kg" } over {alignc  "s" }} %%gg
</annotation>
  </semantics>
</math>
</file>

<file path=Object 157/content.xml><?xml version="1.0" encoding="utf-8"?>
<math xmlns="http://www.w3.org/1998/Math/MathML" display="block">
  <semantics>
    <annotation encoding="StarMath 5.0">%%ii CHART {"Object25",x=-1:3,1,@117@,1,1,"Taylor series expansion"}
</annotation>
  </semantics>
</math>
</file>

<file path=Object 158/content.xml><?xml version="1.0" encoding="utf-8"?>
<math xmlns="http://www.w3.org/1998/Math/MathML">
  <semantics>
    <mrow>
      <mrow>
        <mi>T</mi>
        <mo stretchy="false">=</mo>
        <mn>20</mn>
      </mrow>
      <mtext>°C</mtext>
    </mrow>
    <annotation encoding="StarMath 5.0">%%ii @123@ EQDEF T = 20 "°C"
T = 20 "°C" %%gg
</annotation>
  </semantics>
</math>
</file>

<file path=Object 159/content.xml><?xml version="1.0" encoding="utf-8"?>
<math xmlns="http://www.w3.org/1998/Math/MathML" display="block">
  <semantics>
    <mtable>
      <mtr>
        <mtd>
          <mrow>
            <mrow>
              <mrow>
                <mi>f</mi>
                <mrow>
                  <mo fence="true" form="prefix" stretchy="false">(</mo>
                  <mrow>
                    <mi>x</mi>
                  </mrow>
                  <mo fence="true" form="postfix" stretchy="false">)</mo>
                </mrow>
              </mrow>
              <mo stretchy="false">=</mo>
              <mn>4</mn>
            </mrow>
            <mrow>
              <msup>
                <mi>x</mi>
                <mn>2</mn>
              </msup>
              <mo stretchy="false">−</mo>
              <mn>2</mn>
            </mrow>
            <mrow>
              <mi>x</mi>
              <mo stretchy="false">+</mo>
              <mn>7</mn>
            </mrow>
          </mrow>
        </mtd>
      </mtr>
      <mtr>
        <mtd>
          <mrow>
            <mi>f</mi>
            <mrow>
              <mrow>
                <mo fence="true" form="prefix" stretchy="false">(</mo>
                <mrow>
                  <mn>3</mn>
                </mrow>
                <mo fence="true" form="postfix" stretchy="false">)</mo>
              </mrow>
              <mo stretchy="false">=</mo>
              <mn>9</mn>
            </mrow>
            <mrow>
              <mi>a</mi>
              <mo stretchy="false">+</mo>
              <mn>3</mn>
            </mrow>
            <mrow>
              <mrow>
                <mi>b</mi>
                <mo stretchy="false">+</mo>
                <mi>c</mi>
              </mrow>
              <mo stretchy="false">=</mo>
              <mn>37</mn>
            </mrow>
          </mrow>
        </mtd>
      </mtr>
    </mtable>
    <annotation encoding="StarMath 5.0">%%ii PRINTVAL {f(x)}
{f(x)} = 4 x^{2} -2 x + 7 %%gg
%%ii TEXT newline
newline %%gg
%%ii @154_1@ EQDEF f(3) = SIMPLIFY(f(3), "expandf")
f(3) = 9  a  + 3  b  + c %%gg
%%ii TEXT =
= %%gg
%%ii EXDEF VAL(f(3))
37 %%gg
</annotation>
  </semantics>
</math>
</file>

<file path=Object 16/content.xml><?xml version="1.0" encoding="utf-8"?>
<math xmlns="http://www.w3.org/1998/Math/MathML" display="block">
  <semantics>
    <annotation encoding="StarMath 5.0">%%ii OPTIONS {units={"m"}}
</annotation>
  </semantics>
</math>
</file>

<file path=Object 160/content.xml><?xml version="1.0" encoding="utf-8"?>
<math xmlns="http://www.w3.org/1998/Math/MathML" display="block">
  <semantics>
    <annotation encoding="StarMath 5.0">%%ii OPTIONS {units={"m"}}
</annotation>
  </semantics>
</math>
</file>

<file path=Object 161/content.xml><?xml version="1.0" encoding="utf-8"?>
<math xmlns="http://www.w3.org/1998/Math/MathML" display="block">
  <semantics>
    <annotation encoding="StarMath 5.0">%%ii CLEAREQUATIONS 
</annotation>
  </semantics>
</math>
</file>

<file path=Object 17/content.xml><?xml version="1.0" encoding="utf-8"?>
<math xmlns="http://www.w3.org/1998/Math/MathML">
  <semantics>
    <mrow>
      <mrow>
        <mi>q</mi>
        <mo stretchy="false">=</mo>
        <mrow>
          <mo stretchy="false">−</mo>
          <mn>4</mn>
        </mrow>
      </mrow>
      <mi mathvariant="normal">π</mi>
      <mi>k</mi>
      <msup>
        <mi>r</mi>
        <mn>2</mn>
      </msup>
      <mfrac>
        <msub>
          <mi mathvariant="italic">dT</mi>
          <mi>S</mi>
        </msub>
        <mi mathvariant="italic">dr</mi>
      </mfrac>
    </mrow>
    <annotation encoding="StarMath 5.0">%%ii FUNCTION {{none},T_S,r}
%%ii @52@ {autoformat=true} EQDEF SUBSTC(@eq:qcond@, @eq:Asphere@; differentiate(T,x,1) = differentiate(T_S, r, 1))
q = -4  %pi k r^{2} {{alignc nospace{dT_S}} over {alignc nospace{dr}}}  %%gg
</annotation>
  </semantics>
</math>
</file>

<file path=Object 18/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

<file path=Object 19/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table>
      <mtr>
        <mtd columnalign="right">
          <mi mathvariant="normal">π</mi>
        </mtd>
        <mtd>
          <mrow>
            <mrow/>
            <mo stretchy="false">=</mo>
            <mrow/>
          </mrow>
        </mtd>
        <mtd columnalign="left">
          <mn>3,142</mn>
        </mtd>
      </mtr>
      <mtr>
        <mtd columnalign="right">
          <mi mathvariant="normal">e</mi>
        </mtd>
        <mtd>
          <mrow>
            <mrow/>
            <mo stretchy="false">=</mo>
            <mrow/>
          </mrow>
        </mtd>
        <mtd columnalign="left">
          <mn>2,718</mn>
        </mtd>
      </mtr>
    </mtable>
    <annotation encoding="StarMath 5.0">%%ii {autoformat=true} PRINTVAL %pi
%%ii TEXT newline
%%ii {autoformat=true} PRINTVAL %e
MATRIX { %%gg
{alignr %pi}#{}={}# {alignl 3,142} ## %%gg
{alignr func e}#{}={}# {alignl 2,718} %%gg
} %%gg
</annotation>
  </semantics>
</math>
</file>

<file path=Object 20/content.xml><?xml version="1.0" encoding="utf-8"?>
<math xmlns="http://www.w3.org/1998/Math/MathML" display="block">
  <semantics>
    <mstyle mathsize="10pt">
      <mfrac>
        <mi mathvariant="italic">df</mi>
        <mi mathvariant="italic">dx</mi>
      </mfrac>
    </mstyle>
    <annotation encoding="StarMath 5.0">size-2 {df over dx}</annotation>
  </semantics>
</math>
</file>

<file path=Object 21/content.xml><?xml version="1.0" encoding="utf-8"?>
<math xmlns="http://www.w3.org/1998/Math/MathML" display="block">
  <semantics>
    <annotation encoding="StarMath 5.0">%%ii OPTIONS {units={""}}
</annotation>
  </semantics>
</math>
</file>

<file path=Object 212/content.xml><?xml version="1.0" encoding="utf-8"?>
<math xmlns="http://www.w3.org/1998/Math/MathML" display="block">
  <semantics>
    <mrow>
      <mstyle mathsize="10pt">
        <mrow>
          <mi mathvariant="italic">df</mi>
          <mrow>
            <mo fence="true" form="prefix" stretchy="false">(</mo>
            <mrow>
              <mrow>
                <mi>x</mi>
                <mi>,</mi>
                <mi>y</mi>
              </mrow>
            </mrow>
            <mo fence="true" form="postfix" stretchy="false">)</mo>
          </mrow>
        </mrow>
      </mstyle>
      <mo stretchy="false">=</mo>
      <mstyle mathsize="10pt">
        <mrow>
          <mi>g</mi>
          <mrow>
            <mo fence="true" form="prefix" stretchy="false">(</mo>
            <mrow>
              <mrow>
                <mi>x</mi>
                <mi>,</mi>
                <mi>y</mi>
              </mrow>
            </mrow>
            <mo fence="true" form="postfix" stretchy="false">)</mo>
          </mrow>
          <mrow>
            <mi mathvariant="italic">dx</mi>
            <mo stretchy="false">+</mo>
            <mi>h</mi>
          </mrow>
          <mrow>
            <mo fence="true" form="prefix" stretchy="false">(</mo>
            <mrow>
              <mrow>
                <mi>x</mi>
                <mi>,</mi>
                <mi>y</mi>
              </mrow>
            </mrow>
            <mo fence="true" form="postfix" stretchy="false">)</mo>
          </mrow>
          <mi mathvariant="italic">dy</mi>
        </mrow>
      </mstyle>
    </mrow>
    <annotation encoding="StarMath 5.0">size-2 {df(x,y)} = size-2 {g(x,y) dx + h(x,y) dy}</annotation>
  </semantics>
</math>
</file>

<file path=Object 214/content.xml><?xml version="1.0" encoding="utf-8"?>
<math xmlns="http://www.w3.org/1998/Math/MathML" display="block">
  <semantics>
    <mrow>
      <mstyle mathsize="10pt">
        <mrow>
          <mrow>
            <mo stretchy="false">∫</mo>
            <mi mathvariant="italic">df</mi>
          </mrow>
          <mrow>
            <mo fence="true" form="prefix" stretchy="false">(</mo>
            <mrow>
              <mrow>
                <mi>x</mi>
                <mi>,</mi>
                <mi>y</mi>
              </mrow>
            </mrow>
            <mo fence="true" form="postfix" stretchy="false">)</mo>
          </mrow>
        </mrow>
      </mstyle>
      <mo stretchy="false">=</mo>
      <mstyle mathsize="10pt">
        <mrow>
          <mrow>
            <mo stretchy="false">∫</mo>
            <mi>g</mi>
          </mrow>
          <mrow>
            <mo fence="true" form="prefix" stretchy="false">(</mo>
            <mrow>
              <mrow>
                <mi>x</mi>
                <mi>,</mi>
                <mi>y</mi>
              </mrow>
            </mrow>
            <mo fence="true" form="postfix" stretchy="false">)</mo>
          </mrow>
          <mrow>
            <mi mathvariant="italic">dx</mi>
            <mo stretchy="false">+</mo>
            <mrow>
              <mo stretchy="false">∫</mo>
              <mi>h</mi>
            </mrow>
          </mrow>
          <mrow>
            <mo fence="true" form="prefix" stretchy="false">(</mo>
            <mrow>
              <mrow>
                <mi>x</mi>
                <mi>,</mi>
                <mi>y</mi>
              </mrow>
            </mrow>
            <mo fence="true" form="postfix" stretchy="false">)</mo>
          </mrow>
          <mi mathvariant="italic">dy</mi>
        </mrow>
      </mstyle>
    </mrow>
    <annotation encoding="StarMath 5.0">size-2 {int df(x,y)} = size-2 {int g(x,y) dx + int h(x,y) dy}</annotation>
  </semantics>
</math>
</file>

<file path=Object 217/content.xml><?xml version="1.0" encoding="utf-8"?>
<math xmlns="http://www.w3.org/1998/Math/MathML">
  <semantics>
    <mrow>
      <mrow>
        <mi>A</mi>
        <mo stretchy="false">=</mo>
        <mn>4</mn>
      </mrow>
      <mi mathvariant="normal">π</mi>
      <msup>
        <mi>r</mi>
        <mn>2</mn>
      </msup>
    </mrow>
    <annotation encoding="StarMath 5.0">%%ii @eq:Asphere@ EQDEF A = 4 %pi r^2
A = 4 %pi r^2 %%gg
</annotation>
  </semantics>
</math>
</file>

<file path=Object 218/content.xml><?xml version="1.0" encoding="utf-8"?>
<math xmlns="http://www.w3.org/1998/Math/MathML" display="block">
  <semantics>
    <mrow>
      <mrow>
        <munderover>
          <mo stretchy="false">∫</mo>
          <mrow>
            <mi>r</mi>
            <mo stretchy="false">=</mo>
            <msub>
              <mi>r</mi>
              <mi>i</mi>
            </msub>
          </mrow>
          <msub>
            <mi>r</mi>
            <mi>o</mi>
          </msub>
        </munderover>
        <mfrac>
          <mn>1</mn>
          <msup>
            <mi>r</mi>
            <mn>2</mn>
          </msup>
        </mfrac>
      </mrow>
      <mrow>
        <mi mathvariant="italic">dr</mi>
        <mo stretchy="false">=</mo>
        <mrow>
          <munderover>
            <mo stretchy="false">∫</mo>
            <mrow>
              <msub>
                <mi>T</mi>
                <mi>S</mi>
              </msub>
              <mo stretchy="false">=</mo>
              <msub>
                <mi>T</mi>
                <mi>i</mi>
              </msub>
            </mrow>
            <msub>
              <mi>T</mi>
              <mi>o</mi>
            </msub>
          </munderover>
          <mrow>
            <mrow>
              <mo stretchy="false">−</mo>
              <mn>4</mn>
            </mrow>
            <mfrac>
              <mi>k</mi>
              <mi>q</mi>
            </mfrac>
            <mi mathvariant="normal">π</mi>
          </mrow>
        </mrow>
      </mrow>
      <msub>
        <mi mathvariant="italic">dT</mi>
        <mi>S</mi>
      </msub>
    </mrow>
    <annotation encoding="StarMath 5.0">%%ii @54@ {autoformat=true} EQDEF int from r=r_i to r_o {LHS(@53@)} = int from T_S=T_i to T_o {RHS(@53@)}
int from {r = r_i} to {r_o} {{alignc 1 over {alignc r^{2}}}} nospace{dr} = int from {T_S = T_i} to {T_o} {-4 {{alignc k} over {alignc q}} %pi } nospace{dT_S} %%gg
</annotation>
  </semantics>
</math>
</file>

<file path=Object 22/content.xml><?xml version="1.0" encoding="utf-8"?>
<math xmlns="http://www.w3.org/1998/Math/MathML" display="block">
  <semantics>
    <mrow>
      <mi>f</mi>
      <mrow>
        <mo fence="true" form="prefix" stretchy="false">(</mo>
        <mrow>
          <mn>3</mn>
        </mrow>
        <mo fence="true" form="postfix" stretchy="false">)</mo>
      </mrow>
    </mrow>
    <annotation encoding="StarMath 5.0">f(3)</annotation>
  </semantics>
</math>
</file>

<file path=Object 220/content.xml><?xml version="1.0" encoding="utf-8"?>
<math xmlns="http://www.w3.org/1998/Math/MathML" display="block">
  <semantics>
    <mrow>
      <mfrac>
        <mn>1</mn>
        <msup>
          <mi>r</mi>
          <mn>2</mn>
        </msup>
      </mfrac>
      <mrow>
        <mi mathvariant="italic">dr</mi>
        <mo stretchy="false">=</mo>
        <mrow>
          <mo stretchy="false">−</mo>
          <mn>4</mn>
        </mrow>
      </mrow>
      <mfrac>
        <mi>k</mi>
        <mi>q</mi>
      </mfrac>
      <mi mathvariant="normal">π</mi>
      <msub>
        <mi mathvariant="italic">dT</mi>
        <mi>S</mi>
      </msub>
    </mrow>
    <annotation encoding="StarMath 5.0">%%ii @53@ {autoformat=true} EQDEF SIMPLIFY(@52@ * (differential(r) / r^2 / q) , "cancel-diff")
{{alignc 1  } over {alignc r^{2} }} nospace{dr} = -4 {{alignc k} over {alignc q}} %pi nospace{dT_S}  %%gg
</annotation>
  </semantics>
</math>
</file>

<file path=Object 22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svg:stroke-color="#cccccc" draw:fill="solid" draw:fill-color="#cccccc" draw:opacity="15%"/>
      <style:text-properties fo:font-size="10pt" style:font-size-asian="10pt" style:font-size-complex="10pt"/>
    </style:style>
    <style:style style:name="ch3" style:family="chart">
      <style:chart-properties chart:interpolation="cubic-spline" chart:include-hidden-cells="false" chart:treat-empty-cells="ignore" chart:right-angled-axes="true"/>
    </style:style>
    <style:style style:name="ch4" style:family="chart" style:data-style-name="N0">
      <style:chart-properties chart:display-label="true" chart:logarithmic="false" chart:minimum="-1.5" chart:maximum="1.5" chart:origin="0" chart:interval-major="0.5" chart:interval-minor-divisor="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symbol-type="none" chart:link-data-style-to-source="false"/>
      <style:graphic-properties svg:stroke-width="0.025cm" svg:stroke-color="#000000" draw:fill-color="#000000"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25cm" svg:stroke-color="#ff3333" draw:fill-color="#ff3333"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25cm" svg:stroke-color="#6666ff" draw:fill-color="#6666f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07cm" svg:height="9.306cm" xlink:href="." xlink:type="simple" chart:class="chart:scatter" chart:style-name="ch1">
        <chart:legend chart:legend-position="end" svg:x="11.005cm" svg:y="4.056cm" style:legend-expansion="custom" svg:width="4.164cm" svg:height="1.247cm" style:legend-expansion-aspect-ratio="3.3392141138733" chart:style-name="ch2"/>
        <chart:plot-area chart:style-name="ch3" chart:data-source-has-labels="both" svg:x="0.557cm" svg:y="0.178cm" svg:width="9.538cm" svg:height="8.88cm">
          <chart:coordinate-region svg:x="0.848cm" svg:y="0.377cm" svg:width="9.007cm" svg:height="8.482cm"/>
          <chart:axis chart:dimension="x" chart:name="primary-x" chart:style-name="ch4" chartooo:axis-type="auto">
            <chart:categories table:cell-range-address="local-table.$A$2:.$A$21"/>
            <chart:grid chart:style-name="ch5" chart:class="major"/>
            <chart:grid chart:style-name="ch6" chart:class="minor"/>
          </chart:axis>
          <chart:axis chart:dimension="y" chart:name="primary-y" chart:style-name="ch4">
            <chart:grid chart:style-name="ch5" chart:class="major"/>
            <chart:grid chart:style-name="ch6" chart:class="minor"/>
          </chart:axis>
          <chart:series chart:style-name="ch7" chart:values-cell-range-address="local-table.$C$2:.$C$21" chart:label-cell-address="local-table.$C$1" chart:class="chart:scatter">
            <chart:domain table:cell-range-address="local-table.$B$2:.$B$21"/>
            <chart:data-point chart:repeated="20"/>
          </chart:series>
          <chart:series chart:style-name="ch8" chart:values-cell-range-address="local-table.$F$2:.$F$21" chart:label-cell-address="local-table.$E$1" chart:class="chart:scatter">
            <chart:domain table:cell-range-address="local-table.$E$2:.$E$21"/>
            <chart:data-point chart:repeated="20"/>
          </chart:series>
          <chart:series chart:style-name="ch9" chart:values-cell-range-address="local-table.$I$2:.$I$21" chart:label-cell-address="local-table.$H$1" chart:class="chart:scatter">
            <chart:domain table:cell-range-address="local-table.$H$2:.$H$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 table:visibility="collapse"/>
            <table:table-column table:number-columns-repeated="2"/>
            <table:table-column table:visibility="collapse"/>
            <table:table-column table:number-columns-repeated="2"/>
          </table:table-columns>
          <table:table-header-rows>
            <table:table-row>
              <table:table-cell>
                <text:p/>
              </table:table-cell>
              <table:table-cell office:value-type="string">
                <text:p>Reihe 1</text:p>
              </table:table-cell>
              <table:table-cell office:value-type="string">
                <text:p>First loop</text:p>
              </table:table-cell>
              <table:table-cell office:value-type="string">
                <text:p/>
              </table:table-cell>
              <table:table-cell office:value-type="string">
                <text:p>Reihe 4</text:p>
              </table:table-cell>
              <table:table-cell office:value-type="string">
                <text:p>Second loop</text:p>
              </table:table-cell>
              <table:table-cell office:value-type="string">
                <text:p/>
              </table:table-cell>
              <table:table-cell office:value-type="string">
                <text:p>Reihe 7</text:p>
              </table:table-cell>
              <table:table-cell office:value-type="string">
                <text:p>Third loop</text:p>
              </table:table-cell>
            </table:table-row>
          </table:table-header-rows>
          <table:table-rows>
            <table:table-row>
              <table:table-cell office:value-type="string">
                <text:p>Zeile 1</text:p>
              </table:table-cell>
              <table:table-cell office:value-type="float" office:value="1">
                <text:p>1</text:p>
              </table:table-cell>
              <table:table-cell office:value-type="float" office:value="0.14142135623731">
                <text:p>0.14142135623731</text:p>
              </table:table-cell>
              <table:table-cell office:value-type="float" office:value="NaN">
                <text:p>NaN</text:p>
              </table:table-cell>
              <table:table-cell office:value-type="float" office:value="1">
                <text:p>1</text:p>
              </table:table-cell>
              <table:table-cell office:value-type="float" office:value="-0.193185165257814">
                <text:p>-0.193185165257814</text:p>
              </table:table-cell>
              <table:table-cell office:value-type="float" office:value="NaN">
                <text:p>NaN</text:p>
              </table:table-cell>
              <table:table-cell office:value-type="float" office:value="1">
                <text:p>1</text:p>
              </table:table-cell>
              <table:table-cell office:value-type="float" office:value="0.0517638090205042">
                <text:p>0.0517638090205042</text:p>
              </table:table-cell>
            </table:table-row>
            <table:table-row>
              <table:table-cell office:value-type="string">
                <text:p/>
              </table:table-cell>
              <table:table-cell office:value-type="float" office:value="0.945817241700635">
                <text:p>0.945817241700635</text:p>
              </table:table-cell>
              <table:table-cell office:value-type="float" office:value="0.449704981786619">
                <text:p>0.449704981786619</text:p>
              </table:table-cell>
              <table:table-cell office:value-type="float" office:value="NaN">
                <text:p>NaN</text:p>
              </table:table-cell>
              <table:table-cell office:value-type="float" office:value="0.945817241700635">
                <text:p>0.945817241700635</text:p>
              </table:table-cell>
              <table:table-cell office:value-type="float" office:value="0.126992362509982">
                <text:p>0.126992362509982</text:p>
              </table:table-cell>
              <table:table-cell office:value-type="float" office:value="NaN">
                <text:p>NaN</text:p>
              </table:table-cell>
              <table:table-cell office:value-type="float" office:value="0.945817241700635">
                <text:p>0.945817241700635</text:p>
              </table:table-cell>
              <table:table-cell office:value-type="float" office:value="0.397401063317449">
                <text:p>0.397401063317449</text:p>
              </table:table-cell>
            </table:table-row>
            <table:table-row>
              <table:table-cell office:value-type="string">
                <text:p/>
              </table:table-cell>
              <table:table-cell office:value-type="float" office:value="0.789140509396394">
                <text:p>0.789140509396394</text:p>
              </table:table-cell>
              <table:table-cell office:value-type="float" office:value="0.72128498403044">
                <text:p>0.72128498403044</text:p>
              </table:table-cell>
              <table:table-cell office:value-type="float" office:value="NaN">
                <text:p>NaN</text:p>
              </table:table-cell>
              <table:table-cell office:value-type="float" office:value="0.789140509396394">
                <text:p>0.789140509396394</text:p>
              </table:table-cell>
              <table:table-cell office:value-type="float" office:value="0.414383561012208">
                <text:p>0.414383561012208</text:p>
              </table:table-cell>
              <table:table-cell office:value-type="float" office:value="NaN">
                <text:p>NaN</text:p>
              </table:table-cell>
              <table:table-cell office:value-type="float" office:value="0.789140509396394">
                <text:p>0.789140509396394</text:p>
              </table:table-cell>
              <table:table-cell office:value-type="float" office:value="0.706969593026356">
                <text:p>0.706969593026356</text:p>
              </table:table-cell>
            </table:table-row>
            <table:table-row>
              <table:table-cell office:value-type="string">
                <text:p/>
              </table:table-cell>
              <table:table-cell office:value-type="float" office:value="0.546948158122427">
                <text:p>0.546948158122427</text:p>
              </table:table-cell>
              <table:table-cell office:value-type="float" office:value="0.925005796032003">
                <text:p>0.925005796032003</text:p>
              </table:table-cell>
              <table:table-cell office:value-type="float" office:value="NaN">
                <text:p>NaN</text:p>
              </table:table-cell>
              <table:table-cell office:value-type="float" office:value="0.546948158122427">
                <text:p>0.546948158122427</text:p>
              </table:table-cell>
              <table:table-cell office:value-type="float" office:value="0.637640936807932">
                <text:p>0.637640936807932</text:p>
              </table:table-cell>
              <table:table-cell office:value-type="float" office:value="NaN">
                <text:p>NaN</text:p>
              </table:table-cell>
              <table:table-cell office:value-type="float" office:value="0.546948158122427">
                <text:p>0.546948158122427</text:p>
              </table:table-cell>
              <table:table-cell office:value-type="float" office:value="0.948852701947651">
                <text:p>0.948852701947651</text:p>
              </table:table-cell>
            </table:table-row>
            <table:table-row>
              <table:table-cell office:value-type="string">
                <text:p/>
              </table:table-cell>
              <table:table-cell office:value-type="float" office:value="0.245485487140799">
                <text:p>0.245485487140799</text:p>
              </table:table-cell>
              <table:table-cell office:value-type="float" office:value="1.03694037981008">
                <text:p>1.03694037981008</text:p>
              </table:table-cell>
              <table:table-cell office:value-type="float" office:value="NaN">
                <text:p>NaN</text:p>
              </table:table-cell>
              <table:table-cell office:value-type="float" office:value="0.245485487140799">
                <text:p>0.245485487140799</text:p>
              </table:table-cell>
              <table:table-cell office:value-type="float" office:value="0.772600304496394">
                <text:p>0.772600304496394</text:p>
              </table:table-cell>
              <table:table-cell office:value-type="float" office:value="NaN">
                <text:p>NaN</text:p>
              </table:table-cell>
              <table:table-cell office:value-type="float" office:value="0.245485487140799">
                <text:p>0.245485487140799</text:p>
              </table:table-cell>
              <table:table-cell office:value-type="float" office:value="1.09866011351152">
                <text:p>1.09866011351152</text:p>
              </table:table-cell>
            </table:table-row>
            <table:table-row>
              <table:table-cell office:value-type="string">
                <text:p/>
              </table:table-cell>
              <table:table-cell office:value-type="float" office:value="-0.0825793454723323">
                <text:p>-0.0825793454723323</text:p>
              </table:table-cell>
              <table:table-cell office:value-type="float" office:value="1.04300555748856">
                <text:p>1.04300555748856</text:p>
              </table:table-cell>
              <table:table-cell office:value-type="float" office:value="NaN">
                <text:p>NaN</text:p>
              </table:table-cell>
              <table:table-cell office:value-type="float" office:value="-0.0825793454723323">
                <text:p>-0.0825793454723323</text:p>
              </table:table-cell>
              <table:table-cell office:value-type="float" office:value="0.804898996515019">
                <text:p>0.804898996515019</text:p>
              </table:table-cell>
              <table:table-cell office:value-type="float" office:value="NaN">
                <text:p>NaN</text:p>
              </table:table-cell>
              <table:table-cell office:value-type="float" office:value="-0.0825793454723323">
                <text:p>-0.0825793454723323</text:p>
              </table:table-cell>
              <table:table-cell office:value-type="float" office:value="1.14184892501643">
                <text:p>1.14184892501643</text:p>
              </table:table-cell>
            </table:table-row>
            <table:table-row>
              <table:table-cell office:value-type="string">
                <text:p/>
              </table:table-cell>
              <table:table-cell office:value-type="float" office:value="-0.401695424652969">
                <text:p>-0.401695424652969</text:p>
              </table:table-cell>
              <table:table-cell office:value-type="float" office:value="0.940511852908927">
                <text:p>0.940511852908927</text:p>
              </table:table-cell>
              <table:table-cell office:value-type="float" office:value="NaN">
                <text:p>NaN</text:p>
              </table:table-cell>
              <table:table-cell office:value-type="float" office:value="-0.401695424652969">
                <text:p>-0.401695424652969</text:p>
              </table:table-cell>
              <table:table-cell office:value-type="float" office:value="0.731529097378046">
                <text:p>0.731529097378046</text:p>
              </table:table-cell>
              <table:table-cell office:value-type="float" office:value="NaN">
                <text:p>NaN</text:p>
              </table:table-cell>
              <table:table-cell office:value-type="float" office:value="-0.401695424652969">
                <text:p>-0.401695424652969</text:p>
              </table:table-cell>
              <table:table-cell office:value-type="float" office:value="1.0752790296782">
                <text:p>1.0752790296782</text:p>
              </table:table-cell>
            </table:table-row>
            <table:table-row>
              <table:table-cell office:value-type="string">
                <text:p/>
              </table:table-cell>
              <table:table-cell office:value-type="float" office:value="-0.677281571625741">
                <text:p>-0.677281571625741</text:p>
              </table:table-cell>
              <table:table-cell office:value-type="float" office:value="0.738479606501951">
                <text:p>0.738479606501951</text:p>
              </table:table-cell>
              <table:table-cell office:value-type="float" office:value="NaN">
                <text:p>NaN</text:p>
              </table:table-cell>
              <table:table-cell office:value-type="float" office:value="-0.677281571625741">
                <text:p>-0.677281571625741</text:p>
              </table:table-cell>
              <table:table-cell office:value-type="float" office:value="0.561157423970335">
                <text:p>0.561157423970335</text:p>
              </table:table-cell>
              <table:table-cell office:value-type="float" office:value="NaN">
                <text:p>NaN</text:p>
              </table:table-cell>
              <table:table-cell office:value-type="float" office:value="-0.677281571625741">
                <text:p>-0.677281571625741</text:p>
              </table:table-cell>
              <table:table-cell office:value-type="float" office:value="0.907534701547109">
                <text:p>0.907534701547109</text:p>
              </table:table-cell>
            </table:table-row>
            <table:table-row>
              <table:table-cell office:value-type="string">
                <text:p/>
              </table:table-cell>
              <table:table-cell office:value-type="float" office:value="-0.879473751206489">
                <text:p>-0.879473751206489</text:p>
              </table:table-cell>
              <table:table-cell office:value-type="float" office:value="0.456686808026445">
                <text:p>0.456686808026445</text:p>
              </table:table-cell>
              <table:table-cell office:value-type="float" office:value="NaN">
                <text:p>NaN</text:p>
              </table:table-cell>
              <table:table-cell office:value-type="float" office:value="-0.879473751206489">
                <text:p>-0.879473751206489</text:p>
              </table:table-cell>
              <table:table-cell office:value-type="float" office:value="0.313177649583035">
                <text:p>0.313177649583035</text:p>
              </table:table-cell>
              <table:table-cell office:value-type="float" office:value="NaN">
                <text:p>NaN</text:p>
              </table:table-cell>
              <table:table-cell office:value-type="float" office:value="-0.879473751206489">
                <text:p>-0.879473751206489</text:p>
              </table:table-cell>
              <table:table-cell office:value-type="float" office:value="0.657977721501741">
                <text:p>0.657977721501741</text:p>
              </table:table-cell>
            </table:table-row>
            <table:table-row>
              <table:table-cell office:value-type="string">
                <text:p/>
              </table:table-cell>
              <table:table-cell office:value-type="float" office:value="-0.986361303402722">
                <text:p>-0.986361303402722</text:p>
              </table:table-cell>
              <table:table-cell office:value-type="float" office:value="0.123551521841607">
                <text:p>0.123551521841607</text:p>
              </table:table-cell>
              <table:table-cell office:value-type="float" office:value="NaN">
                <text:p>NaN</text:p>
              </table:table-cell>
              <table:table-cell office:value-type="float" office:value="-0.986361303402722">
                <text:p>-0.986361303402722</text:p>
              </table:table-cell>
              <table:table-cell office:value-type="float" office:value="0.0155973942672465">
                <text:p>0.0155973942672465</text:p>
              </table:table-cell>
              <table:table-cell office:value-type="float" office:value="NaN">
                <text:p>NaN</text:p>
              </table:table-cell>
              <table:table-cell office:value-type="float" office:value="-0.986361303402722">
                <text:p>-0.986361303402722</text:p>
              </table:table-cell>
              <table:table-cell office:value-type="float" office:value="0.354634854733348">
                <text:p>0.354634854733348</text:p>
              </table:table-cell>
            </table:table-row>
            <table:table-row>
              <table:table-cell office:value-type="string">
                <text:p/>
              </table:table-cell>
              <table:table-cell office:value-type="float" office:value="-0.986361303402722">
                <text:p>-0.986361303402722</text:p>
              </table:table-cell>
              <table:table-cell office:value-type="float" office:value="-0.226921934895922">
                <text:p>-0.226921934895922</text:p>
              </table:table-cell>
              <table:table-cell office:value-type="float" office:value="NaN">
                <text:p>NaN</text:p>
              </table:table-cell>
              <table:table-cell office:value-type="float" office:value="-0.986361303402722">
                <text:p>-0.986361303402722</text:p>
              </table:table-cell>
              <table:table-cell office:value-type="float" office:value="-0.298010614731017">
                <text:p>-0.298010614731017</text:p>
              </table:table-cell>
              <table:table-cell office:value-type="float" office:value="NaN">
                <text:p>NaN</text:p>
              </table:table-cell>
              <table:table-cell office:value-type="float" office:value="-0.986361303402722">
                <text:p>-0.986361303402722</text:p>
              </table:table-cell>
              <table:table-cell office:value-type="float" office:value="0.031148778784737">
                <text:p>0.031148778784737</text:p>
              </table:table-cell>
            </table:table-row>
            <table:table-row>
              <table:table-cell office:value-type="string">
                <text:p/>
              </table:table-cell>
              <table:table-cell office:value-type="float" office:value="-0.879473751206489">
                <text:p>-0.879473751206489</text:p>
              </table:table-cell>
              <table:table-cell office:value-type="float" office:value="-0.558802444295553">
                <text:p>-0.558802444295553</text:p>
              </table:table-cell>
              <table:table-cell office:value-type="float" office:value="NaN">
                <text:p>NaN</text:p>
              </table:table-cell>
              <table:table-cell office:value-type="float" office:value="-0.879473751206489">
                <text:p>-0.879473751206489</text:p>
              </table:table-cell>
              <table:table-cell office:value-type="float" office:value="-0.592162756117461">
                <text:p>-0.592162756117461</text:p>
              </table:table-cell>
              <table:table-cell office:value-type="float" office:value="NaN">
                <text:p>NaN</text:p>
              </table:table-cell>
              <table:table-cell office:value-type="float" office:value="-0.879473751206489">
                <text:p>-0.879473751206489</text:p>
              </table:table-cell>
              <table:table-cell office:value-type="float" office:value="-0.276876978698206">
                <text:p>-0.276876978698206</text:p>
              </table:table-cell>
            </table:table-row>
            <table:table-row>
              <table:table-cell office:value-type="string">
                <text:p/>
              </table:table-cell>
              <table:table-cell office:value-type="float" office:value="-0.677281571625741">
                <text:p>-0.677281571625741</text:p>
              </table:table-cell>
              <table:table-cell office:value-type="float" office:value="-0.838100920491052">
                <text:p>-0.838100920491052</text:p>
              </table:table-cell>
              <table:table-cell office:value-type="float" office:value="NaN">
                <text:p>NaN</text:p>
              </table:table-cell>
              <table:table-cell office:value-type="float" office:value="-0.677281571625741">
                <text:p>-0.677281571625741</text:p>
              </table:table-cell>
              <table:table-cell office:value-type="float" office:value="-0.833327915305331">
                <text:p>-0.833327915305331</text:p>
              </table:table-cell>
              <table:table-cell office:value-type="float" office:value="NaN">
                <text:p>NaN</text:p>
              </table:table-cell>
              <table:table-cell office:value-type="float" office:value="-0.677281571625741">
                <text:p>-0.677281571625741</text:p>
              </table:table-cell>
              <table:table-cell office:value-type="float" office:value="-0.535742896223012">
                <text:p>-0.535742896223012</text:p>
              </table:table-cell>
            </table:table-row>
            <table:table-row>
              <table:table-cell office:value-type="string">
                <text:p/>
              </table:table-cell>
              <table:table-cell office:value-type="float" office:value="-0.401695424652969">
                <text:p>-0.401695424652969</text:p>
              </table:table-cell>
              <table:table-cell office:value-type="float" office:value="-1.0364295768168">
                <text:p>-1.0364295768168</text:p>
              </table:table-cell>
              <table:table-cell office:value-type="float" office:value="NaN">
                <text:p>NaN</text:p>
              </table:table-cell>
              <table:table-cell office:value-type="float" office:value="-0.401695424652969">
                <text:p>-0.401695424652969</text:p>
              </table:table-cell>
              <table:table-cell office:value-type="float" office:value="-0.993581192440723">
                <text:p>-0.993581192440723</text:p>
              </table:table-cell>
              <table:table-cell office:value-type="float" office:value="NaN">
                <text:p>NaN</text:p>
              </table:table-cell>
              <table:table-cell office:value-type="float" office:value="-0.401695424652969">
                <text:p>-0.401695424652969</text:p>
              </table:table-cell>
              <table:table-cell office:value-type="float" office:value="-0.717309210707648">
                <text:p>-0.717309210707648</text:p>
              </table:table-cell>
            </table:table-row>
            <table:table-row>
              <table:table-cell office:value-type="string">
                <text:p/>
              </table:table-cell>
              <table:table-cell office:value-type="float" office:value="-0.0825793454723323">
                <text:p>-0.0825793454723323</text:p>
              </table:table-cell>
              <table:table-cell office:value-type="float" office:value="-1.13405538008056">
                <text:p>-1.13405538008056</text:p>
              </table:table-cell>
              <table:table-cell office:value-type="float" office:value="NaN">
                <text:p>NaN</text:p>
              </table:table-cell>
              <table:table-cell office:value-type="float" office:value="-0.0825793454723323">
                <text:p>-0.0825793454723323</text:p>
              </table:table-cell>
              <table:table-cell office:value-type="float" office:value="-1.05365173785649">
                <text:p>-1.05365173785649</text:p>
              </table:table-cell>
              <table:table-cell office:value-type="float" office:value="NaN">
                <text:p>NaN</text:p>
              </table:table-cell>
              <table:table-cell office:value-type="float" office:value="-0.0825793454723323">
                <text:p>-0.0825793454723323</text:p>
              </table:table-cell>
              <table:table-cell office:value-type="float" office:value="-0.802046361082957">
                <text:p>-0.802046361082957</text:p>
              </table:table-cell>
            </table:table-row>
            <table:table-row>
              <table:table-cell office:value-type="string">
                <text:p/>
              </table:table-cell>
              <table:table-cell office:value-type="float" office:value="0.245485487140799">
                <text:p>0.245485487140799</text:p>
              </table:table-cell>
              <table:table-cell office:value-type="float" office:value="-1.12201707957929">
                <text:p>-1.12201707957929</text:p>
              </table:table-cell>
              <table:table-cell office:value-type="float" office:value="NaN">
                <text:p>NaN</text:p>
              </table:table-cell>
              <table:table-cell office:value-type="float" office:value="0.245485487140799">
                <text:p>0.245485487140799</text:p>
              </table:table-cell>
              <table:table-cell office:value-type="float" office:value="-1.00503417080617">
                <text:p>-1.00503417080617</text:p>
              </table:table-cell>
              <table:table-cell office:value-type="float" office:value="NaN">
                <text:p>NaN</text:p>
              </table:table-cell>
              <table:table-cell office:value-type="float" office:value="0.245485487140799">
                <text:p>0.245485487140799</text:p>
              </table:table-cell>
              <table:table-cell office:value-type="float" office:value="-0.781149547432531">
                <text:p>-0.781149547432531</text:p>
              </table:table-cell>
            </table:table-row>
            <table:table-row>
              <table:table-cell office:value-type="string">
                <text:p/>
              </table:table-cell>
              <table:table-cell office:value-type="float" office:value="0.546948158122427">
                <text:p>0.546948158122427</text:p>
              </table:table-cell>
              <table:table-cell office:value-type="float" office:value="-1.00307665709118">
                <text:p>-1.00307665709118</text:p>
              </table:table-cell>
              <table:table-cell office:value-type="float" office:value="NaN">
                <text:p>NaN</text:p>
              </table:table-cell>
              <table:table-cell office:value-type="float" office:value="0.546948158122427">
                <text:p>0.546948158122427</text:p>
              </table:table-cell>
              <table:table-cell office:value-type="float" office:value="-0.850934495812268">
                <text:p>-0.850934495812268</text:p>
              </table:table-cell>
              <table:table-cell office:value-type="float" office:value="NaN">
                <text:p>NaN</text:p>
              </table:table-cell>
              <table:table-cell office:value-type="float" office:value="0.546948158122427">
                <text:p>0.546948158122427</text:p>
              </table:table-cell>
              <table:table-cell office:value-type="float" office:value="-0.657488281884133">
                <text:p>-0.657488281884133</text:p>
              </table:table-cell>
            </table:table-row>
            <table:table-row>
              <table:table-cell office:value-type="string">
                <text:p/>
              </table:table-cell>
              <table:table-cell office:value-type="float" office:value="0.789140509396394">
                <text:p>0.789140509396394</text:p>
              </table:table-cell>
              <table:table-cell office:value-type="float" office:value="-0.791402331883923">
                <text:p>-0.791402331883923</text:p>
              </table:table-cell>
              <table:table-cell office:value-type="float" office:value="NaN">
                <text:p>NaN</text:p>
              </table:table-cell>
              <table:table-cell office:value-type="float" office:value="0.789140509396394">
                <text:p>0.789140509396394</text:p>
              </table:table-cell>
              <table:table-cell office:value-type="float" office:value="-0.605947717839905">
                <text:p>-0.605947717839905</text:p>
              </table:table-cell>
              <table:table-cell office:value-type="float" office:value="NaN">
                <text:p>NaN</text:p>
              </table:table-cell>
              <table:table-cell office:value-type="float" office:value="0.789140509396394">
                <text:p>0.789140509396394</text:p>
              </table:table-cell>
              <table:table-cell office:value-type="float" office:value="-0.445288088345175">
                <text:p>-0.445288088345175</text:p>
              </table:table-cell>
            </table:table-row>
            <table:table-row>
              <table:table-cell office:value-type="string">
                <text:p/>
              </table:table-cell>
              <table:table-cell office:value-type="float" office:value="0.945817241700635">
                <text:p>0.945817241700635</text:p>
              </table:table-cell>
              <table:table-cell office:value-type="float" office:value="-0.511017686814939">
                <text:p>-0.511017686814939</text:p>
              </table:table-cell>
              <table:table-cell office:value-type="float" office:value="NaN">
                <text:p>NaN</text:p>
              </table:table-cell>
              <table:table-cell office:value-type="float" office:value="0.945817241700635">
                <text:p>0.945817241700635</text:p>
              </table:table-cell>
              <table:table-cell office:value-type="float" office:value="-0.294501787796836">
                <text:p>-0.294501787796836</text:p>
              </table:table-cell>
              <table:table-cell office:value-type="float" office:value="NaN">
                <text:p>NaN</text:p>
              </table:table-cell>
              <table:table-cell office:value-type="float" office:value="0.945817241700635">
                <text:p>0.945817241700635</text:p>
              </table:table-cell>
              <table:table-cell office:value-type="float" office:value="-0.168578933002275">
                <text:p>-0.168578933002275</text:p>
              </table:table-cell>
            </table:table-row>
            <table:table-row>
              <table:table-cell office:value-type="string">
                <text:p/>
              </table:table-cell>
              <table:table-cell office:value-type="float" office:value="1">
                <text:p>1</text:p>
              </table:table-cell>
              <table:table-cell office:value-type="float" office:value="-0.193185165257814">
                <text:p>-0.193185165257814</text:p>
              </table:table-cell>
              <table:table-cell office:value-type="float" office:value="NaN">
                <text:p>NaN</text:p>
              </table:table-cell>
              <table:table-cell office:value-type="float" office:value="1">
                <text:p>1</text:p>
              </table:table-cell>
              <table:table-cell office:value-type="float" office:value="0.0517638090205042">
                <text:p>0.0517638090205042</text:p>
              </table:table-cell>
              <table:table-cell office:value-type="float" office:value="NaN">
                <text:p>NaN</text:p>
              </table:table-cell>
              <table:table-cell office:value-type="float" office:value="1">
                <text:p>1</text:p>
              </table:table-cell>
              <table:table-cell office:value-type="float" office:value="0.14142135623731">
                <text:p>0.14142135623731</text:p>
              </table:table-cell>
            </table:table-row>
          </table:table-rows>
        </table:table>
      </chart:chart>
    </office:chart>
  </office:body>
</office:document-content>
</file>

<file path=Object 22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hatch draw:name="Hatching_20_1" draw:display-name="Hatching 1" draw:style="single" draw:color="#000000" draw:distance="0cm" draw:rotation="0"/>
    <draw:hatch draw:name="Hatching_20_46" draw:display-name="Hatching 46" draw:style="single" draw:color="#000000" draw:distance="0cm" draw:rotation="0"/>
    <draw:fill-image draw:name="_35__20_Percent" draw:display-name="5 Percent" xlink:href="Pictures/100000000000000800000008E3FC4C3B246DAE08.png" xlink:type="simple" xlink:show="embed" xlink:actuate="onLoad"/>
    <draw:fill-image draw:name="Bathroom_20_Tiles" draw:display-name="Bathroom Tiles" xlink:href="Pictures/100000000000020000000200C3C2EBE14183F3F8.jpg" xlink:type="simple" xlink:show="embed" xlink:actuate="onLoad"/>
    <draw:fill-image draw:name="Coffee_20_Beans" draw:display-name="Coffee Beans" xlink:href="Pictures/1000000000000200000002005B17109F1254B590.jpg" xlink:type="simple" xlink:show="embed" xlink:actuate="onLoad"/>
    <draw:fill-image draw:name="Colorful_20_Pebbles" draw:display-name="Colorful Pebbles" xlink:href="Pictures/100000000000020000000200F7A7B31A25AC4E04.jpg" xlink:type="simple" xlink:show="embed" xlink:actuate="onLoad"/>
    <draw:fill-image draw:name="Lawn" xlink:href="Pictures/1000000000000200000001E5D476B6150A8C3071.jpg" xlink:type="simple" xlink:show="embed" xlink:actuate="onLoad"/>
    <draw:fill-image draw:name="Little_20_Clouds" draw:display-name="Little Clouds" xlink:href="Pictures/100000000000020100000201678B62A927532A48.jpg" xlink:type="simple" xlink:show="embed" xlink:actuate="onLoad"/>
    <draw:fill-image draw:name="Maple_20_Leaves" draw:display-name="Maple Leaves" xlink:href="Pictures/1000000000000200000002009F9CDFF76A1A9DB9.jpg" xlink:type="simple" xlink:show="embed" xlink:actuate="onLoad"/>
    <draw:fill-image draw:name="Painted_20_White" draw:display-name="Painted White" xlink:href="Pictures/100000000000020000000200B7DA4DD4BAECD386.jpg" xlink:type="simple" xlink:show="embed" xlink:actuate="onLoad"/>
    <draw:fill-image draw:name="Wall_20_of_20_Rock" draw:display-name="Wall of Rock" xlink:href="Pictures/100000000000010000000100B55D49D5B2628022.jpg" xlink:type="simple" xlink:show="embed" xlink:actuate="onLoad"/>
    <draw:fill-image draw:name="Zebra" xlink:href="Pictures/10000000000002000000020087D81C5E2AE7A0B1.jpg" xlink:type="simple" xlink:show="embed" xlink:actuate="onLoad"/>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office:styles>
</office:document-styles>
</file>

<file path=Object 229/content.xml><?xml version="1.0" encoding="utf-8"?>
<math xmlns="http://www.w3.org/1998/Math/MathML" display="block">
  <semantics>
    <mtable>
      <mtr>
        <mtd columnalign="right">
          <mrow>
            <mfrac>
              <mn>1</mn>
              <msub>
                <mi>r</mi>
                <mi>i</mi>
              </msub>
            </mfrac>
            <mo stretchy="false">−</mo>
            <mfrac>
              <mn>1</mn>
              <msub>
                <mi>r</mi>
                <mi>o</mi>
              </msub>
            </mfrac>
          </mrow>
        </mtd>
        <mtd>
          <mrow>
            <mrow/>
            <mo stretchy="false">=</mo>
            <mrow/>
          </mrow>
        </mtd>
        <mtd columnalign="left">
          <mrow>
            <mn>4</mn>
            <mfrac>
              <mi>k</mi>
              <mi>q</mi>
            </mfrac>
            <mi mathvariant="normal">π</mi>
            <mrow>
              <mo fence="true" form="prefix" stretchy="false">(</mo>
              <mrow>
                <mrow>
                  <msub>
                    <mi>T</mi>
                    <mi>i</mi>
                  </msub>
                  <mo stretchy="false">−</mo>
                  <msub>
                    <mi>T</mi>
                    <mi>o</mi>
                  </msub>
                </mrow>
              </mrow>
              <mo fence="true" form="postfix" stretchy="false">)</mo>
            </mrow>
          </mrow>
        </mtd>
      </mtr>
      <mtr>
        <mtd columnalign="right">
          <mi>q</mi>
        </mtd>
        <mtd>
          <mrow>
            <mrow/>
            <mo stretchy="false">=</mo>
            <mrow/>
          </mrow>
        </mtd>
        <mtd columnalign="left">
          <mrow>
            <mn>4</mn>
            <mfrac>
              <mrow>
                <mi mathvariant="normal">π</mi>
                <mi>k</mi>
                <msub>
                  <mi>r</mi>
                  <mi>i</mi>
                </msub>
                <msub>
                  <mi>r</mi>
                  <mi>o</mi>
                </msub>
                <mrow>
                  <mo fence="true" form="prefix" stretchy="false">(</mo>
                  <mrow>
                    <mrow>
                      <msub>
                        <mi>T</mi>
                        <mi>i</mi>
                      </msub>
                      <mo stretchy="false">−</mo>
                      <msub>
                        <mi>T</mi>
                        <mi>o</mi>
                      </msub>
                    </mrow>
                  </mrow>
                  <mo fence="true" form="postfix" stretchy="false">)</mo>
                </mrow>
              </mrow>
              <mrow>
                <msub>
                  <mi>r</mi>
                  <mi>o</mi>
                </msub>
                <mo stretchy="false">−</mo>
                <msub>
                  <mi>r</mi>
                  <mi>i</mi>
                </msub>
              </mrow>
            </mfrac>
          </mrow>
        </mtd>
      </mtr>
    </mtable>
    <annotation encoding="StarMath 5.0">%%ii @55@ {autoformat=true} EQDEF SIMPLIFY(@54@ , "integrate";"collect-common")
%%ii TEXT newline
%%ii @56@ {autoformat=true} EQDEF SIMPLIFY(SOLVE(@55@, q, 1) , "collect-common")
MATRIX { %%gg
{alignr {alignc 1 over {alignc r_i}}-{{alignc 1  } over {alignc r_o }}}#{}={}# {alignl  4 {{alignc k} over {alignc q}} %pi (T_i-T_o )  } ## %%gg
{alignr q}#{}={}# {alignl  4 {{alignc  %pi k r_i r_o (T_i-T_o )  } over {alignc  r_o-r_i  }}} %%gg
} %%gg
</annotation>
  </semantics>
</math>
</file>

<file path=Object 23/content.xml><?xml version="1.0" encoding="utf-8"?>
<math xmlns="http://www.w3.org/1998/Math/MathML">
  <semantics>
    <mrow>
      <mi>S</mi>
      <mo stretchy="false">=</mo>
      <mrow>
        <munderover>
          <mo stretchy="false">∑</mo>
          <mrow>
            <mi>x</mi>
            <mo stretchy="false">=</mo>
            <mn>1</mn>
          </mrow>
          <mn>100</mn>
        </munderover>
        <mi>x</mi>
      </mrow>
    </mrow>
    <annotation encoding="StarMath 5.0">%%ii @124@ EQDEF S = SUM FROM x = 1 to 100 {x}
S = SUM FROM x = 1 to 100 {x} %%gg
</annotation>
  </semantics>
</math>
</file>

<file path=Object 231/content.xml><?xml version="1.0" encoding="utf-8"?>
<math xmlns="http://www.w3.org/1998/Math/MathML" display="block">
  <semantics>
    <annotation encoding="StarMath 5.0">%%ii CHART {"Objekt295",SUBSTV(RHS(@eq:Re@), %theta=0:2 %pi/3),1,VAL(SUBSTV(RHS(@eq:Im@), %theta=0:2 %pi/3)),1,1,"First loop"}
</annotation>
  </semantics>
</math>
</file>

<file path=Object 232/content.xml><?xml version="1.0" encoding="utf-8"?>
<math xmlns="http://www.w3.org/1998/Math/MathML" display="block">
  <semantics>
    <annotation encoding="StarMath 5.0">%%ii CLEAREQUATIONS 
</annotation>
  </semantics>
</math>
</file>

<file path=Object 233/content.xml><?xml version="1.0" encoding="utf-8"?>
<math xmlns="http://www.w3.org/1998/Math/MathML">
  <semantics>
    <mrow>
      <mrow>
        <mi>Real</mi>
        <mo stretchy="false">=</mo>
        <mi>cos</mi>
      </mrow>
      <mrow>
        <mn>3</mn>
        <mi mathvariant="normal">θ</mi>
      </mrow>
    </mrow>
    <annotation encoding="StarMath 5.0">%%ii @eq:Re@ EQDEF func Real = cos{3 %theta}
func Real = cos{3 %theta} %%gg
</annotation>
  </semantics>
</math>
</file>

<file path=Object 234/content.xml><?xml version="1.0" encoding="utf-8"?>
<math xmlns="http://www.w3.org/1998/Math/MathML">
  <semantics>
    <mrow>
      <mrow>
        <mi>Imag</mi>
        <mo stretchy="false">=</mo>
        <mi>sin</mi>
      </mrow>
      <mrow>
        <mrow>
          <mn>3</mn>
          <mi mathvariant="normal">θ</mi>
        </mrow>
        <mo stretchy="false">+</mo>
        <mfrac>
          <mn>1</mn>
          <mn>5</mn>
        </mfrac>
      </mrow>
      <mi>cos</mi>
      <mrow>
        <mo fence="true" form="prefix" stretchy="true">(</mo>
        <mrow>
          <mrow>
            <mi mathvariant="normal">θ</mi>
            <mo stretchy="false">+</mo>
            <mfrac>
              <mi mathvariant="normal">π</mi>
              <mn>4</mn>
            </mfrac>
          </mrow>
        </mrow>
        <mo fence="true" form="postfix" stretchy="true">)</mo>
      </mrow>
    </mrow>
    <annotation encoding="StarMath 5.0">%%ii @eq:Im@ EQDEF func Imag = sin{3 %theta} + 1 over 5 cos left(%theta + %pi over 4 right)
func Imag = sin{3 %theta} + 1 over 5 cos left(%theta + %pi over 4 right) %%gg
</annotation>
  </semantics>
</math>
</file>

<file path=Object 236/content.xml><?xml version="1.0" encoding="utf-8"?>
<math xmlns="http://www.w3.org/1998/Math/MathML" display="block">
  <semantics>
    <annotation encoding="StarMath 5.0">%%ii CHART {"Objekt295",SUBSTV(RHS(@eq:Re@), %theta=2 %pi/3:4 %pi/3),1,VAL(SUBSTV(RHS(@eq:Im@), %theta=2 %pi/3:4 %pi/3)),1,4,"Second loop"}
</annotation>
  </semantics>
</math>
</file>

<file path=Object 237/content.xml><?xml version="1.0" encoding="utf-8"?>
<math xmlns="http://www.w3.org/1998/Math/MathML" display="block">
  <semantics>
    <annotation encoding="StarMath 5.0">%%ii CHART {"Objekt295",SUBSTV(RHS(@eq:Re@), %theta=4 %pi/3:6 %pi/3),1,VAL(SUBSTV(RHS(@eq:Im@), %theta=4 %pi/3:6 %pi/3)),1,7,"Third loop"}
</annotation>
  </semantics>
</math>
</file>

<file path=Object 238/content.xml><?xml version="1.0" encoding="utf-8"?>
<math xmlns="http://www.w3.org/1998/Math/MathML">
  <semantics>
    <mrow>
      <mrow>
        <mi mathvariant="normal">α</mi>
        <mo stretchy="false">=</mo>
        <msub>
          <mi mathvariant="normal">α</mi>
          <mn>0</mn>
        </msub>
      </mrow>
      <mi>exp</mi>
      <mrow>
        <mo fence="true" form="prefix" stretchy="true">[</mo>
        <mrow>
          <mrow>
            <mn>0,0023</mn>
            <mrow>
              <mo fence="true" form="prefix" stretchy="true">(</mo>
              <mrow>
                <mrow>
                  <msub>
                    <mi>T</mi>
                    <mi mathvariant="italic">sm</mi>
                  </msub>
                  <mo stretchy="false">−</mo>
                  <mn>273</mn>
                </mrow>
              </mrow>
              <mo fence="true" form="postfix" stretchy="true">)</mo>
            </mrow>
          </mrow>
        </mrow>
        <mo fence="true" form="postfix" stretchy="true">]</mo>
      </mrow>
    </mrow>
    <annotation encoding="StarMath 5.0">%%ii @alpha@ EQDEF %alpha = %alpha_0 exp left[0.0023 left(T_sm-273 right)right]
%alpha = %alpha_0 exp left[0,0023 left(T_sm-273 right)right] %%gg
</annotation>
  </semantics>
</math>
</file>

<file path=Object 239/content.xml><?xml version="1.0" encoding="utf-8"?>
<math xmlns="http://www.w3.org/1998/Math/MathML">
  <semantics>
    <mrow>
      <msub>
        <mi mathvariant="normal">α</mi>
        <mn>0</mn>
      </msub>
      <mo stretchy="false">=</mo>
      <mn>0,01163</mn>
    </mrow>
    <annotation encoding="StarMath 5.0">%%ii @alpha_0@ EQDEF %alpha_0 = 0.01163
%alpha_0 = 0,01163 %%gg
</annotation>
  </semantics>
</math>
</file>

<file path=Object 24/content.xml><?xml version="1.0" encoding="utf-8"?>
<math xmlns="http://www.w3.org/1998/Math/MathML">
  <semantics>
    <mrow>
      <mi>S</mi>
      <mo stretchy="false">=</mo>
      <mn>5050</mn>
    </mrow>
    <annotation encoding="StarMath 5.0">%%ii @125@ {autoformat=true} EQDEF SIMPLIFY(@124@ , "sum")
S = 5050 %%gg
</annotation>
  </semantics>
</math>
</file>

<file path=Object 241/content.xml><?xml version="1.0" encoding="utf-8"?>
<math xmlns="http://www.w3.org/1998/Math/MathML" display="block">
  <semantics>
    <mrow>
      <mrow>
        <msub>
          <mi>T</mi>
          <mi mathvariant="italic">sm</mi>
        </msub>
        <mo stretchy="false">=</mo>
        <mrow>
          <msub>
            <mi>T</mi>
            <mi>a</mi>
          </msub>
          <mo stretchy="false">+</mo>
          <mfrac>
            <mrow>
              <msub>
                <mi>r</mi>
                <mi>k</mi>
              </msub>
              <msub>
                <mi>Q</mi>
                <mi>k</mi>
              </msub>
            </mrow>
            <mrow>
              <mi mathvariant="normal">α</mi>
              <mrow>
                <mo fence="true" form="prefix" stretchy="false">(</mo>
                <mrow>
                  <mrow>
                    <mrow>
                      <mi>h</mi>
                      <mo stretchy="false">⋅</mo>
                      <msub>
                        <mi>l</mi>
                        <mi mathvariant="italic">sm</mi>
                      </msub>
                    </mrow>
                    <mo stretchy="false">+</mo>
                    <mi>A</mi>
                  </mrow>
                </mrow>
                <mo fence="true" form="postfix" stretchy="false">)</mo>
              </mrow>
            </mrow>
          </mfrac>
        </mrow>
      </mrow>
      <mrow>
        <mo fence="true" form="prefix" stretchy="true">(</mo>
        <mrow>
          <mrow>
            <mrow>
              <mn>1</mn>
              <mo stretchy="false">−</mo>
              <mi>exp</mi>
            </mrow>
            <mrow>
              <mo fence="true" form="prefix" stretchy="true">[</mo>
              <mrow>
                <mrow>
                  <mo stretchy="false">−</mo>
                  <mfrac>
                    <mrow>
                      <mi mathvariant="normal">α</mi>
                      <mrow>
                        <mo fence="true" form="prefix" stretchy="false">(</mo>
                        <mrow>
                          <mrow>
                            <mrow>
                              <mi>h</mi>
                              <mo stretchy="false">⋅</mo>
                              <msub>
                                <mi>l</mi>
                                <mi mathvariant="italic">sm</mi>
                              </msub>
                            </mrow>
                            <mo stretchy="false">+</mo>
                            <mi>A</mi>
                          </mrow>
                        </mrow>
                        <mo fence="true" form="postfix" stretchy="false">)</mo>
                      </mrow>
                    </mrow>
                    <mrow>
                      <msub>
                        <mi>C</mi>
                        <mi mathvariant="italic">pk</mi>
                      </msub>
                      <msub>
                        <mi>G</mi>
                        <mi>k</mi>
                      </msub>
                    </mrow>
                  </mfrac>
                </mrow>
              </mrow>
              <mo fence="true" form="postfix" stretchy="true">]</mo>
            </mrow>
          </mrow>
        </mrow>
        <mo fence="true" form="postfix" stretchy="true">)</mo>
      </mrow>
    </mrow>
    <annotation encoding="StarMath 5.0">%%ii @T_sm@ {autotextmode=false} EQDEF T_sm = T_a + { {r_k Q_k} over  {%alpha (h cdot l_sm + A)} }  left(1 - exp { left [ -{  {%alpha (h cdot l_sm + A)}  over  {C_pk G_k } }  right ]} right)
T_sm = T_a + { {r_k Q_k} over  {%alpha (h cdot l_sm + A)} }  left(1 - exp { left [ -{  {%alpha (h cdot l_sm + A)}  over  {C_pk G_k } }  right ]} right) %%gg
</annotation>
  </semantics>
</math>
</file>

<file path=Object 243/content.xml><?xml version="1.0" encoding="utf-8"?>
<math xmlns="http://www.w3.org/1998/Math/MathML">
  <semantics>
    <mrow>
      <mi>d</mi>
      <mo stretchy="false">=</mo>
      <mn>20,761095</mn>
    </mrow>
    <annotation encoding="StarMath 5.0">%%ii @d@ EQDEF d = 20.761095
d = 20,761095 %%gg
</annotation>
  </semantics>
</math>
</file>

<file path=Object 247/content.xml><?xml version="1.0" encoding="utf-8"?>
<math xmlns="http://www.w3.org/1998/Math/MathML" display="block">
  <semantics>
    <mrow>
      <msub>
        <mi>C</mi>
        <mi mathvariant="italic">pk</mi>
      </msub>
      <mo stretchy="false">=</mo>
      <mfrac>
        <mi>a</mi>
        <msup>
          <mrow>
            <mo fence="true" form="prefix" stretchy="true">[</mo>
            <mrow>
              <mrow>
                <mrow>
                  <mn>1</mn>
                  <mo stretchy="false">+</mo>
                  <mi>exp</mi>
                </mrow>
                <mrow>
                  <mo fence="true" form="prefix" stretchy="false">(</mo>
                  <mrow>
                    <mrow>
                      <mrow>
                        <mi>b</mi>
                        <mo stretchy="false">−</mo>
                        <mi>c</mi>
                      </mrow>
                      <msub>
                        <mi>T</mi>
                        <mi mathvariant="italic">sm</mi>
                      </msub>
                    </mrow>
                  </mrow>
                  <mo fence="true" form="postfix" stretchy="false">)</mo>
                </mrow>
              </mrow>
            </mrow>
            <mo fence="true" form="postfix" stretchy="true">]</mo>
          </mrow>
          <mrow>
            <mn>1</mn>
            <mo stretchy="false">/</mo>
            <mi>d</mi>
          </mrow>
        </msup>
      </mfrac>
    </mrow>
    <annotation encoding="StarMath 5.0">%%ii @C_pk@ {autotextmode=false} EQDEF C_pk = a over {left[1 + exp{(b - c T_sm)} right]^{1/d}}
C_pk = a over {left[1 + exp{(b - c T_sm)} right]^{1/d}} %%gg
</annotation>
  </semantics>
</math>
</file>

<file path=Object 248/content.xml><?xml version="1.0" encoding="utf-8"?>
<math xmlns="http://www.w3.org/1998/Math/MathML">
  <semantics>
    <mrow>
      <mi>a</mi>
      <mo stretchy="false">=</mo>
      <mn>1,3615803</mn>
    </mrow>
    <annotation encoding="StarMath 5.0">%%ii @a_1_1@ EQDEF a=1.3615803
a=1,3615803 %%gg
</annotation>
  </semantics>
</math>
</file>

<file path=Object 249/content.xml><?xml version="1.0" encoding="utf-8"?>
<math xmlns="http://www.w3.org/1998/Math/MathML">
  <semantics>
    <mrow>
      <mi>b</mi>
      <mo stretchy="false">=</mo>
      <mn>7,0065648</mn>
    </mrow>
    <annotation encoding="StarMath 5.0">%%ii @b_1@ EQDEF b = 7.0065648
b = 7,0065648 %%gg
</annotation>
  </semantics>
</math>
</file>

<file path=Object 25/content.xml><?xml version="1.0" encoding="utf-8"?>
<math xmlns="http://www.w3.org/1998/Math/MathML" display="block">
  <semantics>
    <mrow>
      <msqrt>
        <mi>x</mi>
      </msqrt>
      <mo stretchy="false">=</mo>
      <mrow>
        <mn>1</mn>
        <mo stretchy="false">+</mo>
        <mfrac>
          <mrow>
            <mi>x</mi>
            <mo stretchy="false">−</mo>
            <mn>1</mn>
          </mrow>
          <mrow>
            <mn>2</mn>
            <mo stretchy="false">+</mo>
            <mstyle mathsize="11pt">
              <mfrac>
                <mrow>
                  <mi>x</mi>
                  <mo stretchy="false">−</mo>
                  <mn>1</mn>
                </mrow>
                <mrow>
                  <mn>1</mn>
                  <mo stretchy="false">+</mo>
                  <mstyle mathsize="10pt">
                    <mfrac>
                      <mrow>
                        <mi>x</mi>
                        <mo stretchy="false">−</mo>
                        <mn>1</mn>
                      </mrow>
                      <mi>R</mi>
                    </mfrac>
                  </mstyle>
                </mrow>
              </mfrac>
            </mstyle>
          </mrow>
        </mfrac>
      </mrow>
    </mrow>
    <annotation encoding="StarMath 5.0">%%ii @126@ {autoformat=true} EQDEF sqrt{x} = 1 + {x - 1} over {2 + {x-1} over {1 + {x-1} over R}}
sqrt{x} = 1 + {{alignc x-1 } over {alignc 2 + size-1{{alignc x-1 } over {alignc 1 + size-1{{alignc x-1 } over {alignc R }} }} }} %%gg
</annotation>
  </semantics>
</math>
</file>

<file path=Object 250/content.xml><?xml version="1.0" encoding="utf-8"?>
<math xmlns="http://www.w3.org/1998/Math/MathML">
  <semantics>
    <mrow>
      <mi>c</mi>
      <mo stretchy="false">=</mo>
      <mn>0,0053034712</mn>
    </mrow>
    <annotation encoding="StarMath 5.0">%%ii @c@ EQDEF c = 0.0053034712
c = 0,0053034712 %%gg
</annotation>
  </semantics>
</math>
</file>

<file path=Object 253/content.xml><?xml version="1.0" encoding="utf-8"?>
<math xmlns="http://www.w3.org/1998/Math/MathML" display="block">
  <semantics>
    <mrow>
      <msub>
        <mi>T</mi>
        <mi>a</mi>
      </msub>
      <mo stretchy="false">=</mo>
      <mrow>
        <mn>20</mn>
        <mo stretchy="false">+</mo>
        <mn>273</mn>
      </mrow>
    </mrow>
    <annotation encoding="StarMath 5.0">%%ii @T_a@ EQDEF T_a = 20 + 273
T_a = 20 + 273 %%gg
</annotation>
  </semantics>
</math>
</file>

<file path=Object 254/content.xml><?xml version="1.0" encoding="utf-8"?>
<math xmlns="http://www.w3.org/1998/Math/MathML">
  <semantics>
    <mrow>
      <mrow>
        <msub>
          <mi>T</mi>
          <mi mathvariant="italic">sm</mi>
        </msub>
        <mo stretchy="false">=</mo>
        <mn>505,5</mn>
      </mrow>
      <mtext>K</mtext>
    </mrow>
    <annotation encoding="StarMath 5.0">%%ii {autoformat=true} PRINTVAL T_sm
T_sm = 505,5 %%gg
%%ii TEXT "K"
"K" %%gg
</annotation>
  </semantics>
</math>
</file>

<file path=Object 255/content.xml><?xml version="1.0" encoding="utf-8"?>
<math xmlns="http://www.w3.org/1998/Math/MathML" display="block">
  <semantics>
    <mrow>
      <mi>A</mi>
      <mo stretchy="false">=</mo>
      <mn>202,8</mn>
    </mrow>
    <annotation encoding="StarMath 5.0">%%ii @A@ EQDEF A = 202.8
A = 202,8 %%gg
</annotation>
  </semantics>
</math>
</file>

<file path=Object 256/content.xml><?xml version="1.0" encoding="utf-8"?>
<math xmlns="http://www.w3.org/1998/Math/MathML" display="block">
  <semantics>
    <mrow>
      <mrow>
        <msub>
          <mi>T</mi>
          <mi mathvariant="italic">sm</mi>
        </msub>
        <mo stretchy="false">=</mo>
        <mn>0</mn>
      </mrow>
      <mtext>K</mtext>
    </mrow>
    <annotation encoding="StarMath 5.0">T_sm=0 "K"</annotation>
  </semantics>
</math>
</file>

<file path=Object 257/content.xml><?xml version="1.0" encoding="utf-8"?>
<math xmlns="http://www.w3.org/1998/Math/MathML" display="block">
  <semantics>
    <mrow>
      <msub>
        <mi>l</mi>
        <mi mathvariant="italic">sm</mi>
      </msub>
      <mo stretchy="false">=</mo>
      <mn>64,9</mn>
    </mrow>
    <annotation encoding="StarMath 5.0">%%ii @l_sm@ EQDEF l_sm = 64.9
l_sm = 64,9 %%gg
</annotation>
  </semantics>
</math>
</file>

<file path=Object 258/content.xml><?xml version="1.0" encoding="utf-8"?>
<math xmlns="http://www.w3.org/1998/Math/MathML" display="block">
  <semantics>
    <msup>
      <mn>10</mn>
      <mrow>
        <mo stretchy="false">−</mo>
        <mn>15</mn>
      </mrow>
    </msup>
    <annotation encoding="StarMath 5.0">10^-15</annotation>
  </semantics>
</math>
</file>

<file path=Object 26/content.xml><?xml version="1.0" encoding="utf-8"?>
<math xmlns="http://www.w3.org/1998/Math/MathML">
  <semantics>
    <mrow>
      <mrow>
        <mo fence="true" form="prefix" stretchy="false">(</mo>
        <mrow>
          <mn>10</mn>
        </mrow>
        <mo fence="true" form="postfix" stretchy="false">)</mo>
      </mrow>
      <mspace width="2em"/>
      <mrow>
        <mi>a</mi>
        <mo stretchy="false">=</mo>
        <mrow>
          <mn>2</mn>
          <mo stretchy="false">+</mo>
          <mi>x</mi>
        </mrow>
      </mrow>
    </mrow>
    <annotation encoding="StarMath 5.0">%%ii @10@ {autoformat=true; showlabels=true} EQDEF @eq:important@
(10)~a = 2 + x %%gg
</annotation>
  </semantics>
</math>
</file>

<file path=Object 260/content.xml><?xml version="1.0" encoding="utf-8"?>
<math xmlns="http://www.w3.org/1998/Math/MathML" display="block">
  <semantics>
    <mrow>
      <mi>h</mi>
      <mo stretchy="false">=</mo>
      <mn>0,59</mn>
    </mrow>
    <annotation encoding="StarMath 5.0">%%ii @$h@ EQDEF h = 0.59
h = 0,59 %%gg
</annotation>
  </semantics>
</math>
</file>

<file path=Object 262/content.xml><?xml version="1.0" encoding="utf-8"?>
<math xmlns="http://www.w3.org/1998/Math/MathML">
  <semantics>
    <mrow>
      <msub>
        <mi>Q</mi>
        <mi>k</mi>
      </msub>
      <mo stretchy="false">=</mo>
      <mn>4234</mn>
    </mrow>
    <annotation encoding="StarMath 5.0">%%ii @$Q_k@ EQDEF Q_k = 4234
Q_k = 4234 %%gg
</annotation>
  </semantics>
</math>
</file>

<file path=Object 264/content.xml><?xml version="1.0" encoding="utf-8"?>
<math xmlns="http://www.w3.org/1998/Math/MathML">
  <semantics>
    <mrow>
      <msub>
        <mi>G</mi>
        <mi>k</mi>
      </msub>
      <mo stretchy="false">=</mo>
      <mn>8,514</mn>
    </mrow>
    <annotation encoding="StarMath 5.0">%%ii @$G_k@ EQDEF G_k = 8.514
G_k = 8,514 %%gg
</annotation>
  </semantics>
</math>
</file>

<file path=Object 265/content.xml><?xml version="1.0" encoding="utf-8"?>
<math xmlns="http://www.w3.org/1998/Math/MathML" display="block">
  <semantics>
    <mrow>
      <msub>
        <mi>T</mi>
        <mrow>
          <mi mathvariant="italic">sm</mi>
          <mrow>
            <mo fence="true" form="prefix" stretchy="false">(</mo>
            <mrow>
              <mn>0</mn>
            </mrow>
            <mo fence="true" form="postfix" stretchy="false">)</mo>
          </mrow>
        </mrow>
      </msub>
      <mo stretchy="false">=</mo>
      <msub>
        <mi>T</mi>
        <mi>a</mi>
      </msub>
      <mo stretchy="false">=</mo>
      <mn>293</mn>
    </mrow>
    <annotation encoding="StarMath 5.0">%%ii @T_{sm(0)}@ EQDEF T_{sm(0)} = T_a
T_{sm(0)} = T_a %%gg
%%ii TEXT =
= %%gg
%%ii {autoformat=true} EXDEF VAL(T_{sm(0)})
293 %%gg
</annotation>
  </semantics>
</math>
</file>

<file path=Object 266/content.xml><?xml version="1.0" encoding="utf-8"?>
<math xmlns="http://www.w3.org/1998/Math/MathML" display="block">
  <semantics>
    <mrow>
      <mrow>
        <msub>
          <mi mathvariant="normal">α</mi>
          <mrow>
            <mo fence="true" form="prefix" stretchy="false">(</mo>
            <mrow>
              <mn>0</mn>
            </mrow>
            <mo fence="true" form="postfix" stretchy="false">)</mo>
          </mrow>
        </msub>
        <mo stretchy="false">=</mo>
        <msub>
          <mi mathvariant="normal">α</mi>
          <mn>0</mn>
        </msub>
      </mrow>
      <mi>exp</mi>
      <mrow>
        <mrow>
          <mn>0,0023</mn>
          <mrow>
            <msub>
              <mi>T</mi>
              <mrow>
                <mi mathvariant="italic">sm</mi>
                <mrow>
                  <mo fence="true" form="prefix" stretchy="false">(</mo>
                  <mrow>
                    <mn>0</mn>
                  </mrow>
                  <mo fence="true" form="postfix" stretchy="false">)</mo>
                </mrow>
              </mrow>
            </msub>
            <mo stretchy="false">−</mo>
            <mn>0,6279</mn>
          </mrow>
        </mrow>
        <mo stretchy="false">=</mo>
        <mn>0,01218</mn>
      </mrow>
    </mrow>
    <annotation encoding="StarMath 5.0">%%ii @9@ {autoformat=true} EQDEF SUBST(@alpha@, %alpha = %alpha_{(0)}; T_sm = T_{sm(0)})
%alpha_{(0)} = %alpha_0 exp{0,0023  T_{sm(0)} -0,6279}  %%gg
%%ii TEXT =
= %%gg
%%ii {autoformat=true} EXDEF VAL(%alpha_{(0)})
0,01218 %%gg
</annotation>
  </semantics>
</math>
</file>

<file path=Object 268/content.xml><?xml version="1.0" encoding="utf-8"?>
<math xmlns="http://www.w3.org/1998/Math/MathML" display="block">
  <semantics>
    <mrow>
      <msub>
        <mi>C</mi>
        <mrow>
          <mi mathvariant="italic">pk</mi>
          <mrow>
            <mo fence="true" form="prefix" stretchy="false">(</mo>
            <mrow>
              <mn>0</mn>
            </mrow>
            <mo fence="true" form="postfix" stretchy="false">)</mo>
          </mrow>
        </mrow>
      </msub>
      <mo stretchy="false">=</mo>
      <mfrac>
        <mi>a</mi>
        <msup>
          <mrow>
            <mo fence="true" form="prefix" stretchy="false">(</mo>
            <mrow>
              <mrow>
                <mrow>
                  <mn>1</mn>
                  <mo stretchy="false">+</mo>
                  <mi>exp</mi>
                </mrow>
                <mrow>
                  <mrow>
                    <mi>b</mi>
                    <mo stretchy="false">−</mo>
                    <msub>
                      <mi>T</mi>
                      <mrow>
                        <mi mathvariant="italic">sm</mi>
                        <mrow>
                          <mo fence="true" form="prefix" stretchy="false">(</mo>
                          <mrow>
                            <mn>0</mn>
                          </mrow>
                          <mo fence="true" form="postfix" stretchy="false">)</mo>
                        </mrow>
                      </mrow>
                    </msub>
                  </mrow>
                  <mi>c</mi>
                </mrow>
              </mrow>
            </mrow>
            <mo fence="true" form="postfix" stretchy="false">)</mo>
          </mrow>
          <mstyle mathsize="6.2pt">
            <mfrac>
              <mn>1</mn>
              <mi>d</mi>
            </mfrac>
          </mstyle>
        </msup>
      </mfrac>
      <mo stretchy="false">=</mo>
      <mn>1,047</mn>
    </mrow>
    <annotation encoding="StarMath 5.0">%%ii @8@ {autoformat=true} EQDEF SUBST(@C_pk@, C_pk = C_{pk(0)}; T_sm = T_{sm(0)})
C_{pk(0)} = {{alignc a } over {alignc (1 + exp{b-T_{sm(0)} c })^{size-1{alignc 1 over {alignc d}}} }} %%gg
%%ii TEXT =
= %%gg
%%ii {autoformat=true} EXDEF VAL(C_{pk(0)})
1,047 %%gg
</annotation>
  </semantics>
</math>
</file>

<file path=Object 27/content.xml><?xml version="1.0" encoding="utf-8"?>
<math xmlns="http://www.w3.org/1998/Math/MathML" display="block">
  <semantics>
    <msqrt>
      <mi>x</mi>
    </msqrt>
    <annotation encoding="StarMath 5.0">sqrt x</annotation>
  </semantics>
</math>
</file>

<file path=Object 270/content.xml><?xml version="1.0" encoding="utf-8"?>
<math xmlns="http://www.w3.org/1998/Math/MathML" display="block">
  <semantics>
    <mrow>
      <mrow>
        <mo fence="true" form="prefix" stretchy="false">(</mo>
        <mrow>
          <mtable>
            <mtr>
              <mtd>
                <msub>
                  <mi>T</mi>
                  <mi mathvariant="italic">sm</mi>
                </msub>
              </mtd>
            </mtr>
            <mtr>
              <mtd>
                <mi mathvariant="normal">α</mi>
              </mtd>
            </mtr>
            <mtr>
              <mtd>
                <msub>
                  <mi>C</mi>
                  <mi mathvariant="italic">pk</mi>
                </msub>
              </mtd>
            </mtr>
          </mtable>
        </mrow>
        <mo fence="true" form="postfix" stretchy="false">)</mo>
      </mrow>
      <mo stretchy="false">=</mo>
      <mrow>
        <mo fence="true" form="prefix" stretchy="false">(</mo>
        <mrow>
          <mtable>
            <mtr>
              <mtd>
                <mn>505,5</mn>
              </mtd>
            </mtr>
            <mtr>
              <mtd>
                <mn>0,01985</mn>
              </mtd>
            </mtr>
            <mtr>
              <mtd>
                <mn>1,105</mn>
              </mtd>
            </mtr>
          </mtable>
        </mrow>
        <mo fence="true" form="postfix" stretchy="false">)</mo>
      </mrow>
    </mrow>
    <annotation encoding="StarMath 5.0">%%ii @result@ {autoformat=true} EQDEF left(stack{T_sm # %alpha # C_pk} right) = ITERATE(VAL(@T_sm@);VAL(@alpha@);VAL(@C_pk@), VAL(T_{sm(0)});VAL(%alpha_{(0)});VAL(C_{pk(0)}), 0.1;0.001;0.1, 100)
( STACK{T_sm # %alpha # C_pk}) = ( STACK{505,5 # 0,01985 # 1,105}) %%gg
</annotation>
  </semantics>
</math>
</file>

<file path=Object 271/content.xml><?xml version="1.0" encoding="utf-8"?>
<math xmlns="http://www.w3.org/1998/Math/MathML" display="block">
  <semantics>
    <mrow>
      <msub>
        <mi>r</mi>
        <mi>k</mi>
      </msub>
      <mo stretchy="false">=</mo>
      <mn>0,60</mn>
    </mrow>
    <annotation encoding="StarMath 5.0">%%ii @r_k@ EQDEF r_k = 0.60
r_k = 0,60 %%gg
</annotation>
  </semantics>
</math>
</file>

<file path=Object 28/content.xml><?xml version="1.0" encoding="utf-8"?>
<math xmlns="http://www.w3.org/1998/Math/MathML" display="block">
  <semantics>
    <mtable>
      <mtr>
        <mtd columnalign="right">
          <mi>x</mi>
        </mtd>
        <mtd>
          <mrow>
            <mrow/>
            <mo stretchy="false">=</mo>
            <mrow/>
          </mrow>
        </mtd>
        <mtd columnalign="left">
          <mrow>
            <mn>3</mn>
            <mrow>
              <mi>y</mi>
              <mo stretchy="false">+</mo>
              <mn>4</mn>
            </mrow>
          </mrow>
        </mtd>
      </mtr>
      <mtr>
        <mtd columnalign="right">
          <mi>y</mi>
        </mtd>
        <mtd>
          <mrow>
            <mrow/>
            <mo stretchy="false">=</mo>
            <mrow/>
          </mrow>
        </mtd>
        <mtd columnalign="left">
          <mn>5</mn>
        </mtd>
      </mtr>
      <mtr>
        <mtd columnalign="right">
          <mi>x</mi>
        </mtd>
        <mtd>
          <mrow>
            <mrow/>
            <mo stretchy="false">=</mo>
            <mrow/>
          </mrow>
        </mtd>
        <mtd columnalign="left">
          <mn>19</mn>
        </mtd>
      </mtr>
    </mtable>
    <annotation encoding="StarMath 5.0">%%ii CLEAREQUATIONS 
%%ii @14@ EQDEF x=3y+4
%%ii TEXT newline
%%ii @15@ EQDEF y=5
%%ii TEXT newline
%%ii {autoformat=true} PRINTVAL x
MATRIX { %%gg
{alignr x}#{}={}# {alignl 3y+4} ## %%gg
{alignr y}#{}={}# {alignl 5} ## %%gg
{alignr x}#{}={}# {alignl 19} %%gg
} %%gg
</annotation>
  </semantics>
</math>
</file>

<file path=Object 29/content.xml><?xml version="1.0" encoding="utf-8"?>
<math xmlns="http://www.w3.org/1998/Math/MathML">
  <semantics>
    <mrow>
      <mrow>
        <mi>d</mi>
        <mo stretchy="false">=</mo>
        <mn>2,2</mn>
      </mrow>
      <mtext>m</mtext>
    </mrow>
    <annotation encoding="StarMath 5.0">%%ii @c@ EQDEF d = 2.2 "m"
d = 2,2 "m" %%gg
</annotation>
  </semantics>
</math>
</file>

<file path=Object 3/content.xml><?xml version="1.0" encoding="utf-8"?>
<math xmlns="http://www.w3.org/1998/Math/MathML" display="block">
  <semantics>
    <mtable>
      <mtr>
        <mtd columnalign="right">
          <mi mathvariant="italic">Pi</mi>
        </mtd>
        <mtd>
          <mrow>
            <mrow/>
            <mo stretchy="false">=</mo>
            <mrow/>
          </mrow>
        </mtd>
        <mtd columnalign="left">
          <mn>3,141</mn>
        </mtd>
      </mtr>
      <mtr>
        <mtd columnalign="right">
          <mi>r</mi>
        </mtd>
        <mtd>
          <mrow>
            <mrow/>
            <mo stretchy="false">=</mo>
            <mrow/>
          </mrow>
        </mtd>
        <mtd columnalign="left">
          <mn>3</mn>
        </mtd>
      </mtr>
      <mtr>
        <mtd columnalign="right">
          <mi>d</mi>
        </mtd>
        <mtd>
          <mrow>
            <mrow/>
            <mo stretchy="false">=</mo>
            <mrow/>
          </mrow>
        </mtd>
        <mtd columnalign="left">
          <mrow>
            <mn>2</mn>
            <mi mathvariant="italic">Pi</mi>
            <mi>r</mi>
          </mrow>
        </mtd>
      </mtr>
      <mtr>
        <mtd>
          <mrow/>
        </mtd>
        <mtd>
          <mrow>
            <mrow/>
            <mo stretchy="false">=</mo>
            <mrow/>
          </mrow>
        </mtd>
        <mtd columnalign="left">
          <mn>18,85</mn>
        </mtd>
      </mtr>
    </mtable>
    <annotation encoding="StarMath 5.0">%%ii @4@ CONSTDEF Pi = 3.141
%%ii TEXT newline
%%ii @5@ EQDEF r=3
%%ii TEXT newline
%%ii @6@ EQDEF d=2 Pi r
%%ii TEXT newline
%%ii {autoformat=true} PRINTVAL d
MATRIX { %%gg
{alignr Pi}#{}={}# {alignl  3,141} ## %%gg
{alignr r}#{}={}# {alignl 3} ## %%gg
{alignr d}#{}={}# {alignl 2 Pi r} ## %%gg
{} #{}={}# {alignl 18,85} %%gg
} %%gg
</annotation>
  </semantics>
</math>
</file>

<file path=Object 30/content.xml><?xml version="1.0" encoding="utf-8"?>
<math xmlns="http://www.w3.org/1998/Math/MathML" display="block">
  <semantics>
    <mrow>
      <msub>
        <mi>x</mi>
        <mn>1</mn>
      </msub>
      <mo stretchy="false">=</mo>
      <msqrt>
        <mn>2</mn>
      </msqrt>
    </mrow>
    <annotation encoding="StarMath 5.0">x_1=sqrt{ 2 }</annotation>
  </semantics>
</math>
</file>

<file path=Object 31/content.xml><?xml version="1.0" encoding="utf-8"?>
<math xmlns="http://www.w3.org/1998/Math/MathML">
  <semantics>
    <mrow>
      <mrow>
        <msub>
          <mi>F</mi>
          <mn>1</mn>
        </msub>
        <mo stretchy="false">=</mo>
        <mn>100</mn>
      </mrow>
      <mtext>N</mtext>
    </mrow>
    <annotation encoding="StarMath 5.0">%%ii @F_1@ EQDEF F_1 = 100 "N"
F_1 = 100 "N" %%gg
</annotation>
  </semantics>
</math>
</file>

<file path=Object 32/content.xml><?xml version="1.0" encoding="utf-8"?>
<math xmlns="http://www.w3.org/1998/Math/MathML" display="block">
  <semantics>
    <mtable>
      <mtr>
        <mtd columnalign="right">
          <mrow>
            <mi>x</mi>
            <mrow>
              <mo fence="true" form="prefix" stretchy="false">(</mo>
              <mrow>
                <mi>y</mi>
              </mrow>
              <mo fence="true" form="postfix" stretchy="false">)</mo>
            </mrow>
          </mrow>
        </mtd>
        <mtd>
          <mrow>
            <mrow/>
            <mo stretchy="false">=</mo>
            <mrow/>
          </mrow>
        </mtd>
        <mtd columnalign="left">
          <mrow>
            <mn>3</mn>
            <mrow>
              <mi>y</mi>
              <mo stretchy="false">+</mo>
              <mn>4</mn>
            </mrow>
          </mrow>
        </mtd>
      </mtr>
      <mtr>
        <mtd columnalign="right">
          <mrow>
            <mi>x</mi>
            <mrow>
              <mo fence="true" form="prefix" stretchy="false">(</mo>
              <mrow>
                <mn>5</mn>
              </mrow>
              <mo fence="true" form="postfix" stretchy="false">)</mo>
            </mrow>
          </mrow>
        </mtd>
        <mtd>
          <mrow>
            <mrow/>
            <mo stretchy="false">=</mo>
            <mrow/>
          </mrow>
        </mtd>
        <mtd columnalign="left">
          <mn>19</mn>
        </mtd>
      </mtr>
      <mtr>
        <mtd columnalign="right">
          <mrow>
            <mi>x</mi>
            <mrow>
              <mo fence="true" form="prefix" stretchy="false">(</mo>
              <mrow>
                <mn>7</mn>
              </mrow>
              <mo fence="true" form="postfix" stretchy="false">)</mo>
            </mrow>
          </mrow>
        </mtd>
        <mtd>
          <mrow>
            <mrow/>
            <mo stretchy="false">=</mo>
            <mrow/>
          </mrow>
        </mtd>
        <mtd columnalign="left">
          <mn>25</mn>
        </mtd>
      </mtr>
    </mtable>
    <annotation encoding="StarMath 5.0">%%ii CLEAREQUATIONS 
%%ii FUNCTION {{none},x,y}
%%ii @16@ FUNCDEF x(y)=3y+4
%%ii TEXT newline
%%ii {autoformat=true} PRINTVAL x(5)
%%ii TEXT newline
%%ii {autoformat=true} PRINTVAL x(7)
MATRIX { %%gg
{alignr x(y)}#{}={}# {alignl 3y+4} ## %%gg
{alignr x(5)}#{}={}# {alignl 19} ## %%gg
{alignr x(7)}#{}={}# {alignl 25} %%gg
} %%gg
</annotation>
  </semantics>
</math>
</file>

<file path=Object 33/content.xml><?xml version="1.0" encoding="utf-8"?>
<math xmlns="http://www.w3.org/1998/Math/MathML">
  <semantics>
    <mrow>
      <mrow>
        <msub>
          <mi>F</mi>
          <mn>2</mn>
        </msub>
        <mo stretchy="false">=</mo>
        <mn>300</mn>
      </mrow>
      <mtext>N</mtext>
    </mrow>
    <annotation encoding="StarMath 5.0">%%ii @127@ EQDEF F_2 = 300 "N"
F_2 = 300 "N" %%gg
</annotation>
  </semantics>
</math>
</file>

<file path=Object 34/content.xml><?xml version="1.0" encoding="utf-8"?>
<math xmlns="http://www.w3.org/1998/Math/MathML">
  <semantics>
    <mrow>
      <mrow>
        <msub>
          <mi>F</mi>
          <mn>3</mn>
        </msub>
        <mo stretchy="false">=</mo>
        <mn>400</mn>
      </mrow>
      <mtext>N</mtext>
    </mrow>
    <annotation encoding="StarMath 5.0">%%ii @F_3@ EQDEF F_3 = 400 "N"
F_3 = 400 "N" %%gg
</annotation>
  </semantics>
</math>
</file>

<file path=Object 35/content.xml><?xml version="1.0" encoding="utf-8"?>
<math xmlns="http://www.w3.org/1998/Math/MathML" display="block">
  <semantics>
    <mtable>
      <mtr>
        <mtd columnalign="right">
          <mi>x</mi>
        </mtd>
        <mtd>
          <mrow>
            <mrow/>
            <mo stretchy="false">=</mo>
            <mrow/>
          </mrow>
        </mtd>
        <mtd columnalign="left">
          <mrow>
            <mrow>
              <mn>4</mn>
              <mo stretchy="false">+</mo>
              <mn>3</mn>
            </mrow>
            <mi>y</mi>
          </mrow>
        </mtd>
        <mtd>
          <mrow/>
        </mtd>
        <mtd>
          <mrow/>
        </mtd>
      </mtr>
      <mtr>
        <mtd columnalign="right">
          <mi>x</mi>
        </mtd>
        <mtd>
          <mrow>
            <mrow/>
            <mo stretchy="false">=</mo>
            <mrow/>
          </mrow>
        </mtd>
        <mtd>
          <mrow>
            <mn>19</mn>
            <mtext>   with </mtext>
            <mi>y</mi>
            <mrow/>
          </mrow>
        </mtd>
        <mtd>
          <mrow>
            <mrow/>
            <mo stretchy="false">=</mo>
            <mrow/>
          </mrow>
        </mtd>
        <mtd>
          <mn>5</mn>
        </mtd>
      </mtr>
      <mtr>
        <mtd columnalign="right">
          <mi>x</mi>
        </mtd>
        <mtd>
          <mrow>
            <mrow/>
            <mo stretchy="false">=</mo>
            <mrow/>
          </mrow>
        </mtd>
        <mtd>
          <mrow>
            <mn>25</mn>
            <mtext>   with </mtext>
            <mi>y</mi>
            <mrow/>
          </mrow>
        </mtd>
        <mtd>
          <mrow>
            <mrow/>
            <mo stretchy="false">=</mo>
            <mrow/>
          </mrow>
        </mtd>
        <mtd>
          <mn>7</mn>
        </mtd>
      </mtr>
    </mtable>
    <annotation encoding="StarMath 5.0">%%ii CLEAREQUATIONS 
%%ii @17@ {autochain=false} EQDEF x=3y+4
%%ii {autochain=false} TEXT newline
%%ii {autochain=false; autoformat=true} PRINTVALWITH {x,y=5}
%%ii {autochain=false} TEXT "   with " y=5
%%ii {autochain=false} TEXT newline
%%ii {autochain=false; autoformat=true} PRINTVALWITH {x,y=7}
%%ii {autochain=false} TEXT "   with " y=7
MATRIX { %%gg
{alignr x}#{}={}# {alignl  4 + 3  y } # {} # {}  ## %%gg
{alignr x}#{}={}# {alignl 19}"   with " y{} #{} = {}# 5 ## %%gg
{alignr x}#{}={}# {alignl 25}"   with " y{} #{} = {}# 7 %%gg
} %%gg
</annotation>
  </semantics>
</math>
</file>

<file path=Object 36/content.xml><?xml version="1.0" encoding="utf-8"?>
<math xmlns="http://www.w3.org/1998/Math/MathML">
  <semantics>
    <mrow>
      <mrow>
        <mi>c</mi>
        <mo stretchy="false">=</mo>
        <mn>1,8</mn>
      </mrow>
      <mtext>m</mtext>
    </mrow>
    <annotation encoding="StarMath 5.0">%%ii @130@ EQDEF c = 1.8"m"
c = 1,8"m" %%gg
</annotation>
  </semantics>
</math>
</file>

<file path=Object 37/content.xml><?xml version="1.0" encoding="utf-8"?>
<math xmlns="http://www.w3.org/1998/Math/MathML" display="block">
  <semantics>
    <mrow>
      <msup>
        <mrow>
          <mo fence="true" form="prefix" stretchy="true">(</mo>
          <mrow>
            <mrow>
              <mi>x</mi>
              <mo stretchy="false">+</mo>
              <mi>A</mi>
            </mrow>
          </mrow>
          <mo fence="true" form="postfix" stretchy="true">)</mo>
        </mrow>
        <mn>2</mn>
      </msup>
      <mo stretchy="false">=</mo>
      <mi>B</mi>
    </mrow>
    <annotation encoding="StarMath 5.0">left(x + A right)^2 = B</annotation>
  </semantics>
</math>
</file>

<file path=Object 38/content.xml><?xml version="1.0" encoding="utf-8"?>
<math xmlns="http://www.w3.org/1998/Math/MathML" display="block">
  <semantics>
    <mtable>
      <mtr>
        <mtd columnalign="right">
          <mrow>
            <mi>a</mi>
            <mrow>
              <msup>
                <mi>x</mi>
                <mn>2</mn>
              </msup>
              <mo stretchy="false">+</mo>
              <mi>b</mi>
            </mrow>
            <mrow>
              <mi>x</mi>
              <mo stretchy="false">+</mo>
              <mi>c</mi>
            </mrow>
          </mrow>
        </mtd>
        <mtd>
          <mrow>
            <mrow/>
            <mo stretchy="false">=</mo>
            <mrow/>
          </mrow>
        </mtd>
        <mtd columnalign="left">
          <mrow>
            <mn>0</mn>
            <mtext/>
          </mrow>
        </mtd>
        <mtd>
          <mrow/>
        </mtd>
        <mtd>
          <mrow/>
        </mtd>
      </mtr>
      <mtr>
        <mtd columnalign="right">
          <mrow>
            <mrow>
              <msup>
                <mi>x</mi>
                <mn>2</mn>
              </msup>
              <mo stretchy="false">+</mo>
              <mfrac>
                <mi>b</mi>
                <mi>a</mi>
              </mfrac>
            </mrow>
            <mrow>
              <mi>x</mi>
              <mo stretchy="false">+</mo>
              <mfrac>
                <mi>c</mi>
                <mi>a</mi>
              </mfrac>
            </mrow>
          </mrow>
        </mtd>
        <mtd>
          <mrow>
            <mrow/>
            <mo stretchy="false">=</mo>
            <mrow/>
          </mrow>
        </mtd>
        <mtd>
          <mrow>
            <mrow>
              <mn>0</mn>
              <mtext/>
            </mrow>
            <mtext>       for</mtext>
            <mi>a</mi>
            <mrow/>
          </mrow>
        </mtd>
        <mtd>
          <mrow>
            <mrow/>
            <mo stretchy="false">≠</mo>
            <mrow/>
          </mrow>
        </mtd>
        <mtd>
          <mn>0</mn>
        </mtd>
      </mtr>
    </mtable>
    <annotation encoding="StarMath 5.0">%%ii @21@ {autoformat=true} EQDEF VAL(f(x)) = 0
%%ii TEXT newline
%%ii @22@ {autoformat=true} EQDEF SIMPLIFY( @21@ / (a) , "expand")
%%ii TEXT "       for" a &lt;&gt; 0
MATRIX { %%gg
{alignr a x^{2} + b x + c}#{}={}# {alignl  0""} # {} # {}  ## %%gg
{alignr x^{2} + {{alignc b} over {alignc a}} x + {{alignc c} over {alignc a}}}#{}={}# {alignl  0""}"       for" a {} #{} &lt;&gt; {}#  0 %%gg
} %%gg
</annotation>
  </semantics>
</math>
</file>

<file path=Object 39/content.xml><?xml version="1.0" encoding="utf-8"?>
<math xmlns="http://www.w3.org/1998/Math/MathML" display="block">
  <semantics>
    <mrow>
      <mrow>
        <msup>
          <mi>x</mi>
          <mn>2</mn>
        </msup>
        <mo stretchy="false">+</mo>
        <mfrac>
          <mrow>
            <mi>b</mi>
            <mi>x</mi>
          </mrow>
          <mi>a</mi>
        </mfrac>
        <mo stretchy="false">+</mo>
        <mfrac>
          <mn>1</mn>
          <mn>4</mn>
        </mfrac>
      </mrow>
      <mrow>
        <mfrac>
          <msup>
            <mi>b</mi>
            <mn>2</mn>
          </msup>
          <msup>
            <mi>a</mi>
            <mn>2</mn>
          </msup>
        </mfrac>
        <mo stretchy="false">=</mo>
        <mfrac>
          <mn>1</mn>
          <mn>4</mn>
        </mfrac>
      </mrow>
      <mrow>
        <mfrac>
          <msup>
            <mi>b</mi>
            <mn>2</mn>
          </msup>
          <msup>
            <mi>a</mi>
            <mn>2</mn>
          </msup>
        </mfrac>
        <mo stretchy="false">−</mo>
        <mfrac>
          <mi>c</mi>
          <mi>a</mi>
        </mfrac>
      </mrow>
      <mtext>      adding </mtext>
      <mrow>
        <msup>
          <mrow>
            <mo fence="true" form="prefix" stretchy="true">(</mo>
            <mrow>
              <mrow>
                <mfrac>
                  <mn>1</mn>
                  <mn>2</mn>
                </mfrac>
                <mfrac>
                  <mi>b</mi>
                  <mi>a</mi>
                </mfrac>
              </mrow>
            </mrow>
            <mo fence="true" form="postfix" stretchy="true">)</mo>
          </mrow>
          <mn>2</mn>
        </msup>
        <mo stretchy="false">−</mo>
        <mfrac>
          <mi>c</mi>
          <mi>a</mi>
        </mfrac>
      </mrow>
      <mtext> to both sides</mtext>
    </mrow>
    <annotation encoding="StarMath 5.0">%%ii @23@ {autoformat=true} EQDEF @22@ + (1/2 b/a)^2 - c/a
x^{2} + {{alignc b x } over {alignc a}} + {{alignc 1} over {alignc 4}} {{alignc  b^{2} } over {alignc  a^{2} }} = {{alignc 1} over {alignc 4}} {{alignc  b^{2} } over {alignc  a^{2} }}-{{alignc c} over {alignc a}} %%gg
%%ii TEXT "      adding " left ({1 over 2} {b over a} right )^2 - {c over a} " to both sides"
"      adding " left ({1 over 2} {b over a} right )^2 - {c over a} " to both sides" %%gg
</annotation>
  </semantics>
</math>
</file>

<file path=Object 4/content.xml><?xml version="1.0" encoding="utf-8"?>
<math xmlns="http://www.w3.org/1998/Math/MathML">
  <semantics>
    <mn>4,472</mn>
    <annotation encoding="StarMath 5.0">%%ii {autoformat=true} EXDEF VAL(z)
4,472 %%gg
</annotation>
  </semantics>
</math>
</file>

<file path=Object 40/content.xml><?xml version="1.0" encoding="utf-8"?>
<math xmlns="http://www.w3.org/1998/Math/MathML" display="block">
  <semantics>
    <mrow>
      <mrow>
        <msub>
          <mi>x</mi>
          <mn>1</mn>
        </msub>
        <mo stretchy="false">+</mo>
        <mfrac>
          <mi>b</mi>
          <mrow>
            <mn>2</mn>
            <mi>a</mi>
          </mrow>
        </mfrac>
      </mrow>
      <mo stretchy="false">=</mo>
      <msqrt>
        <mrow>
          <mfrac>
            <mn>1</mn>
            <mn>4</mn>
          </mfrac>
          <mrow>
            <mfrac>
              <msup>
                <mi>b</mi>
                <mn>2</mn>
              </msup>
              <msup>
                <mi>a</mi>
                <mn>2</mn>
              </msup>
            </mfrac>
            <mo stretchy="false">−</mo>
            <mfrac>
              <mi>c</mi>
              <mi>a</mi>
            </mfrac>
          </mrow>
        </mrow>
      </msqrt>
    </mrow>
    <annotation encoding="StarMath 5.0">%%ii @25@ {autoformat=true; autotextmode=false} EQDEF SUBSTC( SIMPLIFY( sqrt(@24@) , "unsafe"), x = x_1)
x_1 + {{alignc b } over {alignc 2  a }} = sqrt{{{alignc 1} over {alignc 4}} {{alignc  b^{2} } over {alignc  a^{2} }}-{{alignc c} over {alignc a}}} %%gg
</annotation>
  </semantics>
</math>
</file>

<file path=Object 41/content.xml><?xml version="1.0" encoding="utf-8"?>
<math xmlns="http://www.w3.org/1998/Math/MathML" display="block">
  <semantics>
    <mrow>
      <msqrt>
        <msup>
          <mi>x</mi>
          <mn>2</mn>
        </msup>
      </msqrt>
      <mo stretchy="false">=</mo>
      <mi>x</mi>
    </mrow>
    <annotation encoding="StarMath 5.0">sqrt x^2 = x</annotation>
  </semantics>
</math>
</file>

<file path=Object 42/content.xml><?xml version="1.0" encoding="utf-8"?>
<math xmlns="http://www.w3.org/1998/Math/MathML">
  <semantics>
    <mrow>
      <mrow>
        <mi>a</mi>
        <mo stretchy="false">=</mo>
        <mn>0,6</mn>
      </mrow>
      <mtext>m</mtext>
    </mrow>
    <annotation encoding="StarMath 5.0">%%ii @a@ EQDEF a = 0.6 "m"
a = 0,6 "m" %%gg
</annotation>
  </semantics>
</math>
</file>

<file path=Object 43/content.xml><?xml version="1.0" encoding="utf-8"?>
<math xmlns="http://www.w3.org/1998/Math/MathML">
  <semantics>
    <mrow>
      <mi>a</mi>
      <mo stretchy="false">=</mo>
      <mrow>
        <mn>2</mn>
        <mo stretchy="false">+</mo>
        <mi>x</mi>
      </mrow>
    </mrow>
    <annotation encoding="StarMath 5.0">%%ii @7@ {autoformat=true} EQDEF @eq:important@
a = 2 + x %%gg
</annotation>
  </semantics>
</math>
</file>

<file path=Object 44/content.xml><?xml version="1.0" encoding="utf-8"?>
<math xmlns="http://www.w3.org/1998/Math/MathML" display="block">
  <semantics>
    <mrow>
      <mrow>
        <mi>A</mi>
        <mo stretchy="false">=</mo>
        <mfrac>
          <mn>1</mn>
          <mn>2</mn>
        </mfrac>
      </mrow>
      <mfrac>
        <mi>b</mi>
        <mi>a</mi>
      </mfrac>
    </mrow>
    <annotation encoding="StarMath 5.0">A = 1 over 2 b over a</annotation>
  </semantics>
</math>
</file>

<file path=Object 45/content.xml><?xml version="1.0" encoding="utf-8"?>
<math xmlns="http://www.w3.org/1998/Math/MathML" display="block">
  <semantics>
    <mrow>
      <mi>B</mi>
      <mo stretchy="false">=</mo>
      <mrow>
        <msup>
          <mrow>
            <mo fence="true" form="prefix" stretchy="true">(</mo>
            <mrow>
              <mrow>
                <mfrac>
                  <mn>1</mn>
                  <mn>2</mn>
                </mfrac>
                <mfrac>
                  <mi>b</mi>
                  <mi>a</mi>
                </mfrac>
              </mrow>
            </mrow>
            <mo fence="true" form="postfix" stretchy="true">)</mo>
          </mrow>
          <mn>2</mn>
        </msup>
        <mo stretchy="false">−</mo>
        <mfrac>
          <mi>c</mi>
          <mi>a</mi>
        </mfrac>
      </mrow>
    </mrow>
    <annotation encoding="StarMath 5.0">B = left( 1 over 2 b over a right)^2 - c over a</annotation>
  </semantics>
</math>
</file>

<file path=Object 46/content.xml><?xml version="1.0" encoding="utf-8"?>
<math xmlns="http://www.w3.org/1998/Math/MathML">
  <semantics>
    <mrow>
      <mi>f</mi>
      <mrow>
        <mrow>
          <mo fence="true" form="prefix" stretchy="false">(</mo>
          <mrow>
            <mi>x</mi>
          </mrow>
          <mo fence="true" form="postfix" stretchy="false">)</mo>
        </mrow>
        <mo stretchy="false">=</mo>
        <mi>a</mi>
      </mrow>
      <mrow>
        <msup>
          <mi>x</mi>
          <mn>2</mn>
        </msup>
        <mo stretchy="false">+</mo>
        <mi>b</mi>
      </mrow>
      <mrow>
        <mrow>
          <mi>x</mi>
          <mo stretchy="false">+</mo>
          <mi>c</mi>
        </mrow>
        <mo stretchy="false">=</mo>
        <mn>0</mn>
      </mrow>
    </mrow>
    <annotation encoding="StarMath 5.0">%%ii CLEAREQUATIONS 
%%ii FUNCTION {{none},f,x}
%%ii @20@ FUNCDEF f(x)=a x^2 + b x + c
f(x)=a x^2 + b x + c %%gg
%%ii TEXT = 0
= 0 %%gg
</annotation>
  </semantics>
</math>
</file>

<file path=Object 47/content.xml><?xml version="1.0" encoding="utf-8"?>
<math xmlns="http://www.w3.org/1998/Math/MathML" display="block">
  <semantics>
    <mrow>
      <msub>
        <mi>F</mi>
        <mn>1</mn>
      </msub>
      <mrow>
        <mi>a</mi>
        <mo stretchy="false">−</mo>
        <msub>
          <mi>F</mi>
          <mn>3</mn>
        </msub>
      </mrow>
      <mrow>
        <mi>c</mi>
        <mo stretchy="false">+</mo>
        <msub>
          <mi>F</mi>
          <mi>r</mi>
        </msub>
      </mrow>
      <mrow>
        <mi>d</mi>
        <mo stretchy="false">=</mo>
        <mn>0</mn>
      </mrow>
    </mrow>
    <annotation encoding="StarMath 5.0">%%ii @M_eq@ EQDEF F_1 a - F_3 c + F_r d = 0
F_1 a - F_3 c + F_r d = 0 %%gg
</annotation>
  </semantics>
</math>
</file>

<file path=Object 48/content.xml><?xml version="1.0" encoding="utf-8"?>
<math xmlns="http://www.w3.org/1998/Math/MathML" display="block">
  <semantics>
    <mtable>
      <mtr>
        <mtd columnalign="right">
          <mi>x</mi>
        </mtd>
        <mtd>
          <mrow>
            <mrow/>
            <mo stretchy="false">=</mo>
            <mrow/>
          </mrow>
        </mtd>
        <mtd columnalign="left">
          <mrow>
            <mn>3</mn>
            <mrow>
              <mi>y</mi>
              <mo stretchy="false">+</mo>
              <mn>4</mn>
            </mrow>
          </mrow>
        </mtd>
        <mtd>
          <mrow/>
        </mtd>
        <mtd>
          <mrow/>
        </mtd>
      </mtr>
      <mtr>
        <mtd columnalign="right">
          <mi>z</mi>
        </mtd>
        <mtd>
          <mrow>
            <mrow/>
            <mo stretchy="false">=</mo>
            <mrow/>
          </mrow>
        </mtd>
        <mtd columnalign="left">
          <mrow>
            <mn>4</mn>
            <mi>x</mi>
          </mrow>
        </mtd>
        <mtd>
          <mrow/>
        </mtd>
        <mtd>
          <mrow/>
        </mtd>
      </mtr>
      <mtr>
        <mtd columnalign="right">
          <mi>z</mi>
        </mtd>
        <mtd>
          <mrow>
            <mrow/>
            <mo stretchy="false">=</mo>
            <mrow/>
          </mrow>
        </mtd>
        <mtd>
          <mrow>
            <mn>76</mn>
            <mtext>   with </mtext>
            <mi>y</mi>
            <mrow/>
          </mrow>
        </mtd>
        <mtd>
          <mrow>
            <mrow/>
            <mo stretchy="false">=</mo>
            <mrow/>
          </mrow>
        </mtd>
        <mtd>
          <mn>5</mn>
        </mtd>
      </mtr>
    </mtable>
    <annotation encoding="StarMath 5.0">%%ii CLEAREQUATIONS 
%%ii @18@ EQDEF x=3y+4
%%ii TEXT newline
%%ii @19@ EQDEF z=4x
%%ii TEXT newline
%%ii {autochain=false; autoformat=true} PRINTVALWITH {z,y=5}
%%ii TEXT "   with " y=5
MATRIX { %%gg
{alignr x}#{}={}# {alignl 3y+4} # {} # {}  ## %%gg
{alignr z}#{}={}# {alignl 4x} # {} # {}  ## %%gg
{alignr z}#{}={}# {alignl 76}"   with " y{} #{} = {}# 5 %%gg
} %%gg
</annotation>
  </semantics>
</math>
</file>

<file path=Object 49/content.xml><?xml version="1.0" encoding="utf-8"?>
<math xmlns="http://www.w3.org/1998/Math/MathML" display="block">
  <semantics>
    <mrow>
      <mfrac>
        <mn>1</mn>
        <mn>4</mn>
      </mfrac>
      <mrow>
        <msup>
          <mrow>
            <mo fence="true" form="prefix" stretchy="false">(</mo>
            <mrow>
              <mrow>
                <mn>2</mn>
                <mrow>
                  <mi>x</mi>
                  <mo stretchy="false">+</mo>
                  <mfrac>
                    <mi>b</mi>
                    <mi>a</mi>
                  </mfrac>
                </mrow>
              </mrow>
            </mrow>
            <mo fence="true" form="postfix" stretchy="false">)</mo>
          </mrow>
          <mn>2</mn>
        </msup>
        <mo stretchy="false">=</mo>
        <mfrac>
          <mn>1</mn>
          <mn>4</mn>
        </mfrac>
      </mrow>
      <mrow>
        <mfrac>
          <msup>
            <mi>b</mi>
            <mn>2</mn>
          </msup>
          <msup>
            <mi>a</mi>
            <mn>2</mn>
          </msup>
        </mfrac>
        <mo stretchy="false">−</mo>
        <mfrac>
          <mi>c</mi>
          <mi>a</mi>
        </mfrac>
      </mrow>
      <mtext>     substituting </mtext>
      <mrow>
        <msup>
          <mi>x</mi>
          <mn>2</mn>
        </msup>
        <mo stretchy="false">+</mo>
        <mfrac>
          <mi>b</mi>
          <mi>a</mi>
        </mfrac>
      </mrow>
      <mrow>
        <mrow>
          <mi>x</mi>
          <mo stretchy="false">+</mo>
          <mrow>
            <mfrac>
              <msup>
                <mi>b</mi>
                <mn>2</mn>
              </msup>
              <mn>4</mn>
            </mfrac>
            <msup>
              <mi>a</mi>
              <mn>2</mn>
            </msup>
          </mrow>
        </mrow>
        <mo stretchy="false">=</mo>
        <msup>
          <mrow>
            <mo fence="true" form="prefix" stretchy="true">(</mo>
            <mrow>
              <mrow>
                <mrow>
                  <mi>x</mi>
                  <mo stretchy="false">+</mo>
                  <mfrac>
                    <mn>1</mn>
                    <mn>2</mn>
                  </mfrac>
                </mrow>
                <mfrac>
                  <mi>b</mi>
                  <mi>a</mi>
                </mfrac>
              </mrow>
            </mrow>
            <mo fence="true" form="postfix" stretchy="true">)</mo>
          </mrow>
          <mn>2</mn>
        </msup>
      </mrow>
    </mrow>
    <annotation encoding="StarMath 5.0">%%ii @24@ {autoformat=true} EQDEF SUBSTC(@23@, x^2+x b/a + b^2/(4 a^2) = (x + 1/2 b/a)^2)
{{alignc 1} over {alignc 4}}  (2  x  + {{alignc b} over {alignc a}})^{2}  = {{alignc 1} over {alignc 4}} {{alignc  b^{2} } over {alignc  a^{2} }}-{{alignc c} over {alignc a}} %%gg
%%ii TEXT "     substituting " x^2+ {b over a} x + {b^2 over 4 a^2} = left (x + {1 over 2} {b over a} right )^2
"     substituting " x^2+ {b over a} x + {b^2 over 4 a^2} = left (x + {1 over 2} {b over a} right )^2 %%gg
</annotation>
  </semantics>
</math>
</file>

<file path=Object 5/content.xml><?xml version="1.0" encoding="utf-8"?>
<math xmlns="http://www.w3.org/1998/Math/MathML" display="block">
  <semantics>
    <mtable>
      <mtr>
        <mtd columnalign="right">
          <mi>x</mi>
        </mtd>
        <mtd>
          <mrow>
            <mrow/>
            <mo stretchy="false">=</mo>
            <mrow/>
          </mrow>
        </mtd>
        <mtd columnalign="left">
          <mrow>
            <mn>3</mn>
            <mtext>m</mtext>
          </mrow>
        </mtd>
      </mtr>
      <mtr>
        <mtd columnalign="right">
          <mi>y</mi>
        </mtd>
        <mtd>
          <mrow>
            <mrow/>
            <mo stretchy="false">=</mo>
            <mrow/>
          </mrow>
        </mtd>
        <mtd columnalign="left">
          <mrow>
            <mn>4</mn>
            <mtext>m</mtext>
          </mrow>
        </mtd>
      </mtr>
      <mtr>
        <mtd columnalign="right">
          <mi>z</mi>
        </mtd>
        <mtd>
          <mrow>
            <mrow/>
            <mo stretchy="false">=</mo>
            <mrow/>
          </mrow>
        </mtd>
        <mtd columnalign="left">
          <mrow>
            <mi>x</mi>
            <mo stretchy="false">+</mo>
            <mi>y</mi>
          </mrow>
        </mtd>
      </mtr>
    </mtable>
    <annotation encoding="StarMath 5.0">%%ii CLEAREQUATIONS 
%%ii @7@ EQDEF x=3 "m"
%%ii TEXT newline
%%ii @8@ EQDEF y=4 "m"
%%ii TEXT newline
%%ii @9@ EQDEF z=x+y
MATRIX { %%gg
{alignr x}#{}={}# {alignl 3 "m"} ## %%gg
{alignr y}#{}={}# {alignl 4 "m"} ## %%gg
{alignr z}#{}={}# {alignl x+y} %%gg
} %%gg
</annotation>
  </semantics>
</math>
</file>

<file path=Object 50/content.xml><?xml version="1.0" encoding="utf-8"?>
<math xmlns="http://www.w3.org/1998/Math/MathML" display="block">
  <semantics>
    <mrow>
      <mrow>
        <msub>
          <mo stretchy="false">∫</mo>
          <mi>A</mi>
        </msub>
        <mtext>const</mtext>
      </mrow>
      <mrow>
        <mi mathvariant="italic">dA</mi>
        <mo stretchy="false">=</mo>
        <mtext>const</mtext>
      </mrow>
      <mi>A</mi>
    </mrow>
    <annotation encoding="StarMath 5.0">int_A "const" dA = "const" A
</annotation>
  </semantics>
</math>
</file>

<file path=Object 51/content.xml><?xml version="1.0" encoding="utf-8"?>
<math xmlns="http://www.w3.org/1998/Math/MathML" display="block">
  <semantics>
    <mrow>
      <mrow>
        <msub>
          <mi>F</mi>
          <mn>1</mn>
        </msub>
        <mo stretchy="false">+</mo>
        <msub>
          <mi>F</mi>
          <mn>2</mn>
        </msub>
        <mo stretchy="false">+</mo>
        <msub>
          <mi>F</mi>
          <mn>3</mn>
        </msub>
      </mrow>
      <mo stretchy="false">=</mo>
      <mrow>
        <msub>
          <mi>F</mi>
          <mi>l</mi>
        </msub>
        <mo stretchy="false">+</mo>
        <msub>
          <mi>F</mi>
          <mi>r</mi>
        </msub>
      </mrow>
    </mrow>
    <annotation encoding="StarMath 5.0">%%ii @F_1 + F_2 + F_3@ EQDEF F_1 + F_2 + F_3 = F_l + F_r
F_1 + F_2 + F_3 = F_l + F_r %%gg
</annotation>
  </semantics>
</math>
</file>

<file path=Object 52/content.xml><?xml version="1.0" encoding="utf-8"?>
<math xmlns="http://www.w3.org/1998/Math/MathML" display="block">
  <semantics>
    <mrow>
      <mrow>
        <msub>
          <mi>x</mi>
          <mn>2</mn>
        </msub>
        <mo stretchy="false">+</mo>
        <mfrac>
          <mi>b</mi>
          <mrow>
            <mn>2</mn>
            <mi>a</mi>
          </mrow>
        </mfrac>
      </mrow>
      <mo stretchy="false">=</mo>
      <mrow>
        <mo stretchy="false">−</mo>
        <msqrt>
          <mrow>
            <mfrac>
              <mn>1</mn>
              <mn>4</mn>
            </mfrac>
            <mrow>
              <mfrac>
                <msup>
                  <mi>b</mi>
                  <mn>2</mn>
                </msup>
                <msup>
                  <mi>a</mi>
                  <mn>2</mn>
                </msup>
              </mfrac>
              <mo stretchy="false">−</mo>
              <mfrac>
                <mi>c</mi>
                <mi>a</mi>
              </mfrac>
            </mrow>
          </mrow>
        </msqrt>
      </mrow>
    </mrow>
    <annotation encoding="StarMath 5.0">%%ii @26@ {autoformat=true; autotextmode=false} EQDEF SUBSTC( SIMPLIFY( sqrt(lhs(@24@)) = -sqrt(rhs(@24@)) , "unsafe"), x = x_2)
x_2 + {{alignc b } over {alignc 2  a }} = -sqrt{{{alignc 1} over {alignc 4}} {{alignc  b^{2} } over {alignc  a^{2} }}-{{alignc c} over {alignc a}}}  %%gg
</annotation>
  </semantics>
</math>
</file>

<file path=Object 53/content.xml><?xml version="1.0" encoding="utf-8"?>
<math xmlns="http://www.w3.org/1998/Math/MathML" display="block">
  <semantics>
    <mrow>
      <msub>
        <mi>x</mi>
        <mn>1</mn>
      </msub>
      <mo stretchy="false">=</mo>
      <mrow>
        <msqrt>
          <mrow>
            <mfrac>
              <mn>1</mn>
              <mn>4</mn>
            </mfrac>
            <mrow>
              <mfrac>
                <msup>
                  <mi>b</mi>
                  <mn>2</mn>
                </msup>
                <msup>
                  <mi>a</mi>
                  <mn>2</mn>
                </msup>
              </mfrac>
              <mo stretchy="false">−</mo>
              <mfrac>
                <mi>c</mi>
                <mi>a</mi>
              </mfrac>
            </mrow>
          </mrow>
        </msqrt>
        <mo stretchy="false">−</mo>
        <mfrac>
          <mi>b</mi>
          <mrow>
            <mn>2</mn>
            <mi>a</mi>
          </mrow>
        </mfrac>
      </mrow>
    </mrow>
    <annotation encoding="StarMath 5.0">%%ii @27@ {autoformat=true; autotextmode=false} EQDEF @25@ - (b/(2a))
x_1 = sqrt{{{alignc 1} over {alignc 4}} {{alignc  b^{2} } over {alignc  a^{2} }}-{{alignc c} over {alignc a}}}-{{alignc b } over {alignc 2  a }} %%gg
</annotation>
  </semantics>
</math>
</file>

<file path=Object 54/content.xml><?xml version="1.0" encoding="utf-8"?>
<math xmlns="http://www.w3.org/1998/Math/MathML" display="block">
  <semantics>
    <mrow>
      <msub>
        <mi>x</mi>
        <mn>2</mn>
      </msub>
      <mo stretchy="false">=</mo>
      <mrow>
        <mrow>
          <mo stretchy="false">−</mo>
          <mfrac>
            <mi>b</mi>
            <mrow>
              <mn>2</mn>
              <mi>a</mi>
            </mrow>
          </mfrac>
        </mrow>
        <mo stretchy="false">−</mo>
        <msqrt>
          <mrow>
            <mfrac>
              <mn>1</mn>
              <mn>4</mn>
            </mfrac>
            <mrow>
              <mfrac>
                <msup>
                  <mi>b</mi>
                  <mn>2</mn>
                </msup>
                <msup>
                  <mi>a</mi>
                  <mn>2</mn>
                </msup>
              </mfrac>
              <mo stretchy="false">−</mo>
              <mfrac>
                <mi>c</mi>
                <mi>a</mi>
              </mfrac>
            </mrow>
          </mrow>
        </msqrt>
      </mrow>
    </mrow>
    <annotation encoding="StarMath 5.0">%%ii @28@ {autoformat=true; autotextmode=false} EQDEF @26@ - (b/(2a))
x_2 = -{{alignc b } over {alignc 2  a }}-sqrt{{{alignc 1} over {alignc 4}} {{alignc  b^{2} } over {alignc  a^{2} }}-{{alignc c} over {alignc a}}}  %%gg
</annotation>
  </semantics>
</math>
</file>

<file path=Object 55/content.xml><?xml version="1.0" encoding="utf-8"?>
<math xmlns="http://www.w3.org/1998/Math/MathML">
  <semantics>
    <mrow>
      <mi>a</mi>
      <mo stretchy="false">=</mo>
      <mn>4</mn>
    </mrow>
    <annotation encoding="StarMath 5.0">%%ii {autoformat=true} PRINTVAL {a}
a = 4 %%gg
</annotation>
  </semantics>
</math>
</file>

<file path=Object 56/content.xml><?xml version="1.0" encoding="utf-8"?>
<math xmlns="http://www.w3.org/1998/Math/MathML" display="block">
  <semantics>
    <mrow>
      <mi>x</mi>
      <mo stretchy="false">=</mo>
      <mrow>
        <mrow>
          <mo stretchy="false">−</mo>
          <mfrac>
            <mi>b</mi>
            <mrow>
              <mn>2</mn>
              <mi>a</mi>
            </mrow>
          </mfrac>
        </mrow>
        <mo stretchy="false">−</mo>
        <msqrt>
          <mrow>
            <mfrac>
              <mn>1</mn>
              <mn>4</mn>
            </mfrac>
            <mrow>
              <mfrac>
                <msup>
                  <mi>b</mi>
                  <mn>2</mn>
                </msup>
                <msup>
                  <mi>a</mi>
                  <mn>2</mn>
                </msup>
              </mfrac>
              <mo stretchy="false">−</mo>
              <mfrac>
                <mi>c</mi>
                <mi>a</mi>
              </mfrac>
            </mrow>
          </mrow>
        </msqrt>
      </mrow>
    </mrow>
    <annotation encoding="StarMath 5.0">%%ii @29@ {autoformat=true; autotextmode=false} EQDEF SOLVE(@21@, x, 2)
x = -{{alignc b } over {alignc 2  a }}-sqrt{{{alignc 1} over {alignc 4}} {{alignc  b^{2} } over {alignc  a^{2} }}-{{alignc c} over {alignc a}}}  %%gg
</annotation>
  </semantics>
</math>
</file>

<file path=Object 57/content.xml><?xml version="1.0" encoding="utf-8"?>
<math xmlns="http://www.w3.org/1998/Math/MathML" display="block">
  <semantics>
    <mrow>
      <mi>x</mi>
      <mo stretchy="false">=</mo>
      <mrow>
        <msqrt>
          <mrow>
            <mfrac>
              <mn>1</mn>
              <mn>4</mn>
            </mfrac>
            <mrow>
              <mfrac>
                <msup>
                  <mi>b</mi>
                  <mn>2</mn>
                </msup>
                <msup>
                  <mi>a</mi>
                  <mn>2</mn>
                </msup>
              </mfrac>
              <mo stretchy="false">−</mo>
              <mfrac>
                <mi>c</mi>
                <mi>a</mi>
              </mfrac>
            </mrow>
          </mrow>
        </msqrt>
        <mo stretchy="false">−</mo>
        <mfrac>
          <mi>b</mi>
          <mrow>
            <mn>2</mn>
            <mi>a</mi>
          </mrow>
        </mfrac>
      </mrow>
    </mrow>
    <annotation encoding="StarMath 5.0">%%ii @30@ {autoformat=true; autotextmode=false} EQDEF SOLVE(@21@, x, 1)
x = sqrt{{{alignc 1} over {alignc 4}} {{alignc  b^{2} } over {alignc  a^{2} }}-{{alignc c} over {alignc a}}}-{{alignc b } over {alignc 2  a }} %%gg
</annotation>
  </semantics>
</math>
</file>

<file path=Object 58/content.xml><?xml version="1.0" encoding="utf-8"?>
<math xmlns="http://www.w3.org/1998/Math/MathML" display="block">
  <semantics>
    <mtable>
      <mtr>
        <mtd columnalign="right">
          <msub>
            <mi>F</mi>
            <mi>r</mi>
          </msub>
        </mtd>
        <mtd>
          <mrow>
            <mrow/>
            <mo stretchy="false">=</mo>
            <mrow/>
          </mrow>
        </mtd>
        <mtd columnalign="left">
          <mfrac>
            <mrow>
              <msub>
                <mi>F</mi>
                <mn>3</mn>
              </msub>
              <mrow>
                <mi>c</mi>
                <mo stretchy="false">−</mo>
                <msub>
                  <mi>F</mi>
                  <mn>1</mn>
                </msub>
              </mrow>
              <mi>a</mi>
            </mrow>
            <mi>d</mi>
          </mfrac>
        </mtd>
        <mtd>
          <mrow/>
        </mtd>
        <mtd>
          <mrow/>
        </mtd>
      </mtr>
      <mtr>
        <mtd>
          <mrow>
            <mrow/>
            <mrow/>
          </mrow>
        </mtd>
        <mtd>
          <mrow>
            <mrow/>
            <mo stretchy="false">=</mo>
            <mrow/>
          </mrow>
        </mtd>
        <mtd columnalign="right">
          <mfrac>
            <mrow>
              <mrow>
                <mo fence="true" form="prefix" stretchy="false">(</mo>
                <mrow>
                  <mrow>
                    <mn>400</mn>
                    <mtext>N</mtext>
                  </mrow>
                </mrow>
                <mo fence="true" form="postfix" stretchy="false">)</mo>
              </mrow>
              <mrow>
                <mrow>
                  <mo fence="true" form="prefix" stretchy="false">(</mo>
                  <mrow>
                    <mrow>
                      <mn>1,8</mn>
                      <mtext>m</mtext>
                    </mrow>
                  </mrow>
                  <mo fence="true" form="postfix" stretchy="false">)</mo>
                </mrow>
                <mo stretchy="false">−</mo>
                <mrow>
                  <mo fence="true" form="prefix" stretchy="false">(</mo>
                  <mrow>
                    <mrow>
                      <mn>100</mn>
                      <mtext>N</mtext>
                    </mrow>
                  </mrow>
                  <mo fence="true" form="postfix" stretchy="false">)</mo>
                </mrow>
              </mrow>
              <mrow>
                <mo fence="true" form="prefix" stretchy="false">(</mo>
                <mrow>
                  <mrow>
                    <mn>0,6</mn>
                    <mtext>m</mtext>
                  </mrow>
                </mrow>
                <mo fence="true" form="postfix" stretchy="false">)</mo>
              </mrow>
            </mrow>
            <mrow>
              <mo fence="true" form="prefix" stretchy="false">(</mo>
              <mrow>
                <mrow>
                  <mn>2,2</mn>
                  <mtext>m</mtext>
                </mrow>
              </mrow>
              <mo fence="true" form="postfix" stretchy="false">)</mo>
            </mrow>
          </mfrac>
        </mtd>
        <mtd>
          <mrow>
            <mrow/>
            <mo stretchy="false">=</mo>
            <mrow/>
          </mrow>
        </mtd>
        <mtd columnalign="left">
          <mrow>
            <mn>300</mn>
            <mtext>N</mtext>
          </mrow>
        </mtd>
      </mtr>
    </mtable>
    <annotation encoding="StarMath 5.0">%%ii @F_r@ {autoformat=true; units={%N}} EQDEF SOLVE(@prev@, F_r, 1)
%%ii {units={%N}} TEXT newline
%%ii {units={%N}} TEXT { } =
%%ii {autoformat=true; units={%N}} EXPLAINVAL* F_r
MATRIX { %%gg
{alignr F_r}#{}={}# {alignl  {{alignc F_3 c -F_1 a  } over {alignc d }}} # {} # {}  ## %%gg
{ } {} #{} = {}# {alignr {{alignc (400  "N" ) (1,8  "m" ) -(100  "N" ) (0,6  "m" )  } over {alignc (2,2  "m" ) }}}#{}={}# {alignl 300  "N" } %%gg
} %%gg
</annotation>
  </semantics>
</math>
</file>

<file path=Object 59/content.xml><?xml version="1.0" encoding="utf-8"?>
<math xmlns="http://www.w3.org/1998/Math/MathML">
  <semantics>
    <mi mathvariant="normal">π</mi>
    <annotation encoding="StarMath 5.0">%%ii {autoformat=true} EXDEF %pi
%pi %%gg
</annotation>
  </semantics>
</math>
</file>

<file path=Object 6/content.xml><?xml version="1.0" encoding="utf-8"?>
<math xmlns="http://www.w3.org/1998/Math/MathML">
  <semantics>
    <mrow>
      <mn>7</mn>
      <mtext>m</mtext>
    </mrow>
    <annotation encoding="StarMath 5.0">%%ii {autoformat=true} EXDEF VAL(z)
7  "m"  %%gg
</annotation>
  </semantics>
</math>
</file>

<file path=Object 60/content.xml><?xml version="1.0" encoding="utf-8"?>
<math xmlns="http://www.w3.org/1998/Math/MathML">
  <semantics>
    <mi mathvariant="normal">e</mi>
    <annotation encoding="StarMath 5.0">%%ii {autoformat=true} EXDEF %e
func e %%gg
</annotation>
  </semantics>
</math>
</file>

<file path=Object 61/content.xml><?xml version="1.0" encoding="utf-8"?>
<math xmlns="http://www.w3.org/1998/Math/MathML">
  <semantics>
    <mrow>
      <mi>a</mi>
      <mo stretchy="false">=</mo>
      <mn>3</mn>
    </mrow>
    <annotation encoding="StarMath 5.0">%%ii @31@ EQDEF a=3
a=3 %%gg
</annotation>
  </semantics>
</math>
</file>

<file path=Object 62/content.xml><?xml version="1.0" encoding="utf-8"?>
<math xmlns="http://www.w3.org/1998/Math/MathML">
  <semantics>
    <mrow>
      <mi>b</mi>
      <mo stretchy="false">=</mo>
      <mn>4</mn>
    </mrow>
    <annotation encoding="StarMath 5.0">%%ii @32@ EQDEF b=4
b=4 %%gg
</annotation>
  </semantics>
</math>
</file>

<file path=Object 63/content.xml><?xml version="1.0" encoding="utf-8"?>
<math xmlns="http://www.w3.org/1998/Math/MathML">
  <semantics>
    <mrow>
      <mi>c</mi>
      <mo stretchy="false">=</mo>
      <mrow>
        <mo stretchy="false">−</mo>
        <mn>5</mn>
      </mrow>
    </mrow>
    <annotation encoding="StarMath 5.0">%%ii @33@ EQDEF c=-5
c=-5 %%gg
</annotation>
  </semantics>
</math>
</file>

<file path=Object 64/content.xml><?xml version="1.0" encoding="utf-8"?>
<math xmlns="http://www.w3.org/1998/Math/MathML" display="block">
  <semantics>
    <mrow>
      <mrow>
        <msub>
          <mi>F</mi>
          <mn>1</mn>
        </msub>
        <mo stretchy="false">+</mo>
        <msub>
          <mi>F</mi>
          <mn>2</mn>
        </msub>
        <mo stretchy="false">+</mo>
        <msub>
          <mi>F</mi>
          <mn>3</mn>
        </msub>
      </mrow>
      <mo stretchy="false">=</mo>
      <mrow>
        <msub>
          <mi>F</mi>
          <mi>l</mi>
        </msub>
        <mo stretchy="false">+</mo>
        <mfrac>
          <mrow>
            <msub>
              <mi>F</mi>
              <mn>3</mn>
            </msub>
            <mrow>
              <mi>c</mi>
              <mo stretchy="false">−</mo>
              <msub>
                <mi>F</mi>
                <mn>1</mn>
              </msub>
            </mrow>
            <mi>a</mi>
          </mrow>
          <mi>d</mi>
        </mfrac>
      </mrow>
    </mrow>
    <annotation encoding="StarMath 5.0">%%ii @128@ {autoformat=true} EQDEF SUBSTC(@F_1 + F_2 + F_3@, @F_r@)
F_1 + F_2 + F_3 = F_l + {{alignc F_3 c -F_1 a  } over {alignc d }} %%gg
</annotation>
  </semantics>
</math>
</file>

<file path=Object 65/content.xml><?xml version="1.0" encoding="utf-8"?>
<math xmlns="http://www.w3.org/1998/Math/MathML">
  <semantics>
    <mrow>
      <msub>
        <mi>x</mi>
        <mn>1</mn>
      </msub>
      <mo stretchy="false">=</mo>
      <mn>0,7863</mn>
    </mrow>
    <annotation encoding="StarMath 5.0">%%ii {autoformat=true} PRINTVAL x_1
x_1 = 0,7863 %%gg
</annotation>
  </semantics>
</math>
</file>

<file path=Object 66/content.xml><?xml version="1.0" encoding="utf-8"?>
<math xmlns="http://www.w3.org/1998/Math/MathML">
  <semantics>
    <mrow>
      <msub>
        <mi>x</mi>
        <mn>2</mn>
      </msub>
      <mo stretchy="false">=</mo>
      <mrow>
        <mo stretchy="false">−</mo>
        <mn>2,12</mn>
      </mrow>
    </mrow>
    <annotation encoding="StarMath 5.0">%%ii {autoformat=true} PRINTVAL x_2
x_2 = -2,12 %%gg
</annotation>
  </semantics>
</math>
</file>

<file path=Object 67/content.xml><?xml version="1.0" encoding="utf-8"?>
<math xmlns="http://www.w3.org/1998/Math/MathML" display="block">
  <semantics>
    <mtable>
      <mtr>
        <mtd columnalign="right">
          <msub>
            <mi>F</mi>
            <mi>l</mi>
          </msub>
        </mtd>
        <mtd>
          <mrow>
            <mrow/>
            <mo stretchy="false">=</mo>
            <mrow/>
          </mrow>
        </mtd>
        <mtd columnalign="left">
          <mfrac>
            <mrow>
              <msub>
                <mi>F</mi>
                <mn>1</mn>
              </msub>
              <mrow>
                <mi>a</mi>
                <mo stretchy="false">−</mo>
                <msub>
                  <mi>F</mi>
                  <mn>3</mn>
                </msub>
              </mrow>
              <mrow>
                <mi>c</mi>
                <mo stretchy="false">+</mo>
                <msub>
                  <mi>F</mi>
                  <mn>3</mn>
                </msub>
              </mrow>
              <mrow>
                <mi>d</mi>
                <mo stretchy="false">+</mo>
                <msub>
                  <mi>F</mi>
                  <mn>2</mn>
                </msub>
              </mrow>
              <mrow>
                <mi>d</mi>
                <mo stretchy="false">+</mo>
                <msub>
                  <mi>F</mi>
                  <mn>1</mn>
                </msub>
              </mrow>
              <mi>d</mi>
            </mrow>
            <mi>d</mi>
          </mfrac>
        </mtd>
        <mtd>
          <mrow/>
        </mtd>
        <mtd>
          <mrow/>
        </mtd>
      </mtr>
      <mtr>
        <mtd>
          <mrow>
            <mrow/>
            <mrow/>
          </mrow>
        </mtd>
        <mtd>
          <mrow>
            <mrow/>
            <mo stretchy="false">=</mo>
            <mrow/>
          </mrow>
        </mtd>
        <mtd columnalign="right">
          <mfrac>
            <mrow>
              <mrow>
                <mo fence="true" form="prefix" stretchy="false">(</mo>
                <mrow>
                  <mrow>
                    <mn>100</mn>
                    <mtext>N</mtext>
                  </mrow>
                </mrow>
                <mo fence="true" form="postfix" stretchy="false">)</mo>
              </mrow>
              <mrow>
                <mrow>
                  <mo fence="true" form="prefix" stretchy="false">(</mo>
                  <mrow>
                    <mrow>
                      <mn>0,6</mn>
                      <mtext>m</mtext>
                    </mrow>
                  </mrow>
                  <mo fence="true" form="postfix" stretchy="false">)</mo>
                </mrow>
                <mo stretchy="false">−</mo>
                <mrow>
                  <mo fence="true" form="prefix" stretchy="false">(</mo>
                  <mrow>
                    <mrow>
                      <mn>400</mn>
                      <mtext>N</mtext>
                    </mrow>
                  </mrow>
                  <mo fence="true" form="postfix" stretchy="false">)</mo>
                </mrow>
              </mrow>
              <mrow>
                <mrow>
                  <mo fence="true" form="prefix" stretchy="false">(</mo>
                  <mrow>
                    <mrow>
                      <mn>1,8</mn>
                      <mtext>m</mtext>
                    </mrow>
                  </mrow>
                  <mo fence="true" form="postfix" stretchy="false">)</mo>
                </mrow>
                <mo stretchy="false">+</mo>
                <mrow>
                  <mo fence="true" form="prefix" stretchy="false">(</mo>
                  <mrow>
                    <mrow>
                      <mn>100</mn>
                      <mtext>N</mtext>
                    </mrow>
                  </mrow>
                  <mo fence="true" form="postfix" stretchy="false">)</mo>
                </mrow>
              </mrow>
              <mrow>
                <mrow>
                  <mo fence="true" form="prefix" stretchy="false">(</mo>
                  <mrow>
                    <mrow>
                      <mn>2,2</mn>
                      <mtext>m</mtext>
                    </mrow>
                  </mrow>
                  <mo fence="true" form="postfix" stretchy="false">)</mo>
                </mrow>
                <mo stretchy="false">+</mo>
                <mrow>
                  <mo fence="true" form="prefix" stretchy="false">(</mo>
                  <mrow>
                    <mrow>
                      <mn>400</mn>
                      <mtext>N</mtext>
                    </mrow>
                  </mrow>
                  <mo fence="true" form="postfix" stretchy="false">)</mo>
                </mrow>
              </mrow>
              <mrow>
                <mrow>
                  <mo fence="true" form="prefix" stretchy="false">(</mo>
                  <mrow>
                    <mrow>
                      <mn>2,2</mn>
                      <mtext>m</mtext>
                    </mrow>
                  </mrow>
                  <mo fence="true" form="postfix" stretchy="false">)</mo>
                </mrow>
                <mo stretchy="false">+</mo>
                <mrow>
                  <mo fence="true" form="prefix" stretchy="false">(</mo>
                  <mrow>
                    <mrow>
                      <mn>300</mn>
                      <mtext>N</mtext>
                    </mrow>
                  </mrow>
                  <mo fence="true" form="postfix" stretchy="false">)</mo>
                </mrow>
              </mrow>
              <mrow>
                <mo fence="true" form="prefix" stretchy="false">(</mo>
                <mrow>
                  <mrow>
                    <mn>2,2</mn>
                    <mtext>m</mtext>
                  </mrow>
                </mrow>
                <mo fence="true" form="postfix" stretchy="false">)</mo>
              </mrow>
            </mrow>
            <mrow>
              <mo fence="true" form="prefix" stretchy="false">(</mo>
              <mrow>
                <mrow>
                  <mn>2,2</mn>
                  <mtext>m</mtext>
                </mrow>
              </mrow>
              <mo fence="true" form="postfix" stretchy="false">)</mo>
            </mrow>
          </mfrac>
        </mtd>
        <mtd>
          <mrow>
            <mrow/>
            <mo stretchy="false">=</mo>
            <mrow/>
          </mrow>
        </mtd>
        <mtd columnalign="left">
          <mrow>
            <mn>500</mn>
            <mtext>N</mtext>
          </mrow>
        </mtd>
      </mtr>
    </mtable>
    <annotation encoding="StarMath 5.0">%%ii @129@ {autoformat=true} EQDEF SOLVE(@128@, F_l, 1)
%%ii TEXT newline { } =
%%ii {autoformat=true; units={%N}} EXPLAINVAL* F_l
MATRIX { %%gg
{alignr F_l}#{}={}# {alignl  {{alignc F_1 a -F_3 c  + F_3 d  + F_2 d  + F_1 d  } over {alignc d }}} # {} # {}  ## %%gg
 { } {} #{} = {}# {alignr {{alignc (100  "N" ) (0,6  "m" ) -(400  "N" ) (1,8  "m" )  + (100  "N" ) (2,2  "m" )  + (400  "N" ) (2,2  "m" )  + (300  "N" ) (2,2  "m" )  } over {alignc (2,2  "m" ) }}}#{}={}# {alignl 500  "N" } %%gg
} %%gg
</annotation>
  </semantics>
</math>
</file>

<file path=Object 68/content.xml><?xml version="1.0" encoding="utf-8"?>
<math xmlns="http://www.w3.org/1998/Math/MathML">
  <semantics>
    <mrow>
      <msqrt>
        <mn>2</mn>
      </msqrt>
      <mo stretchy="false">=</mo>
      <mrow>
        <mn>14140</mn>
        <mo stretchy="false">⋅</mo>
        <msup>
          <mn>10</mn>
          <mrow>
            <mo stretchy="false">−</mo>
            <mn>4</mn>
          </mrow>
        </msup>
      </mrow>
    </mrow>
    <annotation encoding="StarMath 5.0">%%ii {autoformat=true; exponent=-4} PRINTVAL {2sin{%pi over 4}}
sqrt{2} = 14140 cdot 10^-4 %%gg
</annotation>
  </semantics>
</math>
</file>

<file path=Object 69/content.xml><?xml version="1.0" encoding="utf-8"?>
<math xmlns="http://www.w3.org/1998/Math/MathML">
  <semantics>
    <mrow>
      <mi>f</mi>
      <mrow>
        <mrow>
          <mo fence="true" form="prefix" stretchy="false">(</mo>
          <mrow>
            <msub>
              <mi>x</mi>
              <mn>1</mn>
            </msub>
          </mrow>
          <mo fence="true" form="postfix" stretchy="false">)</mo>
        </mrow>
        <mo stretchy="false">=</mo>
        <mn>0</mn>
      </mrow>
      <mtext/>
    </mrow>
    <annotation encoding="StarMath 5.0">%%ii {autoformat=true; precision=10} PRINTVAL f(x_1)
f(x_1) = 0"" %%gg
</annotation>
  </semantics>
</math>
</file>

<file path=Object 7/content.xml><?xml version="1.0" encoding="utf-8"?>
<math xmlns="http://www.w3.org/1998/Math/MathML" display="block">
  <semantics>
    <mrow>
      <mrow>
        <mi>z</mi>
        <mo stretchy="false">=</mo>
        <mrow>
          <mi>x</mi>
          <mo stretchy="false">+</mo>
          <mi>y</mi>
        </mrow>
        <mo stretchy="false">=</mo>
        <mrow>
          <mrow>
            <mo fence="true" form="prefix" stretchy="false">(</mo>
            <mrow>
              <mrow>
                <mn>118,1</mn>
                <mtext>''</mtext>
              </mrow>
            </mrow>
            <mo fence="true" form="postfix" stretchy="false">)</mo>
          </mrow>
          <mo stretchy="false">+</mo>
          <mrow>
            <mo fence="true" form="prefix" stretchy="false">(</mo>
            <mrow>
              <mrow>
                <mn>157,5</mn>
                <mtext>''</mtext>
              </mrow>
            </mrow>
            <mo fence="true" form="postfix" stretchy="false">)</mo>
          </mrow>
        </mrow>
        <mo stretchy="false">=</mo>
        <mn>275,6</mn>
      </mrow>
      <mtext>''</mtext>
    </mrow>
    <annotation encoding="StarMath 5.0">%%ii UNITDEF {"''",%in=25.4 %mm}
%%ii OPTIONS {units={%in}}
%%ii {autoformat=true} EXPLAINVAL z
z = x + y = (118,1  "''" ) + (157,5  "''" ) = 275,6  "''"  %%gg
</annotation>
  </semantics>
</math>
</file>

<file path=Object 70/content.xml><?xml version="1.0" encoding="utf-8"?>
<math xmlns="http://www.w3.org/1998/Math/MathML">
  <semantics>
    <mrow>
      <mi>f</mi>
      <mrow>
        <mrow>
          <mo fence="true" form="prefix" stretchy="false">(</mo>
          <mrow>
            <msub>
              <mi>x</mi>
              <mn>2</mn>
            </msub>
          </mrow>
          <mo fence="true" form="postfix" stretchy="false">)</mo>
        </mrow>
        <mo stretchy="false">=</mo>
        <mn>0</mn>
      </mrow>
      <mtext/>
    </mrow>
    <annotation encoding="StarMath 5.0">%%ii {autoformat=true; precision=10} PRINTVAL f(x_2)
f(x_2) = 0"" %%gg
</annotation>
  </semantics>
</math>
</file>

<file path=Object 71/content.xml><?xml version="1.0" encoding="utf-8"?>
<math xmlns="http://www.w3.org/1998/Math/MathML">
  <semantics>
    <mrow>
      <msqrt>
        <mn>2.0000</mn>
      </msqrt>
      <mo stretchy="false">=</mo>
      <mn>1,4142</mn>
    </mrow>
    <annotation encoding="StarMath 5.0">%%ii {autoformat=true; fixedpoint=true} PRINTVAL {2sin{%pi over 4}}
sqrt{2.0000} = 1,4142 %%gg
</annotation>
  </semantics>
</math>
</file>

<file path=Object 72/content.xml><?xml version="1.0" encoding="utf-8"?>
<math xmlns="http://www.w3.org/1998/Math/MathML">
  <semantics>
    <mrow>
      <mrow>
        <mn>2</mn>
        <mi>sin</mi>
        <mrow>
          <mo fence="true" form="prefix" stretchy="false">(</mo>
          <mrow>
            <mfrac>
              <mi mathvariant="normal">π</mi>
              <mn>4</mn>
            </mfrac>
          </mrow>
          <mo fence="true" form="postfix" stretchy="false">)</mo>
        </mrow>
      </mrow>
      <mo stretchy="false">=</mo>
      <mn>1,414</mn>
    </mrow>
    <annotation encoding="StarMath 5.0">%%ii {autoformat=false} PRINTVAL {2 sin(%pi over 4)}
{2 sin(%pi over 4)} = 1,414 %%gg
</annotation>
  </semantics>
</math>
</file>

<file path=Object 73/content.xml><?xml version="1.0" encoding="utf-8"?>
<math xmlns="http://www.w3.org/1998/Math/MathML" display="block">
  <semantics>
    <mtable>
      <mtr>
        <mtd columnalign="right">
          <mrow>
            <mrow>
              <mi>b</mi>
              <mo stretchy="false">+</mo>
              <mn>2</mn>
            </mrow>
            <mi>a</mi>
            <mi>x</mi>
          </mrow>
        </mtd>
        <mtd>
          <mrow>
            <mrow/>
            <mo stretchy="false">=</mo>
            <mrow/>
          </mrow>
        </mtd>
        <mtd columnalign="left">
          <mrow>
            <mn>0</mn>
            <mtext/>
          </mrow>
        </mtd>
      </mtr>
      <mtr>
        <mtd columnalign="right">
          <msub>
            <mi>x</mi>
            <mi mathvariant="italic">extr</mi>
          </msub>
        </mtd>
        <mtd>
          <mrow>
            <mrow/>
            <mo stretchy="false">=</mo>
            <mrow/>
          </mrow>
        </mtd>
        <mtd columnalign="left">
          <mrow>
            <mo stretchy="false">−</mo>
            <mfrac>
              <mi>b</mi>
              <mrow>
                <mn>2</mn>
                <mi>a</mi>
              </mrow>
            </mfrac>
          </mrow>
        </mtd>
      </mtr>
    </mtable>
    <annotation encoding="StarMath 5.0">%%ii @36@ {autoformat=true} EQDEF rhs(@prev@) = 0
%%ii TEXT newline
%%ii @37@ {autoformat=true} EQDEF SUBSTC( SOLVE(@prev@, x, 1), x = x_extr)
MATRIX { %%gg
{alignr b + 2  a x}#{}={}# {alignl  0""} ## %%gg
{alignr x_extr}#{}={}# {alignl  -{{alignc b } over {alignc 2  a }}} %%gg
} %%gg
</annotation>
  </semantics>
</math>
</file>

<file path=Object 74/content.xml><?xml version="1.0" encoding="utf-8"?>
<math xmlns="http://www.w3.org/1998/Math/MathML">
  <semantics>
    <mrow>
      <mi>sin</mi>
      <mrow>
        <mrow>
          <mo fence="true" form="prefix" stretchy="false">(</mo>
          <mrow>
            <mfrac>
              <mi mathvariant="normal">π</mi>
              <mn>180.000</mn>
            </mfrac>
          </mrow>
          <mo fence="true" form="postfix" stretchy="false">)</mo>
        </mrow>
        <mo stretchy="false">=</mo>
        <mn>0,017</mn>
      </mrow>
    </mrow>
    <annotation encoding="StarMath 5.0">%%ii {autoformat=true; precision=3; fixedpoint=true} PRINTVAL {sin{%pi over 180}}
sin({{alignc %pi } over {alignc 180.000  }}) = 0,017 %%gg
</annotation>
  </semantics>
</math>
</file>

<file path=Object 75/content.xml><?xml version="1.0" encoding="utf-8"?>
<math xmlns="http://www.w3.org/1998/Math/MathML">
  <semantics>
    <mrow>
      <msqrt>
        <mn>2</mn>
      </msqrt>
      <mo stretchy="false">=</mo>
      <mn>1,414</mn>
    </mrow>
    <annotation encoding="StarMath 5.0">%%ii {autoformat=true; precision=4} PRINTVAL {2sin{%pi over 4}}
sqrt{2} = 1,414 %%gg
</annotation>
  </semantics>
</math>
</file>

<file path=Object 76/content.xml><?xml version="1.0" encoding="utf-8"?>
<math xmlns="http://www.w3.org/1998/Math/MathML">
  <semantics>
    <mrow>
      <msqrt>
        <mn>2</mn>
      </msqrt>
      <mo stretchy="false">=</mo>
      <mn>1,414</mn>
    </mrow>
    <annotation encoding="StarMath 5.0">%%ii {autoformat=true} PRINTVAL {2 sin(%pi over 4)}
sqrt{2} = 1,414 %%gg
</annotation>
  </semantics>
</math>
</file>

<file path=Object 77/content.xml><?xml version="1.0" encoding="utf-8"?>
<math xmlns="http://www.w3.org/1998/Math/MathML" display="block">
  <semantics>
    <mrow>
      <msub>
        <mi>T</mi>
        <mi>n</mi>
      </msub>
      <mi>f</mi>
      <mrow>
        <mrow>
          <mo fence="true" form="prefix" stretchy="false">(</mo>
          <mrow>
            <mrow>
              <mi>x</mi>
              <mi>,</mi>
              <msub>
                <mi>x</mi>
                <mn>0</mn>
              </msub>
            </mrow>
          </mrow>
          <mo fence="true" form="postfix" stretchy="false">)</mo>
        </mrow>
        <mo stretchy="false">=</mo>
        <mrow>
          <munderover>
            <mo stretchy="false">∑</mo>
            <mrow>
              <mi>i</mi>
              <mo stretchy="false">=</mo>
              <mn>0</mn>
            </mrow>
            <mi>n</mi>
          </munderover>
          <mrow>
            <msup>
              <mi>f</mi>
              <mrow>
                <mo fence="true" form="prefix" stretchy="false">(</mo>
                <mrow>
                  <mi>i</mi>
                </mrow>
                <mo fence="true" form="postfix" stretchy="false">)</mo>
              </mrow>
            </msup>
            <mrow>
              <mo fence="true" form="prefix" stretchy="false">(</mo>
              <mrow>
                <msub>
                  <mi>x</mi>
                  <mn>0</mn>
                </msub>
              </mrow>
              <mo fence="true" form="postfix" stretchy="false">)</mo>
            </mrow>
            <mfrac>
              <msup>
                <mrow>
                  <mo fence="true" form="prefix" stretchy="false">(</mo>
                  <mrow>
                    <mrow>
                      <mi>x</mi>
                      <mo stretchy="false">−</mo>
                      <msub>
                        <mi>x</mi>
                        <mn>0</mn>
                      </msub>
                    </mrow>
                  </mrow>
                  <mo fence="true" form="postfix" stretchy="false">)</mo>
                </mrow>
                <mi>i</mi>
              </msup>
              <mrow>
                <mi>i</mi>
                <mi>!</mi>
              </mrow>
            </mfrac>
          </mrow>
        </mrow>
      </mrow>
    </mrow>
    <annotation encoding="StarMath 5.0">%%ii CLEAREQUATIONS 
%%ii TEXT T_n f(x, x_0) = sum from {i=0} to n {f^(i)(x_0) {(x - x_0)^i} over {i!}}
T_n f(x, x_0) = sum from {i=0} to n {f^(i)(x_0) {(x - x_0)^i} over {i!}} %%gg
</annotation>
  </semantics>
</math>
</file>

<file path=Object 78/content.xml><?xml version="1.0" encoding="utf-8"?>
<math xmlns="http://www.w3.org/1998/Math/MathML" display="block">
  <semantics>
    <mtable>
      <mtr>
        <mtd columnalign="right">
          <mrow>
            <mi>f</mi>
            <mrow>
              <mo fence="true" form="prefix" stretchy="false">(</mo>
              <mrow>
                <mi>x</mi>
              </mrow>
              <mo fence="true" form="postfix" stretchy="false">)</mo>
            </mrow>
          </mrow>
        </mtd>
        <mtd>
          <mrow>
            <mrow/>
            <mo stretchy="false">=</mo>
            <mrow/>
          </mrow>
        </mtd>
        <mtd columnalign="left">
          <mrow>
            <mi>arctan</mi>
            <mrow>
              <mo fence="true" form="prefix" stretchy="false">(</mo>
              <mrow>
                <mi>x</mi>
              </mrow>
              <mo fence="true" form="postfix" stretchy="false">)</mo>
            </mrow>
          </mrow>
        </mtd>
      </mtr>
      <mtr>
        <mtd columnalign="right">
          <mrow>
            <msup>
              <mi>f</mi>
              <mi mathvariant="normal">Ꞌ</mi>
            </msup>
            <mrow>
              <mo fence="true" form="prefix" stretchy="false">(</mo>
              <mrow>
                <mi>x</mi>
              </mrow>
              <mo fence="true" form="postfix" stretchy="false">)</mo>
            </mrow>
          </mrow>
        </mtd>
        <mtd>
          <mrow>
            <mrow/>
            <mo stretchy="false">=</mo>
            <mrow/>
          </mrow>
        </mtd>
        <mtd columnalign="left">
          <mfrac>
            <mn>1</mn>
            <mrow>
              <mn>1</mn>
              <mo stretchy="false">+</mo>
              <msup>
                <mi>x</mi>
                <mn>2</mn>
              </msup>
            </mrow>
          </mfrac>
        </mtd>
      </mtr>
      <mtr>
        <mtd columnalign="right">
          <mrow>
            <msup>
              <mi>f</mi>
              <mrow>
                <mi mathvariant="normal">Ꞌ</mi>
                <mi mathvariant="normal">Ꞌ</mi>
              </mrow>
            </msup>
            <mrow>
              <mo fence="true" form="prefix" stretchy="false">(</mo>
              <mrow>
                <mi>x</mi>
              </mrow>
              <mo fence="true" form="postfix" stretchy="false">)</mo>
            </mrow>
          </mrow>
        </mtd>
        <mtd>
          <mrow>
            <mrow/>
            <mo stretchy="false">=</mo>
            <mrow/>
          </mrow>
        </mtd>
        <mtd columnalign="left">
          <mrow>
            <mrow>
              <mo stretchy="false">−</mo>
              <mn>2</mn>
            </mrow>
            <mfrac>
              <mi>x</mi>
              <msup>
                <mrow>
                  <mo fence="true" form="prefix" stretchy="false">(</mo>
                  <mrow>
                    <mrow>
                      <mn>1</mn>
                      <mo stretchy="false">+</mo>
                      <msup>
                        <mi>x</mi>
                        <mn>2</mn>
                      </msup>
                    </mrow>
                  </mrow>
                  <mo fence="true" form="postfix" stretchy="false">)</mo>
                </mrow>
                <mn>2</mn>
              </msup>
            </mfrac>
          </mrow>
        </mtd>
      </mtr>
    </mtable>
    <annotation encoding="StarMath 5.0">%%ii FUNCTION {{none},f,x}
%%ii @eq:f@ FUNCDEF f(x)=arctan(x)
%%ii TEXT newline
%%ii @eq:df@ {autoformat=true; difftype="line"} EQDEF DIFFERENTIATE(@eq:f@, x, 1)
%%ii TEXT newline
%%ii @eq:d2f@ {autoformat=true; difftype="line"} EQDEF DIFFERENTIATE(@eq:df@, x, 1)
MATRIX { %%gg
{alignr f(x)}#{}={}# {alignl arctan(x)} ## %%gg
{alignr {f^{%d1}(x)}}#{}={}# {alignl  {alignc 1 over {alignc 1 + x^{2}}}} ## %%gg
{alignr {f^{%d1%d1}(x)}}#{}={}# {alignl  -2 {{alignc  x } over {alignc  (1 + x^{2})^{2} }}} %%gg
} %%gg
</annotation>
  </semantics>
</math>
</file>

<file path=Object 79/content.xml><?xml version="1.0" encoding="utf-8"?>
<math xmlns="http://www.w3.org/1998/Math/MathML">
  <semantics>
    <mrow>
      <mroot>
        <mn>2432902008176640000.000</mn>
        <mn>3.000</mn>
      </mroot>
      <mo stretchy="false">=</mo>
      <mrow>
        <mn>1,345</mn>
        <mo stretchy="false">⋅</mo>
        <msup>
          <mn>10</mn>
          <mn>6</mn>
        </msup>
      </mrow>
    </mrow>
    <annotation encoding="StarMath 5.0">%%ii {autoformat=true; precision=3; fixedpoint=true} PRINTVAL {nroot{3}{fact{20}}}
nroot{3.000}{2432902008176640000.000} = 1,345 cdot 10^6 %%gg
</annotation>
  </semantics>
</math>
</file>

<file path=Object 8/content.xml><?xml version="1.0" encoding="utf-8"?>
<math xmlns="http://www.w3.org/1998/Math/MathML" display="block">
  <semantics>
    <mrow>
      <mi>f</mi>
      <mrow>
        <mrow>
          <mo fence="true" form="prefix" stretchy="false">(</mo>
          <mrow>
            <mi>x</mi>
          </mrow>
          <mo fence="true" form="postfix" stretchy="false">)</mo>
        </mrow>
        <mo stretchy="false">=</mo>
        <mi>a</mi>
      </mrow>
      <mrow>
        <msup>
          <mi>x</mi>
          <mn>2</mn>
        </msup>
        <mo stretchy="false">+</mo>
        <mi>b</mi>
      </mrow>
      <mrow>
        <mi>x</mi>
        <mo stretchy="false">+</mo>
        <mi>c</mi>
      </mrow>
    </mrow>
    <annotation encoding="StarMath 5.0">%%ii CLEAREQUATIONS 
%%ii FUNCTION {{none},f,x}
%%ii @10@ FUNCDEF f(x)=a x^2 + b x + c
f(x)=a x^2 + b x + c %%gg
</annotation>
  </semantics>
</math>
</file>

<file path=Object 80/content.xml><?xml version="1.0" encoding="utf-8"?>
<math xmlns="http://www.w3.org/1998/Math/MathML" display="block">
  <semantics>
    <mover accent="true">
      <msub>
        <mi>U</mi>
        <mn>1</mn>
      </msub>
      <mo stretchy="false">⃗</mo>
    </mover>
    <annotation encoding="StarMath 5.0">vec U_1
</annotation>
  </semantics>
</math>
</file>

<file path=Object 81/content.xml><?xml version="1.0" encoding="utf-8"?>
<math xmlns="http://www.w3.org/1998/Math/MathML" display="block">
  <semantics>
    <annotation encoding="StarMath 5.0">%%ii OPTIONS {units={"mm"}}
</annotation>
  </semantics>
</math>
</file>

<file path=Object 83/content.xml><?xml version="1.0" encoding="utf-8"?>
<math xmlns="http://www.w3.org/1998/Math/MathML" display="block">
  <semantics>
    <msub>
      <mi>r</mi>
      <mi>i</mi>
    </msub>
    <annotation encoding="StarMath 5.0">r_i</annotation>
  </semantics>
</math>
</file>

<file path=Object 84/content.xml><?xml version="1.0" encoding="utf-8"?>
<math xmlns="http://www.w3.org/1998/Math/MathML">
  <semantics>
    <mrow>
      <mrow>
        <mrow>
          <msup>
            <mi>f</mi>
            <mrow>
              <mi mathvariant="normal">Ꞌ</mi>
              <mi mathvariant="normal">Ꞌ</mi>
            </mrow>
          </msup>
          <mrow>
            <mo fence="true" form="prefix" stretchy="false">(</mo>
            <mrow>
              <mi>x</mi>
            </mrow>
            <mo fence="true" form="postfix" stretchy="false">)</mo>
          </mrow>
        </mrow>
        <mo stretchy="false">=</mo>
        <mn>2</mn>
      </mrow>
      <mi>a</mi>
    </mrow>
    <annotation encoding="StarMath 5.0">%%ii @38@ {autoformat=true; difftype="line"} EQDEF DIFFERENTIATE(@35@, x, 1)
{f^{%d1%d1}(x)} = 2  a  %%gg
</annotation>
  </semantics>
</math>
</file>

<file path=Object 85/content.xml><?xml version="1.0" encoding="utf-8"?>
<math xmlns="http://www.w3.org/1998/Math/MathML" display="block">
  <semantics>
    <mrow>
      <mrow>
        <msub>
          <mi>y</mi>
          <mi mathvariant="italic">extr</mi>
        </msub>
        <mo stretchy="false">=</mo>
        <mi>f</mi>
      </mrow>
      <mrow>
        <mo fence="true" form="prefix" stretchy="false">(</mo>
        <mrow>
          <msub>
            <mi>x</mi>
            <mi mathvariant="italic">extr</mi>
          </msub>
        </mrow>
        <mo fence="true" form="postfix" stretchy="false">)</mo>
      </mrow>
      <mrow>
        <mrow/>
        <mo stretchy="false">=</mo>
        <mi>a</mi>
      </mrow>
      <mrow>
        <msubsup>
          <mi>x</mi>
          <mi mathvariant="italic">extr</mi>
          <mn>2</mn>
        </msubsup>
        <mo stretchy="false">+</mo>
        <mi>b</mi>
      </mrow>
      <mrow>
        <msub>
          <mi>x</mi>
          <mi mathvariant="italic">extr</mi>
        </msub>
        <mo stretchy="false">+</mo>
        <mi>c</mi>
      </mrow>
    </mrow>
    <annotation encoding="StarMath 5.0">%%ii @39@ EQDEF y_extr = f(x_extr)
y_extr = f(x_extr) %%gg
%%ii {autoformat=true} PRINTVAL y_extr
{} = a x_extr^{2} + b x_extr + c %%gg
</annotation>
  </semantics>
</math>
</file>

<file path=Object 86/content.xml><?xml version="1.0" encoding="utf-8"?>
<math xmlns="http://www.w3.org/1998/Math/MathML">
  <semantics>
    <mrow>
      <mi>a</mi>
      <mo stretchy="false">=</mo>
      <mn>3</mn>
    </mrow>
    <annotation encoding="StarMath 5.0">%%ii @40@ EQDEF a=3
a=3 %%gg
</annotation>
  </semantics>
</math>
</file>

<file path=Object 87/content.xml><?xml version="1.0" encoding="utf-8"?>
<math xmlns="http://www.w3.org/1998/Math/MathML">
  <semantics>
    <mrow>
      <mi>b</mi>
      <mo stretchy="false">=</mo>
      <mn>4</mn>
    </mrow>
    <annotation encoding="StarMath 5.0">%%ii @41@ EQDEF b=4
b=4 %%gg
</annotation>
  </semantics>
</math>
</file>

<file path=Object 88/content.xml><?xml version="1.0" encoding="utf-8"?>
<math xmlns="http://www.w3.org/1998/Math/MathML">
  <semantics>
    <mrow>
      <mi>c</mi>
      <mo stretchy="false">=</mo>
      <mrow>
        <mo stretchy="false">−</mo>
        <mn>5</mn>
      </mrow>
    </mrow>
    <annotation encoding="StarMath 5.0">%%ii @42@ EQDEF c=-5
c=-5 %%gg
</annotation>
  </semantics>
</math>
</file>

<file path=Object 89/content.xml><?xml version="1.0" encoding="utf-8"?>
<math xmlns="http://www.w3.org/1998/Math/MathML" display="block">
  <semantics>
    <mtable>
      <mtr>
        <mtd columnalign="right">
          <msub>
            <mi>x</mi>
            <mi mathvariant="italic">extr</mi>
          </msub>
        </mtd>
        <mtd>
          <mrow>
            <mrow/>
            <mo stretchy="false">=</mo>
            <mrow/>
          </mrow>
        </mtd>
        <mtd columnalign="left">
          <mrow>
            <mo stretchy="false">−</mo>
            <mn>0,6667</mn>
          </mrow>
        </mtd>
      </mtr>
      <mtr>
        <mtd columnalign="right">
          <msub>
            <mi>y</mi>
            <mi mathvariant="italic">extr</mi>
          </msub>
        </mtd>
        <mtd>
          <mrow>
            <mrow/>
            <mo stretchy="false">=</mo>
            <mrow/>
          </mrow>
        </mtd>
        <mtd columnalign="left">
          <mrow>
            <mo stretchy="false">−</mo>
            <mn>6,333</mn>
          </mrow>
        </mtd>
      </mtr>
    </mtable>
    <annotation encoding="StarMath 5.0">%%ii {autoformat=true} PRINTVAL x_extr
%%ii TEXT newline
%%ii {autoformat=true} PRINTVAL y_extr
MATRIX { %%gg
{alignr x_extr}#{}={}# {alignl -0,6667} ## %%gg
{alignr y_extr}#{}={}# {alignl -6,333} %%gg
} %%gg
</annotation>
  </semantics>
</math>
</file>

<file path=Object 9/content.xml><?xml version="1.0" encoding="utf-8"?>
<math xmlns="http://www.w3.org/1998/Math/MathML" display="block">
  <semantics>
    <mtable>
      <mtr>
        <mtd columnalign="right">
          <mrow>
            <mi>f</mi>
            <mrow>
              <mo fence="true" form="prefix" stretchy="false">(</mo>
              <mrow>
                <mi>x</mi>
              </mrow>
              <mo fence="true" form="postfix" stretchy="false">)</mo>
            </mrow>
          </mrow>
        </mtd>
        <mtd>
          <mrow>
            <mrow/>
            <mo stretchy="false">=</mo>
            <mrow/>
          </mrow>
        </mtd>
        <mtd columnalign="left">
          <mrow>
            <mi>a</mi>
            <mrow>
              <msup>
                <mi>x</mi>
                <mn>2</mn>
              </msup>
              <mo stretchy="false">+</mo>
              <mi>b</mi>
            </mrow>
            <mrow>
              <mi>x</mi>
              <mo stretchy="false">+</mo>
              <mi>c</mi>
            </mrow>
          </mrow>
        </mtd>
        <mtd>
          <mrow/>
        </mtd>
        <mtd>
          <mrow/>
        </mtd>
      </mtr>
      <mtr>
        <mtd columnalign="right">
          <mrow>
            <msup>
              <mi>f</mi>
              <mi mathvariant="normal">Ꞌ</mi>
            </msup>
            <mrow>
              <mo fence="true" form="prefix" stretchy="false">(</mo>
              <mrow>
                <mi>x</mi>
              </mrow>
              <mo fence="true" form="postfix" stretchy="false">)</mo>
            </mrow>
          </mrow>
        </mtd>
        <mtd>
          <mrow>
            <mrow/>
            <mo stretchy="false">=</mo>
            <mrow/>
          </mrow>
        </mtd>
        <mtd>
          <mrow>
            <mrow>
              <mrow>
                <mi>b</mi>
                <mo stretchy="false">+</mo>
                <mn>2</mn>
              </mrow>
              <mi>a</mi>
              <mi>x</mi>
            </mrow>
            <mrow/>
          </mrow>
        </mtd>
        <mtd>
          <mrow>
            <mrow/>
            <mo stretchy="false">=</mo>
            <mrow/>
          </mrow>
        </mtd>
        <mtd>
          <mn>0</mn>
        </mtd>
      </mtr>
    </mtable>
    <annotation encoding="StarMath 5.0">%%ii DELETE {@31@}
%%ii DELETE {@32@}
%%ii DELETE {@33@}
%%ii @34@ {autoformat=true; difftype="line"} EQDEF f(x) = VAL(f(x))
%%ii {difftype="line"} TEXT newline
%%ii @35@ {autoformat=true; difftype="line"} EQDEF DIFFERENTIATE(@34@, x, 1)
%%ii {difftype="line"} TEXT = 0
MATRIX { %%gg
{alignr f(x)}#{}={}# {alignl  a x^{2} + b x + c} # {} # {}  ## %%gg
{alignr {f^{%d1}(x)}}#{}={}# {alignl  b + 2  a x }{} #{} = {}#  0 %%gg
} %%gg
</annotation>
  </semantics>
</math>
</file>

<file path=Object 90/content.xml><?xml version="1.0" encoding="utf-8"?>
<math xmlns="http://www.w3.org/1998/Math/MathML" display="block">
  <semantics>
    <mrow>
      <mrow>
        <mi mathvariant="normal">ρ</mi>
        <mo stretchy="false">=</mo>
        <mn>1000</mn>
      </mrow>
      <mfrac>
        <mtext>kg</mtext>
        <msup>
          <mtext>m</mtext>
          <mn>3</mn>
        </msup>
      </mfrac>
    </mrow>
    <annotation encoding="StarMath 5.0">%%ii CLEAREQUATIONS 
%%ii @92@ EQDEF %rho = 1000 {"kg" over "m"^3}
%rho = 1000 {"kg" over "m"^3} %%gg
</annotation>
  </semantics>
</math>
</file>

<file path=Object 91/content.xml><?xml version="1.0" encoding="utf-8"?>
<math xmlns="http://www.w3.org/1998/Math/MathML" display="block">
  <semantics>
    <mrow>
      <msup>
        <mi>f</mi>
        <mi mathvariant="normal">Ꞌ</mi>
      </msup>
      <mrow>
        <mrow>
          <mo fence="true" form="prefix" stretchy="false">(</mo>
          <mrow>
            <mi>x</mi>
          </mrow>
          <mo fence="true" form="postfix" stretchy="false">)</mo>
        </mrow>
        <mo stretchy="false">=</mo>
        <mn>..</mn>
      </mrow>
      <mi>.</mi>
    </mrow>
    <annotation encoding="StarMath 5.0">f^{%d1}(x) = ...</annotation>
  </semantics>
</math>
</file>

<file path=Object 92/content.xml><?xml version="1.0" encoding="utf-8"?>
<math xmlns="http://www.w3.org/1998/Math/MathML" display="block">
  <semantics>
    <mrow>
      <mi>arctan</mi>
      <mrow>
        <mrow>
          <mo fence="true" form="prefix" stretchy="false">(</mo>
          <mrow>
            <mrow>
              <mi>tan</mi>
              <mi>x</mi>
            </mrow>
          </mrow>
          <mo fence="true" form="postfix" stretchy="false">)</mo>
        </mrow>
        <mo stretchy="false">=</mo>
        <mi>x</mi>
      </mrow>
    </mrow>
    <annotation encoding="StarMath 5.0">arctan (tan {x}) = x</annotation>
  </semantics>
</math>
</file>

<file path=Object 93/content.xml><?xml version="1.0" encoding="utf-8"?>
<math xmlns="http://www.w3.org/1998/Math/MathML">
  <semantics>
    <mrow>
      <mrow>
        <msub>
          <mi>A</mi>
          <mn>1</mn>
        </msub>
        <mo stretchy="false">=</mo>
        <mn>0,01</mn>
      </mrow>
      <msup>
        <mtext>m</mtext>
        <mn>2</mn>
      </msup>
    </mrow>
    <annotation encoding="StarMath 5.0">%%ii @93@ EQDEF A_1 = 0.01 "m"^ 2
A_1 = 0,01 "m"^ 2 %%gg
</annotation>
  </semantics>
</math>
</file>

<file path=Object 94/content.xml><?xml version="1.0" encoding="utf-8"?>
<math xmlns="http://www.w3.org/1998/Math/MathML" display="block">
  <semantics>
    <mrow>
      <mi>tan</mi>
      <mrow>
        <mrow>
          <mo fence="true" form="prefix" stretchy="false">(</mo>
          <mrow>
            <mrow>
              <mi>arctan</mi>
              <mi>x</mi>
            </mrow>
          </mrow>
          <mo fence="true" form="postfix" stretchy="false">)</mo>
        </mrow>
        <mo stretchy="false">=</mo>
        <mi>x</mi>
      </mrow>
    </mrow>
    <annotation encoding="StarMath 5.0">tan (arctan {x}) = x</annotation>
  </semantics>
</math>
</file>

<file path=Object 95/content.xml><?xml version="1.0" encoding="utf-8"?>
<math xmlns="http://www.w3.org/1998/Math/MathML">
  <semantics>
    <mrow>
      <mrow>
        <mi>z</mi>
        <mo stretchy="false">=</mo>
        <mn>7</mn>
      </mrow>
      <mtext>m</mtext>
    </mrow>
    <annotation encoding="StarMath 5.0">%%ii OPTIONS {units={"m"}}
%%ii {autoformat=true} PRINTVAL {z}
z = 7  "m"  %%gg
</annotation>
  </semantics>
</math>
</file>

<file path=Object 96/content.xml><?xml version="1.0" encoding="utf-8"?>
<math xmlns="http://www.w3.org/1998/Math/MathML" display="block">
  <semantics>
    <msub>
      <mi>T</mi>
      <mi>S</mi>
    </msub>
    <annotation encoding="StarMath 5.0">T_S</annotation>
  </semantics>
</math>
</file>

<file path=Object 97/content.xml><?xml version="1.0" encoding="utf-8"?>
<math xmlns="http://www.w3.org/1998/Math/MathML">
  <semantics>
    <mrow>
      <mrow>
        <msub>
          <mi>A</mi>
          <mn>2</mn>
        </msub>
        <mo stretchy="false">=</mo>
        <mn>0,15</mn>
      </mrow>
      <msup>
        <mtext>m</mtext>
        <mn>2</mn>
      </msup>
    </mrow>
    <annotation encoding="StarMath 5.0">%%ii @94@ EQDEF A_2 = 0.15 "m"^ 2
A_2 = 0,15 "m"^ 2 %%gg
</annotation>
  </semantics>
</math>
</file>

<file path=Object 98/content.xml><?xml version="1.0" encoding="utf-8"?>
<math xmlns="http://www.w3.org/1998/Math/MathML" display="block">
  <semantics>
    <mrow>
      <mover accent="true">
        <msub>
          <mi>U</mi>
          <mn>4</mn>
        </msub>
        <mo stretchy="false">⃗</mo>
      </mover>
      <mo stretchy="false">=</mo>
      <mrow>
        <mo fence="true" form="prefix" stretchy="true">(</mo>
        <mrow>
          <mtable>
            <mtr>
              <mtd>
                <mrow>
                  <msub>
                    <mi>U</mi>
                    <mn>4</mn>
                  </msub>
                  <mi>cos</mi>
                  <mrow>
                    <mn>60</mn>
                    <mtext>°</mtext>
                  </mrow>
                </mrow>
              </mtd>
            </mtr>
            <mtr>
              <mtd>
                <mrow>
                  <mrow>
                    <mo stretchy="false">−</mo>
                    <msub>
                      <mi>U</mi>
                      <mn>4</mn>
                    </msub>
                  </mrow>
                  <mi>sin</mi>
                  <mrow>
                    <mn>60</mn>
                    <mtext>°</mtext>
                  </mrow>
                </mrow>
              </mtd>
            </mtr>
            <mtr>
              <mtd>
                <mn>0</mn>
              </mtd>
            </mtr>
          </mtable>
        </mrow>
        <mo fence="true" form="postfix" stretchy="true">)</mo>
      </mrow>
    </mrow>
    <annotation encoding="StarMath 5.0">%%ii VECTORDEF vec U_4
%%ii @101@ EQDEF vec U_4 = left( STACK{U_4 cos{60"°"}#-U_4 sin{60"°"}#0} right)
vec U_4 = left( STACK{U_4 cos{60"°"}#-U_4 sin{60"°"}#0} right) %%gg
</annotation>
  </semantics>
</math>
</file>

<file path=Object 99/content.xml><?xml version="1.0" encoding="utf-8"?>
<math xmlns="http://www.w3.org/1998/Math/MathML">
  <semantics>
    <mrow>
      <mrow>
        <mover accent="true">
          <msub>
            <mi>m</mi>
            <mn>3</mn>
          </msub>
          <mo stretchy="false">˙</mo>
        </mover>
        <mo stretchy="false">=</mo>
        <mn>50</mn>
      </mrow>
      <mfrac>
        <mtext>kg</mtext>
        <mtext>s</mtext>
      </mfrac>
    </mrow>
    <annotation encoding="StarMath 5.0">%%ii @95@ EQDEF dot m_3 = 50 {"kg" over "s"}
dot m_3 = 50 {"kg" over "s"} %%gg
</annotation>
  </semantics>
</math>
</file>